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Times New Roman" svg:font-family="'Times New Roman'"/>
    <style:font-face style:name="arial" svg:font-family="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roid Sans Fallback1" svg:font-family="'Droid Sans Fallback'"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9963" officeooo:paragraph-rsid="000a9963"/>
    </style:style>
    <style:style style:name="P2" style:family="paragraph" style:parent-style-name="Standard">
      <style:text-properties officeooo:paragraph-rsid="000c8d93"/>
    </style:style>
    <style:style style:name="P3" style:family="paragraph" style:parent-style-name="Text_20_body">
      <style:text-properties officeooo:rsid="000c8d93" officeooo:paragraph-rsid="000c8d93"/>
    </style:style>
    <style:style style:name="P4" style:family="paragraph" style:parent-style-name="Text_20_body">
      <style:text-properties officeooo:rsid="000fc3d9" officeooo:paragraph-rsid="000fc3d9"/>
    </style:style>
    <style:style style:name="P5" style:family="paragraph" style:parent-style-name="Text_20_body">
      <style:text-properties officeooo:rsid="001148a1" officeooo:paragraph-rsid="001148a1"/>
    </style:style>
    <style:style style:name="P6" style:family="paragraph" style:parent-style-name="Text_20_body">
      <style:text-properties officeooo:rsid="00231836" officeooo:paragraph-rsid="00231836"/>
    </style:style>
    <style:style style:name="P7" style:family="paragraph" style:parent-style-name="Text_20_body">
      <style:text-properties officeooo:rsid="00231836" officeooo:paragraph-rsid="0023e440"/>
    </style:style>
    <style:style style:name="P8" style:family="paragraph" style:parent-style-name="Text_20_body">
      <style:text-properties officeooo:paragraph-rsid="00294ad6"/>
    </style:style>
    <style:style style:name="P9" style:family="paragraph" style:parent-style-name="Text_20_body">
      <style:text-properties officeooo:rsid="002a3596" officeooo:paragraph-rsid="002a3596"/>
    </style:style>
    <style:style style:name="P10" style:family="paragraph" style:parent-style-name="Text_20_body">
      <style:text-properties officeooo:rsid="0031400f" officeooo:paragraph-rsid="0031400f"/>
    </style:style>
    <style:style style:name="P11" style:family="paragraph" style:parent-style-name="Text_20_body">
      <style:text-properties officeooo:rsid="003d1679" officeooo:paragraph-rsid="003d1679"/>
    </style:style>
    <style:style style:name="P12" style:family="paragraph" style:parent-style-name="Text_20_body">
      <style:text-properties fo:font-weight="bold" officeooo:rsid="0040bf25" officeooo:paragraph-rsid="0040bf25" style:font-weight-asian="bold" style:font-weight-complex="bold"/>
    </style:style>
    <style:style style:name="P13" style:family="paragraph" style:parent-style-name="Text_20_body">
      <style:text-properties fo:font-weight="normal" officeooo:rsid="0040bf25" officeooo:paragraph-rsid="0040bf25" style:font-weight-asian="normal" style:font-weight-complex="normal"/>
    </style:style>
    <style:style style:name="P14" style:family="paragraph" style:parent-style-name="Text_20_body">
      <style:text-properties fo:font-weight="normal" officeooo:rsid="0040bf25" officeooo:paragraph-rsid="004287c0" style:font-weight-asian="normal" style:font-weight-complex="normal"/>
    </style:style>
    <style:style style:name="P15" style:family="paragraph" style:parent-style-name="Text_20_body">
      <style:text-properties fo:font-weight="normal" officeooo:rsid="0040bf25" officeooo:paragraph-rsid="004329a3" style:font-weight-asian="normal" style:font-weight-complex="normal"/>
    </style:style>
    <style:style style:name="P16" style:family="paragraph" style:parent-style-name="Text_20_body">
      <style:text-properties officeooo:paragraph-rsid="004329a3" style:font-weight-asian="normal"/>
    </style:style>
    <style:style style:name="P17" style:family="paragraph" style:parent-style-name="Text_20_body">
      <style:text-properties fo:font-variant="normal" fo:text-transform="none" fo:color="#000000" style:font-name="Times New Roman" fo:font-size="14pt" fo:letter-spacing="normal" fo:font-style="normal" fo:font-weight="normal" officeooo:rsid="000c8d93" officeooo:paragraph-rsid="000c8d93"/>
    </style:style>
    <style:style style:name="P18" style:family="paragraph" style:parent-style-name="Text_20_body">
      <style:text-properties fo:font-variant="normal" fo:text-transform="none" fo:color="#000000" style:font-name="Times New Roman" fo:font-size="14pt" fo:letter-spacing="normal" fo:font-style="normal" fo:font-weight="normal" officeooo:rsid="000dea5d" officeooo:paragraph-rsid="000c8d93"/>
    </style:style>
    <style:style style:name="P19" style:family="paragraph" style:parent-style-name="Text_20_body">
      <style:text-properties fo:font-variant="normal" fo:text-transform="none" fo:color="#000000" style:font-name="Times New Roman" fo:font-size="14pt" fo:letter-spacing="normal" fo:font-style="normal" fo:font-weight="normal" officeooo:rsid="000fc3d9" officeooo:paragraph-rsid="000fc3d9"/>
    </style:style>
    <style:style style:name="P20" style:family="paragraph" style:parent-style-name="Text_20_body">
      <style:text-properties fo:font-variant="normal" fo:text-transform="none" fo:color="#000000" style:font-name="Times New Roman" fo:font-size="14pt" fo:letter-spacing="normal" fo:font-style="normal" fo:font-weight="normal" officeooo:rsid="00158d43" officeooo:paragraph-rsid="001148a1"/>
    </style:style>
    <style:style style:name="P21" style:family="paragraph" style:parent-style-name="Text_20_body">
      <style:text-properties fo:font-variant="normal" fo:text-transform="none" fo:color="#000000" style:font-name="Times New Roman" fo:font-size="14pt" fo:letter-spacing="normal" fo:font-style="normal" fo:font-weight="normal" officeooo:rsid="0016e5cd" officeooo:paragraph-rsid="001148a1"/>
    </style:style>
    <style:style style:name="P22" style:family="paragraph" style:parent-style-name="Text_20_body">
      <style:text-properties fo:font-variant="normal" fo:text-transform="none" fo:color="#000000" style:font-name="Times New Roman" fo:font-size="14pt" fo:letter-spacing="normal" fo:font-style="normal" fo:font-weight="normal" officeooo:rsid="001b5201" officeooo:paragraph-rsid="001148a1"/>
    </style:style>
    <style:style style:name="P23" style:family="paragraph" style:parent-style-name="Text_20_body">
      <style:text-properties fo:font-variant="normal" fo:text-transform="none" fo:color="#000000" style:font-name="Times New Roman" fo:font-size="14pt" fo:letter-spacing="normal" fo:font-style="normal" fo:font-weight="normal" officeooo:rsid="00231836" officeooo:paragraph-rsid="00231836"/>
    </style:style>
    <style:style style:name="P24" style:family="paragraph" style:parent-style-name="Text_20_body">
      <style:text-properties fo:font-variant="normal" fo:text-transform="none" fo:color="#000000" style:font-name="Times New Roman" fo:font-size="14pt" fo:letter-spacing="normal" fo:font-style="normal" fo:font-weight="normal" officeooo:rsid="0023e440" officeooo:paragraph-rsid="0023e440"/>
    </style:style>
    <style:style style:name="P25" style:family="paragraph" style:parent-style-name="Text_20_body">
      <style:text-properties fo:font-variant="normal" fo:text-transform="none" fo:color="#000000" style:font-name="Times New Roman" fo:font-size="14pt" fo:letter-spacing="normal" fo:font-style="normal" fo:font-weight="normal" officeooo:rsid="00294ad6" officeooo:paragraph-rsid="00294ad6"/>
    </style:style>
    <style:style style:name="P26" style:family="paragraph" style:parent-style-name="Text_20_body">
      <style:text-properties fo:font-variant="normal" fo:text-transform="none" fo:color="#000000" style:font-name="Times New Roman" fo:font-size="14pt" fo:letter-spacing="normal" fo:font-style="normal" fo:font-weight="normal" officeooo:rsid="002a3596" officeooo:paragraph-rsid="002a3596"/>
    </style:style>
    <style:style style:name="P27" style:family="paragraph" style:parent-style-name="Text_20_body">
      <style:text-properties fo:font-variant="normal" fo:text-transform="none" fo:color="#000000" style:font-name="Times New Roman" fo:font-size="14pt" fo:letter-spacing="normal" fo:font-style="normal" fo:font-weight="normal" officeooo:rsid="0031400f" officeooo:paragraph-rsid="0031400f"/>
    </style:style>
    <style:style style:name="P28" style:family="paragraph" style:parent-style-name="Text_20_body">
      <style:text-properties fo:font-variant="normal" fo:text-transform="none" fo:color="#000000" style:font-name="Times New Roman" fo:font-size="14pt" fo:letter-spacing="normal" fo:font-style="normal" fo:font-weight="normal" officeooo:rsid="00387ce2" officeooo:paragraph-rsid="0031400f"/>
    </style:style>
    <style:style style:name="P29" style:family="paragraph" style:parent-style-name="Text_20_body">
      <style:text-properties fo:font-variant="normal" fo:text-transform="none" fo:color="#000000" style:font-name="Droid Sans Fallback1" fo:font-size="10.5pt" fo:letter-spacing="normal" fo:font-style="normal" fo:font-weight="normal" officeooo:rsid="004f9c3f" officeooo:paragraph-rsid="004f9c3f" style:font-size-asian="10.5pt" style:font-weight-asian="normal" style:font-size-complex="10.5pt" style:font-weight-complex="normal"/>
    </style:style>
    <style:style style:name="P30" style:family="paragraph" style:parent-style-name="Text_20_body">
      <style:text-properties fo:font-variant="normal" fo:text-transform="none" fo:color="#000000" style:font-name="Droid Sans Fallback1" fo:font-size="10.5pt" fo:letter-spacing="normal" fo:font-style="normal" fo:font-weight="normal" officeooo:rsid="0050797c" officeooo:paragraph-rsid="004f9c3f" style:font-size-asian="10.5pt" style:font-weight-asian="normal" style:font-size-complex="10.5pt" style:font-weight-complex="normal"/>
    </style:style>
    <style:style style:name="P31" style:family="paragraph" style:parent-style-name="Text_20_body">
      <style:text-properties fo:font-variant="normal" fo:text-transform="none" fo:color="#000000" style:font-name="Droid Sans Fallback1" fo:font-size="10.5pt" fo:letter-spacing="normal" fo:font-style="normal" fo:font-weight="normal" officeooo:rsid="00508e47" officeooo:paragraph-rsid="00508e47" style:font-size-asian="10.5pt" style:font-weight-asian="normal" style:font-size-complex="10.5pt" style:font-weight-complex="normal"/>
    </style:style>
    <style:style style:name="P32" style:family="paragraph" style:parent-style-name="Text_20_body">
      <style:text-properties fo:font-variant="normal" fo:text-transform="none" fo:color="#000000" style:font-name="Droid Sans Fallback1" fo:font-size="10.5pt" fo:letter-spacing="normal" fo:font-style="normal" fo:font-weight="normal" officeooo:rsid="01d68d8f" officeooo:paragraph-rsid="01d68d8f" style:font-size-asian="10.5pt" style:font-weight-asian="normal" style:font-size-complex="10.5pt" style:font-weight-complex="normal"/>
    </style:style>
    <style:style style:name="P33" style:family="paragraph" style:parent-style-name="Text_20_body">
      <style:text-properties fo:font-variant="normal" fo:text-transform="none" fo:color="#000000" style:font-name="Droid Sans Fallback1" fo:font-size="10.5pt" fo:letter-spacing="normal" fo:font-style="normal" fo:font-weight="normal" officeooo:rsid="01d925f8" officeooo:paragraph-rsid="01d925f8" style:font-size-asian="10.5pt" style:font-weight-asian="normal" style:font-size-complex="10.5pt" style:font-weight-complex="normal"/>
    </style:style>
    <style:style style:name="P34" style:family="paragraph" style:parent-style-name="Text_20_body">
      <style:text-properties fo:font-variant="normal" fo:text-transform="none" fo:color="#000000" style:font-name="Droid Sans Fallback1" fo:font-size="10.5pt" fo:letter-spacing="normal" fo:font-style="normal" fo:font-weight="normal" officeooo:rsid="00555ae3" officeooo:paragraph-rsid="00555ae3" style:font-name-asian="Droid Sans Fallback1" style:font-size-asian="10.5pt" style:font-weight-asian="normal" style:font-size-complex="10.5pt" style:font-weight-complex="normal"/>
    </style:style>
    <style:style style:name="P35" style:family="paragraph" style:parent-style-name="Text_20_body">
      <style:text-properties fo:font-variant="normal" fo:text-transform="none" fo:color="#000000" style:font-name="Droid Sans Fallback1" fo:font-size="10.5pt" fo:letter-spacing="normal" fo:font-style="normal" fo:font-weight="normal" officeooo:rsid="018080e1" officeooo:paragraph-rsid="018080e1" style:font-name-asian="Droid Sans Fallback1" style:font-size-asian="10.5pt" style:font-weight-asian="normal" style:font-size-complex="10.5pt" style:font-weight-complex="normal"/>
    </style:style>
    <style:style style:name="P36" style:family="paragraph" style:parent-style-name="Text_20_body">
      <style:text-properties fo:font-variant="normal" fo:text-transform="none" fo:color="#000000" style:font-name="Droid Sans Fallback1" fo:font-size="10.5pt" fo:letter-spacing="normal" fo:font-style="normal" fo:font-weight="normal" officeooo:rsid="018208f0" officeooo:paragraph-rsid="018208f0" style:font-name-asian="Droid Sans Fallback1" style:font-size-asian="10.5pt" style:font-weight-asian="normal" style:font-size-complex="10.5pt" style:font-weight-complex="normal"/>
    </style:style>
    <style:style style:name="P37" style:family="paragraph" style:parent-style-name="Text_20_body">
      <style:text-properties fo:font-variant="normal" fo:text-transform="none" fo:color="#000000" style:font-name="Droid Sans Fallback1" fo:font-size="10.5pt" fo:letter-spacing="normal" fo:font-style="normal" fo:font-weight="normal" officeooo:rsid="019cc240" officeooo:paragraph-rsid="019cc240" style:font-name-asian="Droid Sans Fallback1" style:font-size-asian="10.5pt" style:font-weight-asian="normal" style:font-size-complex="10.5pt" style:font-weight-complex="normal"/>
    </style:style>
    <style:style style:name="P38" style:family="paragraph" style:parent-style-name="Text_20_body">
      <style:text-properties fo:font-variant="normal" fo:text-transform="none" fo:color="#000000" style:font-name="Droid Sans Fallback1" fo:font-size="10.5pt" fo:letter-spacing="normal" fo:font-style="normal" fo:font-weight="normal" officeooo:rsid="0057cbc3" officeooo:paragraph-rsid="0057cbc3" style:font-name-asian="Droid Sans Fallback1" style:font-size-asian="10.5pt" style:font-style-asian="normal" style:font-weight-asian="normal" style:font-size-complex="10.5pt" style:font-weight-complex="normal"/>
    </style:style>
    <style:style style:name="P39" style:family="paragraph" style:parent-style-name="Text_20_body">
      <style:text-properties fo:font-variant="normal" fo:text-transform="none" fo:color="#000000" style:font-name="Droid Sans Fallback1" fo:font-size="10.5pt" fo:letter-spacing="normal" fo:font-style="normal" fo:font-weight="normal" officeooo:rsid="00bcd680" officeooo:paragraph-rsid="00bb38d5" style:font-name-asian="Droid Sans Fallback1" style:font-size-asian="10.5pt" style:font-style-asian="normal" style:font-weight-asian="normal" style:font-size-complex="10.5pt" style:font-weight-complex="normal"/>
    </style:style>
    <style:style style:name="P40" style:family="paragraph" style:parent-style-name="Text_20_body">
      <style:text-properties fo:font-variant="normal" fo:text-transform="none" fo:color="#000000" style:font-name="Droid Sans Fallback1" fo:font-size="10.5pt" fo:letter-spacing="normal" fo:font-style="normal" fo:font-weight="normal" officeooo:rsid="00be130f" officeooo:paragraph-rsid="00bb38d5" style:font-name-asian="Droid Sans Fallback1" style:font-size-asian="10.5pt" style:font-style-asian="normal" style:font-weight-asian="normal" style:font-size-complex="10.5pt" style:font-weight-complex="normal"/>
    </style:style>
    <style:style style:name="P41" style:family="paragraph" style:parent-style-name="Text_20_body">
      <style:text-properties fo:font-variant="normal" fo:text-transform="none" fo:color="#000000" style:font-name="Droid Sans Fallback1" fo:font-size="10.5pt" fo:letter-spacing="normal" fo:font-style="normal" fo:font-weight="normal" officeooo:rsid="00bf5ce7" officeooo:paragraph-rsid="00bb38d5" style:font-name-asian="Droid Sans Fallback1" style:font-size-asian="10.5pt" style:font-style-asian="normal" style:font-weight-asian="normal" style:font-size-complex="10.5pt" style:font-weight-complex="normal"/>
    </style:style>
    <style:style style:name="P42" style:family="paragraph" style:parent-style-name="Text_20_body">
      <style:text-properties fo:font-variant="normal" fo:text-transform="none" fo:color="#000000" style:font-name="Droid Sans Fallback1" fo:font-size="10.5pt" fo:letter-spacing="normal" fo:font-style="normal" fo:font-weight="normal" officeooo:rsid="00bf6670" officeooo:paragraph-rsid="00bb38d5" style:font-name-asian="Droid Sans Fallback1" style:font-size-asian="10.5pt" style:font-style-asian="normal" style:font-weight-asian="normal" style:font-size-complex="10.5pt" style:font-weight-complex="normal"/>
    </style:style>
    <style:style style:name="P43" style:family="paragraph" style:parent-style-name="Text_20_body">
      <style:text-properties fo:font-variant="normal" fo:text-transform="none" fo:color="#000000" style:font-name="Droid Sans Fallback1" fo:font-size="10.5pt" fo:letter-spacing="normal" fo:font-style="normal" fo:font-weight="normal" officeooo:rsid="01264ddb" officeooo:paragraph-rsid="01264ddb" style:font-name-asian="Droid Sans Fallback1" style:font-size-asian="10.5pt" style:font-style-asian="normal" style:font-weight-asian="normal" style:font-size-complex="10.5pt" style:font-weight-complex="normal"/>
    </style:style>
    <style:style style:name="P44" style:family="paragraph" style:parent-style-name="Text_20_body">
      <style:text-properties fo:font-variant="normal" fo:text-transform="none" fo:color="#000000" style:font-name="Droid Sans Fallback1" fo:font-size="10.5pt" fo:letter-spacing="normal" fo:font-style="normal" fo:font-weight="normal" officeooo:rsid="01264ddb" officeooo:paragraph-rsid="0130b3f5" style:font-name-asian="Droid Sans Fallback1" style:font-size-asian="10.5pt" style:font-style-asian="normal" style:font-weight-asian="normal" style:font-size-complex="10.5pt" style:font-weight-complex="normal"/>
    </style:style>
    <style:style style:name="P45" style:family="paragraph" style:parent-style-name="Text_20_body">
      <style:text-properties fo:font-variant="normal" fo:text-transform="none" fo:color="#000000" style:font-name="Droid Sans Fallback1" fo:font-size="10.5pt" fo:letter-spacing="normal" fo:font-style="normal" fo:font-weight="normal" officeooo:rsid="01264ddb" officeooo:paragraph-rsid="013d94db" style:font-name-asian="Droid Sans Fallback1" style:font-size-asian="10.5pt" style:font-style-asian="normal" style:font-weight-asian="normal" style:font-size-complex="10.5pt" style:font-weight-complex="normal"/>
    </style:style>
    <style:style style:name="P46" style:family="paragraph" style:parent-style-name="Text_20_body">
      <style:text-properties fo:font-variant="normal" fo:text-transform="none" fo:color="#000000" style:font-name="Droid Sans Fallback1" fo:font-size="10.5pt" fo:letter-spacing="normal" fo:font-style="normal" fo:font-weight="normal" officeooo:rsid="0141c2f5" officeooo:paragraph-rsid="0141c2f5" style:font-name-asian="Droid Sans Fallback1" style:font-size-asian="10.5pt" style:font-style-asian="normal" style:font-weight-asian="normal" style:font-size-complex="10.5pt" style:font-weight-complex="normal"/>
    </style:style>
    <style:style style:name="P47" style:family="paragraph" style:parent-style-name="Text_20_body">
      <style:text-properties fo:font-variant="normal" fo:text-transform="none" fo:color="#000000" style:font-name="Droid Sans Fallback1" fo:font-size="10.5pt" fo:letter-spacing="normal" fo:font-style="normal" fo:font-weight="normal" officeooo:rsid="0143a47b" officeooo:paragraph-rsid="0143a47b" style:font-name-asian="Droid Sans Fallback1" style:font-size-asian="10.5pt" style:font-style-asian="normal" style:font-weight-asian="normal" style:font-size-complex="10.5pt" style:font-weight-complex="normal"/>
    </style:style>
    <style:style style:name="P48" style:family="paragraph" style:parent-style-name="Text_20_body">
      <style:text-properties fo:font-variant="normal" fo:text-transform="none" fo:color="#000000" style:font-name="Droid Sans Fallback1" fo:font-size="10.5pt" fo:letter-spacing="normal" fo:font-style="normal" fo:font-weight="normal" officeooo:rsid="0144b6a8" officeooo:paragraph-rsid="0144b6a8" style:font-name-asian="Droid Sans Fallback1" style:font-size-asian="10.5pt" style:font-style-asian="normal" style:font-weight-asian="normal" style:font-size-complex="10.5pt" style:font-weight-complex="normal"/>
    </style:style>
    <style:style style:name="P49" style:family="paragraph" style:parent-style-name="Text_20_body">
      <style:text-properties fo:font-variant="normal" fo:text-transform="none" fo:color="#000000" style:font-name="Droid Sans Fallback1" fo:font-size="10.5pt" fo:letter-spacing="normal" fo:font-style="normal" fo:font-weight="normal" officeooo:rsid="01251692" officeooo:paragraph-rsid="0146bcfc" style:font-name-asian="Droid Sans Fallback1" style:font-size-asian="10.5pt" style:font-style-asian="normal" style:font-weight-asian="normal" style:font-size-complex="10.5pt" style:font-weight-complex="normal"/>
    </style:style>
    <style:style style:name="P50" style:family="paragraph" style:parent-style-name="Text_20_body">
      <style:text-properties fo:font-variant="normal" fo:text-transform="none" fo:color="#000000" style:font-name="Droid Sans Fallback1" fo:font-size="10.5pt" fo:letter-spacing="normal" fo:font-style="normal" fo:font-weight="normal" officeooo:rsid="01251692" officeooo:paragraph-rsid="01b68632" style:font-name-asian="Droid Sans Fallback1" style:font-size-asian="10.5pt" style:font-style-asian="normal" style:font-weight-asian="normal" style:font-size-complex="10.5pt" style:font-weight-complex="normal"/>
    </style:style>
    <style:style style:name="P51" style:family="paragraph" style:parent-style-name="Text_20_body">
      <style:text-properties fo:font-variant="normal" fo:text-transform="none" fo:color="#000000" style:font-name="Droid Sans Fallback1" fo:font-size="10.5pt" fo:letter-spacing="normal" fo:font-style="normal" fo:font-weight="normal" officeooo:rsid="0148fdb2" officeooo:paragraph-rsid="0148fdb2" style:font-name-asian="Droid Sans Fallback1" style:font-size-asian="10.5pt" style:font-style-asian="normal" style:font-weight-asian="normal" style:font-size-complex="10.5pt" style:font-weight-complex="normal"/>
    </style:style>
    <style:style style:name="P52" style:family="paragraph" style:parent-style-name="Text_20_body">
      <style:text-properties fo:font-variant="normal" fo:text-transform="none" fo:color="#000000" style:font-name="Droid Sans Fallback1" fo:font-size="10.5pt" fo:letter-spacing="normal" fo:font-style="normal" fo:font-weight="normal" officeooo:rsid="0148fdb2" officeooo:paragraph-rsid="014b6b21" style:font-name-asian="Droid Sans Fallback1" style:font-size-asian="10.5pt" style:font-style-asian="normal" style:font-weight-asian="normal" style:font-size-complex="10.5pt" style:font-weight-complex="normal"/>
    </style:style>
    <style:style style:name="P53" style:family="paragraph" style:parent-style-name="Text_20_body">
      <style:text-properties fo:font-variant="normal" fo:text-transform="none" fo:color="#000000" style:font-name="Droid Sans Fallback1" fo:font-size="10.5pt" fo:letter-spacing="normal" fo:font-style="normal" fo:font-weight="normal" officeooo:rsid="014edb6e" officeooo:paragraph-rsid="014edb6e" style:font-name-asian="Droid Sans Fallback1" style:font-size-asian="10.5pt" style:font-style-asian="normal" style:font-weight-asian="normal" style:font-size-complex="10.5pt" style:font-weight-complex="normal"/>
    </style:style>
    <style:style style:name="P54" style:family="paragraph" style:parent-style-name="Text_20_body">
      <style:text-properties fo:font-variant="normal" fo:text-transform="none" fo:color="#000000" style:font-name="Droid Sans Fallback1" fo:font-size="10.5pt" fo:letter-spacing="normal" fo:font-style="normal" fo:font-weight="normal" officeooo:rsid="0154037e" officeooo:paragraph-rsid="0154037e" style:font-name-asian="Droid Sans Fallback1" style:font-size-asian="10.5pt" style:font-style-asian="normal" style:font-weight-asian="normal" style:font-size-complex="10.5pt" style:font-weight-complex="normal"/>
    </style:style>
    <style:style style:name="P55" style:family="paragraph" style:parent-style-name="Text_20_body">
      <style:text-properties fo:font-variant="normal" fo:text-transform="none" fo:color="#000000" style:font-name="Droid Sans Fallback1" fo:font-size="10.5pt" fo:letter-spacing="normal" fo:font-style="normal" fo:font-weight="normal" officeooo:rsid="0155f5e8" officeooo:paragraph-rsid="0155f5e8" style:font-name-asian="Droid Sans Fallback1" style:font-size-asian="10.5pt" style:font-style-asian="normal" style:font-weight-asian="normal" style:font-size-complex="10.5pt" style:font-weight-complex="normal"/>
    </style:style>
    <style:style style:name="P56" style:family="paragraph" style:parent-style-name="Text_20_body">
      <style:text-properties fo:font-variant="normal" fo:text-transform="none" fo:color="#000000" style:font-name="Droid Sans Fallback1" fo:font-size="10.5pt" fo:letter-spacing="normal" fo:font-style="normal" fo:font-weight="normal" officeooo:rsid="0157f1d7" officeooo:paragraph-rsid="0157f1d7" style:font-name-asian="Droid Sans Fallback1" style:font-size-asian="10.5pt" style:font-style-asian="normal" style:font-weight-asian="normal" style:font-size-complex="10.5pt" style:font-weight-complex="normal"/>
    </style:style>
    <style:style style:name="P57" style:family="paragraph" style:parent-style-name="Text_20_body">
      <style:text-properties fo:font-variant="normal" fo:text-transform="none" fo:color="#000000" style:font-name="Droid Sans Fallback1" fo:font-size="10.5pt" fo:letter-spacing="normal" fo:font-style="normal" fo:font-weight="normal" officeooo:rsid="0159c473" officeooo:paragraph-rsid="0159c473" style:font-name-asian="Droid Sans Fallback1" style:font-size-asian="10.5pt" style:font-style-asian="normal" style:font-weight-asian="normal" style:font-size-complex="10.5pt" style:font-weight-complex="normal"/>
    </style:style>
    <style:style style:name="P58" style:family="paragraph" style:parent-style-name="Text_20_body">
      <style:text-properties fo:font-variant="normal" fo:text-transform="none" fo:color="#000000" style:font-name="Droid Sans Fallback1" fo:font-size="10.5pt" fo:letter-spacing="normal" fo:font-style="normal" fo:font-weight="normal" officeooo:rsid="01bf677f" officeooo:paragraph-rsid="01bf677f" style:font-name-asian="Droid Sans Fallback1" style:font-size-asian="10.5pt" style:font-style-asian="normal" style:font-weight-asian="normal" style:font-size-complex="10.5pt" style:font-weight-complex="normal"/>
    </style:style>
    <style:style style:name="P59" style:family="paragraph" style:parent-style-name="Text_20_body">
      <style:text-properties fo:font-variant="normal" fo:text-transform="none" fo:color="#000000" style:font-name="Droid Sans Fallback1" fo:font-size="10.5pt" fo:letter-spacing="normal" fo:font-style="normal" fo:font-weight="normal" officeooo:rsid="01c400a1" officeooo:paragraph-rsid="01c400a1" style:font-name-asian="Droid Sans Fallback1" style:font-size-asian="10.5pt" style:font-style-asian="normal" style:font-weight-asian="normal" style:font-size-complex="10.5pt" style:font-weight-complex="normal"/>
    </style:style>
    <style:style style:name="P60" style:family="paragraph" style:parent-style-name="Text_20_body">
      <style:text-properties fo:font-variant="normal" fo:text-transform="none" fo:color="#000000" style:font-name="Droid Sans Fallback1" fo:font-size="10.5pt" fo:letter-spacing="normal" fo:font-style="normal" fo:font-weight="normal" officeooo:rsid="01ca2770" officeooo:paragraph-rsid="01ca2770" style:font-name-asian="Droid Sans Fallback1" style:font-size-asian="10.5pt" style:font-style-asian="normal" style:font-weight-asian="normal" style:font-size-complex="10.5pt" style:font-weight-complex="normal"/>
    </style:style>
    <style:style style:name="P61" style:family="paragraph" style:parent-style-name="Text_20_body">
      <style:text-properties fo:font-variant="normal" fo:text-transform="none" fo:color="#000000" style:font-name="Droid Sans Fallback1" fo:font-size="10.5pt" fo:letter-spacing="normal" fo:font-style="normal" fo:font-weight="normal" officeooo:rsid="01d423d2" officeooo:paragraph-rsid="01d423d2" style:font-name-asian="Droid Sans Fallback1" style:font-size-asian="10.5pt" style:font-style-asian="normal" style:font-weight-asian="normal" style:font-size-complex="10.5pt" style:font-weight-complex="normal"/>
    </style:style>
    <style:style style:name="P62" style:family="paragraph" style:parent-style-name="Text_20_body">
      <style:text-properties fo:font-variant="normal" fo:text-transform="none" fo:color="#000000" style:font-name="Droid Sans Fallback1" fo:font-size="10.5pt" fo:letter-spacing="normal" fo:font-style="normal" fo:font-weight="normal" officeooo:rsid="01d4ac4d" officeooo:paragraph-rsid="01d4ac4d" style:font-name-asian="Droid Sans Fallback1" style:font-size-asian="10.5pt" style:font-style-asian="normal" style:font-weight-asian="normal" style:font-size-complex="10.5pt" style:font-weight-complex="normal"/>
    </style:style>
    <style:style style:name="P63" style:family="paragraph" style:parent-style-name="Text_20_body">
      <style:text-properties fo:font-variant="normal" fo:text-transform="none" fo:color="#000000" style:font-name="Droid Sans Fallback1" fo:font-size="10.5pt" fo:letter-spacing="normal" fo:font-style="normal" fo:font-weight="normal" officeooo:rsid="01dc97ae" officeooo:paragraph-rsid="01dc97ae" style:font-name-asian="Droid Sans Fallback1" style:font-size-asian="10.5pt" style:font-style-asian="normal" style:font-weight-asian="normal" style:font-size-complex="10.5pt" style:font-weight-complex="normal"/>
    </style:style>
    <style:style style:name="P64" style:family="paragraph" style:parent-style-name="Text_20_body">
      <style:text-properties fo:font-variant="normal" fo:text-transform="none" fo:color="#000000" style:font-name="Droid Sans Fallback1" fo:font-size="10.5pt" fo:letter-spacing="normal" fo:font-style="normal" fo:font-weight="normal" officeooo:rsid="012d9772" officeooo:paragraph-rsid="0130b3f5" style:font-name-asian="Droid Sans Fallback1" style:font-size-asian="10.5pt" style:font-style-asian="normal" style:font-weight-asian="normal" style:font-size-complex="10.5pt" style:font-weight-complex="normal"/>
    </style:style>
    <style:style style:name="P65" style:family="paragraph" style:parent-style-name="Text_20_body">
      <style:text-properties fo:font-variant="normal" fo:text-transform="none" fo:color="#000000" style:font-name="Droid Sans Fallback1" fo:font-size="10.5pt" fo:letter-spacing="normal" fo:font-style="normal" fo:font-weight="normal" officeooo:rsid="02058f0b" officeooo:paragraph-rsid="02058f0b" style:font-name-asian="Droid Sans Fallback1" style:font-size-asian="10.5pt" style:font-size-complex="10.5pt"/>
    </style:style>
    <style:style style:name="P66" style:family="paragraph" style:parent-style-name="Text_20_body">
      <style:text-properties fo:font-variant="normal" fo:text-transform="none" fo:color="#000000" style:font-name="Droid Sans Fallback1" fo:font-size="10.5pt" fo:letter-spacing="normal" fo:font-style="normal" fo:font-weight="normal" officeooo:rsid="0207363b" officeooo:paragraph-rsid="0207363b" style:font-name-asian="Droid Sans Fallback1" style:font-size-asian="10.5pt" style:font-size-complex="10.5pt"/>
    </style:style>
    <style:style style:name="P67" style:family="paragraph" style:parent-style-name="Text_20_body">
      <style:text-properties fo:font-variant="normal" fo:text-transform="none" fo:color="#000000" style:font-name="Droid Sans Fallback1" fo:font-size="10.5pt" fo:letter-spacing="normal" fo:font-style="normal" fo:font-weight="normal" officeooo:paragraph-rsid="01d4ff08"/>
    </style:style>
    <style:style style:name="P68" style:family="paragraph" style:parent-style-name="Text_20_body">
      <style:text-properties fo:font-variant="normal" fo:text-transform="none" fo:color="#000000" style:font-name="Droid Sans Fallback1" fo:font-size="10.5pt" fo:letter-spacing="normal" fo:font-style="normal" fo:font-weight="normal" officeooo:rsid="01d89c30" officeooo:paragraph-rsid="01d89c30"/>
    </style:style>
    <style:style style:name="P69" style:family="paragraph" style:parent-style-name="Text_20_body">
      <style:text-properties fo:font-variant="normal" fo:text-transform="none" fo:color="#000000" style:font-name="Droid Sans Fallback1" fo:font-size="10.5pt" fo:letter-spacing="normal" fo:font-style="normal" fo:font-weight="bold" officeooo:rsid="01251692" officeooo:paragraph-rsid="01251692" style:font-name-asian="Droid Sans Fallback1" style:font-size-asian="12pt" style:font-style-asian="normal" style:font-weight-asian="bold" style:font-size-complex="10.5pt" style:font-weight-complex="bold"/>
    </style:style>
    <style:style style:name="P70" style:family="paragraph" style:parent-style-name="Text_20_body">
      <style:text-properties fo:font-variant="normal" fo:text-transform="none" fo:color="#000000" style:font-name="Droid Sans Fallback1" fo:font-size="10.5pt" fo:letter-spacing="normal" fo:font-style="normal" fo:font-weight="bold" officeooo:rsid="01251692" officeooo:paragraph-rsid="0146bcfc" style:font-name-asian="Droid Sans Fallback1" style:font-size-asian="12pt" style:font-style-asian="normal" style:font-weight-asian="bold" style:font-size-complex="10.5pt" style:font-weight-complex="bold"/>
    </style:style>
    <style:style style:name="P71" style:family="paragraph" style:parent-style-name="Text_20_body">
      <style:text-properties fo:font-variant="normal" fo:text-transform="none" fo:color="#000000" style:font-name="Droid Sans Fallback1" fo:font-size="10.5pt" fo:letter-spacing="normal" fo:font-style="normal" fo:font-weight="bold" officeooo:rsid="01251692" officeooo:paragraph-rsid="01b68632" style:font-name-asian="Droid Sans Fallback1" style:font-size-asian="12pt" style:font-style-asian="normal" style:font-weight-asian="bold" style:font-size-complex="10.5pt" style:font-weight-complex="bold"/>
    </style:style>
    <style:style style:name="P72" style:family="paragraph" style:parent-style-name="Text_20_body">
      <style:text-properties fo:font-variant="normal" fo:text-transform="none" fo:color="#000000" style:font-name="Droid Sans Fallback1" fo:font-size="10.5pt" fo:letter-spacing="normal" officeooo:rsid="019fa4a0" officeooo:paragraph-rsid="019fa4a0" style:font-size-asian="10.5pt" style:font-size-complex="10.5pt"/>
    </style:style>
    <style:style style:name="P73" style:family="paragraph" style:parent-style-name="Text_20_body">
      <style:text-properties fo:font-variant="normal" fo:text-transform="none" fo:color="#000000" style:font-name="Droid Sans Fallback1" fo:font-size="10.5pt" fo:letter-spacing="normal" officeooo:rsid="01a1c37d" officeooo:paragraph-rsid="01a1c37d" style:font-size-asian="10.5pt" style:font-size-complex="10.5pt"/>
    </style:style>
    <style:style style:name="P74" style:family="paragraph" style:parent-style-name="Text_20_body">
      <style:text-properties fo:font-variant="normal" fo:text-transform="none" fo:color="#000000" style:font-name="Droid Sans Fallback1" fo:font-size="10.5pt" fo:letter-spacing="normal" officeooo:rsid="01a22db0" officeooo:paragraph-rsid="01a22db0" style:font-size-asian="10.5pt" style:font-size-complex="10.5pt"/>
    </style:style>
    <style:style style:name="P75" style:family="paragraph" style:parent-style-name="Text_20_body">
      <style:text-properties fo:font-variant="normal" fo:text-transform="none" fo:color="#000000" style:font-name="Droid Sans Fallback1" fo:font-size="10.5pt" fo:letter-spacing="normal" officeooo:rsid="01a2cfa7" officeooo:paragraph-rsid="01a2cfa7" style:font-size-asian="10.5pt" style:font-size-complex="10.5pt"/>
    </style:style>
    <style:style style:name="P76" style:family="paragraph" style:parent-style-name="Text_20_body">
      <style:text-properties fo:font-variant="normal" fo:text-transform="none" fo:color="#000000" style:font-name="Droid Sans Fallback1" fo:font-size="10.5pt" fo:letter-spacing="normal" officeooo:rsid="01a340f5" officeooo:paragraph-rsid="01a340f5" style:font-size-asian="10.5pt" style:font-size-complex="10.5pt"/>
    </style:style>
    <style:style style:name="P77" style:family="paragraph" style:parent-style-name="Text_20_body">
      <style:text-properties fo:font-variant="normal" fo:text-transform="none" fo:color="#000000" style:font-name="Droid Sans Fallback1" fo:font-size="10.5pt" fo:letter-spacing="normal" officeooo:rsid="01a46350" officeooo:paragraph-rsid="01a46350" style:font-size-asian="10.5pt" style:font-size-complex="10.5pt"/>
    </style:style>
    <style:style style:name="P78" style:family="paragraph" style:parent-style-name="Text_20_body">
      <style:text-properties fo:font-variant="normal" fo:text-transform="none" fo:color="#000000" style:font-name="Droid Sans Fallback1" fo:font-size="10.5pt" fo:letter-spacing="normal" officeooo:rsid="01a57120" officeooo:paragraph-rsid="01a57120" style:font-size-asian="10.5pt" style:font-size-complex="10.5pt"/>
    </style:style>
    <style:style style:name="P79" style:family="paragraph" style:parent-style-name="Text_20_body">
      <style:text-properties fo:font-variant="normal" fo:text-transform="none" fo:color="#000000" style:font-name="Droid Sans Fallback1" fo:font-size="10.5pt" fo:letter-spacing="normal" officeooo:rsid="01a6c3c4" officeooo:paragraph-rsid="01a6c3c4" style:font-size-asian="10.5pt" style:font-size-complex="10.5pt"/>
    </style:style>
    <style:style style:name="P80" style:family="paragraph" style:parent-style-name="Text_20_body">
      <style:text-properties fo:font-variant="normal" fo:text-transform="none" fo:color="#000000" style:font-name="Droid Sans Fallback1" fo:font-size="10.5pt" fo:letter-spacing="normal" officeooo:rsid="01a7b1cc" officeooo:paragraph-rsid="01a7b1cc" style:font-size-asian="10.5pt" style:font-size-complex="10.5pt"/>
    </style:style>
    <style:style style:name="P81" style:family="paragraph" style:parent-style-name="Text_20_body">
      <style:text-properties fo:font-variant="normal" fo:text-transform="none" fo:color="#000000" style:font-name="Droid Sans Fallback1" fo:font-size="10.5pt" fo:letter-spacing="normal" officeooo:rsid="01a8d194" officeooo:paragraph-rsid="01a8d194" style:font-size-asian="10.5pt" style:font-size-complex="10.5pt"/>
    </style:style>
    <style:style style:name="P82" style:family="paragraph" style:parent-style-name="Text_20_body">
      <style:text-properties fo:font-variant="normal" fo:text-transform="none" fo:color="#000000" style:font-name="Droid Sans Fallback1" fo:font-size="10.5pt" fo:letter-spacing="normal" officeooo:rsid="01a8fdc3" officeooo:paragraph-rsid="01a8fdc3" style:font-size-asian="10.5pt" style:font-size-complex="10.5pt"/>
    </style:style>
    <style:style style:name="P83" style:family="paragraph" style:parent-style-name="Text_20_body">
      <style:text-properties fo:font-variant="normal" fo:text-transform="none" fo:color="#000000" style:font-name="Droid Sans Fallback1" fo:font-size="10.5pt" fo:letter-spacing="normal" officeooo:rsid="01aca9d0" officeooo:paragraph-rsid="01aca9d0" style:font-size-asian="10.5pt" style:font-size-complex="10.5pt"/>
    </style:style>
    <style:style style:name="P84" style:family="paragraph" style:parent-style-name="Text_20_body">
      <style:text-properties fo:font-variant="normal" fo:text-transform="none" fo:color="#000000" style:font-name="Droid Sans Fallback1" fo:font-size="10.5pt" fo:letter-spacing="normal" officeooo:rsid="01ad1da5" officeooo:paragraph-rsid="01ad1da5" style:font-size-asian="10.5pt" style:font-size-complex="10.5pt"/>
    </style:style>
    <style:style style:name="P85" style:family="paragraph" style:parent-style-name="Text_20_body">
      <style:text-properties fo:font-variant="normal" fo:text-transform="none" fo:color="#000000" style:font-name="Droid Sans Fallback1" fo:font-size="10.5pt" fo:letter-spacing="normal" officeooo:rsid="01adc8ae" officeooo:paragraph-rsid="01adc8ae" style:font-size-asian="10.5pt" style:font-size-complex="10.5pt"/>
    </style:style>
    <style:style style:name="P86" style:family="paragraph" style:parent-style-name="Text_20_body">
      <style:text-properties fo:font-variant="normal" fo:text-transform="none" fo:color="#000000" style:font-name="Droid Sans Fallback1" fo:font-size="10.5pt" fo:letter-spacing="normal" officeooo:rsid="01af2b0f" officeooo:paragraph-rsid="01af2b0f" style:font-size-asian="10.5pt" style:font-size-complex="10.5pt"/>
    </style:style>
    <style:style style:name="P87" style:family="paragraph" style:parent-style-name="Text_20_body">
      <style:text-properties fo:font-variant="normal" fo:text-transform="none" fo:color="#000000" style:font-name="Droid Sans Fallback1" fo:font-size="12pt" fo:letter-spacing="normal" fo:font-style="normal" fo:font-weight="bold" officeooo:rsid="005164d8" officeooo:paragraph-rsid="005164d8" style:font-name-asian="Droid Sans Fallback1" style:font-size-asian="12pt" style:font-weight-asian="bold" style:font-size-complex="12pt" style:font-weight-complex="bold"/>
    </style:style>
    <style:style style:name="P88" style:family="paragraph" style:parent-style-name="Text_20_body">
      <style:text-properties fo:font-variant="normal" fo:text-transform="none" fo:color="#000000" style:font-name="Droid Sans Fallback1" fo:font-size="12pt" fo:letter-spacing="normal" fo:font-style="normal" fo:font-weight="bold" officeooo:rsid="01251692" officeooo:paragraph-rsid="01c547ba" style:font-name-asian="Droid Sans Fallback1" style:font-size-asian="12pt" style:font-style-asian="normal" style:font-weight-asian="bold" style:font-size-complex="12pt" style:font-weight-complex="bold"/>
    </style:style>
    <style:style style:name="P89" style:family="paragraph" style:parent-style-name="Text_20_body">
      <style:text-properties fo:font-variant="normal" fo:text-transform="none" fo:color="#000000" style:font-name="Droid Sans Fallback1" fo:font-size="12pt" fo:letter-spacing="normal" fo:font-style="normal" fo:font-weight="bold" officeooo:rsid="007da7c7" officeooo:paragraph-rsid="01dac781" style:font-name-asian="Droid Sans Fallback1" style:font-size-asian="12pt" style:font-style-asian="normal" style:font-weight-asian="bold" style:font-size-complex="12pt" style:font-weight-complex="bold"/>
    </style:style>
    <style:style style:name="P90" style:family="paragraph" style:parent-style-name="Text_20_body">
      <style:text-properties fo:font-variant="normal" fo:text-transform="none" fo:color="#000000" fo:letter-spacing="normal" officeooo:paragraph-rsid="015b5ada"/>
    </style:style>
    <style:style style:name="P91" style:family="paragraph" style:parent-style-name="Text_20_body">
      <style:text-properties fo:font-variant="normal" fo:text-transform="none" fo:color="#000000" fo:letter-spacing="normal" officeooo:rsid="015dafb3" officeooo:paragraph-rsid="015dafb3"/>
    </style:style>
    <style:style style:name="P92" style:family="paragraph" style:parent-style-name="Text_20_body">
      <style:text-properties fo:font-variant="normal" fo:text-transform="none" fo:color="#000000" fo:letter-spacing="normal" officeooo:rsid="01723d50" officeooo:paragraph-rsid="01747f7f"/>
    </style:style>
    <style:style style:name="P93" style:family="paragraph" style:parent-style-name="Text_20_body">
      <style:text-properties fo:font-variant="normal" fo:text-transform="none" fo:color="#000000" fo:letter-spacing="normal" officeooo:rsid="0177f4ef" officeooo:paragraph-rsid="0177f4ef"/>
    </style:style>
    <style:style style:name="P94" style:family="paragraph" style:parent-style-name="Text_20_body">
      <style:text-properties fo:font-variant="normal" fo:text-transform="none" fo:color="#000000" fo:letter-spacing="normal" officeooo:rsid="017d995a" officeooo:paragraph-rsid="017d995a"/>
    </style:style>
    <style:style style:name="P95" style:family="paragraph" style:parent-style-name="Text_20_body">
      <style:text-properties fo:font-variant="normal" fo:text-transform="none" fo:color="#000000" fo:letter-spacing="normal" officeooo:rsid="01822c03" officeooo:paragraph-rsid="01822c03"/>
    </style:style>
    <style:style style:name="P96" style:family="paragraph" style:parent-style-name="Text_20_body">
      <style:text-properties fo:font-variant="normal" fo:text-transform="none" fo:color="#000000" fo:letter-spacing="normal" officeooo:rsid="018565ad" officeooo:paragraph-rsid="018565ad"/>
    </style:style>
    <style:style style:name="P97" style:family="paragraph" style:parent-style-name="Text_20_body">
      <style:text-properties fo:font-variant="normal" fo:text-transform="none" fo:color="#000000" fo:letter-spacing="normal" officeooo:rsid="01893ba5" officeooo:paragraph-rsid="01893ba5"/>
    </style:style>
    <style:style style:name="P98" style:family="paragraph" style:parent-style-name="Text_20_body">
      <style:text-properties fo:font-variant="normal" fo:text-transform="none" fo:color="#000000" fo:letter-spacing="normal" officeooo:rsid="018b65c3" officeooo:paragraph-rsid="018b65c3"/>
    </style:style>
    <style:style style:name="P99" style:family="paragraph" style:parent-style-name="Text_20_body">
      <style:text-properties fo:font-variant="normal" fo:text-transform="none" fo:color="#000000" fo:letter-spacing="normal" officeooo:rsid="018c6383" officeooo:paragraph-rsid="018c6383"/>
    </style:style>
    <style:style style:name="P100" style:family="paragraph" style:parent-style-name="Text_20_body">
      <style:text-properties fo:font-variant="normal" fo:text-transform="none" fo:color="#000000" fo:letter-spacing="normal" officeooo:rsid="018e9c16" officeooo:paragraph-rsid="018e9c16"/>
    </style:style>
    <style:style style:name="P101" style:family="paragraph" style:parent-style-name="Text_20_body">
      <style:text-properties fo:font-variant="normal" fo:text-transform="none" fo:color="#000000" fo:letter-spacing="normal" officeooo:rsid="01906f0b" officeooo:paragraph-rsid="01906f0b"/>
    </style:style>
    <style:style style:name="P102" style:family="paragraph" style:parent-style-name="Text_20_body">
      <style:text-properties fo:font-variant="normal" fo:text-transform="none" fo:color="#000000" fo:letter-spacing="normal" officeooo:rsid="0192c0a1" officeooo:paragraph-rsid="0192c0a1"/>
    </style:style>
    <style:style style:name="P103" style:family="paragraph" style:parent-style-name="Text_20_body">
      <style:text-properties fo:font-variant="normal" fo:text-transform="none" fo:color="#000000" fo:letter-spacing="normal" officeooo:paragraph-rsid="0192c0a1"/>
    </style:style>
    <style:style style:name="P104" style:family="paragraph" style:parent-style-name="Text_20_body">
      <style:text-properties fo:font-variant="normal" fo:text-transform="none" fo:color="#000000" fo:letter-spacing="normal" officeooo:rsid="0195626d" officeooo:paragraph-rsid="0195626d"/>
    </style:style>
    <style:style style:name="P105" style:family="paragraph" style:parent-style-name="Text_20_body">
      <style:text-properties fo:font-variant="normal" fo:text-transform="none" fo:color="#000000" fo:letter-spacing="normal" officeooo:rsid="0197435c" officeooo:paragraph-rsid="0197435c"/>
    </style:style>
    <style:style style:name="P106" style:family="paragraph" style:parent-style-name="Text_20_body">
      <style:text-properties fo:font-variant="normal" fo:text-transform="none" fo:color="#000000" fo:letter-spacing="normal" officeooo:rsid="0198baca" officeooo:paragraph-rsid="0198baca"/>
    </style:style>
    <style:style style:name="P107" style:family="paragraph" style:parent-style-name="Text_20_body">
      <style:text-properties fo:font-variant="normal" fo:text-transform="none" fo:color="#000000" fo:letter-spacing="normal" officeooo:rsid="01993e8d" officeooo:paragraph-rsid="01993e8d"/>
    </style:style>
    <style:style style:name="P108" style:family="paragraph" style:parent-style-name="Text_20_body">
      <style:text-properties fo:font-variant="normal" fo:text-transform="none" fo:color="#000000" fo:letter-spacing="normal" officeooo:rsid="019cc240" officeooo:paragraph-rsid="019cc240"/>
    </style:style>
    <style:style style:name="P109" style:family="paragraph" style:parent-style-name="Text_20_body">
      <style:text-properties fo:font-variant="normal" fo:text-transform="none" fo:color="#000000" fo:letter-spacing="normal" officeooo:paragraph-rsid="01dfd917"/>
    </style:style>
    <style:style style:name="P110" style:family="paragraph" style:parent-style-name="Text_20_body">
      <style:text-properties fo:font-variant="normal" fo:text-transform="none" fo:color="#000000" fo:letter-spacing="normal" officeooo:paragraph-rsid="01e68ab4"/>
    </style:style>
    <style:style style:name="P111" style:family="paragraph" style:parent-style-name="Text_20_body">
      <style:text-properties fo:font-variant="normal" fo:text-transform="none" fo:color="#000000" fo:letter-spacing="normal" officeooo:rsid="01e96ca9" officeooo:paragraph-rsid="01e96ca9"/>
    </style:style>
    <style:style style:name="P112" style:family="paragraph" style:parent-style-name="Text_20_body">
      <style:text-properties fo:font-variant="normal" fo:text-transform="none" fo:color="#000000" fo:letter-spacing="normal" officeooo:rsid="01edd8a9" officeooo:paragraph-rsid="01edd8a9"/>
    </style:style>
    <style:style style:name="P113" style:family="paragraph" style:parent-style-name="Text_20_body">
      <style:text-properties fo:font-variant="normal" fo:text-transform="none" fo:color="#000000" fo:letter-spacing="normal" officeooo:rsid="01f3f8c7" officeooo:paragraph-rsid="01f3f8c7"/>
    </style:style>
    <style:style style:name="P114" style:family="paragraph" style:parent-style-name="Text_20_body">
      <style:text-properties fo:font-variant="normal" fo:text-transform="none" fo:color="#000000" fo:letter-spacing="normal" officeooo:rsid="01f70f57" officeooo:paragraph-rsid="01f70f57"/>
    </style:style>
    <style:style style:name="P115" style:family="paragraph" style:parent-style-name="Text_20_body">
      <style:text-properties fo:font-variant="normal" fo:text-transform="none" fo:color="#000000" fo:letter-spacing="normal" officeooo:rsid="01fa7871" officeooo:paragraph-rsid="01fa7871"/>
    </style:style>
    <style:style style:name="P116" style:family="paragraph" style:parent-style-name="Text_20_body">
      <style:text-properties fo:font-variant="normal" fo:text-transform="none" fo:color="#000000" fo:letter-spacing="normal" officeooo:rsid="01ff0d87" officeooo:paragraph-rsid="01ff0d87"/>
    </style:style>
    <style:style style:name="P117" style:family="paragraph" style:parent-style-name="Text_20_body">
      <style:text-properties fo:font-variant="normal" fo:text-transform="none" fo:color="#000000" fo:letter-spacing="normal" officeooo:rsid="0201e145" officeooo:paragraph-rsid="0201e145"/>
    </style:style>
    <style:style style:name="P118" style:family="paragraph" style:parent-style-name="Text_20_body">
      <style:text-properties fo:font-variant="normal" fo:text-transform="none" fo:color="#000000" fo:letter-spacing="normal" officeooo:rsid="0203bce7" officeooo:paragraph-rsid="0203bce7"/>
    </style:style>
    <style:style style:name="P119" style:family="paragraph" style:parent-style-name="Text_20_body">
      <style:text-properties fo:font-variant="normal" fo:text-transform="none" fo:color="#000000" fo:letter-spacing="normal" officeooo:rsid="02058f0b" officeooo:paragraph-rsid="02058f0b"/>
    </style:style>
    <style:style style:name="P120" style:family="paragraph" style:parent-style-name="Text_20_body">
      <style:text-properties fo:font-variant="normal" fo:text-transform="none" fo:color="#000000" fo:letter-spacing="normal" officeooo:rsid="0207363b" officeooo:paragraph-rsid="0207363b"/>
    </style:style>
    <style:style style:name="P121" style:family="paragraph" style:parent-style-name="Text_20_body">
      <style:text-properties fo:font-variant="normal" fo:text-transform="none" fo:color="#2b2b2b" fo:font-size="10.5pt" fo:letter-spacing="normal" fo:font-weight="normal" officeooo:paragraph-rsid="004329a3" style:font-name-asian="Droid Sans Fallback1" style:font-size-asian="10.5pt" style:font-style-asian="normal" style:font-weight-asian="normal" style:font-size-complex="10.5pt" style:font-weight-complex="normal"/>
    </style:style>
    <style:style style:name="P122" style:family="paragraph" style:parent-style-name="Text_20_body">
      <style:text-properties fo:font-variant="normal" fo:text-transform="none" fo:color="#2b2b2b" fo:font-size="10.5pt" fo:letter-spacing="normal" fo:font-weight="normal" officeooo:rsid="00574131" officeooo:paragraph-rsid="00555ae3" style:font-name-asian="Droid Sans Fallback1" style:font-size-asian="10.5pt" style:font-style-asian="normal" style:font-weight-asian="normal" style:font-size-complex="10.5pt" style:font-weight-complex="normal"/>
    </style:style>
    <style:style style:name="P123" style:family="paragraph" style:parent-style-name="Text_20_body">
      <style:text-properties fo:font-variant="normal" fo:text-transform="none" fo:color="#2b2b2b" fo:font-size="10.5pt" fo:letter-spacing="normal" fo:font-weight="normal" officeooo:rsid="00776357" officeooo:paragraph-rsid="0075adef" style:font-name-asian="Droid Sans Fallback1" style:font-size-asian="10.5pt" style:font-style-asian="normal" style:font-weight-asian="normal" style:font-size-complex="10.5pt" style:font-weight-complex="normal"/>
    </style:style>
    <style:style style:name="P124" style:family="paragraph" style:parent-style-name="Text_20_body">
      <style:text-properties fo:font-variant="normal" fo:text-transform="none" fo:color="#2b2b2b" fo:font-size="10.5pt" fo:letter-spacing="normal" fo:font-weight="normal" officeooo:rsid="00790fd1" officeooo:paragraph-rsid="00790fd1" style:font-name-asian="Droid Sans Fallback1" style:font-size-asian="10.5pt" style:font-style-asian="normal" style:font-weight-asian="normal" style:font-size-complex="10.5pt" style:font-weight-complex="normal"/>
    </style:style>
    <style:style style:name="P125" style:family="paragraph" style:parent-style-name="Text_20_body">
      <style:text-properties fo:font-variant="normal" fo:text-transform="none" fo:color="#2b2b2b" fo:font-size="10.5pt" fo:letter-spacing="normal" fo:font-weight="normal" officeooo:rsid="007ac55d" officeooo:paragraph-rsid="00790fd1" style:font-name-asian="Droid Sans Fallback1" style:font-size-asian="10.5pt" style:font-style-asian="normal" style:font-weight-asian="normal" style:font-size-complex="10.5pt" style:font-weight-complex="normal"/>
    </style:style>
    <style:style style:name="P126" style:family="paragraph" style:parent-style-name="Text_20_body">
      <style:text-properties fo:font-variant="normal" fo:text-transform="none" fo:color="#2b2b2b" fo:font-size="10.5pt" fo:letter-spacing="normal" fo:font-weight="normal" officeooo:rsid="007c35ac" officeooo:paragraph-rsid="00790fd1" style:font-name-asian="Droid Sans Fallback1" style:font-size-asian="10.5pt" style:font-style-asian="normal" style:font-weight-asian="normal" style:font-size-complex="10.5pt" style:font-weight-complex="normal"/>
    </style:style>
    <style:style style:name="P127" style:family="paragraph" style:parent-style-name="Text_20_body">
      <style:text-properties fo:font-variant="normal" fo:text-transform="none" fo:color="#2b2b2b" fo:font-size="10.5pt" fo:letter-spacing="normal" fo:font-weight="normal" officeooo:rsid="0057cbc3" officeooo:paragraph-rsid="00595eaa" style:font-name-asian="Droid Sans Fallback1" style:font-size-asian="10.5pt" style:font-style-asian="normal" style:font-weight-asian="normal" style:font-size-complex="10.5pt" style:font-weight-complex="normal"/>
    </style:style>
    <style:style style:name="P128" style:family="paragraph" style:parent-style-name="Text_20_body">
      <style:text-properties fo:font-variant="normal" fo:text-transform="none" fo:color="#2b2b2b" fo:font-size="10.5pt" fo:letter-spacing="normal" fo:font-weight="normal" officeooo:rsid="00635cf3" officeooo:paragraph-rsid="005cae75" style:font-name-asian="Droid Sans Fallback1" style:font-size-asian="10.5pt" style:font-style-asian="normal" style:font-weight-asian="normal" style:font-size-complex="10.5pt" style:font-weight-complex="normal"/>
    </style:style>
    <style:style style:name="P129" style:family="paragraph" style:parent-style-name="Text_20_body">
      <style:text-properties fo:font-variant="normal" fo:text-transform="none" fo:color="#2b2b2b" fo:font-size="10.5pt" fo:letter-spacing="normal" fo:font-weight="normal" officeooo:rsid="00635cf3" officeooo:paragraph-rsid="00635cf3" style:font-name-asian="Droid Sans Fallback1" style:font-size-asian="10.5pt" style:font-style-asian="normal" style:font-weight-asian="normal" style:font-size-complex="10.5pt" style:font-weight-complex="normal"/>
    </style:style>
    <style:style style:name="P130" style:family="paragraph" style:parent-style-name="Text_20_body">
      <style:text-properties fo:font-variant="normal" fo:text-transform="none" fo:color="#2b2b2b" fo:font-size="10.5pt" fo:letter-spacing="normal" fo:font-weight="normal" officeooo:rsid="0064a3ed" officeooo:paragraph-rsid="0064a3ed" style:font-name-asian="Droid Sans Fallback1" style:font-size-asian="10.5pt" style:font-style-asian="normal" style:font-weight-asian="normal" style:font-size-complex="10.5pt" style:font-weight-complex="normal"/>
    </style:style>
    <style:style style:name="P131" style:family="paragraph" style:parent-style-name="Text_20_body">
      <style:text-properties fo:font-variant="normal" fo:text-transform="none" fo:color="#2b2b2b" fo:font-size="10.5pt" fo:letter-spacing="normal" fo:font-weight="normal" officeooo:rsid="0065fdae" officeooo:paragraph-rsid="0065fdae" style:font-name-asian="Droid Sans Fallback1" style:font-size-asian="10.5pt" style:font-style-asian="normal" style:font-weight-asian="normal" style:font-size-complex="10.5pt" style:font-weight-complex="normal"/>
    </style:style>
    <style:style style:name="P132" style:family="paragraph" style:parent-style-name="Text_20_body">
      <style:text-properties fo:font-variant="normal" fo:text-transform="none" fo:color="#2b2b2b" fo:font-size="10.5pt" fo:letter-spacing="normal" fo:font-weight="normal" officeooo:rsid="0067961d" officeooo:paragraph-rsid="0067961d" style:font-name-asian="Droid Sans Fallback1" style:font-size-asian="10.5pt" style:font-style-asian="normal" style:font-weight-asian="normal" style:font-size-complex="10.5pt" style:font-weight-complex="normal"/>
    </style:style>
    <style:style style:name="P133" style:family="paragraph" style:parent-style-name="Text_20_body">
      <style:text-properties fo:font-variant="normal" fo:text-transform="none" fo:color="#2b2b2b" fo:font-size="10.5pt" fo:letter-spacing="normal" fo:font-weight="normal" officeooo:rsid="0081c0bc" officeooo:paragraph-rsid="0081c0bc" style:font-name-asian="Droid Sans Fallback1" style:font-size-asian="10.5pt" style:font-style-asian="normal" style:font-weight-asian="normal" style:font-size-complex="10.5pt" style:font-weight-complex="normal"/>
    </style:style>
    <style:style style:name="P134" style:family="paragraph" style:parent-style-name="Text_20_body">
      <style:text-properties fo:font-variant="normal" fo:text-transform="none" fo:color="#2b2b2b" fo:letter-spacing="normal" officeooo:paragraph-rsid="004329a3"/>
    </style:style>
    <style:style style:name="P135" style:family="paragraph" style:parent-style-name="Text_20_body">
      <style:text-properties fo:font-variant="normal" fo:text-transform="none" fo:color="#2b2b2b" fo:letter-spacing="normal" officeooo:paragraph-rsid="00462149"/>
    </style:style>
    <style:style style:name="P136" style:family="paragraph" style:parent-style-name="Text_20_body">
      <style:text-properties fo:font-variant="normal" fo:text-transform="none" fo:color="#2b2b2b" fo:letter-spacing="normal" fo:font-weight="bold" officeooo:rsid="0040bf25" officeooo:paragraph-rsid="00470e29" style:font-weight-asian="bold" style:font-weight-complex="bold"/>
    </style:style>
    <style:style style:name="P137" style:family="paragraph" style:parent-style-name="Text_20_body">
      <style:text-properties fo:font-variant="normal" fo:text-transform="none" fo:color="#2b2b2b" style:font-name="Droid Sans Fallback1" fo:font-size="10.5pt" fo:letter-spacing="normal" fo:font-weight="normal" officeooo:rsid="004a34b5" officeooo:paragraph-rsid="0049bfd9" style:font-name-asian="Droid Sans Fallback1" style:font-size-asian="10.5pt" style:font-style-asian="normal" style:font-weight-asian="normal" style:font-size-complex="10.5pt" style:font-weight-complex="normal"/>
    </style:style>
    <style:style style:name="P138" style:family="paragraph" style:parent-style-name="Text_20_body">
      <style:text-properties fo:font-size="10.5pt" fo:font-weight="normal" officeooo:rsid="004f9c3f" officeooo:paragraph-rsid="004f9c3f" style:font-size-asian="10.5pt" style:font-weight-asian="normal" style:font-size-complex="10.5pt" style:font-weight-complex="normal"/>
    </style:style>
    <style:style style:name="P139" style:family="paragraph" style:parent-style-name="Text_20_body">
      <style:text-properties fo:font-size="10.5pt" fo:font-weight="normal" officeooo:rsid="00508e47" officeooo:paragraph-rsid="00508e47" style:font-size-asian="10.5pt" style:font-weight-asian="normal" style:font-size-complex="10.5pt" style:font-weight-complex="normal"/>
    </style:style>
    <style:style style:name="P140" style:family="paragraph" style:parent-style-name="Text_20_body">
      <style:text-properties officeooo:paragraph-rsid="0049bfd9"/>
    </style:style>
    <style:style style:name="P141" style:family="paragraph" style:parent-style-name="Text_20_body">
      <style:text-properties fo:font-size="12pt" officeooo:rsid="004f9c3f" officeooo:paragraph-rsid="004f9c3f" style:font-size-asian="12pt" style:font-size-complex="12pt"/>
    </style:style>
    <style:style style:name="P142" style:family="paragraph" style:parent-style-name="Text_20_body">
      <style:text-properties style:font-name="Droid Sans Fallback1" fo:font-size="10.5pt" fo:font-weight="normal" officeooo:rsid="005164d8" officeooo:paragraph-rsid="0057cbc3" style:font-name-asian="Droid Sans Fallback1" style:font-size-asian="10.5pt" style:font-weight-asian="normal" style:font-size-complex="10.5pt" style:font-weight-complex="normal"/>
    </style:style>
    <style:style style:name="P143" style:family="paragraph" style:parent-style-name="Text_20_body">
      <style:text-properties style:font-name="Droid Sans Fallback1" fo:font-size="10.5pt" fo:font-weight="normal" officeooo:rsid="00555ae3" officeooo:paragraph-rsid="00555ae3" style:font-name-asian="Droid Sans Fallback1" style:font-size-asian="10.5pt" style:font-weight-asian="normal" style:font-size-complex="10.5pt" style:font-weight-complex="normal"/>
    </style:style>
    <style:style style:name="P144" style:family="paragraph" style:parent-style-name="Text_20_body">
      <style:text-properties style:font-name="Droid Sans Fallback1" fo:font-size="10.5pt" fo:font-weight="normal" officeooo:rsid="007f0c93" officeooo:paragraph-rsid="007f0c93" style:font-name-asian="Droid Sans Fallback1" style:font-size-asian="10.5pt" style:font-weight-asian="normal" style:font-size-complex="10.5pt" style:font-weight-complex="normal"/>
    </style:style>
    <style:style style:name="P145" style:family="paragraph" style:parent-style-name="Text_20_body">
      <style:text-properties style:font-name="Droid Sans Fallback1" fo:font-size="10.5pt" fo:font-weight="normal" officeooo:rsid="00826f6e" officeooo:paragraph-rsid="00826f6e" style:font-name-asian="Droid Sans Fallback1" style:font-size-asian="10.5pt" style:font-weight-asian="normal" style:font-size-complex="10.5pt" style:font-weight-complex="normal"/>
    </style:style>
    <style:style style:name="P146" style:family="paragraph" style:parent-style-name="Text_20_body">
      <style:text-properties style:font-name="Droid Sans Fallback1" fo:font-size="10.5pt" fo:font-weight="normal" officeooo:rsid="00bb38d5" officeooo:paragraph-rsid="00bb38d5" style:font-name-asian="Droid Sans Fallback1" style:font-size-asian="10.5pt" style:font-weight-asian="normal" style:font-size-complex="10.5pt" style:font-weight-complex="normal"/>
    </style:style>
    <style:style style:name="P147" style:family="paragraph" style:parent-style-name="Text_20_body">
      <style:text-properties style:font-name="Droid Sans Fallback1" fo:font-size="10.5pt" fo:font-weight="normal" officeooo:paragraph-rsid="0327b16c" style:font-name-asian="Droid Sans Fallback1" style:font-size-asian="10.5pt" style:font-weight-asian="normal" style:font-size-complex="10.5pt" style:font-weight-complex="normal"/>
    </style:style>
    <style:style style:name="P148" style:family="paragraph" style:parent-style-name="Text_20_body">
      <style:text-properties style:font-name="Droid Sans Fallback1" fo:font-size="10.5pt" fo:font-weight="normal" officeooo:rsid="0333cb32" officeooo:paragraph-rsid="033537c5" style:font-name-asian="Droid Sans Fallback1" style:font-size-asian="10.5pt" style:font-weight-asian="normal" style:font-size-complex="10.5pt" style:font-weight-complex="normal"/>
    </style:style>
    <style:style style:name="P149" style:family="paragraph" style:parent-style-name="Text_20_body">
      <style:text-properties style:font-name="Droid Sans Fallback1" fo:font-size="10.5pt" fo:font-weight="normal" officeooo:paragraph-rsid="00826f6e"/>
    </style:style>
    <style:style style:name="P150" style:family="paragraph" style:parent-style-name="Text_20_body">
      <style:text-properties style:font-name="Droid Sans Fallback1" fo:font-size="10.5pt" fo:font-weight="normal" officeooo:paragraph-rsid="008c3c77"/>
    </style:style>
    <style:style style:name="P151" style:family="paragraph" style:parent-style-name="Text_20_body">
      <style:text-properties style:font-name="Droid Sans Fallback1" fo:font-size="10.5pt" fo:font-weight="normal" officeooo:paragraph-rsid="008d42a5"/>
    </style:style>
    <style:style style:name="P152" style:family="paragraph" style:parent-style-name="Text_20_body">
      <style:text-properties style:font-name="Droid Sans Fallback1" fo:font-size="10.5pt" fo:font-weight="normal" officeooo:rsid="009113f5" officeooo:paragraph-rsid="009113f5"/>
    </style:style>
    <style:style style:name="P153" style:family="paragraph" style:parent-style-name="Text_20_body">
      <style:text-properties style:font-name="Droid Sans Fallback1" fo:font-size="10.5pt" fo:font-weight="normal" officeooo:rsid="009113f5" officeooo:paragraph-rsid="009569ce"/>
    </style:style>
    <style:style style:name="P154" style:family="paragraph" style:parent-style-name="Text_20_body">
      <style:text-properties style:font-name="Droid Sans Fallback1" fo:font-size="10.5pt" fo:font-weight="normal" officeooo:rsid="00995331" officeooo:paragraph-rsid="00995331"/>
    </style:style>
    <style:style style:name="P155" style:family="paragraph" style:parent-style-name="Text_20_body">
      <style:text-properties style:font-name="Droid Sans Fallback1" fo:font-size="10.5pt" fo:font-weight="normal" officeooo:rsid="00a18546" officeooo:paragraph-rsid="00a18546"/>
    </style:style>
    <style:style style:name="P156" style:family="paragraph" style:parent-style-name="Text_20_body">
      <style:text-properties style:font-name="Droid Sans Fallback1" fo:font-size="10.5pt" fo:font-weight="normal" officeooo:rsid="00a5a9b3" officeooo:paragraph-rsid="00a5a9b3"/>
    </style:style>
    <style:style style:name="P157" style:family="paragraph" style:parent-style-name="Text_20_body">
      <style:text-properties style:font-name="Droid Sans Fallback1" fo:font-size="10.5pt" fo:font-weight="normal" officeooo:rsid="00a5a9b3" officeooo:paragraph-rsid="00b3d9a5"/>
    </style:style>
    <style:style style:name="P158" style:family="paragraph" style:parent-style-name="Text_20_body">
      <style:text-properties style:font-name="Droid Sans Fallback1" fo:font-size="10.5pt" fo:font-weight="normal" officeooo:paragraph-rsid="00bb38d5"/>
    </style:style>
    <style:style style:name="P159" style:family="paragraph" style:parent-style-name="Text_20_body">
      <style:text-properties style:font-name="Droid Sans Fallback1" fo:font-size="10.5pt" fo:font-weight="normal" officeooo:rsid="00ca2e4c" officeooo:paragraph-rsid="00ca2e4c"/>
    </style:style>
    <style:style style:name="P160" style:family="paragraph" style:parent-style-name="Text_20_body">
      <style:text-properties style:font-name="Droid Sans Fallback1" fo:font-size="10.5pt" fo:font-weight="normal" officeooo:rsid="00cefcb5" officeooo:paragraph-rsid="00cefcb5"/>
    </style:style>
    <style:style style:name="P161" style:family="paragraph" style:parent-style-name="Text_20_body">
      <style:text-properties style:font-name="Droid Sans Fallback1" fo:font-size="10.5pt" fo:font-weight="normal" officeooo:rsid="00d39431" officeooo:paragraph-rsid="00d39431"/>
    </style:style>
    <style:style style:name="P162" style:family="paragraph" style:parent-style-name="Text_20_body">
      <style:text-properties style:font-name="Droid Sans Fallback1" fo:font-size="10.5pt" fo:font-weight="normal" officeooo:rsid="00e73e43" officeooo:paragraph-rsid="00e73e43"/>
    </style:style>
    <style:style style:name="P163" style:family="paragraph" style:parent-style-name="Text_20_body">
      <style:text-properties style:font-name="Droid Sans Fallback1" fo:font-size="10.5pt" fo:font-weight="normal" officeooo:rsid="00e73e43" officeooo:paragraph-rsid="00ee6759"/>
    </style:style>
    <style:style style:name="P164" style:family="paragraph" style:parent-style-name="Text_20_body">
      <style:text-properties style:font-name="Droid Sans Fallback1" fo:font-size="10.5pt" fo:font-weight="normal" officeooo:rsid="00e73e43" officeooo:paragraph-rsid="00f1d8f2"/>
    </style:style>
    <style:style style:name="P165" style:family="paragraph" style:parent-style-name="Text_20_body">
      <style:text-properties style:font-name="Droid Sans Fallback1" fo:font-size="10.5pt" fo:font-weight="normal" officeooo:rsid="00f5eec6" officeooo:paragraph-rsid="00f5eec6"/>
    </style:style>
    <style:style style:name="P166" style:family="paragraph" style:parent-style-name="Text_20_body">
      <style:text-properties style:font-name="Droid Sans Fallback1" fo:font-size="10.5pt" fo:font-weight="normal" officeooo:rsid="00fc35e2" officeooo:paragraph-rsid="00fc35e2"/>
    </style:style>
    <style:style style:name="P167" style:family="paragraph" style:parent-style-name="Text_20_body">
      <style:text-properties style:font-name="Droid Sans Fallback1" fo:font-size="10.5pt" fo:font-weight="normal" officeooo:rsid="0117531b" officeooo:paragraph-rsid="0117531b"/>
    </style:style>
    <style:style style:name="P168" style:family="paragraph" style:parent-style-name="Text_20_body">
      <style:text-properties style:font-name="Droid Sans Fallback1" fo:font-size="10.5pt" fo:font-weight="normal" officeooo:rsid="01193a74" officeooo:paragraph-rsid="01193a74"/>
    </style:style>
    <style:style style:name="P169" style:family="paragraph" style:parent-style-name="Text_20_body">
      <style:text-properties style:font-name="Droid Sans Fallback1" fo:font-size="10.5pt" fo:font-weight="normal" officeooo:rsid="0119c07f" officeooo:paragraph-rsid="0119c07f"/>
    </style:style>
    <style:style style:name="P170" style:family="paragraph" style:parent-style-name="Text_20_body">
      <style:text-properties style:font-name="Droid Sans Fallback1" fo:font-size="10.5pt" fo:font-weight="normal" officeooo:rsid="01200f7a" officeooo:paragraph-rsid="01200f7a"/>
    </style:style>
    <style:style style:name="P171" style:family="paragraph" style:parent-style-name="Text_20_body">
      <style:text-properties style:font-name="Droid Sans Fallback1" fo:font-size="12pt" fo:font-weight="bold" officeooo:rsid="005164d8" officeooo:paragraph-rsid="00538a5b" style:font-name-asian="Droid Sans Fallback1" style:font-size-asian="12pt" style:font-weight-asian="bold" style:font-size-complex="12pt" style:font-weight-complex="bold"/>
    </style:style>
    <style:style style:name="P172" style:family="paragraph" style:parent-style-name="Text_20_body">
      <style:text-properties style:font-name="Droid Sans Fallback1" fo:font-size="12pt" fo:font-weight="bold" officeooo:rsid="005164d8" officeooo:paragraph-rsid="0057cbc3" style:font-name-asian="Droid Sans Fallback1" style:font-size-asian="12pt" style:font-weight-asian="bold" style:font-size-complex="12pt" style:font-weight-complex="bold"/>
    </style:style>
    <style:style style:name="P173" style:family="paragraph" style:parent-style-name="Text_20_body">
      <style:text-properties style:font-name="Droid Sans Fallback1" fo:font-size="12pt" fo:font-weight="bold" officeooo:rsid="005164d8" officeooo:paragraph-rsid="007da7c7" style:font-name-asian="Droid Sans Fallback1" style:font-size-asian="12pt" style:font-weight-asian="bold" style:font-size-complex="12pt" style:font-weight-complex="bold"/>
    </style:style>
    <style:style style:name="P174" style:family="paragraph" style:parent-style-name="Text_20_body">
      <style:text-properties style:font-name="Droid Sans Fallback1" fo:font-size="12pt" fo:font-weight="bold" officeooo:rsid="007f0c93" officeooo:paragraph-rsid="007f0c93" style:font-name-asian="Droid Sans Fallback1" style:font-size-asian="12pt" style:font-weight-asian="bold" style:font-size-complex="12pt" style:font-weight-complex="bold"/>
    </style:style>
    <style:style style:name="P175" style:family="paragraph" style:parent-style-name="Text_20_body">
      <style:text-properties style:font-name="Droid Sans Fallback1" fo:font-size="12pt" fo:font-weight="bold" officeooo:rsid="007f0c93" officeooo:paragraph-rsid="00826f6e" style:font-name-asian="Droid Sans Fallback1" style:font-size-asian="12pt" style:font-weight-asian="bold" style:font-size-complex="12pt" style:font-weight-complex="bold"/>
    </style:style>
    <style:style style:name="P176" style:family="paragraph" style:parent-style-name="Text_20_body">
      <style:text-properties style:font-name="Droid Sans Fallback1" fo:font-size="12pt" fo:font-weight="bold" officeooo:rsid="007f0c93" officeooo:paragraph-rsid="00b978a9" style:font-name-asian="Droid Sans Fallback1" style:font-size-asian="12pt" style:font-weight-asian="bold" style:font-size-complex="12pt" style:font-weight-complex="bold"/>
    </style:style>
    <style:style style:name="P177" style:family="paragraph" style:parent-style-name="Text_20_body">
      <style:text-properties style:font-name="Droid Sans Fallback1" fo:font-size="12pt" fo:font-weight="bold" officeooo:rsid="007f0c93" officeooo:paragraph-rsid="01239e7b" style:font-name-asian="Droid Sans Fallback1" style:font-size-asian="12pt" style:font-weight-asian="bold" style:font-size-complex="12pt" style:font-weight-complex="bold"/>
    </style:style>
    <style:style style:name="P178" style:family="paragraph" style:parent-style-name="Text_20_body">
      <style:text-properties officeooo:paragraph-rsid="00555ae3" style:font-name-asian="Droid Sans Fallback1" style:font-size-asian="10.5pt" style:font-weight-asian="normal"/>
    </style:style>
    <style:style style:name="P179" style:family="paragraph" style:parent-style-name="Text_20_body">
      <style:text-properties officeooo:paragraph-rsid="0057cbc3" style:font-name-asian="Droid Sans Fallback1" style:font-size-asian="10.5pt" style:font-weight-asian="normal"/>
    </style:style>
    <style:style style:name="P180" style:family="paragraph" style:parent-style-name="Text_20_body">
      <style:text-properties officeooo:paragraph-rsid="00595eaa" style:font-name-asian="Droid Sans Fallback1" style:font-size-asian="10.5pt" style:font-weight-asian="normal"/>
    </style:style>
    <style:style style:name="P181" style:family="paragraph" style:parent-style-name="Text_20_body">
      <style:text-properties officeooo:rsid="005cae75" officeooo:paragraph-rsid="005cae75" style:font-name-asian="Droid Sans Fallback1" style:font-size-asian="10.5pt" style:font-weight-asian="normal"/>
    </style:style>
    <style:style style:name="P182" style:family="paragraph" style:parent-style-name="Text_20_body">
      <style:text-properties officeooo:rsid="0064a3ed" officeooo:paragraph-rsid="0064a3ed" style:font-name-asian="Droid Sans Fallback1" style:font-size-asian="10.5pt" style:font-weight-asian="normal"/>
    </style:style>
    <style:style style:name="P183" style:family="paragraph" style:parent-style-name="Text_20_body">
      <style:text-properties officeooo:rsid="0067961d" officeooo:paragraph-rsid="0067961d" style:font-name-asian="Droid Sans Fallback1" style:font-size-asian="10.5pt" style:font-weight-asian="normal"/>
    </style:style>
    <style:style style:name="P184" style:family="paragraph" style:parent-style-name="Text_20_body">
      <style:text-properties officeooo:rsid="006ce8f6" officeooo:paragraph-rsid="006ce8f6" style:font-name-asian="Droid Sans Fallback1" style:font-size-asian="10.5pt" style:font-weight-asian="normal"/>
    </style:style>
    <style:style style:name="P185" style:family="paragraph" style:parent-style-name="Text_20_body">
      <style:text-properties officeooo:rsid="007427fc" officeooo:paragraph-rsid="007427fc" style:font-name-asian="Droid Sans Fallback1" style:font-size-asian="10.5pt" style:font-weight-asian="normal"/>
    </style:style>
    <style:style style:name="P186" style:family="paragraph" style:parent-style-name="Text_20_body">
      <style:text-properties officeooo:paragraph-rsid="0075adef" style:font-name-asian="Droid Sans Fallback1" style:font-size-asian="10.5pt" style:font-weight-asian="normal"/>
    </style:style>
    <style:style style:name="P187" style:family="paragraph" style:parent-style-name="Text_20_body">
      <style:text-properties officeooo:paragraph-rsid="00790fd1" style:font-name-asian="Droid Sans Fallback1" style:font-size-asian="10.5pt" style:font-weight-asian="normal"/>
    </style:style>
    <style:style style:name="P188" style:family="paragraph" style:parent-style-name="Text_20_body">
      <style:text-properties officeooo:paragraph-rsid="007f0c93" style:font-name-asian="Droid Sans Fallback1" style:font-size-asian="10.5pt" style:font-weight-asian="normal"/>
    </style:style>
    <style:style style:name="P189" style:family="paragraph" style:parent-style-name="Text_20_body">
      <style:text-properties officeooo:rsid="0081c0bc" officeooo:paragraph-rsid="0081c0bc" style:font-name-asian="Droid Sans Fallback1" style:font-size-asian="10.5pt" style:font-weight-asian="normal"/>
    </style:style>
    <style:style style:name="P190" style:family="paragraph" style:parent-style-name="Text_20_body">
      <style:text-properties officeooo:rsid="02c418a8" officeooo:paragraph-rsid="02c418a8"/>
    </style:style>
    <style:style style:name="P191" style:family="paragraph" style:parent-style-name="Text_20_body">
      <style:text-properties officeooo:paragraph-rsid="02c418a8"/>
    </style:style>
    <style:style style:name="P192" style:family="paragraph" style:parent-style-name="Text_20_body">
      <style:text-properties officeooo:rsid="02cf037b" officeooo:paragraph-rsid="02cf037b"/>
    </style:style>
    <style:style style:name="P193" style:family="paragraph" style:parent-style-name="Text_20_body">
      <style:text-properties officeooo:paragraph-rsid="032de9cb"/>
    </style:style>
    <style:style style:name="P194" style:family="paragraph" style:parent-style-name="Text_20_body">
      <style:text-properties officeooo:paragraph-rsid="032ec751"/>
    </style:style>
    <style:style style:name="P195" style:family="paragraph" style:parent-style-name="Text_20_body">
      <style:text-properties officeooo:paragraph-rsid="03318dcc"/>
    </style:style>
    <style:style style:name="P196" style:family="paragraph" style:parent-style-name="Text_20_body">
      <style:text-properties officeooo:paragraph-rsid="0332804a"/>
    </style:style>
    <style:style style:name="P197" style:family="paragraph" style:parent-style-name="Text_20_body">
      <style:text-properties officeooo:paragraph-rsid="0333cb32"/>
    </style:style>
    <style:style style:name="P198" style:family="paragraph" style:parent-style-name="Text_20_body">
      <style:text-properties officeooo:paragraph-rsid="03a7e33f"/>
    </style:style>
    <style:style style:name="P199" style:family="paragraph" style:parent-style-name="Heading_20_2">
      <style:text-properties fo:font-variant="normal" fo:text-transform="none" fo:color="#000000" style:font-name="Times New Roman" fo:letter-spacing="normal" fo:font-style="normal"/>
    </style:style>
    <style:style style:name="P200" style:family="paragraph" style:parent-style-name="Text_20_body">
      <style:paragraph-properties fo:margin-top="0in" fo:margin-bottom="0.1965in" loext:contextual-spacing="false" fo:orphans="2" fo:widows="2"/>
      <style:text-properties fo:font-variant="normal" fo:text-transform="none" fo:color="#000000" style:font-name="Droid Sans Fallback1" fo:font-size="12pt" fo:letter-spacing="normal" fo:font-style="normal" fo:font-weight="bold" officeooo:rsid="021ba261" officeooo:paragraph-rsid="021ba261" style:font-name-asian="Droid Sans Fallback1" style:font-size-asian="12pt" style:font-style-asian="normal" style:font-weight-asian="bold" style:font-size-complex="12pt" style:font-weight-complex="bold"/>
    </style:style>
    <style:style style:name="P201" style:family="paragraph" style:parent-style-name="Text_20_body">
      <style:paragraph-properties fo:margin-top="0in" fo:margin-bottom="0.1965in" loext:contextual-spacing="false" fo:orphans="2" fo:widows="2"/>
      <style:text-properties fo:font-variant="normal" fo:text-transform="none" fo:color="#000000" style:font-name="Droid Sans Fallback1" fo:font-size="12pt" fo:letter-spacing="normal" fo:font-style="normal" fo:font-weight="bold" officeooo:rsid="021ba261" officeooo:paragraph-rsid="02362d52" style:font-name-asian="Droid Sans Fallback1" style:font-size-asian="12pt" style:font-style-asian="normal" style:font-weight-asian="bold" style:font-size-complex="12pt" style:font-weight-complex="bold"/>
    </style:style>
    <style:style style:name="P202" style:family="paragraph" style:parent-style-name="Text_20_body">
      <style:paragraph-properties fo:margin-top="0in" fo:margin-bottom="0.1965in" loext:contextual-spacing="false" fo:orphans="2" fo:widows="2"/>
      <style:text-properties fo:font-variant="normal" fo:text-transform="none" fo:color="#000000" style:font-name="Droid Sans Fallback1" fo:font-size="12pt" fo:letter-spacing="normal" fo:font-style="normal" fo:font-weight="bold" officeooo:rsid="021ba261" officeooo:paragraph-rsid="0226c139" style:font-name-asian="Droid Sans Fallback1" style:font-size-asian="12pt" style:font-style-asian="normal" style:font-weight-asian="bold" style:font-size-complex="12pt" style:font-weight-complex="bold"/>
    </style:style>
    <style:style style:name="P203" style:family="paragraph" style:parent-style-name="Text_20_body">
      <style:paragraph-properties fo:margin-top="0in" fo:margin-bottom="0.1965in" loext:contextual-spacing="false" fo:orphans="2" fo:widows="2"/>
      <style:text-properties fo:font-variant="normal" fo:text-transform="none" fo:color="#000000" style:font-name="Droid Sans Fallback1" fo:font-size="12pt" fo:letter-spacing="normal" fo:font-style="normal" fo:font-weight="bold" officeooo:rsid="021ba261" officeooo:paragraph-rsid="024bd7c3" style:font-name-asian="Droid Sans Fallback1" style:font-size-asian="12pt" style:font-style-asian="normal" style:font-weight-asian="bold" style:font-size-complex="12pt" style:font-weight-complex="bold"/>
    </style:style>
    <style:style style:name="P204" style:family="paragraph" style:parent-style-name="Text_20_body">
      <style:paragraph-properties fo:margin-top="0in" fo:margin-bottom="0.1965in" loext:contextual-spacing="false" fo:orphans="2" fo:widows="2"/>
      <style:text-properties fo:font-variant="normal" fo:text-transform="none" fo:color="#000000" style:font-name="Droid Sans Fallback1" fo:font-size="12pt" fo:letter-spacing="normal" fo:font-style="normal" fo:font-weight="bold" officeooo:rsid="021ba261" officeooo:paragraph-rsid="024f7382" style:font-name-asian="Droid Sans Fallback1" style:font-size-asian="12pt" style:font-style-asian="normal" style:font-weight-asian="bold" style:font-size-complex="12pt" style:font-weight-complex="bold"/>
    </style:style>
    <style:style style:name="P205" style:family="paragraph" style:parent-style-name="Text_20_body">
      <style:paragraph-properties fo:margin-top="0in" fo:margin-bottom="0.1965in" loext:contextual-spacing="false" fo:orphans="2" fo:widows="2"/>
      <style:text-properties fo:font-variant="normal" fo:text-transform="none" fo:color="#000000" style:font-name="Droid Sans Fallback1" fo:font-size="12pt" fo:letter-spacing="normal" fo:font-style="normal" fo:font-weight="bold" officeooo:rsid="021ba261" officeooo:paragraph-rsid="02a78b59" style:font-name-asian="Droid Sans Fallback1" style:font-size-asian="12pt" style:font-style-asian="normal" style:font-weight-asian="bold" style:font-size-complex="12pt" style:font-weight-complex="bold"/>
    </style:style>
    <style:style style:name="P206" style:family="paragraph" style:parent-style-name="Text_20_body">
      <style:paragraph-properties fo:margin-top="0in" fo:margin-bottom="0.1965in" loext:contextual-spacing="false" fo:orphans="2" fo:widows="2"/>
      <style:text-properties fo:font-variant="normal" fo:text-transform="none" fo:color="#000000" style:font-name="Droid Sans Fallback1" fo:font-size="12pt" fo:letter-spacing="normal" fo:font-style="normal" fo:font-weight="bold" officeooo:rsid="021ba261" officeooo:paragraph-rsid="02a8c366" style:font-name-asian="Droid Sans Fallback1" style:font-size-asian="12pt" style:font-style-asian="normal" style:font-weight-asian="bold" style:font-size-complex="12pt" style:font-weight-complex="bold"/>
    </style:style>
    <style:style style:name="P207" style:family="paragraph" style:parent-style-name="Text_20_body">
      <style:paragraph-properties fo:margin-top="0in" fo:margin-bottom="0.1965in" loext:contextual-spacing="false" fo:orphans="2" fo:widows="2"/>
      <style:text-properties fo:font-variant="normal" fo:text-transform="none" fo:color="#000000" style:font-name="Droid Sans Fallback1" fo:font-size="12pt" fo:letter-spacing="normal" fo:font-style="normal" fo:font-weight="bold" officeooo:rsid="007da7c7" officeooo:paragraph-rsid="020c78b7" style:font-name-asian="Droid Sans Fallback1" style:font-size-asian="12pt" style:font-style-asian="normal" style:font-weight-asian="bold" style:font-size-complex="12pt" style:font-weight-complex="bold"/>
    </style:style>
    <style:style style:name="P208" style:family="paragraph" style:parent-style-name="Text_20_body">
      <style:paragraph-properties fo:margin-top="0in" fo:margin-bottom="0.1965in" loext:contextual-spacing="false" fo:orphans="2" fo:widows="2"/>
      <style:text-properties fo:font-variant="normal" fo:text-transform="none" fo:color="#000000" style:font-name="Droid Sans Fallback1" fo:font-size="12pt" fo:letter-spacing="normal" fo:font-style="normal" fo:font-weight="bold" officeooo:rsid="007da7c7" officeooo:paragraph-rsid="0216ae01" style:font-name-asian="Droid Sans Fallback1" style:font-size-asian="12pt" style:font-style-asian="normal" style:font-weight-asian="bold" style:font-size-complex="12pt" style:font-weight-complex="bold"/>
    </style:style>
    <style:style style:name="P209" style:family="paragraph" style:parent-style-name="Text_20_body">
      <style:paragraph-properties fo:margin-top="0in" fo:margin-bottom="0.1965in" loext:contextual-spacing="false" fo:orphans="2" fo:widows="2"/>
      <style:text-properties fo:font-variant="normal" fo:text-transform="none" fo:color="#000000" style:font-name="Droid Sans Fallback1" fo:font-size="12pt" fo:letter-spacing="normal" fo:font-style="normal" fo:font-weight="bold" officeooo:rsid="024f7382" officeooo:paragraph-rsid="024f7382" style:font-name-asian="Droid Sans Fallback1" style:font-size-asian="12pt" style:font-style-asian="normal" style:font-weight-asian="bold" style:font-size-complex="12pt" style:font-weight-complex="bold"/>
    </style:style>
    <style:style style:name="P210" style:family="paragraph" style:parent-style-name="Text_20_body">
      <style:paragraph-properties fo:margin-top="0in" fo:margin-bottom="0.1965in" loext:contextual-spacing="false" fo:orphans="2" fo:widows="2"/>
      <style:text-properties fo:font-variant="normal" fo:text-transform="none" fo:color="#000000" style:font-name="Droid Sans Fallback1" fo:font-size="10.5pt" fo:letter-spacing="normal" fo:font-style="normal" fo:font-weight="normal" officeooo:rsid="0210580f" officeooo:paragraph-rsid="0210580f" style:font-name-asian="Droid Sans Fallback1" style:font-size-asian="10.5pt" style:font-style-asian="normal" style:font-weight-asian="normal" style:font-size-complex="10.5pt" style:font-weight-complex="normal"/>
    </style:style>
    <style:style style:name="P211" style:family="paragraph" style:parent-style-name="Text_20_body">
      <style:paragraph-properties fo:margin-top="0in" fo:margin-bottom="0.1965in" loext:contextual-spacing="false" fo:orphans="2" fo:widows="2"/>
      <style:text-properties fo:font-variant="normal" fo:text-transform="none" fo:color="#000000" style:font-name="Droid Sans Fallback1" fo:font-size="10.5pt" fo:letter-spacing="normal" fo:font-style="normal" fo:font-weight="normal" officeooo:rsid="021423c1" officeooo:paragraph-rsid="021423c1" style:font-name-asian="Droid Sans Fallback1" style:font-size-asian="10.5pt" style:font-style-asian="normal" style:font-weight-asian="normal" style:font-size-complex="10.5pt" style:font-weight-complex="normal"/>
    </style:style>
    <style:style style:name="P212" style:family="paragraph" style:parent-style-name="Text_20_body">
      <style:paragraph-properties fo:margin-top="0in" fo:margin-bottom="0.1965in" loext:contextual-spacing="false" fo:orphans="2" fo:widows="2"/>
      <style:text-properties fo:font-variant="normal" fo:text-transform="none" fo:color="#000000" style:font-name="Droid Sans Fallback1" fo:font-size="10.5pt" fo:letter-spacing="normal" fo:font-style="normal" fo:font-weight="normal" officeooo:rsid="021ba261" officeooo:paragraph-rsid="0226c139" style:font-name-asian="Droid Sans Fallback1" style:font-size-asian="10.5pt" style:font-style-asian="normal" style:font-weight-asian="normal" style:font-size-complex="10.5pt" style:font-weight-complex="normal"/>
    </style:style>
    <style:style style:name="P213" style:family="paragraph" style:parent-style-name="Text_20_body">
      <style:paragraph-properties fo:margin-top="0in" fo:margin-bottom="0.1965in" loext:contextual-spacing="false" fo:orphans="2" fo:widows="2"/>
      <style:text-properties fo:font-variant="normal" fo:text-transform="none" fo:color="#000000" style:font-name="Droid Sans Fallback1" fo:font-size="10.5pt" fo:letter-spacing="normal" fo:font-style="normal" fo:font-weight="normal" officeooo:rsid="02362d52" officeooo:paragraph-rsid="02390f9d" style:font-name-asian="Droid Sans Fallback1" style:font-size-asian="10.5pt" style:font-style-asian="normal" style:font-weight-asian="normal" style:font-size-complex="10.5pt" style:font-weight-complex="normal"/>
    </style:style>
    <style:style style:name="P214" style:family="paragraph" style:parent-style-name="Text_20_body">
      <style:paragraph-properties fo:margin-top="0in" fo:margin-bottom="0.1965in" loext:contextual-spacing="false" fo:orphans="2" fo:widows="2"/>
      <style:text-properties fo:font-variant="normal" fo:text-transform="none" fo:color="#000000" style:font-name="Droid Sans Fallback1" fo:font-size="10.5pt" fo:letter-spacing="normal" fo:font-style="normal" fo:font-weight="normal" officeooo:rsid="02425b4e" officeooo:paragraph-rsid="02425b4e" style:font-name-asian="Droid Sans Fallback1" style:font-size-asian="10.5pt" style:font-style-asian="normal" style:font-weight-asian="normal" style:font-size-complex="10.5pt" style:font-weight-complex="normal"/>
    </style:style>
    <style:style style:name="P215" style:family="paragraph" style:parent-style-name="Text_20_body">
      <style:paragraph-properties fo:margin-top="0in" fo:margin-bottom="0.1965in" loext:contextual-spacing="false" fo:orphans="2" fo:widows="2"/>
      <style:text-properties fo:font-variant="normal" fo:text-transform="none" fo:color="#000000" style:font-name="Droid Sans Fallback1" fo:font-size="10.5pt" fo:letter-spacing="normal" fo:font-style="normal" fo:font-weight="normal" officeooo:rsid="024610db" officeooo:paragraph-rsid="024610db" style:font-name-asian="Droid Sans Fallback1" style:font-size-asian="10.5pt" style:font-style-asian="normal" style:font-weight-asian="normal" style:font-size-complex="10.5pt" style:font-weight-complex="normal"/>
    </style:style>
    <style:style style:name="P216" style:family="paragraph" style:parent-style-name="Text_20_body">
      <style:paragraph-properties fo:margin-top="0in" fo:margin-bottom="0.1965in" loext:contextual-spacing="false" fo:orphans="2" fo:widows="2"/>
      <style:text-properties fo:font-variant="normal" fo:text-transform="none" fo:color="#000000" style:font-name="Droid Sans Fallback1" fo:font-size="10.5pt" fo:letter-spacing="normal" fo:font-style="normal" fo:font-weight="normal" officeooo:rsid="024e565b" officeooo:paragraph-rsid="024e565b" style:font-name-asian="Droid Sans Fallback1" style:font-size-asian="10.5pt" style:font-style-asian="normal" style:font-weight-asian="normal" style:font-size-complex="10.5pt" style:font-weight-complex="normal"/>
    </style:style>
    <style:style style:name="P217" style:family="paragraph" style:parent-style-name="Text_20_body">
      <style:paragraph-properties fo:margin-top="0in" fo:margin-bottom="0.1965in" loext:contextual-spacing="false" fo:orphans="2" fo:widows="2"/>
      <style:text-properties fo:font-variant="normal" fo:text-transform="none" fo:color="#000000" style:font-name="Droid Sans Fallback1" fo:font-size="10.5pt" fo:letter-spacing="normal" fo:font-style="normal" fo:font-weight="normal" officeooo:rsid="024f7382" officeooo:paragraph-rsid="024f7382" style:font-name-asian="Droid Sans Fallback1" style:font-size-asian="10.5pt" style:font-style-asian="normal" style:font-weight-asian="normal" style:font-size-complex="10.5pt" style:font-weight-complex="normal"/>
    </style:style>
    <style:style style:name="P218" style:family="paragraph" style:parent-style-name="Text_20_body">
      <style:paragraph-properties fo:margin-top="0in" fo:margin-bottom="0.1965in" loext:contextual-spacing="false" fo:orphans="2" fo:widows="2"/>
      <style:text-properties fo:font-variant="normal" fo:text-transform="none" fo:color="#000000" style:font-name="Droid Sans Fallback1" fo:font-size="10.5pt" fo:letter-spacing="normal" fo:font-style="normal" fo:font-weight="normal" officeooo:rsid="025b4779" officeooo:paragraph-rsid="025b4779" style:font-name-asian="Droid Sans Fallback1" style:font-size-asian="10.5pt" style:font-style-asian="normal" style:font-weight-asian="normal" style:font-size-complex="10.5pt" style:font-weight-complex="normal"/>
    </style:style>
    <style:style style:name="P219" style:family="paragraph" style:parent-style-name="Text_20_body">
      <style:paragraph-properties fo:margin-top="0in" fo:margin-bottom="0.1965in" loext:contextual-spacing="false" fo:orphans="2" fo:widows="2"/>
      <style:text-properties fo:font-variant="normal" fo:text-transform="none" fo:color="#000000" style:font-name="Droid Sans Fallback1" fo:font-size="10.5pt" fo:letter-spacing="normal" fo:font-style="normal" fo:font-weight="normal" officeooo:rsid="02a9c22f" officeooo:paragraph-rsid="02a9c22f" style:font-name-asian="Droid Sans Fallback1" style:font-size-asian="10.5pt" style:font-style-asian="normal" style:font-weight-asian="normal" style:font-size-complex="10.5pt" style:font-weight-complex="normal"/>
    </style:style>
    <style:style style:name="P220" style:family="paragraph" style:parent-style-name="Text_20_body">
      <style:paragraph-properties fo:margin-top="0in" fo:margin-bottom="0.1965in" loext:contextual-spacing="false" fo:orphans="2" fo:widows="2"/>
      <style:text-properties fo:font-variant="normal" fo:text-transform="none" fo:color="#000000" style:font-name="Droid Sans Fallback1" fo:font-size="10.5pt" fo:letter-spacing="normal" fo:font-style="normal" fo:font-weight="normal" officeooo:rsid="02b326f0" officeooo:paragraph-rsid="02b326f0" style:font-name-asian="Droid Sans Fallback1" style:font-size-asian="10.5pt" style:font-style-asian="normal" style:font-weight-asian="normal" style:font-size-complex="10.5pt" style:font-weight-complex="normal"/>
    </style:style>
    <style:style style:name="P221" style:family="paragraph" style:parent-style-name="Text_20_body">
      <style:paragraph-properties fo:margin-top="0in" fo:margin-bottom="0.1965in" loext:contextual-spacing="false" fo:orphans="2" fo:widows="2"/>
      <style:text-properties fo:font-variant="normal" fo:text-transform="none" fo:color="#000000" style:font-name="Droid Sans Fallback1" fo:font-size="10.5pt" fo:letter-spacing="normal" fo:font-style="normal" fo:font-weight="normal" officeooo:rsid="02bc7b83" officeooo:paragraph-rsid="02bc7b83" style:font-name-asian="Droid Sans Fallback1" style:font-size-asian="10.5pt" style:font-style-asian="normal" style:font-weight-asian="normal" style:font-size-complex="10.5pt" style:font-weight-complex="normal"/>
    </style:style>
    <style:style style:name="P222" style:family="paragraph" style:parent-style-name="Text_20_body">
      <style:paragraph-properties fo:margin-top="0in" fo:margin-bottom="0.1965in" loext:contextual-spacing="false" fo:orphans="2" fo:widows="2"/>
      <style:text-properties fo:font-variant="normal" fo:text-transform="none" fo:color="#000000" style:font-name="Droid Sans Fallback1" fo:font-size="10.5pt" fo:letter-spacing="normal" fo:font-style="normal" fo:font-weight="normal" officeooo:paragraph-rsid="024eb7b3"/>
    </style:style>
    <style:style style:name="P223" style:family="paragraph" style:parent-style-name="Text_20_body">
      <style:paragraph-properties fo:margin-top="0in" fo:margin-bottom="0.1965in" loext:contextual-spacing="false" fo:orphans="2" fo:widows="2"/>
      <style:text-properties fo:font-variant="normal" fo:text-transform="none" fo:color="#000000" style:font-name="Droid Sans Fallback1" fo:font-size="10.5pt" fo:letter-spacing="normal" fo:font-style="normal" fo:font-weight="normal" officeooo:rsid="024f2a4a" officeooo:paragraph-rsid="024f2a4a" style:font-size-asian="10.5pt" style:font-weight-asian="normal" style:font-size-complex="10.5pt" style:font-weight-complex="normal"/>
    </style:style>
    <style:style style:name="P224" style:family="paragraph" style:parent-style-name="Text_20_body">
      <style:paragraph-properties fo:margin-top="0in" fo:margin-bottom="0.1965in" loext:contextual-spacing="false" fo:orphans="2" fo:widows="2"/>
      <style:text-properties fo:font-variant="normal" fo:text-transform="none" fo:color="#000000" fo:letter-spacing="normal" officeooo:paragraph-rsid="021cce59" style:font-name-asian="Droid Sans Fallback1" style:font-size-asian="10.5pt" style:font-style-asian="normal" style:font-weight-asian="normal"/>
    </style:style>
    <style:style style:name="P225" style:family="paragraph" style:parent-style-name="Text_20_body">
      <style:paragraph-properties fo:margin-top="0in" fo:margin-bottom="0.1965in" loext:contextual-spacing="false" fo:orphans="2" fo:widows="2"/>
      <style:text-properties fo:font-variant="normal" fo:text-transform="none" fo:color="#000000" fo:letter-spacing="normal" officeooo:rsid="021d88cf" officeooo:paragraph-rsid="021d88cf" style:font-name-asian="Droid Sans Fallback1" style:font-size-asian="10.5pt" style:font-style-asian="normal" style:font-weight-asian="normal"/>
    </style:style>
    <style:style style:name="P226" style:family="paragraph" style:parent-style-name="Text_20_body">
      <style:paragraph-properties fo:margin-top="0in" fo:margin-bottom="0.1965in" loext:contextual-spacing="false" fo:orphans="2" fo:widows="2"/>
      <style:text-properties fo:font-variant="normal" fo:text-transform="none" fo:color="#000000" fo:letter-spacing="normal" fo:font-weight="normal" officeooo:rsid="021e6930" officeooo:paragraph-rsid="021e6930" style:font-name-asian="Droid Sans Fallback1" style:font-size-asian="10.5pt" style:font-style-asian="normal" style:font-weight-asian="normal" style:font-weight-complex="normal"/>
    </style:style>
    <style:style style:name="P227" style:family="paragraph" style:parent-style-name="Text_20_body">
      <style:paragraph-properties fo:margin-top="0in" fo:margin-bottom="0.1965in" loext:contextual-spacing="false" fo:orphans="2" fo:widows="2"/>
      <style:text-properties fo:font-variant="normal" fo:text-transform="none" fo:color="#000000" fo:letter-spacing="normal" fo:font-weight="normal" officeooo:rsid="021f560f" officeooo:paragraph-rsid="021f560f" style:font-name-asian="Droid Sans Fallback1" style:font-size-asian="10.5pt" style:font-style-asian="normal" style:font-weight-asian="normal" style:font-weight-complex="normal"/>
    </style:style>
    <style:style style:name="P228" style:family="paragraph" style:parent-style-name="Text_20_body">
      <style:paragraph-properties fo:margin-top="0in" fo:margin-bottom="0.1965in" loext:contextual-spacing="false" fo:orphans="2" fo:widows="2"/>
      <style:text-properties fo:font-variant="normal" fo:text-transform="none" fo:color="#434343" fo:letter-spacing="normal" fo:font-weight="normal" officeooo:rsid="021d88cf" officeooo:paragraph-rsid="021d88cf" style:font-name-asian="Arial" style:font-size-asian="10.5pt" style:font-style-asian="normal" style:font-weight-asian="normal" style:font-weight-complex="normal"/>
    </style:style>
    <style:style style:name="P229" style:family="paragraph" style:parent-style-name="Text_20_body">
      <style:paragraph-properties fo:margin-top="0in" fo:margin-bottom="0.1965in" loext:contextual-spacing="false" fo:orphans="2" fo:widows="2"/>
      <style:text-properties fo:font-variant="normal" fo:text-transform="none" fo:color="#434343" fo:letter-spacing="normal" fo:font-weight="normal" officeooo:rsid="021e6930" officeooo:paragraph-rsid="021e6930" style:font-name-asian="Arial" style:font-size-asian="10.5pt" style:font-style-asian="normal" style:font-weight-asian="normal" style:font-weight-complex="normal"/>
    </style:style>
    <style:style style:name="P230" style:family="paragraph" style:parent-style-name="Text_20_body">
      <style:paragraph-properties fo:margin-top="0in" fo:margin-bottom="0.1965in" loext:contextual-spacing="false" fo:orphans="2" fo:widows="2"/>
      <style:text-properties fo:font-variant="normal" fo:text-transform="none" fo:color="#434343" fo:letter-spacing="normal" fo:font-weight="normal" officeooo:rsid="0284b0e3" officeooo:paragraph-rsid="0284b0e3" style:font-name-asian="Arial" style:font-size-asian="10.5pt" style:font-style-asian="normal" style:font-weight-asian="normal" style:font-weight-complex="normal"/>
    </style:style>
    <style:style style:name="P231" style:family="paragraph" style:parent-style-name="Text_20_body">
      <style:paragraph-properties fo:margin-top="0in" fo:margin-bottom="0.1965in" loext:contextual-spacing="false" fo:orphans="2" fo:widows="2"/>
      <style:text-properties fo:font-variant="normal" fo:text-transform="none" fo:color="#434343" fo:letter-spacing="normal" fo:font-weight="normal" officeooo:rsid="0286704d" officeooo:paragraph-rsid="0286704d" style:font-name-asian="Arial" style:font-size-asian="10.5pt" style:font-style-asian="normal" style:font-weight-asian="normal" style:font-weight-complex="normal"/>
    </style:style>
    <style:style style:name="P232" style:family="paragraph" style:parent-style-name="Text_20_body">
      <style:paragraph-properties fo:margin-top="0in" fo:margin-bottom="0.1965in" loext:contextual-spacing="false" fo:orphans="2" fo:widows="2"/>
      <style:text-properties fo:font-variant="normal" fo:text-transform="none" fo:color="#434343" fo:letter-spacing="normal" fo:font-weight="normal" officeooo:rsid="0288a47c" officeooo:paragraph-rsid="0288a47c" style:font-name-asian="Arial" style:font-size-asian="10.5pt" style:font-style-asian="normal" style:font-weight-asian="normal" style:font-weight-complex="normal"/>
    </style:style>
    <style:style style:name="P233" style:family="paragraph" style:parent-style-name="Text_20_body">
      <style:paragraph-properties fo:margin-top="0in" fo:margin-bottom="0.1965in" loext:contextual-spacing="false" fo:orphans="2" fo:widows="2"/>
      <style:text-properties fo:font-variant="normal" fo:text-transform="none" fo:color="#434343" fo:letter-spacing="normal" fo:font-weight="normal" officeooo:rsid="028a39dd" officeooo:paragraph-rsid="028a39dd" style:font-name-asian="Arial" style:font-size-asian="10.5pt" style:font-style-asian="normal" style:font-weight-asian="normal" style:font-weight-complex="normal"/>
    </style:style>
    <style:style style:name="P234" style:family="paragraph" style:parent-style-name="Text_20_body">
      <style:paragraph-properties fo:margin-top="0in" fo:margin-bottom="0.1965in" loext:contextual-spacing="false" fo:orphans="2" fo:widows="2"/>
      <style:text-properties fo:font-variant="normal" fo:text-transform="none" fo:color="#434343" fo:letter-spacing="normal" fo:font-weight="normal" officeooo:rsid="028a4eed" officeooo:paragraph-rsid="028a4eed" style:font-name-asian="Arial" style:font-size-asian="10.5pt" style:font-style-asian="normal" style:font-weight-asian="normal" style:font-weight-complex="normal"/>
    </style:style>
    <style:style style:name="P235" style:family="paragraph" style:parent-style-name="Text_20_body">
      <style:paragraph-properties fo:margin-top="0in" fo:margin-bottom="0.1965in" loext:contextual-spacing="false" fo:orphans="2" fo:widows="2"/>
      <style:text-properties fo:font-variant="normal" fo:text-transform="none" fo:color="#434343" fo:letter-spacing="normal" fo:font-weight="normal" officeooo:rsid="028b6df0" officeooo:paragraph-rsid="028b6df0" style:font-name-asian="Arial" style:font-size-asian="10.5pt" style:font-style-asian="normal" style:font-weight-asian="normal" style:font-weight-complex="normal"/>
    </style:style>
    <style:style style:name="P236" style:family="paragraph" style:parent-style-name="Text_20_body">
      <style:paragraph-properties fo:margin-top="0in" fo:margin-bottom="0.1965in" loext:contextual-spacing="false" fo:orphans="2" fo:widows="2"/>
      <style:text-properties fo:font-variant="normal" fo:text-transform="none" fo:color="#434343" fo:letter-spacing="normal" fo:font-weight="normal" officeooo:rsid="028cdf31" officeooo:paragraph-rsid="028cdf31" style:font-name-asian="Arial" style:font-size-asian="10.5pt" style:font-style-asian="normal" style:font-weight-asian="normal" style:font-weight-complex="normal"/>
    </style:style>
    <style:style style:name="P237" style:family="paragraph" style:parent-style-name="Text_20_body">
      <style:paragraph-properties fo:margin-top="0in" fo:margin-bottom="0.1965in" loext:contextual-spacing="false" fo:orphans="2" fo:widows="2"/>
      <style:text-properties fo:font-variant="normal" fo:text-transform="none" fo:color="#434343" fo:letter-spacing="normal" fo:font-weight="normal" officeooo:rsid="028e6b67" officeooo:paragraph-rsid="028e6b67" style:font-name-asian="Arial" style:font-size-asian="10.5pt" style:font-style-asian="normal" style:font-weight-asian="normal" style:font-weight-complex="normal"/>
    </style:style>
    <style:style style:name="P238" style:family="paragraph" style:parent-style-name="Text_20_body">
      <style:paragraph-properties fo:margin-top="0in" fo:margin-bottom="0.1965in" loext:contextual-spacing="false" fo:orphans="2" fo:widows="2"/>
      <style:text-properties fo:font-variant="normal" fo:text-transform="none" fo:color="#434343" fo:letter-spacing="normal" fo:font-weight="normal" officeooo:rsid="028f9ed5" officeooo:paragraph-rsid="028f9ed5" style:font-name-asian="Arial" style:font-size-asian="10.5pt" style:font-style-asian="normal" style:font-weight-asian="normal" style:font-weight-complex="normal"/>
    </style:style>
    <style:style style:name="P239" style:family="paragraph" style:parent-style-name="Text_20_body">
      <style:paragraph-properties fo:margin-top="0in" fo:margin-bottom="0.1965in" loext:contextual-spacing="false" fo:orphans="2" fo:widows="2"/>
      <style:text-properties fo:font-variant="normal" fo:text-transform="none" fo:color="#434343" fo:letter-spacing="normal" fo:font-weight="normal" officeooo:rsid="0291bf26" officeooo:paragraph-rsid="0291bf26" style:font-name-asian="Arial" style:font-size-asian="10.5pt" style:font-style-asian="normal" style:font-weight-asian="normal" style:font-weight-complex="normal"/>
    </style:style>
    <style:style style:name="P240" style:family="paragraph" style:parent-style-name="Text_20_body">
      <style:paragraph-properties fo:margin-top="0in" fo:margin-bottom="0.1965in" loext:contextual-spacing="false" fo:orphans="2" fo:widows="2"/>
      <style:text-properties fo:font-variant="normal" fo:text-transform="none" fo:color="#434343" fo:letter-spacing="normal" fo:font-weight="normal" officeooo:rsid="0293b4f3" officeooo:paragraph-rsid="0293b4f3" style:font-name-asian="Arial" style:font-size-asian="10.5pt" style:font-style-asian="normal" style:font-weight-asian="normal" style:font-weight-complex="normal"/>
    </style:style>
    <style:style style:name="P241" style:family="paragraph" style:parent-style-name="Text_20_body">
      <style:paragraph-properties fo:margin-top="0in" fo:margin-bottom="0.1965in" loext:contextual-spacing="false" fo:orphans="2" fo:widows="2"/>
      <style:text-properties fo:font-variant="normal" fo:text-transform="none" fo:color="#434343" fo:letter-spacing="normal" fo:font-weight="normal" officeooo:rsid="02951e8f" officeooo:paragraph-rsid="02951e8f" style:font-name-asian="Arial" style:font-size-asian="10.5pt" style:font-style-asian="normal" style:font-weight-asian="normal" style:font-weight-complex="normal"/>
    </style:style>
    <style:style style:name="P242" style:family="paragraph" style:parent-style-name="Text_20_body">
      <style:paragraph-properties fo:margin-top="0in" fo:margin-bottom="0.1965in" loext:contextual-spacing="false" fo:orphans="2" fo:widows="2"/>
      <style:text-properties fo:font-variant="normal" fo:text-transform="none" fo:color="#434343" fo:letter-spacing="normal" fo:font-weight="normal" officeooo:rsid="029c70bf" officeooo:paragraph-rsid="029c70bf" style:font-name-asian="Arial" style:font-size-asian="10.5pt" style:font-style-asian="normal" style:font-weight-asian="normal" style:font-weight-complex="normal"/>
    </style:style>
    <style:style style:name="P243" style:family="paragraph" style:parent-style-name="Text_20_body">
      <style:paragraph-properties fo:margin-top="0in" fo:margin-bottom="0.1965in" loext:contextual-spacing="false" fo:orphans="2" fo:widows="2"/>
      <style:text-properties fo:font-variant="normal" fo:text-transform="none" fo:color="#434343" fo:letter-spacing="normal" fo:font-weight="normal" officeooo:rsid="029dbe84" officeooo:paragraph-rsid="029dbe84" style:font-name-asian="Arial" style:font-size-asian="10.5pt" style:font-style-asian="normal" style:font-weight-asian="normal" style:font-weight-complex="normal"/>
    </style:style>
    <style:style style:name="P244" style:family="paragraph" style:parent-style-name="Text_20_body">
      <style:paragraph-properties fo:margin-top="0in" fo:margin-bottom="0.1965in" loext:contextual-spacing="false" fo:orphans="2" fo:widows="2"/>
      <style:text-properties fo:font-variant="normal" fo:text-transform="none" fo:color="#434343" fo:letter-spacing="normal" fo:font-weight="normal" officeooo:rsid="029f3722" officeooo:paragraph-rsid="029f3722" style:font-name-asian="Arial" style:font-size-asian="10.5pt" style:font-style-asian="normal" style:font-weight-asian="normal" style:font-weight-complex="normal"/>
    </style:style>
    <style:style style:name="P245" style:family="paragraph" style:parent-style-name="Text_20_body">
      <style:paragraph-properties fo:margin-top="0in" fo:margin-bottom="0.1965in" loext:contextual-spacing="false" fo:orphans="2" fo:widows="2"/>
      <style:text-properties fo:font-variant="normal" fo:text-transform="none" fo:color="#434343" fo:letter-spacing="normal" fo:font-weight="normal" officeooo:rsid="02a4f63a" officeooo:paragraph-rsid="02a4f63a" style:font-name-asian="Arial" style:font-size-asian="10.5pt" style:font-style-asian="normal" style:font-weight-asian="normal" style:font-weight-complex="normal"/>
    </style:style>
    <style:style style:name="P246" style:family="paragraph" style:parent-style-name="Text_20_body">
      <style:paragraph-properties fo:margin-top="0in" fo:margin-bottom="0.1965in" loext:contextual-spacing="false" fo:orphans="2" fo:widows="2"/>
      <style:text-properties fo:font-variant="normal" fo:text-transform="none" fo:color="#434343" style:font-name="Droid Sans Fallback1" fo:font-size="10.5pt" fo:letter-spacing="normal" fo:font-style="normal" fo:font-weight="normal" officeooo:rsid="02362d52" officeooo:paragraph-rsid="02362d52" style:font-name-asian="Arial" style:font-size-asian="10.5pt" style:font-style-asian="normal" style:font-weight-asian="normal" style:font-size-complex="10.5pt" style:font-weight-complex="normal"/>
    </style:style>
    <style:style style:name="P247" style:family="paragraph" style:parent-style-name="Text_20_body">
      <style:paragraph-properties fo:margin-top="0in" fo:margin-bottom="0.1965in" loext:contextual-spacing="false" fo:orphans="2" fo:widows="2"/>
      <style:text-properties fo:font-variant="normal" fo:text-transform="none" fo:color="#434343" style:font-name="Droid Sans Fallback1" fo:font-size="10.5pt" fo:letter-spacing="normal" fo:font-style="normal" fo:font-weight="normal" officeooo:rsid="024eb7b3" officeooo:paragraph-rsid="024eb7b3" style:font-name-asian="Droid Sans Fallback1" style:font-size-asian="10.5pt" style:font-style-asian="normal" style:font-weight-asian="normal" style:font-size-complex="10.5pt" style:font-weight-complex="normal"/>
    </style:style>
    <style:style style:name="P248" style:family="paragraph" style:parent-style-name="Text_20_body">
      <style:paragraph-properties fo:margin-top="0in" fo:margin-bottom="0.1965in" loext:contextual-spacing="false" fo:orphans="2" fo:widows="2"/>
      <style:text-properties fo:font-variant="normal" fo:text-transform="none" fo:color="#434343" style:font-name="Droid Sans Fallback1" fo:font-size="10.5pt" fo:letter-spacing="normal" fo:font-style="normal" fo:font-weight="normal" officeooo:rsid="025de709" officeooo:paragraph-rsid="025de709" style:font-name-asian="Droid Sans Fallback1" style:font-size-asian="10.5pt" style:font-style-asian="normal" style:font-weight-asian="normal" style:font-size-complex="10.5pt" style:font-weight-complex="normal"/>
    </style:style>
    <style:style style:name="P249" style:family="paragraph" style:parent-style-name="Text_20_body">
      <style:paragraph-properties fo:margin-top="0in" fo:margin-bottom="0.1965in" loext:contextual-spacing="false" fo:orphans="2" fo:widows="2"/>
      <style:text-properties fo:font-variant="normal" fo:text-transform="none" fo:color="#434343" style:font-name="Droid Sans Fallback1" fo:font-size="10.5pt" fo:letter-spacing="normal" fo:font-style="normal" fo:font-weight="normal" officeooo:rsid="025fbddc" officeooo:paragraph-rsid="025fbddc" style:font-name-asian="Droid Sans Fallback1" style:font-size-asian="10.5pt" style:font-style-asian="normal" style:font-weight-asian="normal" style:font-size-complex="10.5pt" style:font-weight-complex="normal"/>
    </style:style>
    <style:style style:name="P250" style:family="paragraph" style:parent-style-name="Text_20_body">
      <style:paragraph-properties fo:margin-top="0in" fo:margin-bottom="0.1965in" loext:contextual-spacing="false" fo:orphans="2" fo:widows="2"/>
      <style:text-properties fo:font-variant="normal" fo:text-transform="none" fo:color="#434343" style:font-name="Droid Sans Fallback1" fo:font-size="10.5pt" fo:letter-spacing="normal" fo:font-style="normal" fo:font-weight="normal" officeooo:rsid="02a78b59" officeooo:paragraph-rsid="02a78b59" style:font-name-asian="Droid Sans Fallback1" style:font-size-asian="10.5pt" style:font-style-asian="normal" style:font-weight-asian="normal" style:font-size-complex="10.5pt" style:font-weight-complex="normal"/>
    </style:style>
    <style:style style:name="P251" style:family="paragraph" style:parent-style-name="Text_20_body">
      <style:paragraph-properties fo:margin-top="0in" fo:margin-bottom="0.1965in" loext:contextual-spacing="false" fo:orphans="2" fo:widows="2"/>
      <style:text-properties officeooo:paragraph-rsid="0260ea3b"/>
    </style:style>
    <style:style style:name="P252" style:family="paragraph" style:parent-style-name="Text_20_body">
      <style:paragraph-properties fo:margin-top="0in" fo:margin-bottom="0.1965in" loext:contextual-spacing="false" fo:orphans="2" fo:widows="2"/>
      <style:text-properties officeooo:paragraph-rsid="02637ee4"/>
    </style:style>
    <style:style style:name="P253" style:family="paragraph" style:parent-style-name="Text_20_body">
      <style:paragraph-properties fo:margin-top="0in" fo:margin-bottom="0.1965in" loext:contextual-spacing="false" fo:orphans="2" fo:widows="2"/>
      <style:text-properties officeooo:paragraph-rsid="02652f70"/>
    </style:style>
    <style:style style:name="P254" style:family="paragraph" style:parent-style-name="Text_20_body">
      <style:paragraph-properties fo:margin-top="0in" fo:margin-bottom="0.1965in" loext:contextual-spacing="false" fo:orphans="2" fo:widows="2"/>
      <style:text-properties officeooo:paragraph-rsid="0266c4ea"/>
    </style:style>
    <style:style style:name="P255" style:family="paragraph" style:parent-style-name="Text_20_body">
      <style:paragraph-properties fo:margin-top="0in" fo:margin-bottom="0.1965in" loext:contextual-spacing="false" fo:orphans="2" fo:widows="2"/>
      <style:text-properties officeooo:paragraph-rsid="02682423"/>
    </style:style>
    <style:style style:name="P256" style:family="paragraph" style:parent-style-name="Text_20_body">
      <style:paragraph-properties fo:margin-top="0in" fo:margin-bottom="0.1965in" loext:contextual-spacing="false" fo:orphans="2" fo:widows="2"/>
      <style:text-properties officeooo:paragraph-rsid="0269b261"/>
    </style:style>
    <style:style style:name="P257" style:family="paragraph" style:parent-style-name="Text_20_body">
      <style:paragraph-properties fo:margin-top="0in" fo:margin-bottom="0.1965in" loext:contextual-spacing="false" fo:orphans="2" fo:widows="2"/>
      <style:text-properties officeooo:paragraph-rsid="026a121e"/>
    </style:style>
    <style:style style:name="P258" style:family="paragraph" style:parent-style-name="Text_20_body">
      <style:paragraph-properties fo:margin-top="0in" fo:margin-bottom="0.1965in" loext:contextual-spacing="false" fo:orphans="2" fo:widows="2"/>
      <style:text-properties officeooo:paragraph-rsid="026a6517"/>
    </style:style>
    <style:style style:name="P259" style:family="paragraph" style:parent-style-name="Text_20_body">
      <style:paragraph-properties fo:margin-top="0in" fo:margin-bottom="0.1965in" loext:contextual-spacing="false" fo:orphans="2" fo:widows="2"/>
      <style:text-properties officeooo:paragraph-rsid="026aad9b"/>
    </style:style>
    <style:style style:name="P260" style:family="paragraph" style:parent-style-name="Text_20_body">
      <style:paragraph-properties fo:margin-top="0in" fo:margin-bottom="0.1965in" loext:contextual-spacing="false" fo:orphans="2" fo:widows="2"/>
      <style:text-properties officeooo:paragraph-rsid="026dab19"/>
    </style:style>
    <style:style style:name="P261" style:family="paragraph" style:parent-style-name="Text_20_body">
      <style:paragraph-properties fo:margin-top="0in" fo:margin-bottom="0.1965in" loext:contextual-spacing="false" fo:orphans="2" fo:widows="2"/>
      <style:text-properties officeooo:paragraph-rsid="0272c0a1"/>
    </style:style>
    <style:style style:name="P262" style:family="paragraph" style:parent-style-name="Text_20_body">
      <style:paragraph-properties fo:margin-top="0in" fo:margin-bottom="0.1965in" loext:contextual-spacing="false" fo:orphans="2" fo:widows="2"/>
      <style:text-properties officeooo:paragraph-rsid="0277c30c"/>
    </style:style>
    <style:style style:name="P263" style:family="paragraph" style:parent-style-name="Text_20_body">
      <style:paragraph-properties fo:margin-top="0in" fo:margin-bottom="0.1965in" loext:contextual-spacing="false" fo:orphans="2" fo:widows="2"/>
      <style:text-properties officeooo:paragraph-rsid="0277f1e1"/>
    </style:style>
    <style:style style:name="P264" style:family="paragraph" style:parent-style-name="Text_20_body">
      <style:paragraph-properties fo:margin-top="0in" fo:margin-bottom="0.1965in" loext:contextual-spacing="false" fo:orphans="2" fo:widows="2"/>
      <style:text-properties officeooo:paragraph-rsid="02780790"/>
    </style:style>
    <style:style style:name="P265" style:family="paragraph" style:parent-style-name="Text_20_body">
      <style:paragraph-properties fo:margin-top="0in" fo:margin-bottom="0.1965in" loext:contextual-spacing="false" fo:orphans="2" fo:widows="2"/>
      <style:text-properties officeooo:paragraph-rsid="027c3c2b"/>
    </style:style>
    <style:style style:name="P266" style:family="paragraph" style:parent-style-name="Text_20_body">
      <style:paragraph-properties fo:margin-top="0in" fo:margin-bottom="0.1965in" loext:contextual-spacing="false" fo:orphans="2" fo:widows="2"/>
      <style:text-properties officeooo:paragraph-rsid="027ce321"/>
    </style:style>
    <style:style style:name="P267" style:family="paragraph" style:parent-style-name="Text_20_body">
      <style:paragraph-properties fo:margin-top="0in" fo:margin-bottom="0.1965in" loext:contextual-spacing="false" fo:orphans="2" fo:widows="2"/>
      <style:text-properties officeooo:paragraph-rsid="027ff8e5"/>
    </style:style>
    <style:style style:name="P268" style:family="paragraph" style:parent-style-name="Text_20_body">
      <style:paragraph-properties fo:margin-top="0in" fo:margin-bottom="0.1965in" loext:contextual-spacing="false" fo:orphans="2" fo:widows="2"/>
      <style:text-properties officeooo:paragraph-rsid="0281f794"/>
    </style:style>
    <style:style style:name="P269" style:family="paragraph" style:parent-style-name="Text_20_body">
      <style:paragraph-properties fo:margin-top="0in" fo:margin-bottom="0.1965in" loext:contextual-spacing="false" fo:orphans="2" fo:widows="2"/>
      <style:text-properties officeooo:paragraph-rsid="0282217e"/>
    </style:style>
    <style:style style:name="P270" style:family="paragraph" style:parent-style-name="Text_20_body">
      <style:paragraph-properties fo:margin-top="0in" fo:margin-bottom="0.1965in" loext:contextual-spacing="false" fo:orphans="2" fo:widows="2"/>
      <style:text-properties officeooo:paragraph-rsid="0283a34e"/>
    </style:style>
    <style:style style:name="P271" style:family="paragraph" style:parent-style-name="Preformatted_20_Text">
      <style:paragraph-properties fo:margin-top="0in" fo:margin-bottom="0.1965in" loext:contextual-spacing="false" fo:orphans="2" fo:widows="2"/>
      <style:text-properties fo:font-variant="normal" fo:text-transform="none" fo:color="#000000" style:font-name="Droid Sans Fallback1" fo:font-size="10.5pt" fo:letter-spacing="normal" fo:font-style="normal" fo:font-weight="normal" officeooo:rsid="02362d52" officeooo:paragraph-rsid="02362d52" style:font-name-asian="Droid Sans Fallback1" style:font-size-asian="10.5pt" style:font-style-asian="normal" style:font-weight-asian="normal" style:font-size-complex="10.5pt" style:font-weight-complex="normal"/>
    </style:style>
    <style:style style:name="P272" style:family="paragraph" style:parent-style-name="Preformatted_20_Text">
      <style:paragraph-properties fo:margin-top="0in" fo:margin-bottom="0.1965in" loext:contextual-spacing="false" fo:orphans="2" fo:widows="2"/>
      <style:text-properties fo:font-variant="normal" fo:text-transform="none" fo:color="#000000" style:font-name="Droid Sans Fallback1" fo:font-size="10.5pt" fo:letter-spacing="normal" fo:font-style="normal" fo:font-weight="normal" officeooo:rsid="02c1d3f3" officeooo:paragraph-rsid="02c1d3f3" style:font-name-asian="Droid Sans Fallback1" style:font-size-asian="10.5pt" style:font-style-asian="normal" style:font-weight-asian="normal" style:font-size-complex="10.5pt" style:font-weight-complex="normal"/>
    </style:style>
    <style:style style:name="P273" style:family="paragraph" style:parent-style-name="Preformatted_20_Text">
      <style:paragraph-properties fo:margin-top="0in" fo:margin-bottom="0.1965in" loext:contextual-spacing="false" fo:orphans="2" fo:widows="2"/>
      <style:text-properties fo:font-variant="normal" fo:text-transform="none" fo:color="#000000" style:font-name="Droid Sans Fallback1" fo:font-size="10.5pt" fo:letter-spacing="normal" fo:font-style="normal" fo:font-weight="normal" style:font-size-asian="10.5pt" style:font-style-asian="normal" style:font-weight-asian="normal" style:font-size-complex="10.5pt" style:font-style-complex="normal" style:font-weight-complex="normal"/>
    </style:style>
    <style:style style:name="P274" style:family="paragraph" style:parent-style-name="Preformatted_20_Text">
      <style:paragraph-properties fo:margin-top="0in" fo:margin-bottom="0.1965in" loext:contextual-spacing="false" fo:orphans="2" fo:widows="2"/>
      <style:text-properties fo:font-variant="normal" fo:text-transform="none" fo:color="#000000" style:font-name="Droid Sans Fallback1" fo:font-size="10.5pt" fo:letter-spacing="normal" fo:font-style="normal" fo:font-weight="normal" officeooo:rsid="039e7529" officeooo:paragraph-rsid="039e7529" style:font-size-asian="10.5pt" style:font-size-complex="10.5pt"/>
    </style:style>
    <style:style style:name="P275" style:family="paragraph" style:parent-style-name="Preformatted_20_Text">
      <style:paragraph-properties fo:margin-top="0in" fo:margin-bottom="0.1965in" loext:contextual-spacing="false" fo:orphans="2" fo:widows="2"/>
      <style:text-properties fo:font-variant="normal" fo:text-transform="none" fo:color="#000000" style:font-name="Droid Sans Fallback1" fo:font-size="10.5pt" fo:letter-spacing="normal" fo:font-style="normal" fo:font-weight="normal" officeooo:paragraph-rsid="039e7529" style:font-size-asian="10.5pt" style:font-size-complex="10.5pt"/>
    </style:style>
    <style:style style:name="P276" style:family="paragraph" style:parent-style-name="Preformatted_20_Text">
      <style:paragraph-properties fo:margin-top="0in" fo:margin-bottom="0.1965in" loext:contextual-spacing="false"/>
      <style:text-properties fo:font-variant="normal" fo:text-transform="none" fo:color="#000000" style:font-name="Droid Sans Fallback1" fo:font-size="10.5pt" fo:letter-spacing="normal" fo:font-style="normal" fo:font-weight="normal" officeooo:rsid="03b4bb36" officeooo:paragraph-rsid="03b4bb36" style:font-size-asian="10.5pt" style:font-size-complex="10.5pt"/>
    </style:style>
    <style:style style:name="P277" style:family="paragraph" style:parent-style-name="Preformatted_20_Text">
      <style:paragraph-properties fo:margin-top="0in" fo:margin-bottom="0.1965in" loext:contextual-spacing="false" fo:orphans="2" fo:widows="2"/>
      <style:text-properties fo:font-variant="normal" fo:text-transform="none" fo:color="#000000" style:font-name="Droid Sans Fallback1" fo:font-size="10.5pt" fo:letter-spacing="normal" style:font-size-asian="10.5pt" style:font-size-complex="10.5pt"/>
    </style:style>
    <style:style style:name="P278" style:family="paragraph" style:parent-style-name="Preformatted_20_Text">
      <style:paragraph-properties fo:margin-top="0in" fo:margin-bottom="0.1965in" loext:contextual-spacing="false" fo:orphans="2" fo:widows="2"/>
      <style:text-properties fo:font-variant="normal" fo:text-transform="none" fo:color="#000000" style:font-name="Droid Sans Fallback1" fo:font-size="10.5pt" fo:letter-spacing="normal" officeooo:rsid="03991bd6" officeooo:paragraph-rsid="03991bd6" style:font-size-asian="10.5pt" style:font-size-complex="10.5pt"/>
    </style:style>
    <style:style style:name="P279" style:family="paragraph" style:parent-style-name="Preformatted_20_Text">
      <style:paragraph-properties fo:margin-top="0in" fo:margin-bottom="0.1965in" loext:contextual-spacing="false" fo:orphans="2" fo:widows="2"/>
      <style:text-properties fo:font-variant="normal" fo:text-transform="none" fo:color="#000000" style:font-name="Droid Sans Fallback1" fo:font-size="10.5pt" fo:letter-spacing="normal" officeooo:rsid="039e7529" officeooo:paragraph-rsid="039e7529" style:font-size-asian="10.5pt" style:font-size-complex="10.5pt"/>
    </style:style>
    <style:style style:name="P280" style:family="paragraph" style:parent-style-name="Preformatted_20_Text">
      <style:paragraph-properties fo:margin-top="0in" fo:margin-bottom="0.1965in" loext:contextual-spacing="false" fo:orphans="2" fo:widows="2"/>
      <style:text-properties fo:font-variant="normal" fo:text-transform="none" fo:color="#000000" style:font-name="Droid Sans Fallback1" fo:font-size="10.5pt" fo:letter-spacing="normal" officeooo:rsid="035945f0" officeooo:paragraph-rsid="035945f0" style:font-name-asian="Droid Sans Fallback1" style:font-size-asian="10.5pt" style:font-size-complex="10.5pt"/>
    </style:style>
    <style:style style:name="P281" style:family="paragraph" style:parent-style-name="Preformatted_20_Text">
      <style:paragraph-properties fo:margin-top="0in" fo:margin-bottom="0.1965in" loext:contextual-spacing="false" fo:orphans="2" fo:widows="2"/>
    </style:style>
    <style:style style:name="P282" style:family="paragraph" style:parent-style-name="Preformatted_20_Text">
      <style:paragraph-properties fo:margin-top="0in" fo:margin-bottom="0.1965in" loext:contextual-spacing="false"/>
      <style:text-properties style:font-name="Droid Sans Fallback1" fo:font-size="10.5pt" style:font-size-asian="10.5pt" style:font-size-complex="10.5pt"/>
    </style:style>
    <style:style style:name="P283" style:family="paragraph" style:parent-style-name="Preformatted_20_Text">
      <style:paragraph-properties fo:margin-top="0in" fo:margin-bottom="0.1965in" loext:contextual-spacing="false" fo:orphans="2" fo:widows="2"/>
      <style:text-properties style:font-name="Droid Sans Fallback1" fo:font-size="10.5pt" style:font-size-asian="10.5pt" style:font-size-complex="10.5pt"/>
    </style:style>
    <style:style style:name="P284" style:family="paragraph" style:parent-style-name="Preformatted_20_Text">
      <style:paragraph-properties fo:margin-top="0in" fo:margin-bottom="0.1965in" loext:contextual-spacing="false"/>
      <style:text-properties style:font-name="Droid Sans Fallback1" fo:font-size="10.5pt" officeooo:paragraph-rsid="03aba9ca" style:font-size-asian="10.5pt" style:font-size-complex="10.5pt"/>
    </style:style>
    <style:style style:name="P285" style:family="paragraph" style:parent-style-name="Preformatted_20_Text">
      <style:paragraph-properties fo:margin-top="0in" fo:margin-bottom="0.1965in" loext:contextual-spacing="false"/>
      <style:text-properties style:font-name="Droid Sans Fallback1" fo:font-size="10.5pt" officeooo:rsid="03b4bb36" officeooo:paragraph-rsid="03b4bb36" style:font-size-asian="10.5pt" style:font-size-complex="10.5pt"/>
    </style:style>
    <style:style style:name="P286" style:family="paragraph" style:parent-style-name="Preformatted_20_Text">
      <style:paragraph-properties fo:margin-top="0in" fo:margin-bottom="0.1965in" loext:contextual-spacing="false"/>
      <style:text-properties style:font-name="Droid Sans Fallback1" fo:font-size="10.5pt" officeooo:paragraph-rsid="03a99290" style:font-size-asian="10.5pt" style:font-size-complex="10.5pt"/>
    </style:style>
    <style:style style:name="P287" style:family="paragraph" style:parent-style-name="Preformatted_20_Text">
      <style:paragraph-properties fo:margin-top="0in" fo:margin-bottom="0.1965in" loext:contextual-spacing="false"/>
      <style:text-properties officeooo:paragraph-rsid="03aba9ca"/>
    </style:style>
    <style:style style:name="P288" style:family="paragraph" style:parent-style-name="Preformatted_20_Text">
      <style:text-properties fo:font-variant="normal" fo:text-transform="none" fo:color="#000000" style:font-name="Droid Sans Fallback1" fo:font-size="10.5pt" fo:letter-spacing="normal" fo:font-style="normal" fo:font-weight="normal" officeooo:rsid="0207363b" officeooo:paragraph-rsid="0207363b" style:font-size-asian="10.5pt" style:font-size-complex="10.5pt"/>
    </style:style>
    <style:style style:name="P289" style:family="paragraph" style:parent-style-name="Preformatted_20_Text">
      <style:paragraph-properties fo:orphans="2" fo:widows="2"/>
      <style:text-properties fo:font-variant="normal" fo:text-transform="none" fo:color="#000000" style:font-name="Droid Sans Fallback1" fo:font-size="10.5pt" fo:letter-spacing="normal" fo:font-style="normal" fo:font-weight="normal" style:font-size-asian="10.5pt" style:font-style-asian="normal" style:font-weight-asian="normal" style:font-size-complex="10.5pt" style:font-style-complex="normal" style:font-weight-complex="normal"/>
    </style:style>
    <style:style style:name="P290" style:family="paragraph" style:parent-style-name="Preformatted_20_Text">
      <style:paragraph-properties fo:orphans="2" fo:widows="2"/>
      <style:text-properties fo:font-variant="normal" fo:text-transform="none" fo:color="#000000" style:font-name="Droid Sans Fallback1" fo:font-size="10.5pt" fo:letter-spacing="normal" style:font-size-asian="10.5pt" style:font-size-complex="10.5pt"/>
    </style:style>
    <style:style style:name="P291" style:family="paragraph" style:parent-style-name="Preformatted_20_Text">
      <style:paragraph-properties fo:orphans="2" fo:widows="2"/>
    </style:style>
    <style:style style:name="P292" style:family="paragraph" style:parent-style-name="Preformatted_20_Text">
      <style:text-properties style:font-name="Droid Sans Fallback1" fo:font-size="10.5pt" style:font-size-asian="10.5pt" style:font-size-complex="10.5pt"/>
    </style:style>
    <style:style style:name="P293" style:family="paragraph" style:parent-style-name="Preformatted_20_Text">
      <style:paragraph-properties fo:orphans="2" fo:widows="2"/>
      <style:text-properties style:font-name="Droid Sans Fallback1" fo:font-size="10.5pt" style:font-size-asian="10.5pt" style:font-size-complex="10.5pt"/>
    </style:style>
    <style:style style:name="P294" style:family="paragraph" style:parent-style-name="Preformatted_20_Text">
      <style:text-properties style:font-name="Droid Sans Fallback1" fo:font-size="10.5pt" officeooo:paragraph-rsid="03a7e33f" style:font-size-asian="10.5pt" style:font-size-complex="10.5pt"/>
    </style:style>
    <style:style style:name="P295" style:family="paragraph" style:parent-style-name="Text_20_body">
      <style:paragraph-properties fo:margin-left="0in" fo:margin-right="0in" fo:text-indent="0in" style:auto-text-indent="false"/>
      <style:text-properties style:font-name="Droid Sans Fallback1" fo:font-size="10.5pt" fo:font-weight="normal" officeooo:paragraph-rsid="02c7c713" style:font-size-asian="10.5pt" style:font-weight-asian="normal" style:font-size-complex="10.5pt" style:font-weight-complex="normal"/>
    </style:style>
    <style:style style:name="P296" style:family="paragraph" style:parent-style-name="Text_20_body">
      <style:paragraph-properties fo:margin-left="0in" fo:margin-right="0in" fo:text-indent="0in" style:auto-text-indent="false"/>
      <style:text-properties style:font-name="Droid Sans Fallback1" fo:font-size="10.5pt" fo:font-weight="normal" officeooo:rsid="02d334c0" officeooo:paragraph-rsid="02d334c0" style:font-size-asian="10.5pt" style:font-weight-asian="normal" style:font-size-complex="10.5pt" style:font-weight-complex="normal"/>
    </style:style>
    <style:style style:name="P297" style:family="paragraph" style:parent-style-name="Text_20_body">
      <style:paragraph-properties fo:margin-left="0in" fo:margin-right="0in" fo:text-indent="0in" style:auto-text-indent="false"/>
      <style:text-properties style:font-name="Droid Sans Fallback1" fo:font-size="10.5pt" fo:font-weight="normal" officeooo:rsid="02d4082f" officeooo:paragraph-rsid="02d4082f" style:font-size-asian="10.5pt" style:font-weight-asian="normal" style:font-size-complex="10.5pt" style:font-weight-complex="normal"/>
    </style:style>
    <style:style style:name="P298" style:family="paragraph" style:parent-style-name="Text_20_body">
      <style:paragraph-properties fo:margin-left="0in" fo:margin-right="0in" fo:text-indent="0in" style:auto-text-indent="false"/>
      <style:text-properties style:font-name="Droid Sans Fallback1" fo:font-size="10.5pt" fo:font-weight="normal" officeooo:paragraph-rsid="02c7c713" style:font-name-asian="Droid Sans Fallback1" style:font-size-asian="10.5pt" style:font-weight-asian="normal" style:font-size-complex="10.5pt" style:font-weight-complex="normal"/>
    </style:style>
    <style:style style:name="P299" style:family="paragraph" style:parent-style-name="Text_20_body">
      <style:paragraph-properties fo:margin-left="0in" fo:margin-right="0in" fo:text-indent="0in" style:auto-text-indent="false"/>
      <style:text-properties style:font-name="Droid Sans Fallback1" fo:font-size="10.5pt" fo:font-weight="normal" officeooo:rsid="02d8299b" officeooo:paragraph-rsid="02da446b" style:font-name-asian="Droid Sans Fallback1" style:font-size-asian="10.5pt" style:font-weight-asian="normal" style:font-size-complex="10.5pt" style:font-weight-complex="normal"/>
    </style:style>
    <style:style style:name="P300" style:family="paragraph" style:parent-style-name="Text_20_body">
      <style:paragraph-properties fo:margin-left="0in" fo:margin-right="0in" fo:text-indent="0in" style:auto-text-indent="false"/>
      <style:text-properties style:font-name="Droid Sans Fallback1" fo:font-size="10.5pt" fo:font-weight="normal" officeooo:rsid="02dad6db" officeooo:paragraph-rsid="02dad6db" style:font-name-asian="Droid Sans Fallback1" style:font-size-asian="10.5pt" style:font-weight-asian="normal" style:font-size-complex="10.5pt" style:font-weight-complex="normal"/>
    </style:style>
    <style:style style:name="P301" style:family="paragraph" style:parent-style-name="Text_20_body">
      <style:paragraph-properties fo:margin-left="0in" fo:margin-right="0in" fo:text-indent="0in" style:auto-text-indent="false"/>
      <style:text-properties style:font-name="Droid Sans Fallback1" fo:font-size="10.5pt" fo:font-weight="normal" officeooo:rsid="02dc5da1" officeooo:paragraph-rsid="02dc5da1" style:font-name-asian="Droid Sans Fallback1" style:font-size-asian="10.5pt" style:font-weight-asian="normal" style:font-size-complex="10.5pt" style:font-weight-complex="normal"/>
    </style:style>
    <style:style style:name="P302" style:family="paragraph" style:parent-style-name="Text_20_body">
      <style:paragraph-properties fo:margin-left="0in" fo:margin-right="0in" fo:text-indent="0in" style:auto-text-indent="false"/>
      <style:text-properties style:font-name="Droid Sans Fallback1" fo:font-size="10.5pt" fo:font-weight="normal" officeooo:rsid="02dd48fe" officeooo:paragraph-rsid="02dd48fe" style:font-name-asian="Droid Sans Fallback1" style:font-size-asian="10.5pt" style:font-weight-asian="normal" style:font-size-complex="10.5pt" style:font-weight-complex="normal"/>
    </style:style>
    <style:style style:name="P303" style:family="paragraph" style:parent-style-name="Text_20_body">
      <style:paragraph-properties fo:margin-left="0in" fo:margin-right="0in" fo:text-indent="0in" style:auto-text-indent="false"/>
      <style:text-properties style:font-name="Droid Sans Fallback1" fo:font-size="10.5pt" fo:font-weight="normal" officeooo:rsid="02e088d6" officeooo:paragraph-rsid="02e088d6" style:font-name-asian="Droid Sans Fallback1" style:font-size-asian="10.5pt" style:font-weight-asian="normal" style:font-size-complex="10.5pt" style:font-weight-complex="normal"/>
    </style:style>
    <style:style style:name="P304" style:family="paragraph" style:parent-style-name="Text_20_body">
      <style:paragraph-properties fo:margin-left="0in" fo:margin-right="0in" fo:text-indent="0in" style:auto-text-indent="false"/>
      <style:text-properties style:font-name="Droid Sans Fallback1" fo:font-size="10.5pt" fo:font-weight="normal" officeooo:rsid="02d442cb" officeooo:paragraph-rsid="02d442cb" style:font-name-asian="Droid Sans Fallback1" style:font-size-asian="10.5pt" style:font-weight-asian="normal" style:font-size-complex="10.5pt" style:font-weight-complex="normal"/>
    </style:style>
    <style:style style:name="P305" style:family="paragraph" style:parent-style-name="Text_20_body">
      <style:paragraph-properties fo:margin-left="0in" fo:margin-right="0in" fo:text-indent="0in" style:auto-text-indent="false"/>
      <style:text-properties fo:font-variant="normal" fo:text-transform="none" fo:color="#434343" style:font-name="Droid Sans Fallback1" fo:font-size="10.5pt" fo:letter-spacing="normal" fo:font-style="normal" fo:font-weight="normal" officeooo:rsid="02dad6db" officeooo:paragraph-rsid="02dad6db" style:font-name-asian="Droid Sans Fallback1" style:font-size-asian="10.5pt" style:font-style-asian="normal" style:font-weight-asian="normal" style:font-size-complex="10.5pt" style:font-weight-complex="normal"/>
    </style:style>
    <style:style style:name="P306" style:family="paragraph" style:parent-style-name="Text_20_body">
      <style:paragraph-properties fo:margin-left="0in" fo:margin-right="0in" fo:text-indent="0in" style:auto-text-indent="false"/>
      <style:text-properties fo:font-variant="normal" fo:text-transform="none" fo:color="#434343" style:font-name="Droid Sans Fallback1" fo:font-size="10.5pt" fo:letter-spacing="normal" fo:font-style="normal" fo:font-weight="normal" officeooo:rsid="02e86349" officeooo:paragraph-rsid="02e86349" style:font-name-asian="Droid Sans Fallback1" style:font-size-asian="10.5pt" style:font-style-asian="normal" style:font-weight-asian="normal" style:font-size-complex="10.5pt" style:font-weight-complex="normal"/>
    </style:style>
    <style:style style:name="P307" style:family="paragraph" style:parent-style-name="Text_20_body">
      <style:paragraph-properties fo:margin-left="0in" fo:margin-right="0in" fo:text-indent="0in" style:auto-text-indent="false"/>
      <style:text-properties fo:font-variant="normal" fo:text-transform="none" fo:color="#434343" style:font-name="Droid Sans Fallback1" fo:font-size="10.5pt" fo:letter-spacing="normal" fo:font-style="normal" fo:font-weight="normal" officeooo:rsid="02d776ac" officeooo:paragraph-rsid="02d776ac" style:font-name-asian="Droid Sans Fallback1" style:font-size-asian="10.5pt" style:font-style-asian="normal" style:font-weight-asian="normal" style:font-size-complex="10.5pt" style:font-weight-complex="normal"/>
    </style:style>
    <style:style style:name="P308" style:family="paragraph" style:parent-style-name="Text_20_body">
      <style:paragraph-properties fo:margin-left="0in" fo:margin-right="0in" fo:text-indent="0in" style:auto-text-indent="false"/>
      <style:text-properties fo:font-variant="normal" fo:text-transform="none" fo:color="#434343" style:font-name="Droid Sans Fallback1" fo:font-size="10.5pt" fo:letter-spacing="normal" fo:font-style="normal" fo:font-weight="normal" officeooo:rsid="02d776ac" officeooo:paragraph-rsid="02fbdd5e" style:font-name-asian="Droid Sans Fallback1" style:font-size-asian="10.5pt" style:font-style-asian="normal" style:font-weight-asian="normal" style:font-size-complex="10.5pt" style:font-weight-complex="normal"/>
    </style:style>
    <style:style style:name="P309" style:family="paragraph" style:parent-style-name="Text_20_body">
      <style:paragraph-properties fo:margin-left="0in" fo:margin-right="0in" fo:text-indent="0in" style:auto-text-indent="false"/>
      <style:text-properties fo:font-variant="normal" fo:text-transform="none" fo:color="#434343" style:font-name="Droid Sans Fallback1" fo:font-size="10.5pt" fo:letter-spacing="normal" fo:font-style="normal" fo:font-weight="normal" officeooo:rsid="02d776ac" officeooo:paragraph-rsid="033fa2ad" style:font-name-asian="Droid Sans Fallback1" style:font-size-asian="10.5pt" style:font-style-asian="normal" style:font-weight-asian="normal" style:font-size-complex="10.5pt" style:font-weight-complex="normal"/>
    </style:style>
    <style:style style:name="P310" style:family="paragraph" style:parent-style-name="Text_20_body">
      <style:paragraph-properties fo:margin-left="0in" fo:margin-right="0in" fo:text-indent="0in" style:auto-text-indent="false"/>
      <style:text-properties fo:font-variant="normal" fo:text-transform="none" fo:color="#434343" style:font-name="Droid Sans Fallback1" fo:font-size="10.5pt" fo:letter-spacing="normal" fo:font-style="normal" fo:font-weight="normal" officeooo:rsid="02d776ac" officeooo:paragraph-rsid="035ee37e" style:font-name-asian="Droid Sans Fallback1" style:font-size-asian="10.5pt" style:font-style-asian="normal" style:font-weight-asian="normal" style:font-size-complex="10.5pt" style:font-weight-complex="normal"/>
    </style:style>
    <style:style style:name="P311" style:family="paragraph" style:parent-style-name="Text_20_body">
      <style:paragraph-properties fo:margin-left="0in" fo:margin-right="0in" fo:text-indent="0in" style:auto-text-indent="false"/>
      <style:text-properties fo:font-variant="normal" fo:text-transform="none" fo:color="#434343" style:font-name="Droid Sans Fallback1" fo:font-size="10.5pt" fo:letter-spacing="normal" fo:font-style="normal" fo:font-weight="normal" officeooo:rsid="02d776ac" officeooo:paragraph-rsid="0347f4df" style:font-name-asian="Droid Sans Fallback1" style:font-size-asian="10.5pt" style:font-style-asian="normal" style:font-weight-asian="normal" style:font-size-complex="10.5pt" style:font-weight-complex="normal"/>
    </style:style>
    <style:style style:name="P312" style:family="paragraph" style:parent-style-name="Text_20_body">
      <style:paragraph-properties fo:margin-left="0in" fo:margin-right="0in" fo:text-indent="0in" style:auto-text-indent="false"/>
      <style:text-properties fo:font-variant="normal" fo:text-transform="none" fo:color="#434343" style:font-name="Droid Sans Fallback1" fo:font-size="10.5pt" fo:letter-spacing="normal" fo:font-style="normal" fo:font-weight="normal" officeooo:rsid="02d776ac" officeooo:paragraph-rsid="038e548c" style:font-name-asian="Droid Sans Fallback1" style:font-size-asian="10.5pt" style:font-style-asian="normal" style:font-weight-asian="normal" style:font-size-complex="10.5pt" style:font-weight-complex="normal"/>
    </style:style>
    <style:style style:name="P313" style:family="paragraph" style:parent-style-name="Text_20_body">
      <style:paragraph-properties fo:margin-left="0in" fo:margin-right="0in" fo:text-indent="0in" style:auto-text-indent="false"/>
      <style:text-properties fo:font-variant="normal" fo:text-transform="none" fo:color="#434343" style:font-name="Droid Sans Fallback1" fo:font-size="10.5pt" fo:letter-spacing="normal" fo:font-style="normal" fo:font-weight="normal" officeooo:rsid="030d1233" officeooo:paragraph-rsid="030d1233" style:font-name-asian="Droid Sans Fallback1" style:font-size-asian="10.5pt" style:font-style-asian="normal" style:font-weight-asian="normal" style:font-size-complex="10.5pt" style:font-weight-complex="normal"/>
    </style:style>
    <style:style style:name="P314" style:family="paragraph" style:parent-style-name="Text_20_body">
      <style:paragraph-properties fo:margin-left="0in" fo:margin-right="0in" fo:text-indent="0in" style:auto-text-indent="false"/>
      <style:text-properties fo:font-variant="normal" fo:text-transform="none" fo:color="#434343" style:font-name="Droid Sans Fallback1" fo:font-size="10.5pt" fo:letter-spacing="normal" fo:font-style="normal" fo:font-weight="normal" officeooo:rsid="02ec8523" officeooo:paragraph-rsid="02ec8523" style:font-name-asian="Droid Sans Fallback1" style:font-size-asian="10.5pt" style:font-style-asian="normal" style:font-weight-asian="normal" style:font-size-complex="10.5pt" style:font-weight-complex="normal"/>
    </style:style>
    <style:style style:name="P315" style:family="paragraph" style:parent-style-name="Text_20_body">
      <style:paragraph-properties fo:margin-left="0in" fo:margin-right="0in" fo:text-indent="0in" style:auto-text-indent="false"/>
      <style:text-properties fo:font-variant="normal" fo:text-transform="none" fo:color="#434343" style:font-name="Droid Sans Fallback1" fo:font-size="10.5pt" fo:letter-spacing="normal" fo:font-style="normal" fo:font-weight="normal" officeooo:rsid="033b3cef" officeooo:paragraph-rsid="033b3cef" style:font-name-asian="Droid Sans Fallback1" style:font-size-asian="10.5pt" style:font-style-asian="normal" style:font-weight-asian="normal" style:font-size-complex="10.5pt" style:font-weight-complex="normal"/>
    </style:style>
    <style:style style:name="P316" style:family="paragraph" style:parent-style-name="Text_20_body">
      <style:paragraph-properties fo:margin-left="0in" fo:margin-right="0in" fo:text-indent="0in" style:auto-text-indent="false"/>
      <style:text-properties fo:font-variant="normal" fo:text-transform="none" fo:color="#434343" style:font-name="Droid Sans Fallback1" fo:font-size="10.5pt" fo:letter-spacing="normal" fo:font-style="normal" fo:font-weight="normal" officeooo:rsid="036e5a80" officeooo:paragraph-rsid="036e5a80" style:font-name-asian="Droid Sans Fallback1" style:font-size-asian="10.5pt" style:font-style-asian="normal" style:font-weight-asian="normal" style:font-size-complex="10.5pt" style:font-weight-complex="normal"/>
    </style:style>
    <style:style style:name="P317" style:family="paragraph" style:parent-style-name="Text_20_body">
      <style:paragraph-properties fo:margin-left="0in" fo:margin-right="0in" fo:text-indent="0in" style:auto-text-indent="false"/>
      <style:text-properties fo:font-variant="normal" fo:text-transform="none" fo:color="#434343" style:font-name="Droid Sans Fallback1" fo:font-size="10.5pt" fo:letter-spacing="normal" fo:font-style="normal" fo:font-weight="normal" officeooo:rsid="036e5a80" officeooo:paragraph-rsid="036f77e1" style:font-name-asian="Droid Sans Fallback1" style:font-size-asian="10.5pt" style:font-style-asian="normal" style:font-weight-asian="normal" style:font-size-complex="10.5pt" style:font-weight-complex="normal"/>
    </style:style>
    <style:style style:name="P318" style:family="paragraph" style:parent-style-name="Text_20_body">
      <style:paragraph-properties fo:margin-left="0in" fo:margin-right="0in" fo:text-indent="0in" style:auto-text-indent="false"/>
      <style:text-properties fo:font-variant="normal" fo:text-transform="none" fo:color="#434343" style:font-name="Droid Sans Fallback1" fo:font-size="10.5pt" fo:letter-spacing="normal" fo:font-style="normal" fo:font-weight="normal" officeooo:rsid="037266b8" officeooo:paragraph-rsid="037266b8" style:font-name-asian="Droid Sans Fallback1" style:font-size-asian="10.5pt" style:font-style-asian="normal" style:font-weight-asian="normal" style:font-size-complex="10.5pt" style:font-weight-complex="normal"/>
    </style:style>
    <style:style style:name="P319" style:family="paragraph" style:parent-style-name="Text_20_body">
      <style:paragraph-properties fo:margin-left="0in" fo:margin-right="0in" fo:text-indent="0in" style:auto-text-indent="false"/>
      <style:text-properties fo:font-variant="normal" fo:text-transform="none" fo:color="#434343" style:font-name="Droid Sans Fallback1" fo:font-size="10.5pt" fo:letter-spacing="normal" fo:font-style="normal" fo:font-weight="normal" officeooo:rsid="037266b8" officeooo:paragraph-rsid="0378e9de" style:font-name-asian="Droid Sans Fallback1" style:font-size-asian="10.5pt" style:font-style-asian="normal" style:font-weight-asian="normal" style:font-size-complex="10.5pt" style:font-weight-complex="normal"/>
    </style:style>
    <style:style style:name="P320" style:family="paragraph" style:parent-style-name="Text_20_body">
      <style:paragraph-properties fo:margin-left="0in" fo:margin-right="0in" fo:text-indent="0in" style:auto-text-indent="false"/>
      <style:text-properties fo:font-variant="normal" fo:text-transform="none" fo:color="#434343" style:font-name="Droid Sans Fallback1" fo:font-size="10.5pt" fo:letter-spacing="normal" fo:font-style="normal" fo:font-weight="normal" officeooo:rsid="0378f8ff" officeooo:paragraph-rsid="0378f8ff" style:font-name-asian="Droid Sans Fallback1" style:font-size-asian="10.5pt" style:font-style-asian="normal" style:font-weight-asian="normal" style:font-size-complex="10.5pt" style:font-weight-complex="normal"/>
    </style:style>
    <style:style style:name="P321" style:family="paragraph" style:parent-style-name="Text_20_body">
      <style:paragraph-properties fo:margin-left="0in" fo:margin-right="0in" fo:text-indent="0in" style:auto-text-indent="false"/>
      <style:text-properties fo:font-variant="normal" fo:text-transform="none" fo:color="#434343" style:font-name="Droid Sans Fallback1" fo:font-size="10.5pt" fo:letter-spacing="normal" fo:font-style="normal" fo:font-weight="normal" officeooo:rsid="037ae8dc" officeooo:paragraph-rsid="037ae8dc" style:font-name-asian="Droid Sans Fallback1" style:font-size-asian="10.5pt" style:font-style-asian="normal" style:font-weight-asian="normal" style:font-size-complex="10.5pt" style:font-weight-complex="normal"/>
    </style:style>
    <style:style style:name="P322" style:family="paragraph" style:parent-style-name="Text_20_body">
      <style:paragraph-properties fo:margin-left="0in" fo:margin-right="0in" fo:text-indent="0in" style:auto-text-indent="false"/>
      <style:text-properties fo:font-variant="normal" fo:text-transform="none" fo:color="#434343" style:font-name="Droid Sans Fallback1" fo:font-size="10.5pt" fo:letter-spacing="normal" fo:font-style="normal" fo:font-weight="normal" officeooo:rsid="037ae8dc" officeooo:paragraph-rsid="03895497" style:font-name-asian="Droid Sans Fallback1" style:font-size-asian="10.5pt" style:font-style-asian="normal" style:font-weight-asian="normal" style:font-size-complex="10.5pt" style:font-weight-complex="normal"/>
    </style:style>
    <style:style style:name="P323" style:family="paragraph" style:parent-style-name="Text_20_body">
      <style:paragraph-properties fo:margin-left="0in" fo:margin-right="0in" fo:text-indent="0in" style:auto-text-indent="false"/>
      <style:text-properties fo:font-variant="normal" fo:text-transform="none" fo:color="#434343" style:font-name="Droid Sans Fallback1" fo:font-size="10.5pt" fo:letter-spacing="normal" fo:font-style="normal" fo:font-weight="normal" officeooo:rsid="03449fa8" officeooo:paragraph-rsid="03449fa8" style:font-name-asian="Droid Sans Fallback1" style:font-size-asian="10.5pt" style:font-style-asian="normal" style:font-weight-asian="normal" style:font-size-complex="10.5pt" style:font-weight-complex="normal"/>
    </style:style>
    <style:style style:name="P324" style:family="paragraph" style:parent-style-name="Text_20_body">
      <style:paragraph-properties fo:margin-left="0in" fo:margin-right="0in" fo:text-indent="0in" style:auto-text-indent="false"/>
      <style:text-properties fo:font-variant="normal" fo:text-transform="none" fo:color="#434343" style:font-name="Droid Sans Fallback1" fo:font-size="12pt" fo:letter-spacing="normal" fo:font-style="normal" fo:font-weight="bold" officeooo:rsid="02d442cb" officeooo:paragraph-rsid="02d442cb" style:font-name-asian="Arial" style:font-size-asian="12pt" style:font-style-asian="normal" style:font-weight-asian="bold" style:font-size-complex="12pt" style:font-weight-complex="bold"/>
    </style:style>
    <style:style style:name="P325" style:family="paragraph" style:parent-style-name="Text_20_body">
      <style:paragraph-properties fo:margin-left="0in" fo:margin-right="0in" fo:text-indent="0in" style:auto-text-indent="false"/>
      <style:text-properties fo:font-variant="normal" fo:text-transform="none" fo:color="#434343" style:font-name="Droid Sans Fallback1" fo:font-size="12pt" fo:letter-spacing="normal" fo:font-style="normal" fo:font-weight="bold" officeooo:rsid="02d4ffd9" officeooo:paragraph-rsid="02d4ffd9" style:font-name-asian="Arial" style:font-size-asian="12pt" style:font-style-asian="normal" style:font-weight-asian="bold" style:font-size-complex="12pt" style:font-weight-complex="bold"/>
    </style:style>
    <style:style style:name="P326" style:family="paragraph" style:parent-style-name="Text_20_body">
      <style:paragraph-properties fo:margin-left="0in" fo:margin-right="0in" fo:text-indent="0in" style:auto-text-indent="false"/>
      <style:text-properties fo:font-variant="normal" fo:text-transform="none" fo:color="#434343" style:font-name="Droid Sans Fallback1" fo:font-size="12pt" fo:letter-spacing="normal" fo:font-style="normal" fo:font-weight="bold" officeooo:rsid="02d5e16a" officeooo:paragraph-rsid="02d5e16a" style:font-name-asian="Arial" style:font-size-asian="12pt" style:font-style-asian="normal" style:font-weight-asian="bold" style:font-size-complex="12pt" style:font-weight-complex="bold"/>
    </style:style>
    <style:style style:name="P327" style:family="paragraph" style:parent-style-name="Text_20_body">
      <style:paragraph-properties fo:margin-left="0in" fo:margin-right="0in" fo:text-indent="0in" style:auto-text-indent="false"/>
      <style:text-properties fo:font-variant="normal" fo:text-transform="none" fo:color="#434343" style:font-name="Droid Sans Fallback1" fo:font-size="12pt" fo:letter-spacing="normal" fo:font-style="normal" fo:font-weight="bold" officeooo:rsid="02d6a2b1" officeooo:paragraph-rsid="02d6a2b1" style:font-name-asian="Arial" style:font-size-asian="12pt" style:font-style-asian="normal" style:font-weight-asian="bold" style:font-size-complex="12pt" style:font-weight-complex="bold"/>
    </style:style>
    <style:style style:name="P328" style:family="paragraph" style:parent-style-name="Text_20_body">
      <style:paragraph-properties fo:margin-left="0in" fo:margin-right="0in" fo:text-indent="0in" style:auto-text-indent="false"/>
      <style:text-properties fo:font-variant="normal" fo:text-transform="none" fo:color="#434343" style:font-name="Droid Sans Fallback1" fo:font-size="12pt" fo:letter-spacing="normal" fo:font-style="normal" fo:font-weight="bold" officeooo:rsid="02d776ac" officeooo:paragraph-rsid="02d776ac" style:font-name-asian="Arial" style:font-size-asian="12pt" style:font-style-asian="normal" style:font-weight-asian="bold" style:font-size-complex="12pt" style:font-weight-complex="bold"/>
    </style:style>
    <style:style style:name="P329" style:family="paragraph" style:parent-style-name="Text_20_body">
      <style:paragraph-properties fo:margin-left="0in" fo:margin-right="0in" fo:text-indent="0in" style:auto-text-indent="false"/>
      <style:text-properties fo:font-variant="normal" fo:text-transform="none" fo:color="#434343" style:font-name="Droid Sans Fallback1" fo:font-size="12pt" fo:letter-spacing="normal" fo:font-style="normal" fo:font-weight="bold" officeooo:rsid="02d776ac" officeooo:paragraph-rsid="02fbdd5e" style:font-name-asian="Arial" style:font-size-asian="12pt" style:font-style-asian="normal" style:font-weight-asian="bold" style:font-size-complex="12pt" style:font-weight-complex="bold"/>
    </style:style>
    <style:style style:name="P330" style:family="paragraph" style:parent-style-name="Text_20_body">
      <style:paragraph-properties fo:margin-left="0in" fo:margin-right="0in" fo:text-indent="0in" style:auto-text-indent="false"/>
      <style:text-properties fo:font-variant="normal" fo:text-transform="none" fo:color="#434343" style:font-name="Droid Sans Fallback1" fo:font-size="12pt" fo:letter-spacing="normal" fo:font-style="normal" fo:font-weight="bold" officeooo:rsid="02d776ac" officeooo:paragraph-rsid="030bb14f" style:font-name-asian="Arial" style:font-size-asian="12pt" style:font-style-asian="normal" style:font-weight-asian="bold" style:font-size-complex="12pt" style:font-weight-complex="bold"/>
    </style:style>
    <style:style style:name="P331" style:family="paragraph" style:parent-style-name="Text_20_body">
      <style:paragraph-properties fo:margin-left="0in" fo:margin-right="0in" fo:text-indent="0in" style:auto-text-indent="false"/>
      <style:text-properties fo:font-variant="normal" fo:text-transform="none" fo:color="#434343" style:font-name="Droid Sans Fallback1" fo:font-size="12pt" fo:letter-spacing="normal" fo:font-style="normal" fo:font-weight="bold" officeooo:rsid="02d776ac" officeooo:paragraph-rsid="0325ed42" style:font-name-asian="Arial" style:font-size-asian="12pt" style:font-style-asian="normal" style:font-weight-asian="bold" style:font-size-complex="12pt" style:font-weight-complex="bold"/>
    </style:style>
    <style:style style:name="P332" style:family="paragraph" style:parent-style-name="Text_20_body">
      <style:paragraph-properties fo:margin-left="0in" fo:margin-right="0in" fo:text-indent="0in" style:auto-text-indent="false"/>
      <style:text-properties fo:font-variant="normal" fo:text-transform="none" fo:color="#434343" style:font-name="Droid Sans Fallback1" fo:font-size="12pt" fo:letter-spacing="normal" fo:font-style="normal" fo:font-weight="bold" officeooo:rsid="02d776ac" officeooo:paragraph-rsid="0338d836" style:font-name-asian="Arial" style:font-size-asian="12pt" style:font-style-asian="normal" style:font-weight-asian="bold" style:font-size-complex="12pt" style:font-weight-complex="bold"/>
    </style:style>
    <style:style style:name="P333" style:family="paragraph" style:parent-style-name="Text_20_body">
      <style:paragraph-properties fo:margin-left="0in" fo:margin-right="0in" fo:text-indent="0in" style:auto-text-indent="false"/>
      <style:text-properties fo:font-variant="normal" fo:text-transform="none" fo:color="#434343" style:font-name="Droid Sans Fallback1" fo:font-size="12pt" fo:letter-spacing="normal" fo:font-style="normal" fo:font-weight="bold" officeooo:rsid="02d776ac" officeooo:paragraph-rsid="033fa2ad" style:font-name-asian="Arial" style:font-size-asian="12pt" style:font-style-asian="normal" style:font-weight-asian="bold" style:font-size-complex="12pt" style:font-weight-complex="bold"/>
    </style:style>
    <style:style style:name="P334" style:family="paragraph" style:parent-style-name="Text_20_body">
      <style:paragraph-properties fo:margin-left="0in" fo:margin-right="0in" fo:text-indent="0in" style:auto-text-indent="false"/>
      <style:text-properties fo:font-variant="normal" fo:text-transform="none" fo:color="#434343" style:font-name="Droid Sans Fallback1" fo:font-size="12pt" fo:letter-spacing="normal" fo:font-style="normal" fo:font-weight="bold" officeooo:rsid="02d776ac" officeooo:paragraph-rsid="0342f0f9" style:font-name-asian="Arial" style:font-size-asian="12pt" style:font-style-asian="normal" style:font-weight-asian="bold" style:font-size-complex="12pt" style:font-weight-complex="bold"/>
    </style:style>
    <style:style style:name="P335" style:family="paragraph" style:parent-style-name="Text_20_body">
      <style:paragraph-properties fo:margin-left="0in" fo:margin-right="0in" fo:text-indent="0in" style:auto-text-indent="false"/>
      <style:text-properties fo:font-variant="normal" fo:text-transform="none" fo:color="#434343" style:font-name="Droid Sans Fallback1" fo:font-size="12pt" fo:letter-spacing="normal" fo:font-style="normal" fo:font-weight="bold" officeooo:rsid="02d776ac" officeooo:paragraph-rsid="0347f4df" style:font-name-asian="Arial" style:font-size-asian="12pt" style:font-style-asian="normal" style:font-weight-asian="bold" style:font-size-complex="12pt" style:font-weight-complex="bold"/>
    </style:style>
    <style:style style:name="P336" style:family="paragraph" style:parent-style-name="Text_20_body">
      <style:paragraph-properties fo:margin-left="0in" fo:margin-right="0in" fo:text-indent="0in" style:auto-text-indent="false"/>
      <style:text-properties fo:font-variant="normal" fo:text-transform="none" fo:color="#434343" style:font-name="Droid Sans Fallback1" fo:font-size="12pt" fo:letter-spacing="normal" fo:font-style="normal" fo:font-weight="bold" officeooo:rsid="02d776ac" officeooo:paragraph-rsid="035ee37e" style:font-name-asian="Arial" style:font-size-asian="12pt" style:font-style-asian="normal" style:font-weight-asian="bold" style:font-size-complex="12pt" style:font-weight-complex="bold"/>
    </style:style>
    <style:style style:name="P337" style:family="paragraph" style:parent-style-name="Text_20_body">
      <style:paragraph-properties fo:margin-left="0in" fo:margin-right="0in" fo:text-indent="0in" style:auto-text-indent="false"/>
      <style:text-properties fo:font-variant="normal" fo:text-transform="none" fo:color="#434343" style:font-name="Droid Sans Fallback1" fo:font-size="12pt" fo:letter-spacing="normal" fo:font-style="normal" fo:font-weight="bold" officeooo:rsid="02d776ac" officeooo:paragraph-rsid="038e548c" style:font-name-asian="Arial" style:font-size-asian="12pt" style:font-style-asian="normal" style:font-weight-asian="bold" style:font-size-complex="12pt" style:font-weight-complex="bold"/>
    </style:style>
    <style:style style:name="P338" style:family="paragraph" style:parent-style-name="Text_20_body">
      <style:paragraph-properties fo:margin-left="0in" fo:margin-right="0in" fo:text-indent="0in" style:auto-text-indent="false"/>
      <style:text-properties fo:font-variant="normal" fo:text-transform="none" fo:color="#434343" fo:letter-spacing="normal" officeooo:paragraph-rsid="02d776ac" style:font-name-asian="Droid Sans Fallback1" style:font-size-asian="10.5pt" style:font-style-asian="normal" style:font-weight-asian="normal"/>
    </style:style>
    <style:style style:name="P339" style:family="paragraph" style:parent-style-name="Text_20_body">
      <style:paragraph-properties fo:margin-left="0in" fo:margin-right="0in" fo:text-indent="0in" style:auto-text-indent="false"/>
      <style:text-properties fo:font-variant="normal" fo:text-transform="none" fo:color="#434343" fo:letter-spacing="normal" officeooo:rsid="02face39" officeooo:paragraph-rsid="02face39" style:font-name-asian="Droid Sans Fallback1" style:font-size-asian="10.5pt" style:font-style-asian="normal" style:font-weight-asian="normal"/>
    </style:style>
    <style:style style:name="P340" style:family="paragraph" style:parent-style-name="Text_20_body">
      <style:paragraph-properties fo:margin-left="0in" fo:margin-right="0in" fo:text-indent="0in" style:auto-text-indent="false"/>
      <style:text-properties fo:font-variant="normal" fo:text-transform="none" fo:color="#434343" fo:letter-spacing="normal" officeooo:paragraph-rsid="02fbdd5e" style:font-name-asian="Droid Sans Fallback1" style:font-size-asian="10.5pt" style:font-style-asian="normal" style:font-weight-asian="normal"/>
    </style:style>
    <style:style style:name="P341" style:family="paragraph" style:parent-style-name="Text_20_body">
      <style:paragraph-properties fo:margin-left="0in" fo:margin-right="0in" fo:text-indent="0in" style:auto-text-indent="false"/>
      <style:text-properties fo:font-variant="normal" fo:text-transform="none" fo:color="#434343" fo:letter-spacing="normal" officeooo:rsid="0300e964" officeooo:paragraph-rsid="0300e964" style:font-name-asian="Droid Sans Fallback1" style:font-size-asian="10.5pt" style:font-style-asian="normal" style:font-weight-asian="normal"/>
    </style:style>
    <style:style style:name="P342" style:family="paragraph" style:parent-style-name="Text_20_body">
      <style:paragraph-properties fo:margin-left="0in" fo:margin-right="0in" fo:text-indent="0in" style:auto-text-indent="false"/>
      <style:text-properties fo:font-variant="normal" fo:text-transform="none" fo:color="#434343" fo:letter-spacing="normal" officeooo:rsid="0300e964" officeooo:paragraph-rsid="02fbdd5e" style:font-name-asian="Droid Sans Fallback1" style:font-size-asian="10.5pt" style:font-style-asian="normal" style:font-weight-asian="normal"/>
    </style:style>
    <style:style style:name="P343" style:family="paragraph" style:parent-style-name="Text_20_body">
      <style:paragraph-properties fo:margin-left="0in" fo:margin-right="0in" fo:text-indent="0in" style:auto-text-indent="false"/>
      <style:text-properties fo:font-variant="normal" fo:text-transform="none" fo:color="#434343" fo:letter-spacing="normal" officeooo:rsid="0303a439" officeooo:paragraph-rsid="0300e964" style:font-name-asian="Droid Sans Fallback1" style:font-size-asian="10.5pt" style:font-style-asian="normal" style:font-weight-asian="normal"/>
    </style:style>
    <style:style style:name="P344" style:family="paragraph" style:parent-style-name="Text_20_body">
      <style:paragraph-properties fo:margin-left="0in" fo:margin-right="0in" fo:text-indent="0in" style:auto-text-indent="false"/>
      <style:text-properties fo:font-variant="normal" fo:text-transform="none" fo:color="#434343" fo:letter-spacing="normal" officeooo:paragraph-rsid="0347f4df"/>
    </style:style>
    <style:style style:name="P345" style:family="paragraph" style:parent-style-name="Text_20_body">
      <style:paragraph-properties fo:margin-left="0in" fo:margin-right="0in" fo:text-indent="0in" style:auto-text-indent="false"/>
      <style:text-properties fo:font-variant="normal" fo:text-transform="none" fo:color="#000000" style:font-name="Droid Sans Fallback1" fo:font-size="10.5pt" fo:letter-spacing="normal" fo:font-style="normal" fo:font-weight="normal" officeooo:rsid="02e86349" officeooo:paragraph-rsid="02e86349" style:font-name-asian="Droid Sans Fallback1" style:font-size-asian="10.5pt" style:font-style-asian="normal" style:font-weight-asian="normal" style:font-size-complex="10.5pt" style:font-weight-complex="normal"/>
    </style:style>
    <style:style style:name="P346"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2pt" fo:letter-spacing="normal" fo:font-style="normal" fo:font-weight="bold" officeooo:rsid="02d776ac" officeooo:paragraph-rsid="03b990bf" style:font-name-asian="Arial" style:font-size-asian="12pt" style:font-style-asian="normal" style:font-weight-asian="bold" style:font-size-complex="12pt" style:font-weight-complex="bold"/>
    </style:style>
    <style:style style:name="P347"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2pt" fo:letter-spacing="normal" fo:font-style="normal" fo:font-weight="bold" officeooo:rsid="03bd271f" officeooo:paragraph-rsid="03bd271f" style:font-name-asian="Arial" style:font-size-asian="12pt" style:font-style-asian="normal" style:font-weight-asian="bold" style:font-size-complex="12pt" style:font-weight-complex="bold"/>
    </style:style>
    <style:style style:name="P348"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2pt" fo:letter-spacing="normal" fo:font-style="normal" fo:font-weight="bold" officeooo:rsid="03bd271f" officeooo:paragraph-rsid="03c8bf9a" style:font-name-asian="Arial" style:font-size-asian="12pt" style:font-style-asian="normal" style:font-weight-asian="bold" style:font-size-complex="12pt" style:font-weight-complex="bold"/>
    </style:style>
    <style:style style:name="P349"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2pt" fo:letter-spacing="normal" fo:font-style="normal" fo:font-weight="bold" officeooo:rsid="03bd271f" officeooo:paragraph-rsid="03cb9689" style:font-name-asian="Arial" style:font-size-asian="12pt" style:font-style-asian="normal" style:font-weight-asian="bold" style:font-size-complex="12pt" style:font-weight-complex="bold"/>
    </style:style>
    <style:style style:name="P350"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2pt" fo:letter-spacing="normal" fo:font-style="normal" fo:font-weight="bold" officeooo:rsid="03bd271f" officeooo:paragraph-rsid="03e44373" style:font-name-asian="Arial" style:font-size-asian="12pt" style:font-style-asian="normal" style:font-weight-asian="bold" style:font-size-complex="12pt" style:font-weight-complex="bold"/>
    </style:style>
    <style:style style:name="P351"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2pt" fo:letter-spacing="normal" fo:font-style="normal" fo:font-weight="bold" officeooo:rsid="03bd271f" officeooo:paragraph-rsid="03ef1dd4" style:font-name-asian="Arial" style:font-size-asian="12pt" style:font-style-asian="normal" style:font-weight-asian="bold" style:font-size-complex="12pt" style:font-weight-complex="bold"/>
    </style:style>
    <style:style style:name="P352"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2pt" fo:letter-spacing="normal" fo:font-style="normal" fo:font-weight="bold" officeooo:rsid="03bd271f" officeooo:paragraph-rsid="03fa381d" style:font-name-asian="Arial" style:font-size-asian="12pt" style:font-style-asian="normal" style:font-weight-asian="bold" style:font-size-complex="12pt" style:font-weight-complex="bold"/>
    </style:style>
    <style:style style:name="P353"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2pt" fo:letter-spacing="normal" fo:font-style="normal" fo:font-weight="bold" officeooo:rsid="03bd271f" officeooo:paragraph-rsid="03fafcff" style:font-name-asian="Arial" style:font-size-asian="12pt" style:font-style-asian="normal" style:font-weight-asian="bold" style:font-size-complex="12pt" style:font-weight-complex="bold"/>
    </style:style>
    <style:style style:name="P354"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2pt" fo:letter-spacing="normal" fo:font-style="normal" fo:font-weight="bold" officeooo:rsid="03bd271f" officeooo:paragraph-rsid="040a72f9" style:font-name-asian="Arial" style:font-size-asian="12pt" style:font-style-asian="normal" style:font-weight-asian="bold" style:font-size-complex="12pt" style:font-weight-complex="bold"/>
    </style:style>
    <style:style style:name="P355"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2pt" fo:letter-spacing="normal" fo:font-style="normal" fo:font-weight="bold" officeooo:rsid="03bd271f" officeooo:paragraph-rsid="0414fea3" style:font-name-asian="Arial" style:font-size-asian="12pt" style:font-style-asian="normal" style:font-weight-asian="bold" style:font-size-complex="12pt" style:font-weight-complex="bold"/>
    </style:style>
    <style:style style:name="P356"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2pt" fo:letter-spacing="normal" fo:font-style="normal" fo:font-weight="bold" officeooo:rsid="04160b53" officeooo:paragraph-rsid="04160b53" style:font-name-asian="Arial" style:font-size-asian="12pt" style:font-style-asian="normal" style:font-weight-asian="bold" style:font-size-complex="12pt" style:font-weight-complex="bold"/>
    </style:style>
    <style:style style:name="P357"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2pt" fo:letter-spacing="normal" fo:font-style="normal" fo:font-weight="bold" officeooo:rsid="04160b53" officeooo:paragraph-rsid="0420b26e" style:font-name-asian="Arial" style:font-size-asian="12pt" style:font-style-asian="normal" style:font-weight-asian="bold" style:font-size-complex="12pt" style:font-weight-complex="bold"/>
    </style:style>
    <style:style style:name="P358"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2pt" fo:letter-spacing="normal" fo:font-style="normal" fo:font-weight="bold" officeooo:rsid="04160b53" officeooo:paragraph-rsid="0429bda2" style:font-name-asian="Arial" style:font-size-asian="12pt" style:font-style-asian="normal" style:font-weight-asian="bold" style:font-size-complex="12pt" style:font-weight-complex="bold"/>
    </style:style>
    <style:style style:name="P359"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0.5pt" fo:letter-spacing="normal" fo:font-style="normal" fo:font-weight="normal" officeooo:rsid="03be4ed0" officeooo:paragraph-rsid="03be4ed0" style:font-name-asian="Droid Sans Fallback1" style:font-size-asian="10.5pt" style:font-style-asian="normal" style:font-weight-asian="normal" style:font-size-complex="10.5pt" style:font-weight-complex="normal"/>
    </style:style>
    <style:style style:name="P360"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0.5pt" fo:letter-spacing="normal" fo:font-style="normal" fo:font-weight="normal" officeooo:rsid="03c1ad9d" officeooo:paragraph-rsid="03c1ad9d" style:font-name-asian="Droid Sans Fallback1" style:font-size-asian="10.5pt" style:font-style-asian="normal" style:font-weight-asian="normal" style:font-size-complex="10.5pt" style:font-weight-complex="normal"/>
    </style:style>
    <style:style style:name="P361"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0.5pt" fo:letter-spacing="normal" fo:font-style="normal" fo:font-weight="normal" officeooo:rsid="03c2b409" officeooo:paragraph-rsid="03c2b409" style:font-name-asian="Droid Sans Fallback1" style:font-size-asian="10.5pt" style:font-style-asian="normal" style:font-weight-asian="normal" style:font-size-complex="10.5pt" style:font-weight-complex="normal"/>
    </style:style>
    <style:style style:name="P362"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0.5pt" fo:letter-spacing="normal" fo:font-style="normal" fo:font-weight="normal" officeooo:rsid="03c2f502" officeooo:paragraph-rsid="03c752e4" style:font-name-asian="Droid Sans Fallback1" style:font-size-asian="10.5pt" style:font-style-asian="normal" style:font-weight-asian="normal" style:font-size-complex="10.5pt" style:font-weight-complex="normal"/>
    </style:style>
    <style:style style:name="P363"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0.5pt" fo:letter-spacing="normal" fo:font-style="normal" fo:font-weight="normal" officeooo:rsid="03bd271f" officeooo:paragraph-rsid="03cb9689" style:font-name-asian="Droid Sans Fallback1" style:font-size-asian="10.5pt" style:font-style-asian="normal" style:font-weight-asian="normal" style:font-size-complex="10.5pt" style:font-weight-complex="normal"/>
    </style:style>
    <style:style style:name="P364"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0.5pt" fo:letter-spacing="normal" fo:font-style="normal" fo:font-weight="normal" officeooo:rsid="03bd271f" officeooo:paragraph-rsid="03ef1dd4" style:font-name-asian="Droid Sans Fallback1" style:font-size-asian="10.5pt" style:font-style-asian="normal" style:font-weight-asian="normal" style:font-size-complex="10.5pt" style:font-weight-complex="normal"/>
    </style:style>
    <style:style style:name="P365"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0.5pt" fo:letter-spacing="normal" fo:font-style="normal" fo:font-weight="normal" officeooo:rsid="03d3c6d7" officeooo:paragraph-rsid="03d3c6d7" style:font-name-asian="Droid Sans Fallback1" style:font-size-asian="10.5pt" style:font-style-asian="normal" style:font-weight-asian="normal" style:font-size-complex="10.5pt" style:font-weight-complex="normal"/>
    </style:style>
    <style:style style:name="P366"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0.5pt" fo:letter-spacing="normal" fo:font-style="normal" fo:font-weight="normal" officeooo:rsid="03d869b3" officeooo:paragraph-rsid="03da54b0" style:font-name-asian="Droid Sans Fallback1" style:font-size-asian="10.5pt" style:font-style-asian="normal" style:font-weight-asian="normal" style:font-size-complex="10.5pt" style:font-weight-complex="normal"/>
    </style:style>
    <style:style style:name="P367"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0.5pt" fo:letter-spacing="normal" fo:font-style="normal" fo:font-weight="normal" officeooo:rsid="03e24283" officeooo:paragraph-rsid="03e3ae4c" style:font-name-asian="Droid Sans Fallback1" style:font-size-asian="10.5pt" style:font-style-asian="normal" style:font-weight-asian="normal" style:font-size-complex="10.5pt" style:font-weight-complex="normal"/>
    </style:style>
    <style:style style:name="P368"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0.5pt" fo:letter-spacing="normal" fo:font-style="normal" fo:font-weight="normal" officeooo:rsid="03e74175" officeooo:paragraph-rsid="03e74175" style:font-name-asian="Droid Sans Fallback1" style:font-size-asian="10.5pt" style:font-style-asian="normal" style:font-weight-asian="normal" style:font-size-complex="10.5pt" style:font-weight-complex="normal"/>
    </style:style>
    <style:style style:name="P369"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0.5pt" fo:letter-spacing="normal" fo:font-style="normal" fo:font-weight="normal" officeooo:rsid="03e7fe11" officeooo:paragraph-rsid="03e7fe11" style:font-name-asian="Droid Sans Fallback1" style:font-size-asian="10.5pt" style:font-style-asian="normal" style:font-weight-asian="normal" style:font-size-complex="10.5pt" style:font-weight-complex="normal"/>
    </style:style>
    <style:style style:name="P370"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0.5pt" fo:letter-spacing="normal" fo:font-style="normal" fo:font-weight="normal" officeooo:rsid="03f19366" officeooo:paragraph-rsid="03f19366" style:font-name-asian="Droid Sans Fallback1" style:font-size-asian="10.5pt" style:font-style-asian="normal" style:font-weight-asian="normal" style:font-size-complex="10.5pt" style:font-weight-complex="normal"/>
    </style:style>
    <style:style style:name="P371"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0.5pt" fo:letter-spacing="normal" fo:font-style="normal" fo:font-weight="normal" officeooo:rsid="040cca65" officeooo:paragraph-rsid="040cca65" style:font-name-asian="Droid Sans Fallback1" style:font-size-asian="10.5pt" style:font-style-asian="normal" style:font-weight-asian="normal" style:font-size-complex="10.5pt" style:font-weight-complex="normal"/>
    </style:style>
    <style:style style:name="P372"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0.5pt" fo:letter-spacing="normal" fo:font-style="normal" fo:font-weight="normal" officeooo:rsid="04107eaa" officeooo:paragraph-rsid="04107eaa" style:font-name-asian="Droid Sans Fallback1" style:font-size-asian="10.5pt" style:font-style-asian="normal" style:font-weight-asian="normal" style:font-size-complex="10.5pt" style:font-weight-complex="normal"/>
    </style:style>
    <style:style style:name="P373"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0.5pt" fo:letter-spacing="normal" fo:font-style="normal" fo:font-weight="normal" officeooo:rsid="04120c63" officeooo:paragraph-rsid="04120c63" style:font-name-asian="Droid Sans Fallback1" style:font-size-asian="10.5pt" style:font-style-asian="normal" style:font-weight-asian="normal" style:font-size-complex="10.5pt" style:font-weight-complex="normal"/>
    </style:style>
    <style:style style:name="P374"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0.5pt" fo:letter-spacing="normal" fo:font-style="normal" fo:font-weight="normal" officeooo:rsid="04160b53" officeooo:paragraph-rsid="04160b53" style:font-name-asian="Droid Sans Fallback1" style:font-size-asian="10.5pt" style:font-style-asian="normal" style:font-weight-asian="normal" style:font-size-complex="10.5pt" style:font-weight-complex="normal"/>
    </style:style>
    <style:style style:name="P375"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0.5pt" fo:letter-spacing="normal" fo:font-style="normal" fo:font-weight="normal" officeooo:rsid="0422c3ee" officeooo:paragraph-rsid="0422c3ee" style:font-name-asian="Droid Sans Fallback1" style:font-size-asian="10.5pt" style:font-style-asian="normal" style:font-weight-asian="normal" style:font-size-complex="10.5pt" style:font-weight-complex="normal"/>
    </style:style>
    <style:style style:name="P376"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0.5pt" fo:letter-spacing="normal" fo:font-style="normal" fo:font-weight="normal" officeooo:rsid="042b62d9" officeooo:paragraph-rsid="042b62d9" style:font-name-asian="Droid Sans Fallback1" style:font-size-asian="10.5pt" style:font-style-asian="normal" style:font-weight-asian="normal" style:font-size-complex="10.5pt" style:font-weight-complex="normal"/>
    </style:style>
    <style:style style:name="P377"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0.5pt" fo:letter-spacing="normal" fo:font-style="normal" fo:font-weight="normal" officeooo:paragraph-rsid="04120c63"/>
    </style:style>
    <style:style style:name="P378"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0.5pt" fo:letter-spacing="normal" fo:font-style="normal" fo:font-weight="normal" officeooo:paragraph-rsid="041949d4"/>
    </style:style>
    <style:style style:name="P379"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0.5pt" fo:letter-spacing="normal" fo:font-style="normal" fo:font-weight="normal" officeooo:rsid="041e8fb6" officeooo:paragraph-rsid="041e8fb6"/>
    </style:style>
    <style:style style:name="P380"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0.5pt" fo:letter-spacing="normal" fo:font-style="normal" fo:font-weight="normal" officeooo:paragraph-rsid="0431ce7f"/>
    </style:style>
    <style:style style:name="P381"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fo:letter-spacing="normal" officeooo:paragraph-rsid="043395b6"/>
    </style:style>
    <style:style style:name="P382"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fo:letter-spacing="normal" officeooo:rsid="0437afe1" officeooo:paragraph-rsid="0437afe1"/>
    </style:style>
    <style:style style:name="P383"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fo:letter-spacing="normal" officeooo:rsid="0439d186" officeooo:paragraph-rsid="0439d186"/>
    </style:style>
    <style:style style:name="P384"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fo:letter-spacing="normal" fo:font-style="normal" fo:font-weight="normal" officeooo:paragraph-rsid="043ce465"/>
    </style:style>
    <style:style style:name="P385"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000000" style:font-name="Droid Sans Fallback1" fo:font-size="10.5pt" fo:letter-spacing="normal" fo:font-style="normal" fo:font-weight="normal" officeooo:rsid="041408bf" officeooo:paragraph-rsid="041408bf" style:font-size-asian="10.5pt" style:font-size-complex="10.5pt"/>
    </style:style>
    <style:style style:name="P386"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000000" style:font-name="Droid Sans Fallback1" fo:font-size="10.5pt" fo:letter-spacing="normal" fo:font-style="normal" fo:font-weight="normal" officeooo:rsid="0422c3ee" officeooo:paragraph-rsid="0422c3ee" style:font-name-asian="Droid Sans Fallback1" style:font-size-asian="10.5pt" style:font-style-asian="normal" style:font-weight-asian="normal" style:font-size-complex="10.5pt" style:font-weight-complex="normal"/>
    </style:style>
    <style:style style:name="P387"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000000" style:font-name="Droid Sans Fallback1" fo:font-size="10.5pt" fo:letter-spacing="normal" fo:font-style="normal" fo:font-weight="normal" officeooo:rsid="043c62b0" officeooo:paragraph-rsid="043c62b0" style:font-name-asian="Arial" style:font-size-asian="10.5pt" style:font-style-asian="normal" style:font-weight-asian="normal" style:font-size-complex="10.5pt" style:font-weight-complex="normal"/>
    </style:style>
    <style:style style:name="P388"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000000" style:font-name="Droid Sans Fallback1" fo:font-size="10.5pt" fo:letter-spacing="normal" fo:font-style="normal" fo:font-weight="normal" officeooo:rsid="0453c0f2" officeooo:paragraph-rsid="044dcc52" style:font-name-asian="Arial" style:font-size-asian="10.5pt" style:font-style-asian="normal" style:font-weight-asian="normal" style:font-size-complex="10.5pt" style:font-weight-complex="normal"/>
    </style:style>
    <style:style style:name="P389"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000000" style:font-name="Droid Sans Fallback1" fo:font-size="10.5pt" fo:letter-spacing="normal" fo:font-style="normal" fo:font-weight="normal" officeooo:rsid="0453c0f2" officeooo:paragraph-rsid="0453c0f2" style:font-name-asian="Arial" style:font-size-asian="10.5pt" style:font-style-asian="normal" style:font-weight-asian="normal" style:font-size-complex="10.5pt" style:font-weight-complex="normal"/>
    </style:style>
    <style:style style:name="P390"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000000" style:font-name="Droid Sans Fallback1" fo:font-size="12pt" fo:letter-spacing="normal" fo:font-style="normal" fo:font-weight="bold" officeooo:rsid="043c62b0" officeooo:paragraph-rsid="043bc771" style:font-name-asian="Arial" style:font-size-asian="10.5pt" style:font-style-asian="normal" style:font-weight-asian="bold" style:font-size-complex="10.5pt" style:font-weight-complex="bold"/>
    </style:style>
    <style:style style:name="P391"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000000" style:font-name="Droid Sans Fallback1" fo:font-size="12pt" fo:letter-spacing="normal" fo:font-style="normal" fo:font-weight="bold" officeooo:rsid="043c62b0" officeooo:paragraph-rsid="043c62b0" style:font-name-asian="Arial" style:font-size-asian="10.5pt" style:font-style-asian="normal" style:font-weight-asian="bold" style:font-size-complex="10.5pt" style:font-weight-complex="bold"/>
    </style:style>
    <style:style style:name="P392" style:family="paragraph" style:parent-style-name="Text_20_body">
      <style:paragraph-properties fo:margin-left="0in" fo:margin-right="0in" fo:margin-top="0in" fo:margin-bottom="0.1965in" loext:contextual-spacing="false" fo:text-indent="0in" style:auto-text-indent="false"/>
      <style:text-properties officeooo:paragraph-rsid="03fb938b"/>
    </style:style>
    <style:style style:name="P393" style:family="paragraph" style:parent-style-name="Text_20_body">
      <style:paragraph-properties fo:margin-left="0in" fo:margin-right="0in" fo:margin-top="0in" fo:margin-bottom="0.1965in" loext:contextual-spacing="false" fo:text-indent="0in" style:auto-text-indent="false"/>
      <style:text-properties officeooo:rsid="043f5a46" officeooo:paragraph-rsid="043f5a46"/>
    </style:style>
    <style:style style:name="P394" style:family="paragraph" style:parent-style-name="Text_20_body">
      <style:paragraph-properties fo:margin-left="0in" fo:margin-right="0in" fo:margin-top="0in" fo:margin-bottom="0.1965in" loext:contextual-spacing="false" fo:text-indent="0in" style:auto-text-indent="false"/>
      <style:text-properties officeooo:rsid="0440ba4d" officeooo:paragraph-rsid="0440ba4d"/>
    </style:style>
    <style:style style:name="P395" style:family="paragraph" style:parent-style-name="Text_20_body">
      <style:paragraph-properties fo:margin-left="0in" fo:margin-right="0in" fo:margin-top="0in" fo:margin-bottom="0.1965in" loext:contextual-spacing="false" fo:text-indent="0in" style:auto-text-indent="false"/>
      <style:text-properties officeooo:rsid="0449b015" officeooo:paragraph-rsid="0449b015"/>
    </style:style>
    <style:style style:name="P396" style:family="paragraph" style:parent-style-name="Text_20_body">
      <style:paragraph-properties fo:margin-left="0in" fo:margin-right="0in" fo:margin-top="0in" fo:margin-bottom="0.1965in" loext:contextual-spacing="false" fo:text-indent="0in" style:auto-text-indent="false"/>
      <style:text-properties officeooo:paragraph-rsid="044dcc52"/>
    </style:style>
    <style:style style:name="P397" style:family="paragraph" style:parent-style-name="Text_20_body">
      <style:paragraph-properties fo:margin-left="0in" fo:margin-right="0in" fo:margin-top="0in" fo:margin-bottom="0.1965in" loext:contextual-spacing="false" fo:text-indent="0in" style:auto-text-indent="false"/>
      <style:text-properties officeooo:rsid="0453c0f2" officeooo:paragraph-rsid="0453c0f2"/>
    </style:style>
    <style:style style:name="P398" style:family="paragraph" style:parent-style-name="Text_20_body">
      <style:paragraph-properties fo:margin-left="0in" fo:margin-right="0in" fo:margin-top="0in" fo:margin-bottom="0.1965in" loext:contextual-spacing="false" fo:text-indent="0in" style:auto-text-indent="false"/>
      <style:text-properties fo:font-weight="bold" officeooo:rsid="0453c0f2" officeooo:paragraph-rsid="0453c0f2" style:font-name-asian="Droid Sans Fallback1" style:font-weight-asian="bold" style:font-weight-complex="bold"/>
    </style:style>
    <style:style style:name="P399" style:family="paragraph" style:parent-style-name="Text_20_body">
      <style:paragraph-properties fo:margin-left="0in" fo:margin-right="0in" fo:margin-top="0in" fo:margin-bottom="0.1965in" loext:contextual-spacing="false" fo:text-indent="0in" style:auto-text-indent="false"/>
      <style:text-properties fo:font-weight="bold" officeooo:rsid="04555452" officeooo:paragraph-rsid="04555452" style:font-name-asian="Droid Sans Fallback1" style:font-weight-asian="bold" style:font-weight-complex="bold"/>
    </style:style>
    <style:style style:name="P400" style:family="paragraph" style:parent-style-name="Text_20_body">
      <style:paragraph-properties fo:margin-left="0in" fo:margin-right="0in" fo:margin-top="0in" fo:margin-bottom="0.1965in" loext:contextual-spacing="false" fo:text-indent="0in" style:auto-text-indent="false"/>
      <style:text-properties officeooo:paragraph-rsid="045767f6"/>
    </style:style>
    <style:style style:name="P401" style:family="paragraph" style:parent-style-name="Text_20_body">
      <style:paragraph-properties fo:margin-left="0in" fo:margin-right="0in" fo:margin-top="0in" fo:margin-bottom="0.1965in" loext:contextual-spacing="false" fo:text-indent="0in" style:auto-text-indent="false"/>
      <style:text-properties officeooo:paragraph-rsid="045b92b5"/>
    </style:style>
    <style:style style:name="P402" style:family="paragraph" style:parent-style-name="Standard">
      <style:paragraph-properties fo:margin-left="0in" fo:margin-right="0in" fo:margin-top="0in" fo:margin-bottom="0.1965in" loext:contextual-spacing="false" fo:text-indent="0in" style:auto-text-indent="false"/>
      <style:text-properties officeooo:paragraph-rsid="03e7fe11"/>
    </style:style>
    <style:style style:name="P403" style:family="paragraph" style:parent-style-name="Preformatted_20_Text">
      <style:paragraph-properties fo:margin-left="0in" fo:margin-right="0in" fo:text-indent="0in" style:auto-text-indent="false"/>
      <style:text-properties fo:font-variant="normal" fo:text-transform="none" fo:color="#000000" style:font-name="Droid Sans Fallback1" fo:font-size="10.5pt" fo:letter-spacing="normal" fo:font-style="normal" fo:font-weight="normal" officeooo:rsid="037ae8dc" officeooo:paragraph-rsid="037ae8dc" style:font-name-asian="Droid Sans Fallback1" style:font-size-asian="10.5pt" style:font-style-asian="normal" style:font-weight-asian="normal" style:font-size-complex="10.5pt" style:font-weight-complex="normal"/>
    </style:style>
    <style:style style:name="P404" style:family="paragraph" style:parent-style-name="Preformatted_20_Text">
      <style:paragraph-properties fo:margin-left="0in" fo:margin-right="0in" fo:orphans="2" fo:widows="2" fo:text-indent="0in" style:auto-text-indent="false"/>
      <style:text-properties fo:font-variant="normal" fo:text-transform="none" fo:color="#000000" style:font-name="Droid Sans Fallback1" fo:font-size="10.5pt" fo:letter-spacing="normal" fo:font-style="normal" fo:font-weight="normal" officeooo:paragraph-rsid="03933a41" style:font-size-asian="10.5pt" style:font-size-complex="10.5pt"/>
    </style:style>
    <style:style style:name="P405" style:family="paragraph" style:parent-style-name="Preformatted_20_Text">
      <style:paragraph-properties fo:margin-left="0in" fo:margin-right="0in" fo:text-indent="0in" style:auto-text-indent="false"/>
      <style:text-properties fo:font-variant="normal" fo:text-transform="none" fo:color="#434343" style:font-name="Droid Sans Fallback1" fo:font-size="10.5pt" fo:letter-spacing="normal" fo:font-style="normal" fo:font-weight="normal" officeooo:rsid="02d776ac" officeooo:paragraph-rsid="038e548c" style:font-name-asian="Droid Sans Fallback1" style:font-size-asian="10.5pt" style:font-style-asian="normal" style:font-weight-asian="normal" style:font-size-complex="10.5pt" style:font-weight-complex="normal"/>
    </style:style>
    <style:style style:name="P406" style:family="paragraph" style:parent-style-name="List_20_Contents">
      <style:paragraph-properties fo:margin-left="0in" fo:margin-right="0in" fo:orphans="2" fo:widows="2" fo:text-indent="0in" style:auto-text-indent="false"/>
      <style:text-properties fo:font-variant="normal" fo:text-transform="none" fo:color="#000000" style:font-name="Times New Roman" fo:font-size="14pt" fo:letter-spacing="normal" fo:font-style="normal" fo:font-weight="normal" officeooo:paragraph-rsid="03933a41"/>
    </style:style>
    <style:style style:name="P407" style:family="paragraph" style:parent-style-name="List_20_Contents">
      <style:paragraph-properties fo:margin-left="0in" fo:margin-right="0in" fo:orphans="2" fo:widows="2" fo:text-indent="0in" style:auto-text-indent="false"/>
      <style:text-properties fo:font-variant="normal" fo:text-transform="none" fo:color="#000000" fo:letter-spacing="normal" officeooo:paragraph-rsid="03933a41"/>
    </style:style>
    <style:style style:name="P408" style:family="paragraph" style:parent-style-name="Text_20_body">
      <style:text-properties fo:font-variant="normal" fo:text-transform="none" fo:color="#2b2b2b" fo:font-size="10.5pt" fo:letter-spacing="normal" fo:font-weight="normal" officeooo:rsid="007c35ac" officeooo:paragraph-rsid="007c35ac" style:font-name-asian="Droid Sans Fallback1" style:font-size-asian="10.5pt" style:font-style-asian="normal" style:font-weight-asian="normal" style:font-size-complex="10.5pt" style:font-weight-complex="normal"/>
    </style:style>
    <style:style style:name="P409" style:family="paragraph" style:parent-style-name="Text_20_body" style:list-style-name="L1">
      <style:paragraph-properties fo:orphans="2" fo:widows="2"/>
      <style:text-properties fo:font-variant="normal" fo:text-transform="none" fo:color="#000000" style:font-name="Droid Sans Fallback1" fo:font-size="10.5pt" fo:letter-spacing="normal" fo:font-style="normal" fo:font-weight="normal" style:font-size-asian="10.5pt" style:font-style-asian="normal" style:font-weight-asian="normal" style:font-size-complex="10.5pt" style:font-style-complex="normal" style:font-weight-complex="normal"/>
    </style:style>
    <style:style style:name="P410" style:family="paragraph" style:parent-style-name="Text_20_body">
      <style:text-properties style:font-name="Droid Sans Fallback1" fo:font-size="10.5pt" fo:font-weight="normal" officeooo:paragraph-rsid="0466aaf2"/>
    </style:style>
    <style:style style:name="P411" style:family="paragraph" style:parent-style-name="Heading_20_1">
      <style:text-properties fo:font-size="14pt" fo:font-weight="bold" style:font-size-asian="14pt" style:font-weight-asian="bold" style:font-size-complex="14pt" style:font-weight-complex="bold"/>
    </style:style>
    <style:style style:name="P412" style:family="paragraph" style:parent-style-name="Heading_20_3">
      <style:text-properties fo:font-variant="normal" fo:text-transform="none" fo:color="#000000" style:font-name="Times New Roman" fo:font-size="14pt" fo:letter-spacing="normal" fo:font-style="normal" fo:font-weight="normal"/>
    </style:style>
    <style:style style:name="P413" style:family="paragraph" style:parent-style-name="Heading_20_3">
      <style:text-properties fo:font-variant="normal" fo:text-transform="none" fo:color="#2b2b2b" fo:font-size="14pt" fo:letter-spacing="normal" fo:font-weight="bold" officeooo:rsid="0040bf25" officeooo:paragraph-rsid="0049bfd9" style:font-size-asian="14pt" style:font-weight-asian="bold" style:font-size-complex="14pt" style:font-weight-complex="bold"/>
    </style:style>
    <style:style style:name="P414" style:family="paragraph" style:parent-style-name="Heading_20_5">
      <style:paragraph-properties fo:margin-left="0in" fo:margin-right="0in" fo:margin-top="0in" fo:margin-bottom="0.1965in" loext:contextual-spacing="false" fo:text-indent="0in" style:auto-text-indent="false"/>
      <style:text-properties officeooo:rsid="0453c0f2" officeooo:paragraph-rsid="045767f6"/>
    </style:style>
    <style:style style:name="P415" style:family="paragraph" style:parent-style-name="Heading_20_5">
      <style:paragraph-properties fo:margin-left="0in" fo:margin-right="0in" fo:margin-top="0in" fo:margin-bottom="0.1965in" loext:contextual-spacing="false" fo:text-indent="0in" style:auto-text-indent="false"/>
      <style:text-properties officeooo:rsid="0453c0f2" officeooo:paragraph-rsid="045b92b5"/>
    </style:style>
    <style:style style:name="T1" style:family="text">
      <style:text-properties officeooo:rsid="000a6172"/>
    </style:style>
    <style:style style:name="T2" style:family="text">
      <style:text-properties officeooo:rsid="000c8d93"/>
    </style:style>
    <style:style style:name="T3" style:family="text">
      <style:text-properties fo:font-variant="normal" fo:text-transform="none" fo:color="#000000" style:font-name="Times New Roman" fo:font-size="14pt" fo:letter-spacing="normal" fo:font-style="normal" fo:font-weight="normal"/>
    </style:style>
    <style:style style:name="T4" style:family="text">
      <style:text-properties fo:font-variant="normal" fo:text-transform="none" fo:color="#000000" style:font-name="Times New Roman" fo:font-size="14pt" fo:letter-spacing="normal" fo:font-style="normal" fo:font-weight="normal" officeooo:rsid="000dea5d"/>
    </style:style>
    <style:style style:name="T5" style:family="text">
      <style:text-properties fo:font-variant="normal" fo:text-transform="none" fo:color="#000000" style:font-name="Times New Roman" fo:font-size="14pt" fo:letter-spacing="normal" fo:font-style="normal" fo:font-weight="normal" officeooo:rsid="001165a9"/>
    </style:style>
    <style:style style:name="T6" style:family="text">
      <style:text-properties fo:font-variant="normal" fo:text-transform="none" fo:color="#000000" style:font-name="Times New Roman" fo:font-size="14pt" fo:letter-spacing="normal" fo:font-style="normal" fo:font-weight="normal" officeooo:rsid="0011a8f0"/>
    </style:style>
    <style:style style:name="T7" style:family="text">
      <style:text-properties fo:font-variant="normal" fo:text-transform="none" fo:color="#000000" style:font-name="Times New Roman" fo:font-size="14pt" fo:letter-spacing="normal" fo:font-style="normal" fo:font-weight="normal" officeooo:rsid="00132d9f"/>
    </style:style>
    <style:style style:name="T8" style:family="text">
      <style:text-properties fo:font-variant="normal" fo:text-transform="none" fo:color="#000000" style:font-name="Times New Roman" fo:font-size="14pt" fo:letter-spacing="normal" fo:font-style="normal" fo:font-weight="normal" officeooo:rsid="00142c74"/>
    </style:style>
    <style:style style:name="T9" style:family="text">
      <style:text-properties fo:font-variant="normal" fo:text-transform="none" fo:color="#000000" style:font-name="Times New Roman" fo:font-size="14pt" fo:letter-spacing="normal" fo:font-style="normal" fo:font-weight="normal" officeooo:rsid="00158d43"/>
    </style:style>
    <style:style style:name="T10" style:family="text">
      <style:text-properties fo:font-variant="normal" fo:text-transform="none" fo:color="#000000" style:font-name="Times New Roman" fo:font-size="14pt" fo:letter-spacing="normal" fo:font-style="normal" fo:font-weight="normal" officeooo:rsid="0016e5cd"/>
    </style:style>
    <style:style style:name="T11" style:family="text">
      <style:text-properties fo:font-variant="normal" fo:text-transform="none" fo:color="#000000" style:font-name="Times New Roman" fo:font-size="14pt" fo:letter-spacing="normal" fo:font-style="normal" fo:font-weight="normal" officeooo:rsid="001a23b5"/>
    </style:style>
    <style:style style:name="T12" style:family="text">
      <style:text-properties fo:font-variant="normal" fo:text-transform="none" fo:color="#000000" style:font-name="Times New Roman" fo:font-size="14pt" fo:letter-spacing="normal" fo:font-style="normal" fo:font-weight="normal" officeooo:rsid="001b5201"/>
    </style:style>
    <style:style style:name="T13" style:family="text">
      <style:text-properties fo:font-variant="normal" fo:text-transform="none" fo:color="#000000" style:font-name="Times New Roman" fo:font-size="14pt" fo:letter-spacing="normal" fo:font-style="normal" fo:font-weight="normal" officeooo:rsid="001d2041"/>
    </style:style>
    <style:style style:name="T14" style:family="text">
      <style:text-properties fo:font-variant="normal" fo:text-transform="none" fo:color="#000000" style:font-name="Times New Roman" fo:font-size="14pt" fo:letter-spacing="normal" fo:font-style="normal" fo:font-weight="normal" officeooo:rsid="001d53c3"/>
    </style:style>
    <style:style style:name="T15" style:family="text">
      <style:text-properties fo:font-variant="normal" fo:text-transform="none" fo:color="#000000" style:font-name="Times New Roman" fo:font-size="14pt" fo:letter-spacing="normal" fo:font-style="normal" fo:font-weight="normal" officeooo:rsid="001ec737"/>
    </style:style>
    <style:style style:name="T16" style:family="text">
      <style:text-properties fo:font-variant="normal" fo:text-transform="none" fo:color="#000000" style:font-name="Times New Roman" fo:font-size="14pt" fo:letter-spacing="normal" fo:font-style="normal" fo:font-weight="normal" officeooo:rsid="00206812"/>
    </style:style>
    <style:style style:name="T17" style:family="text">
      <style:text-properties fo:font-variant="normal" fo:text-transform="none" fo:color="#000000" style:font-name="Times New Roman" fo:font-size="14pt" fo:letter-spacing="normal" fo:font-style="normal" fo:font-weight="normal" officeooo:rsid="002186c5"/>
    </style:style>
    <style:style style:name="T18" style:family="text">
      <style:text-properties fo:font-variant="normal" fo:text-transform="none" fo:color="#000000" style:font-name="Times New Roman" fo:font-size="14pt" fo:letter-spacing="normal" fo:font-style="normal" fo:font-weight="normal" officeooo:rsid="0023e440"/>
    </style:style>
    <style:style style:name="T19" style:family="text">
      <style:text-properties fo:font-variant="normal" fo:text-transform="none" fo:color="#000000" style:font-name="Times New Roman" fo:font-size="14pt" fo:letter-spacing="normal" fo:font-style="normal" fo:font-weight="normal" officeooo:rsid="00253479"/>
    </style:style>
    <style:style style:name="T20" style:family="text">
      <style:text-properties fo:font-variant="normal" fo:text-transform="none" fo:color="#000000" style:font-name="Times New Roman" fo:font-size="14pt" fo:letter-spacing="normal" fo:font-style="normal" fo:font-weight="normal" officeooo:rsid="00294ad6"/>
    </style:style>
    <style:style style:name="T21" style:family="text">
      <style:text-properties fo:font-variant="normal" fo:text-transform="none" fo:color="#000000" style:font-name="Times New Roman" fo:font-size="14pt" fo:letter-spacing="normal" fo:font-style="normal" fo:font-weight="normal" officeooo:rsid="002ad3f8"/>
    </style:style>
    <style:style style:name="T22" style:family="text">
      <style:text-properties fo:font-variant="normal" fo:text-transform="none" fo:color="#000000" style:font-name="Times New Roman" fo:font-size="14pt" fo:letter-spacing="normal" fo:font-style="normal" fo:font-weight="normal" officeooo:rsid="002bab5a"/>
    </style:style>
    <style:style style:name="T23" style:family="text">
      <style:text-properties fo:font-variant="normal" fo:text-transform="none" fo:color="#000000" style:font-name="Times New Roman" fo:font-size="14pt" fo:letter-spacing="normal" fo:font-style="normal" fo:font-weight="normal" officeooo:rsid="002ca16a"/>
    </style:style>
    <style:style style:name="T24" style:family="text">
      <style:text-properties fo:font-variant="normal" fo:text-transform="none" fo:color="#000000" style:font-name="Times New Roman" fo:font-size="14pt" fo:letter-spacing="normal" fo:font-style="normal" fo:font-weight="normal" officeooo:rsid="002e33fa"/>
    </style:style>
    <style:style style:name="T25" style:family="text">
      <style:text-properties fo:font-variant="normal" fo:text-transform="none" fo:color="#000000" style:font-name="Times New Roman" fo:font-size="14pt" fo:letter-spacing="normal" fo:font-style="normal" fo:font-weight="normal" officeooo:rsid="0031400f"/>
    </style:style>
    <style:style style:name="T26" style:family="text">
      <style:text-properties fo:font-variant="normal" fo:text-transform="none" fo:color="#000000" style:font-name="Times New Roman" fo:font-size="14pt" fo:letter-spacing="normal" fo:font-style="normal" fo:font-weight="normal" officeooo:rsid="0032c87d"/>
    </style:style>
    <style:style style:name="T27" style:family="text">
      <style:text-properties fo:font-variant="normal" fo:text-transform="none" fo:color="#000000" style:font-name="Times New Roman" fo:font-size="14pt" fo:letter-spacing="normal" fo:font-style="normal" fo:font-weight="normal" officeooo:rsid="00343b0b"/>
    </style:style>
    <style:style style:name="T28" style:family="text">
      <style:text-properties fo:font-variant="normal" fo:text-transform="none" fo:color="#000000" style:font-name="Times New Roman" fo:font-size="14pt" fo:letter-spacing="normal" fo:font-style="normal" fo:font-weight="normal" officeooo:rsid="00387ce2"/>
    </style:style>
    <style:style style:name="T29" style:family="text">
      <style:text-properties fo:font-variant="normal" fo:text-transform="none" fo:color="#000000" style:font-name="Times New Roman" fo:font-size="14pt" fo:letter-spacing="normal" fo:font-style="normal" fo:font-weight="normal" officeooo:rsid="0039d299"/>
    </style:style>
    <style:style style:name="T30" style:family="text">
      <style:text-properties fo:font-variant="normal" fo:text-transform="none" fo:color="#000000" style:font-name="Times New Roman" fo:font-size="14pt" fo:letter-spacing="normal" fo:font-style="normal" fo:font-weight="normal" officeooo:rsid="003a7cbf"/>
    </style:style>
    <style:style style:name="T31" style:family="text">
      <style:text-properties fo:font-variant="normal" fo:text-transform="none" fo:color="#000000" style:font-name="Times New Roman" fo:font-size="14pt" fo:letter-spacing="normal" fo:font-style="normal" fo:font-weight="normal" officeooo:rsid="003b5c53"/>
    </style:style>
    <style:style style:name="T32" style:family="text">
      <style:text-properties fo:font-variant="normal" fo:text-transform="none" fo:color="#000000" fo:letter-spacing="normal"/>
    </style:style>
    <style:style style:name="T33" style:family="text">
      <style:text-properties fo:font-variant="normal" fo:text-transform="none" fo:color="#000000" fo:letter-spacing="normal" fo:font-style="normal"/>
    </style:style>
    <style:style style:name="T34" style:family="text">
      <style:text-properties fo:font-variant="normal" fo:text-transform="none" fo:color="#000000" fo:letter-spacing="normal" fo:font-style="normal" officeooo:rsid="005332a7"/>
    </style:style>
    <style:style style:name="T35" style:family="text">
      <style:text-properties fo:font-variant="normal" fo:text-transform="none" fo:color="#000000" fo:letter-spacing="normal" fo:font-style="normal" officeooo:rsid="00538a5b"/>
    </style:style>
    <style:style style:name="T36" style:family="text">
      <style:text-properties fo:font-variant="normal" fo:text-transform="none" fo:color="#000000" fo:letter-spacing="normal" fo:font-style="normal" style:font-style-asian="normal"/>
    </style:style>
    <style:style style:name="T37" style:family="text">
      <style:text-properties fo:font-variant="normal" fo:text-transform="none" fo:color="#000000" fo:letter-spacing="normal" fo:font-style="normal" officeooo:rsid="0057cbc3" style:font-style-asian="normal"/>
    </style:style>
    <style:style style:name="T38" style:family="text">
      <style:text-properties fo:font-variant="normal" fo:text-transform="none" fo:color="#000000" fo:letter-spacing="normal" fo:font-style="normal" officeooo:rsid="0075a935" style:font-style-asian="normal"/>
    </style:style>
    <style:style style:name="T39" style:family="text">
      <style:text-properties fo:font-variant="normal" fo:text-transform="none" fo:color="#000000" fo:letter-spacing="normal" fo:font-style="normal" officeooo:rsid="0080bb99" style:font-style-asian="normal"/>
    </style:style>
    <style:style style:name="T40" style:family="text">
      <style:text-properties fo:font-variant="normal" fo:text-transform="none" fo:color="#000000" fo:letter-spacing="normal" fo:font-style="normal" officeooo:rsid="0082a232" style:font-style-asian="normal"/>
    </style:style>
    <style:style style:name="T41" style:family="text">
      <style:text-properties fo:font-variant="normal" fo:text-transform="none" fo:color="#000000" fo:letter-spacing="normal" fo:font-style="normal" officeooo:rsid="00b978a9" style:font-style-asian="normal"/>
    </style:style>
    <style:style style:name="T42" style:family="text">
      <style:text-properties fo:font-variant="normal" fo:text-transform="none" fo:color="#000000" fo:letter-spacing="normal" fo:font-style="normal" officeooo:rsid="00bb4ba0" style:font-style-asian="normal"/>
    </style:style>
    <style:style style:name="T43" style:family="text">
      <style:text-properties fo:font-variant="normal" fo:text-transform="none" fo:color="#000000" fo:letter-spacing="normal" fo:font-style="normal" officeooo:rsid="00bcd680" style:font-style-asian="normal"/>
    </style:style>
    <style:style style:name="T44" style:family="text">
      <style:text-properties fo:font-variant="normal" fo:text-transform="none" fo:color="#000000" fo:letter-spacing="normal" fo:font-style="normal" officeooo:rsid="00be130f" style:font-style-asian="normal"/>
    </style:style>
    <style:style style:name="T45" style:family="text">
      <style:text-properties fo:font-variant="normal" fo:text-transform="none" fo:color="#000000" fo:letter-spacing="normal" fo:font-style="normal" officeooo:rsid="00bf5ce7" style:font-style-asian="normal"/>
    </style:style>
    <style:style style:name="T46" style:family="text">
      <style:text-properties fo:font-variant="normal" fo:text-transform="none" fo:color="#000000" fo:letter-spacing="normal" fo:font-style="normal" officeooo:rsid="00bf6670" style:font-style-asian="normal"/>
    </style:style>
    <style:style style:name="T47" style:family="text">
      <style:text-properties fo:font-variant="normal" fo:text-transform="none" fo:color="#000000" fo:letter-spacing="normal" fo:font-style="normal" officeooo:rsid="00bfdfdc" style:font-style-asian="normal"/>
    </style:style>
    <style:style style:name="T48" style:family="text">
      <style:text-properties fo:font-variant="normal" fo:text-transform="none" fo:color="#000000" fo:letter-spacing="normal" fo:font-style="normal" officeooo:rsid="00c095b2" style:font-style-asian="normal"/>
    </style:style>
    <style:style style:name="T49" style:family="text">
      <style:text-properties fo:font-variant="normal" fo:text-transform="none" fo:color="#000000" fo:letter-spacing="normal" fo:font-style="normal" officeooo:rsid="00c0dd68" style:font-style-asian="normal"/>
    </style:style>
    <style:style style:name="T50" style:family="text">
      <style:text-properties fo:font-variant="normal" fo:text-transform="none" fo:color="#000000" fo:letter-spacing="normal" fo:font-style="normal" officeooo:rsid="00c0ec35" style:font-style-asian="normal"/>
    </style:style>
    <style:style style:name="T51" style:family="text">
      <style:text-properties fo:font-variant="normal" fo:text-transform="none" fo:color="#000000" fo:letter-spacing="normal" fo:font-style="normal" officeooo:rsid="00c0fe32" style:font-style-asian="normal"/>
    </style:style>
    <style:style style:name="T52" style:family="text">
      <style:text-properties fo:font-variant="normal" fo:text-transform="none" fo:color="#000000" fo:letter-spacing="normal" fo:font-style="normal" officeooo:rsid="00c23ea3" style:font-style-asian="normal"/>
    </style:style>
    <style:style style:name="T53" style:family="text">
      <style:text-properties fo:font-variant="normal" fo:text-transform="none" fo:color="#000000" fo:letter-spacing="normal" fo:font-style="normal" officeooo:rsid="00826f6e" style:font-name-asian="Droid Sans Fallback1" style:font-size-asian="10.5pt" style:font-style-asian="normal" style:font-weight-asian="normal" style:font-size-complex="10.5pt" style:font-weight-complex="normal"/>
    </style:style>
    <style:style style:name="T54" style:family="text">
      <style:text-properties fo:font-variant="normal" fo:text-transform="none" fo:color="#000000" fo:letter-spacing="normal" fo:font-style="normal" officeooo:rsid="0083908e" style:font-name-asian="Droid Sans Fallback1" style:font-size-asian="10.5pt" style:font-style-asian="normal" style:font-weight-asian="normal" style:font-size-complex="10.5pt" style:font-weight-complex="normal"/>
    </style:style>
    <style:style style:name="T55" style:family="text">
      <style:text-properties fo:font-variant="normal" fo:text-transform="none" fo:color="#000000" fo:letter-spacing="normal" fo:font-style="normal" officeooo:rsid="0083b90b" style:font-name-asian="Droid Sans Fallback1" style:font-size-asian="10.5pt" style:font-style-asian="normal" style:font-weight-asian="normal" style:font-size-complex="10.5pt" style:font-weight-complex="normal"/>
    </style:style>
    <style:style style:name="T56" style:family="text">
      <style:text-properties fo:font-variant="normal" fo:text-transform="none" fo:color="#000000" fo:letter-spacing="normal" fo:font-style="normal" officeooo:rsid="00852b29" style:font-name-asian="Droid Sans Fallback1" style:font-size-asian="10.5pt" style:font-style-asian="normal" style:font-weight-asian="normal" style:font-size-complex="10.5pt" style:font-weight-complex="normal"/>
    </style:style>
    <style:style style:name="T57" style:family="text">
      <style:text-properties fo:font-variant="normal" fo:text-transform="none" fo:color="#000000" fo:letter-spacing="normal" fo:font-style="normal" officeooo:rsid="0086447c" style:font-name-asian="Droid Sans Fallback1" style:font-size-asian="10.5pt" style:font-style-asian="normal" style:font-weight-asian="normal" style:font-size-complex="10.5pt" style:font-weight-complex="normal"/>
    </style:style>
    <style:style style:name="T58" style:family="text">
      <style:text-properties fo:font-variant="normal" fo:text-transform="none" fo:color="#000000" fo:letter-spacing="normal" fo:font-style="normal" officeooo:rsid="00876f35" style:font-name-asian="Droid Sans Fallback1" style:font-size-asian="10.5pt" style:font-style-asian="normal" style:font-weight-asian="normal" style:font-size-complex="10.5pt" style:font-weight-complex="normal"/>
    </style:style>
    <style:style style:name="T59" style:family="text">
      <style:text-properties fo:font-variant="normal" fo:text-transform="none" fo:color="#000000" fo:letter-spacing="normal" fo:font-style="normal" officeooo:rsid="008a3fd5" style:font-name-asian="Droid Sans Fallback1" style:font-size-asian="10.5pt" style:font-style-asian="normal" style:font-weight-asian="normal" style:font-size-complex="10.5pt" style:font-weight-complex="normal"/>
    </style:style>
    <style:style style:name="T60" style:family="text">
      <style:text-properties fo:font-variant="normal" fo:text-transform="none" fo:color="#000000" fo:letter-spacing="normal" fo:font-style="normal" officeooo:rsid="008c3c77" style:font-name-asian="Droid Sans Fallback1" style:font-size-asian="10.5pt" style:font-style-asian="normal" style:font-weight-asian="normal" style:font-size-complex="10.5pt" style:font-weight-complex="normal"/>
    </style:style>
    <style:style style:name="T61" style:family="text">
      <style:text-properties fo:font-variant="normal" fo:text-transform="none" fo:color="#000000" fo:letter-spacing="normal" fo:font-style="normal" officeooo:rsid="008c5251" style:font-name-asian="Droid Sans Fallback1" style:font-size-asian="10.5pt" style:font-style-asian="normal" style:font-weight-asian="normal" style:font-size-complex="10.5pt" style:font-weight-complex="normal"/>
    </style:style>
    <style:style style:name="T62" style:family="text">
      <style:text-properties fo:font-variant="normal" fo:text-transform="none" fo:color="#000000" fo:letter-spacing="normal" fo:font-style="normal" officeooo:rsid="008d42a5" style:font-name-asian="Droid Sans Fallback1" style:font-size-asian="10.5pt" style:font-style-asian="normal" style:font-weight-asian="normal" style:font-size-complex="10.5pt" style:font-weight-complex="normal"/>
    </style:style>
    <style:style style:name="T63" style:family="text">
      <style:text-properties fo:font-variant="normal" fo:text-transform="none" fo:color="#000000" fo:letter-spacing="normal" fo:font-style="normal" officeooo:rsid="008e1501" style:font-name-asian="Droid Sans Fallback1" style:font-size-asian="10.5pt" style:font-style-asian="normal" style:font-weight-asian="normal" style:font-size-complex="10.5pt" style:font-weight-complex="normal"/>
    </style:style>
    <style:style style:name="T64" style:family="text">
      <style:text-properties fo:font-variant="normal" fo:text-transform="none" fo:color="#000000" fo:letter-spacing="normal" fo:font-style="normal" officeooo:rsid="008fd5fe" style:font-name-asian="Droid Sans Fallback1" style:font-size-asian="10.5pt" style:font-style-asian="normal" style:font-weight-asian="normal" style:font-size-complex="10.5pt" style:font-weight-complex="normal"/>
    </style:style>
    <style:style style:name="T65" style:family="text">
      <style:text-properties fo:font-variant="normal" fo:text-transform="none" fo:color="#000000" fo:letter-spacing="normal" fo:font-style="normal" officeooo:rsid="0090a112" style:font-name-asian="Droid Sans Fallback1" style:font-size-asian="10.5pt" style:font-style-asian="normal" style:font-weight-asian="normal" style:font-size-complex="10.5pt" style:font-weight-complex="normal"/>
    </style:style>
    <style:style style:name="T66" style:family="text">
      <style:text-properties fo:font-variant="normal" fo:text-transform="none" fo:color="#000000" fo:letter-spacing="normal" fo:font-style="normal" officeooo:rsid="00c23ea3" style:font-name-asian="Droid Sans Fallback1" style:font-size-asian="10.5pt" style:font-style-asian="normal" style:font-weight-asian="normal" style:font-size-complex="10.5pt" style:font-weight-complex="normal"/>
    </style:style>
    <style:style style:name="T67" style:family="text">
      <style:text-properties fo:font-variant="normal" fo:text-transform="none" fo:color="#000000" fo:letter-spacing="normal" fo:font-style="normal" officeooo:rsid="00c2fcf0" style:font-name-asian="Droid Sans Fallback1" style:font-size-asian="10.5pt" style:font-style-asian="normal" style:font-weight-asian="normal" style:font-size-complex="10.5pt" style:font-weight-complex="normal"/>
    </style:style>
    <style:style style:name="T68" style:family="text">
      <style:text-properties fo:font-variant="normal" fo:text-transform="none" fo:color="#000000" fo:letter-spacing="normal" fo:font-style="normal" officeooo:rsid="00c4f12f" style:font-name-asian="Droid Sans Fallback1" style:font-size-asian="10.5pt" style:font-style-asian="normal" style:font-weight-asian="normal" style:font-size-complex="10.5pt" style:font-weight-complex="normal"/>
    </style:style>
    <style:style style:name="T69" style:family="text">
      <style:text-properties fo:font-variant="normal" fo:text-transform="none" fo:color="#000000" fo:letter-spacing="normal" fo:font-style="normal" officeooo:rsid="0465591f" style:font-name-asian="Droid Sans Fallback1" style:font-size-asian="10.5pt" style:font-style-asian="normal" style:font-weight-asian="normal" style:font-size-complex="10.5pt" style:font-weight-complex="normal"/>
    </style:style>
    <style:style style:name="T70" style:family="text">
      <style:text-properties fo:font-variant="normal" fo:text-transform="none" fo:color="#000000" fo:letter-spacing="normal" fo:font-style="normal" style:font-size-asian="10.5pt" style:font-weight-asian="normal" style:font-size-complex="10.5pt" style:font-weight-complex="normal"/>
    </style:style>
    <style:style style:name="T71" style:family="text">
      <style:text-properties fo:font-variant="normal" fo:text-transform="none" fo:color="#000000" fo:letter-spacing="normal" fo:font-style="normal" officeooo:rsid="0086447c" style:font-size-asian="10.5pt" style:font-weight-asian="normal" style:font-size-complex="10.5pt" style:font-weight-complex="normal"/>
    </style:style>
    <style:style style:name="T72" style:family="text">
      <style:text-properties fo:font-variant="normal" fo:text-transform="none" fo:color="#000000" fo:letter-spacing="normal" fo:font-style="normal" officeooo:rsid="04693ff0" style:font-size-asian="10.5pt" style:font-style-asian="normal" style:font-size-complex="10.5pt" style:font-style-complex="normal"/>
    </style:style>
    <style:style style:name="T73" style:family="text">
      <style:text-properties fo:font-variant="normal" fo:text-transform="none" fo:color="#000000" fo:letter-spacing="normal" fo:font-style="normal" fo:font-weight="normal"/>
    </style:style>
    <style:style style:name="T74" style:family="text">
      <style:text-properties fo:font-variant="normal" fo:text-transform="none" fo:color="#000000" style:font-name="Droid Sans Fallback1" fo:font-size="10.5pt" fo:letter-spacing="normal" fo:font-style="normal" fo:font-weight="normal" style:font-size-asian="10.5pt" style:font-weight-asian="normal" style:font-size-complex="10.5pt" style:font-weight-complex="normal"/>
    </style:style>
    <style:style style:name="T75" style:family="text">
      <style:text-properties fo:font-variant="normal" fo:text-transform="none" fo:color="#000000" style:font-name="Droid Sans Fallback1" fo:font-size="10.5pt" fo:letter-spacing="normal" fo:font-style="normal" fo:font-weight="normal" officeooo:rsid="004acc0b" style:font-size-asian="10.5pt" style:font-weight-asian="normal" style:font-size-complex="10.5pt" style:font-weight-complex="normal"/>
    </style:style>
    <style:style style:name="T76" style:family="text">
      <style:text-properties fo:font-variant="normal" fo:text-transform="none" fo:color="#000000" style:font-name="Droid Sans Fallback1" fo:font-size="10.5pt" fo:letter-spacing="normal" fo:font-style="normal" fo:font-weight="normal" officeooo:rsid="004af960" style:font-size-asian="10.5pt" style:font-weight-asian="normal" style:font-size-complex="10.5pt" style:font-weight-complex="normal"/>
    </style:style>
    <style:style style:name="T77" style:family="text">
      <style:text-properties fo:font-variant="normal" fo:text-transform="none" fo:color="#000000" style:font-name="Droid Sans Fallback1" fo:font-size="10.5pt" fo:letter-spacing="normal" fo:font-style="normal" fo:font-weight="normal" officeooo:rsid="004b93be" style:font-size-asian="10.5pt" style:font-weight-asian="normal" style:font-size-complex="10.5pt" style:font-weight-complex="normal"/>
    </style:style>
    <style:style style:name="T78" style:family="text">
      <style:text-properties fo:font-variant="normal" fo:text-transform="none" fo:color="#000000" style:font-name="Droid Sans Fallback1" fo:font-size="10.5pt" fo:letter-spacing="normal" fo:font-style="normal" fo:font-weight="normal" officeooo:rsid="004cbd06" style:font-size-asian="10.5pt" style:font-weight-asian="normal" style:font-size-complex="10.5pt" style:font-weight-complex="normal"/>
    </style:style>
    <style:style style:name="T79" style:family="text">
      <style:text-properties fo:font-variant="normal" fo:text-transform="none" fo:color="#000000" style:font-name="Droid Sans Fallback1" fo:font-size="10.5pt" fo:letter-spacing="normal" fo:font-style="normal" fo:font-weight="normal" officeooo:rsid="00b2ce14" style:font-size-asian="10.5pt" style:font-weight-asian="normal" style:font-size-complex="10.5pt" style:font-weight-complex="normal"/>
    </style:style>
    <style:style style:name="T80" style:family="text">
      <style:text-properties fo:font-variant="normal" fo:text-transform="none" fo:color="#000000" style:font-name="Droid Sans Fallback1" fo:font-size="10.5pt" fo:letter-spacing="normal" fo:font-style="normal" fo:font-weight="normal" style:font-size-asian="10.5pt" style:font-size-complex="10.5pt"/>
    </style:style>
    <style:style style:name="T81" style:family="text">
      <style:text-properties fo:font-variant="normal" fo:text-transform="none" fo:color="#000000" style:font-name="Droid Sans Fallback1" fo:font-size="10.5pt" fo:letter-spacing="normal" fo:font-style="normal" fo:font-weight="normal" officeooo:rsid="0260ea3b" style:font-size-asian="10.5pt" style:font-size-complex="10.5pt"/>
    </style:style>
    <style:style style:name="T82" style:family="text">
      <style:text-properties fo:font-variant="normal" fo:text-transform="none" fo:color="#000000" style:font-name="Droid Sans Fallback1" fo:font-size="10.5pt" fo:letter-spacing="normal" fo:font-style="normal" fo:font-weight="normal" officeooo:rsid="0262021d" style:font-size-asian="10.5pt" style:font-size-complex="10.5pt"/>
    </style:style>
    <style:style style:name="T83" style:family="text">
      <style:text-properties fo:font-variant="normal" fo:text-transform="none" fo:color="#000000" style:font-name="Droid Sans Fallback1" fo:font-size="10.5pt" fo:letter-spacing="normal" fo:font-style="normal" fo:font-weight="normal" officeooo:rsid="02637ee4" style:font-size-asian="10.5pt" style:font-size-complex="10.5pt"/>
    </style:style>
    <style:style style:name="T84" style:family="text">
      <style:text-properties fo:font-variant="normal" fo:text-transform="none" fo:color="#000000" style:font-name="Droid Sans Fallback1" fo:font-size="10.5pt" fo:letter-spacing="normal" fo:font-style="normal" fo:font-weight="normal" officeooo:rsid="02652f70" style:font-size-asian="10.5pt" style:font-size-complex="10.5pt"/>
    </style:style>
    <style:style style:name="T85" style:family="text">
      <style:text-properties fo:font-variant="normal" fo:text-transform="none" fo:color="#000000" style:font-name="Droid Sans Fallback1" fo:font-size="10.5pt" fo:letter-spacing="normal" fo:font-style="normal" fo:font-weight="normal" officeooo:rsid="0266c4ea" style:font-size-asian="10.5pt" style:font-size-complex="10.5pt"/>
    </style:style>
    <style:style style:name="T86" style:family="text">
      <style:text-properties fo:font-variant="normal" fo:text-transform="none" fo:color="#000000" style:font-name="Droid Sans Fallback1" fo:font-size="10.5pt" fo:letter-spacing="normal" fo:font-style="normal" fo:font-weight="normal" officeooo:rsid="02682423" style:font-size-asian="10.5pt" style:font-size-complex="10.5pt"/>
    </style:style>
    <style:style style:name="T87" style:family="text">
      <style:text-properties fo:font-variant="normal" fo:text-transform="none" fo:color="#000000" style:font-name="Droid Sans Fallback1" fo:font-size="10.5pt" fo:letter-spacing="normal" fo:font-style="normal" fo:font-weight="normal" officeooo:rsid="0269b261" style:font-size-asian="10.5pt" style:font-size-complex="10.5pt"/>
    </style:style>
    <style:style style:name="T88" style:family="text">
      <style:text-properties fo:font-variant="normal" fo:text-transform="none" fo:color="#000000" style:font-name="Droid Sans Fallback1" fo:font-size="10.5pt" fo:letter-spacing="normal" fo:font-style="normal" fo:font-weight="normal" officeooo:rsid="026a121e" style:font-size-asian="10.5pt" style:font-size-complex="10.5pt"/>
    </style:style>
    <style:style style:name="T89" style:family="text">
      <style:text-properties fo:font-variant="normal" fo:text-transform="none" fo:color="#000000" style:font-name="Droid Sans Fallback1" fo:font-size="10.5pt" fo:letter-spacing="normal" fo:font-style="normal" fo:font-weight="normal" officeooo:rsid="026a6517" style:font-size-asian="10.5pt" style:font-size-complex="10.5pt"/>
    </style:style>
    <style:style style:name="T90" style:family="text">
      <style:text-properties fo:font-variant="normal" fo:text-transform="none" fo:color="#000000" style:font-name="Droid Sans Fallback1" fo:font-size="10.5pt" fo:letter-spacing="normal" fo:font-style="normal" fo:font-weight="normal" officeooo:rsid="026aad9b" style:font-size-asian="10.5pt" style:font-size-complex="10.5pt"/>
    </style:style>
    <style:style style:name="T91" style:family="text">
      <style:text-properties fo:font-variant="normal" fo:text-transform="none" fo:color="#000000" style:font-name="Droid Sans Fallback1" fo:font-size="10.5pt" fo:letter-spacing="normal" fo:font-style="normal" fo:font-weight="normal" officeooo:rsid="026c6124" style:font-size-asian="10.5pt" style:font-size-complex="10.5pt"/>
    </style:style>
    <style:style style:name="T92" style:family="text">
      <style:text-properties fo:font-variant="normal" fo:text-transform="none" fo:color="#000000" style:font-name="Droid Sans Fallback1" fo:font-size="10.5pt" fo:letter-spacing="normal" fo:font-style="normal" fo:font-weight="normal" officeooo:rsid="026c64e2" style:font-size-asian="10.5pt" style:font-size-complex="10.5pt"/>
    </style:style>
    <style:style style:name="T93" style:family="text">
      <style:text-properties fo:font-variant="normal" fo:text-transform="none" fo:color="#000000" style:font-name="Droid Sans Fallback1" fo:font-size="10.5pt" fo:letter-spacing="normal" fo:font-style="normal" fo:font-weight="normal" officeooo:rsid="026cb56d" style:font-size-asian="10.5pt" style:font-size-complex="10.5pt"/>
    </style:style>
    <style:style style:name="T94" style:family="text">
      <style:text-properties fo:font-variant="normal" fo:text-transform="none" fo:color="#000000" style:font-name="Droid Sans Fallback1" fo:font-size="10.5pt" fo:letter-spacing="normal" fo:font-style="normal" fo:font-weight="normal" officeooo:rsid="026dab19" style:font-size-asian="10.5pt" style:font-size-complex="10.5pt"/>
    </style:style>
    <style:style style:name="T95" style:family="text">
      <style:text-properties fo:font-variant="normal" fo:text-transform="none" fo:color="#000000" style:font-name="Droid Sans Fallback1" fo:font-size="10.5pt" fo:letter-spacing="normal" fo:font-style="normal" fo:font-weight="normal" officeooo:rsid="026f6325" style:font-size-asian="10.5pt" style:font-size-complex="10.5pt"/>
    </style:style>
    <style:style style:name="T96" style:family="text">
      <style:text-properties fo:font-variant="normal" fo:text-transform="none" fo:color="#000000" style:font-name="Droid Sans Fallback1" fo:font-size="10.5pt" fo:letter-spacing="normal" fo:font-style="normal" fo:font-weight="normal" officeooo:rsid="026fa8f7" style:font-size-asian="10.5pt" style:font-size-complex="10.5pt"/>
    </style:style>
    <style:style style:name="T97" style:family="text">
      <style:text-properties fo:font-variant="normal" fo:text-transform="none" fo:color="#000000" style:font-name="Droid Sans Fallback1" fo:font-size="10.5pt" fo:letter-spacing="normal" fo:font-style="normal" fo:font-weight="normal" officeooo:rsid="02714498" style:font-size-asian="10.5pt" style:font-size-complex="10.5pt"/>
    </style:style>
    <style:style style:name="T98" style:family="text">
      <style:text-properties fo:font-variant="normal" fo:text-transform="none" fo:color="#000000" style:font-name="Droid Sans Fallback1" fo:font-size="10.5pt" fo:letter-spacing="normal" fo:font-style="normal" fo:font-weight="normal" officeooo:rsid="0272c0a1" style:font-size-asian="10.5pt" style:font-size-complex="10.5pt"/>
    </style:style>
    <style:style style:name="T99" style:family="text">
      <style:text-properties fo:font-variant="normal" fo:text-transform="none" fo:color="#000000" style:font-name="Droid Sans Fallback1" fo:font-size="10.5pt" fo:letter-spacing="normal" fo:font-style="normal" fo:font-weight="normal" officeooo:rsid="0274973e" style:font-size-asian="10.5pt" style:font-size-complex="10.5pt"/>
    </style:style>
    <style:style style:name="T100" style:family="text">
      <style:text-properties fo:font-variant="normal" fo:text-transform="none" fo:color="#000000" style:font-name="Droid Sans Fallback1" fo:font-size="10.5pt" fo:letter-spacing="normal" fo:font-style="normal" fo:font-weight="normal" officeooo:rsid="0275dc1d" style:font-size-asian="10.5pt" style:font-size-complex="10.5pt"/>
    </style:style>
    <style:style style:name="T101" style:family="text">
      <style:text-properties fo:font-variant="normal" fo:text-transform="none" fo:color="#000000" style:font-name="Droid Sans Fallback1" fo:font-size="10.5pt" fo:letter-spacing="normal" fo:font-style="normal" fo:font-weight="normal" officeooo:rsid="027752a8" style:font-size-asian="10.5pt" style:font-size-complex="10.5pt"/>
    </style:style>
    <style:style style:name="T102" style:family="text">
      <style:text-properties fo:font-variant="normal" fo:text-transform="none" fo:color="#000000" style:font-name="Droid Sans Fallback1" fo:font-size="10.5pt" fo:letter-spacing="normal" fo:font-style="normal" fo:font-weight="normal" officeooo:rsid="0277c30c" style:font-size-asian="10.5pt" style:font-size-complex="10.5pt"/>
    </style:style>
    <style:style style:name="T103" style:family="text">
      <style:text-properties fo:font-variant="normal" fo:text-transform="none" fo:color="#000000" style:font-name="Droid Sans Fallback1" fo:font-size="10.5pt" fo:letter-spacing="normal" fo:font-style="normal" fo:font-weight="normal" officeooo:rsid="0277f1e1" style:font-size-asian="10.5pt" style:font-size-complex="10.5pt"/>
    </style:style>
    <style:style style:name="T104" style:family="text">
      <style:text-properties fo:font-variant="normal" fo:text-transform="none" fo:color="#000000" style:font-name="Droid Sans Fallback1" fo:font-size="10.5pt" fo:letter-spacing="normal" fo:font-style="normal" fo:font-weight="normal" officeooo:rsid="02780790" style:font-size-asian="10.5pt" style:font-size-complex="10.5pt"/>
    </style:style>
    <style:style style:name="T105" style:family="text">
      <style:text-properties fo:font-variant="normal" fo:text-transform="none" fo:color="#000000" style:font-name="Droid Sans Fallback1" fo:font-size="10.5pt" fo:letter-spacing="normal" fo:font-style="normal" fo:font-weight="normal" officeooo:rsid="0279eafa" style:font-size-asian="10.5pt" style:font-size-complex="10.5pt"/>
    </style:style>
    <style:style style:name="T106" style:family="text">
      <style:text-properties fo:font-variant="normal" fo:text-transform="none" fo:color="#000000" style:font-name="Droid Sans Fallback1" fo:font-size="10.5pt" fo:letter-spacing="normal" fo:font-style="normal" fo:font-weight="normal" officeooo:rsid="027af0a4" style:font-size-asian="10.5pt" style:font-size-complex="10.5pt"/>
    </style:style>
    <style:style style:name="T107" style:family="text">
      <style:text-properties fo:font-variant="normal" fo:text-transform="none" fo:color="#000000" style:font-name="Droid Sans Fallback1" fo:font-size="10.5pt" fo:letter-spacing="normal" fo:font-style="normal" fo:font-weight="normal" officeooo:rsid="027c3c2b" style:font-size-asian="10.5pt" style:font-size-complex="10.5pt"/>
    </style:style>
    <style:style style:name="T108" style:family="text">
      <style:text-properties fo:font-variant="normal" fo:text-transform="none" fo:color="#000000" style:font-name="Droid Sans Fallback1" fo:font-size="10.5pt" fo:letter-spacing="normal" fo:font-style="normal" fo:font-weight="normal" officeooo:rsid="027ce321" style:font-size-asian="10.5pt" style:font-size-complex="10.5pt"/>
    </style:style>
    <style:style style:name="T109" style:family="text">
      <style:text-properties fo:font-variant="normal" fo:text-transform="none" fo:color="#000000" style:font-name="Droid Sans Fallback1" fo:font-size="10.5pt" fo:letter-spacing="normal" fo:font-style="normal" fo:font-weight="normal" officeooo:rsid="027eb382" style:font-size-asian="10.5pt" style:font-size-complex="10.5pt"/>
    </style:style>
    <style:style style:name="T110" style:family="text">
      <style:text-properties fo:font-variant="normal" fo:text-transform="none" fo:color="#000000" style:font-name="Droid Sans Fallback1" fo:font-size="10.5pt" fo:letter-spacing="normal" fo:font-style="normal" fo:font-weight="normal" officeooo:rsid="027ff8e5" style:font-size-asian="10.5pt" style:font-size-complex="10.5pt"/>
    </style:style>
    <style:style style:name="T111" style:family="text">
      <style:text-properties fo:font-variant="normal" fo:text-transform="none" fo:color="#000000" style:font-name="Droid Sans Fallback1" fo:font-size="10.5pt" fo:letter-spacing="normal" fo:font-style="normal" fo:font-weight="normal" officeooo:rsid="0281f794" style:font-size-asian="10.5pt" style:font-size-complex="10.5pt"/>
    </style:style>
    <style:style style:name="T112" style:family="text">
      <style:text-properties fo:font-variant="normal" fo:text-transform="none" fo:color="#000000" style:font-name="Droid Sans Fallback1" fo:font-size="10.5pt" fo:letter-spacing="normal" fo:font-style="normal" fo:font-weight="normal" officeooo:rsid="0282217e" style:font-size-asian="10.5pt" style:font-size-complex="10.5pt"/>
    </style:style>
    <style:style style:name="T113" style:family="text">
      <style:text-properties fo:font-variant="normal" fo:text-transform="none" fo:color="#000000" style:font-name="Droid Sans Fallback1" fo:font-size="10.5pt" fo:letter-spacing="normal" fo:font-style="normal" fo:font-weight="normal" officeooo:rsid="0283a34e" style:font-size-asian="10.5pt" style:font-size-complex="10.5pt"/>
    </style:style>
    <style:style style:name="T114" style:family="text">
      <style:text-properties fo:font-variant="normal" fo:text-transform="none" fo:color="#000000" style:font-name="Droid Sans Fallback1" fo:font-size="10.5pt" fo:letter-spacing="normal" fo:font-style="normal" fo:font-weight="normal" officeooo:rsid="03fd8972" style:font-size-asian="10.5pt" style:font-size-complex="10.5pt"/>
    </style:style>
    <style:style style:name="T115" style:family="text">
      <style:text-properties fo:font-variant="normal" fo:text-transform="none" fo:color="#000000" style:font-name="Droid Sans Fallback1" fo:font-size="10.5pt" fo:letter-spacing="normal" fo:font-style="normal" fo:font-weight="normal" officeooo:rsid="03ff03f3" style:font-size-asian="10.5pt" style:font-size-complex="10.5pt"/>
    </style:style>
    <style:style style:name="T116" style:family="text">
      <style:text-properties fo:font-variant="normal" fo:text-transform="none" fo:color="#000000" style:font-name="Droid Sans Fallback1" fo:font-size="10.5pt" fo:letter-spacing="normal" fo:font-style="normal" fo:font-weight="normal" officeooo:rsid="0400e204" style:font-size-asian="10.5pt" style:font-size-complex="10.5pt"/>
    </style:style>
    <style:style style:name="T117" style:family="text">
      <style:text-properties fo:font-variant="normal" fo:text-transform="none" fo:color="#000000" style:font-name="Droid Sans Fallback1" fo:font-size="10.5pt" fo:letter-spacing="normal" fo:font-style="normal" fo:font-weight="normal" officeooo:rsid="04027cdb" style:font-size-asian="10.5pt" style:font-size-complex="10.5pt"/>
    </style:style>
    <style:style style:name="T118" style:family="text">
      <style:text-properties fo:font-variant="normal" fo:text-transform="none" fo:color="#000000" style:font-name="Droid Sans Fallback1" fo:font-size="10.5pt" fo:letter-spacing="normal" fo:font-style="normal" fo:font-weight="normal" officeooo:rsid="0406191e" style:font-size-asian="10.5pt" style:font-size-complex="10.5pt"/>
    </style:style>
    <style:style style:name="T119" style:family="text">
      <style:text-properties fo:font-variant="normal" fo:text-transform="none" fo:color="#000000" style:font-name="Droid Sans Fallback1" fo:font-size="10.5pt" fo:letter-spacing="normal" fo:font-style="normal" fo:font-weight="normal" officeooo:rsid="04073bb6" style:font-size-asian="10.5pt" style:font-size-complex="10.5pt"/>
    </style:style>
    <style:style style:name="T120" style:family="text">
      <style:text-properties fo:font-variant="normal" fo:text-transform="none" fo:color="#000000" style:font-name="Droid Sans Fallback1" fo:font-size="10.5pt" fo:letter-spacing="normal" fo:font-style="normal" fo:font-weight="normal" style:font-size-asian="10.5pt" style:font-style-asian="normal" style:font-weight-asian="normal" style:font-size-complex="10.5pt" style:font-style-complex="normal" style:font-weight-complex="normal"/>
    </style:style>
    <style:style style:name="T121" style:family="text">
      <style:text-properties fo:font-variant="normal" fo:text-transform="none" fo:color="#000000" style:font-name="Droid Sans Fallback1" fo:font-size="10.5pt" fo:letter-spacing="normal" fo:font-style="normal" fo:font-weight="normal" officeooo:rsid="02c418a8" style:font-size-asian="10.5pt" style:font-style-asian="normal" style:font-weight-asian="normal" style:font-size-complex="10.5pt" style:font-style-complex="normal" style:font-weight-complex="normal"/>
    </style:style>
    <style:style style:name="T122" style:family="text">
      <style:text-properties fo:font-variant="normal" fo:text-transform="none" fo:color="#000000" style:font-name="Droid Sans Fallback1" fo:font-size="10.5pt" fo:letter-spacing="normal" fo:font-style="normal" fo:font-weight="normal" style:font-size-asian="10.5pt" style:font-style-asian="normal" style:font-weight-asian="normal" style:font-size-complex="10.5pt" style:font-weight-complex="normal"/>
    </style:style>
    <style:style style:name="T123" style:family="text">
      <style:text-properties fo:font-variant="normal" fo:text-transform="none" fo:color="#000000" style:font-name="Droid Sans Fallback1" fo:font-size="10.5pt" fo:letter-spacing="normal" fo:font-style="normal" fo:font-weight="normal" officeooo:rsid="0455b86e" style:font-size-asian="10.5pt" style:font-style-asian="normal" style:font-weight-asian="normal" style:font-size-complex="10.5pt" style:font-weight-complex="normal"/>
    </style:style>
    <style:style style:name="T124" style:family="text">
      <style:text-properties fo:font-variant="normal" fo:text-transform="none" fo:color="#000000" style:font-name="Droid Sans Fallback1" fo:font-size="10.5pt" fo:letter-spacing="normal" fo:font-style="normal" fo:font-weight="normal" officeooo:rsid="00555ae3" style:font-size-complex="10.5pt" style:font-weight-complex="normal"/>
    </style:style>
    <style:style style:name="T125" style:family="text">
      <style:text-properties fo:font-variant="normal" fo:text-transform="none" fo:color="#000000" style:font-name="Droid Sans Fallback1" fo:font-size="10.5pt" fo:letter-spacing="normal" fo:font-style="normal" fo:font-weight="normal" officeooo:rsid="0057cbc3" style:font-style-asian="normal" style:font-size-complex="10.5pt" style:font-weight-complex="normal"/>
    </style:style>
    <style:style style:name="T126" style:family="text">
      <style:text-properties fo:font-variant="normal" fo:text-transform="none" fo:color="#000000" style:font-name="Droid Sans Fallback1" fo:font-size="10.5pt" fo:letter-spacing="normal" fo:font-style="normal" fo:font-weight="normal" officeooo:rsid="0080bb99" style:font-style-asian="normal" style:font-size-complex="10.5pt" style:font-weight-complex="normal"/>
    </style:style>
    <style:style style:name="T127" style:family="text">
      <style:text-properties fo:font-variant="normal" fo:text-transform="none" fo:color="#000000" style:font-name="Droid Sans Fallback1" fo:font-size="10.5pt" fo:letter-spacing="normal" fo:font-style="normal" fo:font-weight="normal" officeooo:rsid="0081c0bc" style:font-style-asian="normal" style:font-size-complex="10.5pt" style:font-weight-complex="normal"/>
    </style:style>
    <style:style style:name="T128" style:family="text">
      <style:text-properties fo:font-variant="normal" fo:text-transform="none" fo:color="#000000" style:font-name="Droid Sans Fallback1" fo:font-size="10.5pt" fo:letter-spacing="normal" fo:font-style="normal" fo:font-weight="normal" style:font-name-asian="Arial" style:font-size-asian="10.5pt" style:font-style-asian="normal" style:font-weight-asian="normal" style:font-size-complex="10.5pt" style:font-weight-complex="normal"/>
    </style:style>
    <style:style style:name="T129" style:family="text">
      <style:text-properties fo:font-variant="normal" fo:text-transform="none" fo:color="#000000" style:font-name="Droid Sans Fallback1" fo:font-size="10.5pt" fo:letter-spacing="normal" fo:font-style="normal" fo:font-weight="normal" officeooo:rsid="043c62b0" style:font-name-asian="Arial" style:font-size-asian="10.5pt" style:font-style-asian="normal" style:font-weight-asian="normal" style:font-size-complex="10.5pt" style:font-weight-complex="normal"/>
    </style:style>
    <style:style style:name="T130" style:family="text">
      <style:text-properties fo:font-variant="normal" fo:text-transform="none" fo:color="#000000" style:font-name="Droid Sans Fallback1" fo:font-size="10.5pt" fo:letter-spacing="normal" fo:font-style="normal" fo:font-weight="normal" officeooo:rsid="0440ba4d" style:font-name-asian="Arial" style:font-size-asian="10.5pt" style:font-style-asian="normal" style:font-weight-asian="normal" style:font-size-complex="10.5pt" style:font-weight-complex="normal"/>
    </style:style>
    <style:style style:name="T131" style:family="text">
      <style:text-properties fo:font-variant="normal" fo:text-transform="none" fo:color="#000000" style:font-name="Droid Sans Fallback1" fo:font-size="10.5pt" fo:letter-spacing="normal" fo:font-style="normal" fo:font-weight="normal" officeooo:rsid="0442b1b6" style:font-name-asian="Arial" style:font-size-asian="10.5pt" style:font-style-asian="normal" style:font-weight-asian="normal" style:font-size-complex="10.5pt" style:font-weight-complex="normal"/>
    </style:style>
    <style:style style:name="T132" style:family="text">
      <style:text-properties fo:font-variant="normal" fo:text-transform="none" fo:color="#000000" style:font-name="Droid Sans Fallback1" fo:font-size="10.5pt" fo:letter-spacing="normal" fo:font-style="normal" fo:font-weight="normal" officeooo:rsid="0443c2c7" style:font-name-asian="Arial" style:font-size-asian="10.5pt" style:font-style-asian="normal" style:font-weight-asian="normal" style:font-size-complex="10.5pt" style:font-weight-complex="normal"/>
    </style:style>
    <style:style style:name="T133" style:family="text">
      <style:text-properties fo:font-variant="normal" fo:text-transform="none" fo:color="#000000" style:font-name="Droid Sans Fallback1" fo:font-size="10.5pt" fo:letter-spacing="normal" fo:font-style="normal" fo:font-weight="normal" officeooo:rsid="04458bf0" style:font-name-asian="Arial" style:font-size-asian="10.5pt" style:font-style-asian="normal" style:font-weight-asian="normal" style:font-size-complex="10.5pt" style:font-weight-complex="normal"/>
    </style:style>
    <style:style style:name="T134" style:family="text">
      <style:text-properties fo:font-variant="normal" fo:text-transform="none" fo:color="#000000" style:font-name="Droid Sans Fallback1" fo:font-size="10.5pt" fo:letter-spacing="normal" fo:font-style="normal" fo:font-weight="normal" officeooo:rsid="044741ea" style:font-name-asian="Arial" style:font-size-asian="10.5pt" style:font-style-asian="normal" style:font-weight-asian="normal" style:font-size-complex="10.5pt" style:font-weight-complex="normal"/>
    </style:style>
    <style:style style:name="T135" style:family="text">
      <style:text-properties fo:font-variant="normal" fo:text-transform="none" fo:color="#000000" style:font-name="Droid Sans Fallback1" fo:font-size="10.5pt" fo:letter-spacing="normal" fo:font-style="normal" fo:font-weight="normal" officeooo:rsid="0447bed4" style:font-name-asian="Arial" style:font-size-asian="10.5pt" style:font-style-asian="normal" style:font-weight-asian="normal" style:font-size-complex="10.5pt" style:font-weight-complex="normal"/>
    </style:style>
    <style:style style:name="T136" style:family="text">
      <style:text-properties fo:font-variant="normal" fo:text-transform="none" fo:color="#000000" style:font-name="Droid Sans Fallback1" fo:font-size="10.5pt" fo:letter-spacing="normal" fo:font-style="normal" fo:font-weight="normal" officeooo:rsid="044b6806" style:font-name-asian="Arial" style:font-size-asian="10.5pt" style:font-style-asian="normal" style:font-weight-asian="normal" style:font-size-complex="10.5pt" style:font-weight-complex="normal"/>
    </style:style>
    <style:style style:name="T137" style:family="text">
      <style:text-properties fo:font-variant="normal" fo:text-transform="none" fo:color="#000000" style:font-name="Droid Sans Fallback1" fo:font-size="10.5pt" fo:letter-spacing="normal" fo:font-style="normal" fo:font-weight="normal" officeooo:rsid="044c43bb" style:font-name-asian="Arial" style:font-size-asian="10.5pt" style:font-style-asian="normal" style:font-weight-asian="normal" style:font-size-complex="10.5pt" style:font-weight-complex="normal"/>
    </style:style>
    <style:style style:name="T138" style:family="text">
      <style:text-properties fo:font-variant="normal" fo:text-transform="none" fo:color="#000000" style:font-name="Droid Sans Fallback1" fo:font-size="10.5pt" fo:letter-spacing="normal" fo:font-style="normal" fo:font-weight="normal" officeooo:rsid="044dcc52" style:font-name-asian="Arial" style:font-size-asian="10.5pt" style:font-style-asian="normal" style:font-weight-asian="normal" style:font-size-complex="10.5pt" style:font-weight-complex="normal"/>
    </style:style>
    <style:style style:name="T139" style:family="text">
      <style:text-properties fo:font-variant="normal" fo:text-transform="none" fo:color="#000000" style:font-name="Droid Sans Fallback1" fo:font-size="10.5pt" fo:letter-spacing="normal" fo:font-style="normal" fo:font-weight="normal" officeooo:rsid="044faf18" style:font-name-asian="Arial" style:font-size-asian="10.5pt" style:font-style-asian="normal" style:font-weight-asian="normal" style:font-size-complex="10.5pt" style:font-weight-complex="normal"/>
    </style:style>
    <style:style style:name="T140" style:family="text">
      <style:text-properties fo:font-variant="normal" fo:text-transform="none" fo:color="#000000" style:font-name="Droid Sans Fallback1" fo:font-size="10.5pt" fo:letter-spacing="normal" fo:font-style="normal" fo:font-weight="normal" officeooo:rsid="045050dd" style:font-name-asian="Arial" style:font-size-asian="10.5pt" style:font-style-asian="normal" style:font-weight-asian="normal" style:font-size-complex="10.5pt" style:font-weight-complex="normal"/>
    </style:style>
    <style:style style:name="T141" style:family="text">
      <style:text-properties fo:font-variant="normal" fo:text-transform="none" fo:color="#000000" style:font-name="Droid Sans Fallback1" fo:font-size="10.5pt" fo:letter-spacing="normal" fo:font-style="normal" fo:font-weight="normal" officeooo:rsid="0451c242" style:font-name-asian="Arial" style:font-size-asian="10.5pt" style:font-style-asian="normal" style:font-weight-asian="normal" style:font-size-complex="10.5pt" style:font-weight-complex="normal"/>
    </style:style>
    <style:style style:name="T142" style:family="text">
      <style:text-properties fo:font-variant="normal" fo:text-transform="none" fo:color="#000000" style:font-name="Droid Sans Fallback1" fo:font-size="10.5pt" fo:letter-spacing="normal" fo:font-style="normal" fo:font-weight="normal" officeooo:rsid="0452570d" style:font-name-asian="Arial" style:font-size-asian="10.5pt" style:font-style-asian="normal" style:font-weight-asian="normal" style:font-size-complex="10.5pt" style:font-weight-complex="normal"/>
    </style:style>
    <style:style style:name="T143" style:family="text">
      <style:text-properties fo:font-variant="normal" fo:text-transform="none" fo:color="#000000" style:font-name="Droid Sans Fallback1" fo:font-size="10.5pt" fo:letter-spacing="normal" fo:font-style="normal" fo:font-weight="normal" officeooo:rsid="045430fb" style:font-name-asian="Arial" style:font-size-asian="10.5pt" style:font-style-asian="normal" style:font-weight-asian="normal" style:font-size-complex="10.5pt" style:font-weight-complex="normal"/>
    </style:style>
    <style:style style:name="T144" style:family="text">
      <style:text-properties fo:font-variant="normal" fo:text-transform="none" fo:color="#000000" style:font-name="Droid Sans Fallback1" fo:font-size="10.5pt" fo:letter-spacing="normal" fo:font-style="normal" fo:font-weight="bold" officeooo:rsid="0449b015" style:font-name-asian="Arial" style:font-size-asian="10.5pt" style:font-style-asian="normal" style:font-weight-asian="bold" style:font-size-complex="10.5pt" style:font-weight-complex="bold"/>
    </style:style>
    <style:style style:name="T145" style:family="text">
      <style:text-properties fo:font-variant="normal" fo:text-transform="none" fo:color="#000000" style:font-name="Droid Sans Fallback1" fo:font-size="10.5pt" fo:letter-spacing="normal" fo:font-style="normal" style:font-size-asian="10.5pt" style:font-style-asian="normal" style:font-size-complex="10.5pt"/>
    </style:style>
    <style:style style:name="T146" style:family="text">
      <style:text-properties fo:font-variant="normal" fo:text-transform="none" fo:color="#000000" style:font-name="Droid Sans Fallback1" fo:font-size="10.5pt" fo:letter-spacing="normal" fo:font-style="normal" officeooo:rsid="04555452" style:font-size-asian="10.5pt" style:font-style-asian="normal" style:font-size-complex="10.5pt"/>
    </style:style>
    <style:style style:name="T147" style:family="text">
      <style:text-properties fo:font-variant="normal" fo:text-transform="none" fo:color="#000000" style:font-name="Droid Sans Fallback1" fo:letter-spacing="normal" fo:font-style="normal"/>
    </style:style>
    <style:style style:name="T148" style:family="text">
      <style:text-properties fo:font-variant="normal" fo:text-transform="none" fo:color="#000000" style:font-name="Droid Sans Fallback1" fo:letter-spacing="normal" fo:font-style="normal" officeooo:rsid="004cbd06"/>
    </style:style>
    <style:style style:name="T149" style:family="text">
      <style:text-properties fo:font-variant="normal" fo:text-transform="none" fo:color="#000000" style:font-name="Droid Sans Fallback1" fo:letter-spacing="normal" fo:font-style="normal" officeooo:rsid="004cc2f4"/>
    </style:style>
    <style:style style:name="T150" style:family="text">
      <style:text-properties fo:font-variant="normal" fo:text-transform="none" fo:color="#000000" style:font-name="Droid Sans Fallback1" fo:letter-spacing="normal" fo:font-style="normal" fo:font-weight="bold" style:font-weight-asian="bold" style:font-weight-complex="bold"/>
    </style:style>
    <style:style style:name="T151" style:family="text">
      <style:text-properties fo:font-variant="normal" fo:text-transform="none" fo:color="#000000" style:font-name="Droid Sans Fallback1" fo:letter-spacing="normal" fo:font-style="normal" fo:font-weight="bold" officeooo:rsid="004cbd06" style:font-weight-asian="bold" style:font-weight-complex="bold"/>
    </style:style>
    <style:style style:name="T152" style:family="text">
      <style:text-properties fo:font-variant="normal" fo:text-transform="none" fo:color="#000000" style:font-name="Droid Sans Fallback1" fo:letter-spacing="normal" fo:font-style="normal" officeooo:rsid="0050797c"/>
    </style:style>
    <style:style style:name="T153" style:family="text">
      <style:text-properties fo:font-variant="normal" fo:text-transform="none" fo:color="#000000" style:font-name="Droid Sans Fallback1" fo:letter-spacing="normal" fo:font-style="normal" officeooo:rsid="00526c0a"/>
    </style:style>
    <style:style style:name="T154" style:family="text">
      <style:text-properties fo:font-variant="normal" fo:text-transform="none" fo:color="#000000" style:font-name="Droid Sans Fallback1" fo:letter-spacing="normal" fo:font-style="normal" officeooo:rsid="005332a7"/>
    </style:style>
    <style:style style:name="T155" style:family="text">
      <style:text-properties fo:font-variant="normal" fo:text-transform="none" fo:color="#000000" style:font-name="Droid Sans Fallback1" fo:letter-spacing="normal" fo:font-style="normal" style:font-size-asian="10.5pt" style:font-style-asian="normal" style:font-size-complex="10.5pt" style:font-style-complex="normal"/>
    </style:style>
    <style:style style:name="T156" style:family="text">
      <style:text-properties fo:font-variant="normal" fo:text-transform="none" fo:color="#000000" style:font-name="Droid Sans Fallback1" fo:letter-spacing="normal" fo:font-style="normal" officeooo:rsid="00919ef1" style:font-size-asian="10.5pt" style:font-style-asian="normal" style:font-size-complex="10.5pt" style:font-style-complex="normal"/>
    </style:style>
    <style:style style:name="T157" style:family="text">
      <style:text-properties fo:font-variant="normal" fo:text-transform="none" fo:color="#000000" style:font-name="Droid Sans Fallback1" fo:letter-spacing="normal" fo:font-style="normal" officeooo:rsid="0092c201" style:font-size-asian="10.5pt" style:font-style-asian="normal" style:font-size-complex="10.5pt" style:font-style-complex="normal"/>
    </style:style>
    <style:style style:name="T158" style:family="text">
      <style:text-properties fo:font-variant="normal" fo:text-transform="none" fo:color="#000000" style:font-name="Droid Sans Fallback1" fo:letter-spacing="normal" fo:font-style="normal" officeooo:rsid="0093cf7a" style:font-size-asian="10.5pt" style:font-style-asian="normal" style:font-size-complex="10.5pt" style:font-style-complex="normal"/>
    </style:style>
    <style:style style:name="T159" style:family="text">
      <style:text-properties fo:font-variant="normal" fo:text-transform="none" fo:color="#000000" style:font-name="Droid Sans Fallback1" fo:letter-spacing="normal" fo:font-style="normal" officeooo:rsid="009569ce" style:font-size-asian="10.5pt" style:font-style-asian="normal" style:font-size-complex="10.5pt" style:font-style-complex="normal"/>
    </style:style>
    <style:style style:name="T160" style:family="text">
      <style:text-properties fo:font-variant="normal" fo:text-transform="none" fo:color="#000000" style:font-name="Droid Sans Fallback1" fo:letter-spacing="normal" fo:font-style="normal" officeooo:rsid="00970899" style:font-size-asian="10.5pt" style:font-style-asian="normal" style:font-size-complex="10.5pt" style:font-style-complex="normal"/>
    </style:style>
    <style:style style:name="T161" style:family="text">
      <style:text-properties fo:font-variant="normal" fo:text-transform="none" fo:color="#000000" style:font-name="Droid Sans Fallback1" fo:letter-spacing="normal" fo:font-style="normal" officeooo:rsid="009963d6" style:font-size-asian="10.5pt" style:font-style-asian="normal" style:font-size-complex="10.5pt" style:font-style-complex="normal"/>
    </style:style>
    <style:style style:name="T162" style:family="text">
      <style:text-properties fo:font-variant="normal" fo:text-transform="none" fo:color="#000000" style:font-name="Droid Sans Fallback1" fo:letter-spacing="normal" fo:font-style="normal" officeooo:rsid="009ab1c8" style:font-size-asian="10.5pt" style:font-style-asian="normal" style:font-size-complex="10.5pt" style:font-style-complex="normal"/>
    </style:style>
    <style:style style:name="T163" style:family="text">
      <style:text-properties fo:font-variant="normal" fo:text-transform="none" fo:color="#000000" style:font-name="Droid Sans Fallback1" fo:letter-spacing="normal" fo:font-style="normal" officeooo:rsid="009c1da8" style:font-size-asian="10.5pt" style:font-style-asian="normal" style:font-size-complex="10.5pt" style:font-style-complex="normal"/>
    </style:style>
    <style:style style:name="T164" style:family="text">
      <style:text-properties fo:font-variant="normal" fo:text-transform="none" fo:color="#000000" style:font-name="Droid Sans Fallback1" fo:letter-spacing="normal" fo:font-style="normal" officeooo:rsid="009dec4e" style:font-size-asian="10.5pt" style:font-style-asian="normal" style:font-size-complex="10.5pt" style:font-style-complex="normal"/>
    </style:style>
    <style:style style:name="T165" style:family="text">
      <style:text-properties fo:font-variant="normal" fo:text-transform="none" fo:color="#000000" style:font-name="Droid Sans Fallback1" fo:letter-spacing="normal" fo:font-style="normal" officeooo:rsid="009f62e7" style:font-size-asian="10.5pt" style:font-style-asian="normal" style:font-size-complex="10.5pt" style:font-style-complex="normal"/>
    </style:style>
    <style:style style:name="T166" style:family="text">
      <style:text-properties fo:font-variant="normal" fo:text-transform="none" fo:color="#000000" style:font-name="Droid Sans Fallback1" fo:letter-spacing="normal" fo:font-style="normal" officeooo:rsid="00a057fa" style:font-size-asian="10.5pt" style:font-style-asian="normal" style:font-size-complex="10.5pt" style:font-style-complex="normal"/>
    </style:style>
    <style:style style:name="T167" style:family="text">
      <style:text-properties fo:font-variant="normal" fo:text-transform="none" fo:color="#000000" style:font-name="Droid Sans Fallback1" fo:letter-spacing="normal" fo:font-style="normal" officeooo:rsid="00a1115a" style:font-size-asian="10.5pt" style:font-style-asian="normal" style:font-size-complex="10.5pt" style:font-style-complex="normal"/>
    </style:style>
    <style:style style:name="T168" style:family="text">
      <style:text-properties fo:font-variant="normal" fo:text-transform="none" fo:color="#000000" style:font-name="Droid Sans Fallback1" fo:letter-spacing="normal" fo:font-style="normal" officeooo:rsid="00a26470" style:font-size-asian="10.5pt" style:font-style-asian="normal" style:font-size-complex="10.5pt" style:font-style-complex="normal"/>
    </style:style>
    <style:style style:name="T169" style:family="text">
      <style:text-properties fo:font-variant="normal" fo:text-transform="none" fo:color="#000000" style:font-name="Droid Sans Fallback1" fo:letter-spacing="normal" fo:font-style="normal" officeooo:rsid="00a3741c" style:font-size-asian="10.5pt" style:font-style-asian="normal" style:font-size-complex="10.5pt" style:font-style-complex="normal"/>
    </style:style>
    <style:style style:name="T170" style:family="text">
      <style:text-properties fo:font-variant="normal" fo:text-transform="none" fo:color="#000000" style:font-name="Droid Sans Fallback1" fo:letter-spacing="normal" fo:font-style="normal" style:font-size-asian="10.5pt" style:font-size-complex="10.5pt"/>
    </style:style>
    <style:style style:name="T171" style:family="text">
      <style:text-properties fo:font-variant="normal" fo:text-transform="none" fo:color="#000000" style:font-name="Droid Sans Fallback1" fo:letter-spacing="normal" fo:font-style="normal" officeooo:rsid="00c4f12f" style:font-size-asian="10.5pt" style:font-size-complex="10.5pt"/>
    </style:style>
    <style:style style:name="T172" style:family="text">
      <style:text-properties fo:font-variant="normal" fo:text-transform="none" fo:color="#000000" style:font-name="Droid Sans Fallback1" fo:letter-spacing="normal" fo:font-style="normal" officeooo:rsid="00c57f3f" style:font-size-asian="10.5pt" style:font-size-complex="10.5pt"/>
    </style:style>
    <style:style style:name="T173" style:family="text">
      <style:text-properties fo:font-variant="normal" fo:text-transform="none" fo:color="#000000" style:font-name="Droid Sans Fallback1" fo:letter-spacing="normal" fo:font-style="normal" officeooo:rsid="00c77c63" style:font-size-asian="10.5pt" style:font-size-complex="10.5pt"/>
    </style:style>
    <style:style style:name="T174" style:family="text">
      <style:text-properties fo:font-variant="normal" fo:text-transform="none" fo:color="#000000" style:font-name="Droid Sans Fallback1" fo:letter-spacing="normal" fo:font-style="italic" style:font-size-asian="10.5pt" style:font-size-complex="10.5pt"/>
    </style:style>
    <style:style style:name="T175" style:family="text">
      <style:text-properties fo:font-variant="normal" fo:text-transform="none" fo:color="#000000" fo:font-size="10.5pt" fo:letter-spacing="normal" fo:font-style="normal" fo:font-weight="normal" style:font-style-asian="normal" style:font-size-complex="10.5pt" style:font-weight-complex="normal"/>
    </style:style>
    <style:style style:name="T176" style:family="text">
      <style:text-properties fo:font-variant="normal" fo:text-transform="none" fo:color="#000000" fo:font-size="10.5pt" fo:letter-spacing="normal" fo:font-style="normal" fo:font-weight="normal" officeooo:rsid="005332a7" style:font-style-asian="normal" style:font-size-complex="10.5pt" style:font-weight-complex="normal"/>
    </style:style>
    <style:style style:name="T177" style:family="text">
      <style:text-properties fo:font-variant="normal" fo:text-transform="none" fo:color="#000000" fo:font-size="10.5pt" fo:letter-spacing="normal" fo:font-style="normal" fo:font-weight="normal" officeooo:rsid="00538a5b" style:font-style-asian="normal" style:font-size-complex="10.5pt" style:font-weight-complex="normal"/>
    </style:style>
    <style:style style:name="T178" style:family="text">
      <style:text-properties fo:font-variant="normal" fo:text-transform="none" fo:color="#000000" fo:font-size="10.5pt" fo:letter-spacing="normal" fo:font-style="normal" fo:font-weight="normal" officeooo:rsid="0057cbc3" style:font-style-asian="normal" style:font-size-complex="10.5pt" style:font-weight-complex="normal"/>
    </style:style>
    <style:style style:name="T179" style:family="text">
      <style:text-properties fo:font-variant="normal" fo:text-transform="none" fo:color="#000000" fo:font-size="10.5pt" fo:letter-spacing="normal" fo:font-style="normal" fo:font-weight="normal" officeooo:rsid="007da7c7" style:font-style-asian="normal" style:font-size-complex="10.5pt" style:font-weight-complex="normal"/>
    </style:style>
    <style:style style:name="T180" style:family="text">
      <style:text-properties fo:font-variant="normal" fo:text-transform="none" fo:color="#000000" fo:font-size="10.5pt" fo:letter-spacing="normal" fo:font-style="normal" fo:font-weight="normal" officeooo:rsid="00826f6e" style:font-style-asian="normal" style:font-size-complex="10.5pt" style:font-weight-complex="normal"/>
    </style:style>
    <style:style style:name="T181" style:family="text">
      <style:text-properties fo:font-variant="normal" fo:text-transform="none" fo:color="#000000" fo:font-size="10.5pt" fo:letter-spacing="normal" fo:font-style="normal" fo:font-weight="normal" officeooo:rsid="00b978a9" style:font-style-asian="normal" style:font-size-complex="10.5pt" style:font-weight-complex="normal"/>
    </style:style>
    <style:style style:name="T182" style:family="text">
      <style:text-properties fo:font-variant="normal" fo:text-transform="none" fo:color="#000000" fo:font-size="10.5pt" fo:letter-spacing="normal" fo:font-style="normal" fo:font-weight="normal" officeooo:rsid="01239e7b" style:font-style-asian="normal" style:font-size-complex="10.5pt" style:font-weight-complex="normal"/>
    </style:style>
    <style:style style:name="T183" style:family="text">
      <style:text-properties fo:font-variant="normal" fo:text-transform="none" fo:color="#000000" fo:font-size="10.5pt" fo:letter-spacing="normal" fo:font-style="normal" fo:font-weight="normal" officeooo:rsid="01251692" style:font-style-asian="normal" style:font-size-complex="10.5pt" style:font-weight-complex="normal"/>
    </style:style>
    <style:style style:name="T184" style:family="text">
      <style:text-properties fo:font-variant="normal" fo:text-transform="none" fo:color="#000000" fo:font-size="10.5pt" fo:letter-spacing="normal" fo:font-style="normal" fo:font-weight="normal" officeooo:rsid="045dd4df" style:font-style-asian="normal" style:font-size-complex="10.5pt" style:font-weight-complex="normal"/>
    </style:style>
    <style:style style:name="T185" style:family="text">
      <style:text-properties fo:font-variant="normal" fo:text-transform="none" fo:color="#000000" fo:font-size="10.5pt" fo:letter-spacing="normal" fo:font-style="normal" fo:font-weight="normal" officeooo:rsid="045f7b87" style:font-style-asian="normal" style:font-size-complex="10.5pt" style:font-weight-complex="normal"/>
    </style:style>
    <style:style style:name="T186" style:family="text">
      <style:text-properties fo:font-variant="normal" fo:text-transform="none" fo:color="#2b2b2b" fo:letter-spacing="normal" style:font-name-asian="arial" style:font-size-asian="13.5pt" style:font-style-asian="normal" style:font-weight-asian="bold"/>
    </style:style>
    <style:style style:name="T187" style:family="text">
      <style:text-properties fo:font-variant="normal" fo:text-transform="none" fo:color="#2b2b2b" fo:font-size="10.5pt" fo:letter-spacing="normal" fo:font-weight="normal" style:font-name-asian="Droid Sans Fallback1" style:font-size-asian="10.5pt" style:font-style-asian="normal" style:font-size-complex="10.5pt" style:font-weight-complex="normal"/>
    </style:style>
    <style:style style:name="T188" style:family="text">
      <style:text-properties fo:font-variant="normal" fo:text-transform="none" fo:color="#2b2b2b" fo:font-size="10.5pt" fo:letter-spacing="normal" fo:font-weight="normal" style:font-style-asian="normal" style:font-size-complex="10.5pt" style:font-weight-complex="normal"/>
    </style:style>
    <style:style style:name="T189" style:family="text">
      <style:text-properties fo:font-variant="normal" fo:text-transform="none" fo:color="#2b2b2b" fo:font-size="10.5pt" fo:letter-spacing="normal" fo:font-weight="normal" officeooo:rsid="00574131" style:font-style-asian="normal" style:font-size-complex="10.5pt" style:font-weight-complex="normal"/>
    </style:style>
    <style:style style:name="T190" style:family="text">
      <style:text-properties fo:font-variant="normal" fo:text-transform="none" fo:color="#2b2b2b" fo:font-size="10.5pt" fo:letter-spacing="normal" fo:font-weight="normal" officeooo:rsid="0057cbc3" style:font-style-asian="normal" style:font-size-complex="10.5pt" style:font-weight-complex="normal"/>
    </style:style>
    <style:style style:name="T191" style:family="text">
      <style:text-properties fo:font-variant="normal" fo:text-transform="none" fo:color="#2b2b2b" fo:font-size="10.5pt" fo:letter-spacing="normal" fo:font-weight="normal" officeooo:rsid="00595eaa" style:font-style-asian="normal" style:font-size-complex="10.5pt" style:font-weight-complex="normal"/>
    </style:style>
    <style:style style:name="T192" style:family="text">
      <style:text-properties fo:font-variant="normal" fo:text-transform="none" fo:color="#2b2b2b" fo:font-size="10.5pt" fo:letter-spacing="normal" fo:font-weight="normal" officeooo:rsid="0059f8be" style:font-style-asian="normal" style:font-size-complex="10.5pt" style:font-weight-complex="normal"/>
    </style:style>
    <style:style style:name="T193" style:family="text">
      <style:text-properties fo:font-variant="normal" fo:text-transform="none" fo:color="#2b2b2b" fo:font-size="10.5pt" fo:letter-spacing="normal" fo:font-weight="normal" officeooo:rsid="005b55e4" style:font-style-asian="normal" style:font-size-complex="10.5pt" style:font-weight-complex="normal"/>
    </style:style>
    <style:style style:name="T194" style:family="text">
      <style:text-properties fo:font-variant="normal" fo:text-transform="none" fo:color="#2b2b2b" fo:font-size="10.5pt" fo:letter-spacing="normal" fo:font-weight="normal" officeooo:rsid="005e8358" style:font-style-asian="normal" style:font-size-complex="10.5pt" style:font-weight-complex="normal"/>
    </style:style>
    <style:style style:name="T195" style:family="text">
      <style:text-properties fo:font-variant="normal" fo:text-transform="none" fo:color="#2b2b2b" fo:font-size="10.5pt" fo:letter-spacing="normal" fo:font-weight="normal" officeooo:rsid="0060f308" style:font-style-asian="normal" style:font-size-complex="10.5pt" style:font-weight-complex="normal"/>
    </style:style>
    <style:style style:name="T196" style:family="text">
      <style:text-properties fo:font-variant="normal" fo:text-transform="none" fo:color="#2b2b2b" fo:font-size="10.5pt" fo:letter-spacing="normal" fo:font-weight="normal" officeooo:rsid="00622e36" style:font-style-asian="normal" style:font-size-complex="10.5pt" style:font-weight-complex="normal"/>
    </style:style>
    <style:style style:name="T197" style:family="text">
      <style:text-properties fo:font-variant="normal" fo:text-transform="none" fo:color="#2b2b2b" fo:font-size="10.5pt" fo:letter-spacing="normal" fo:font-weight="normal" officeooo:rsid="00635cf3" style:font-style-asian="normal" style:font-size-complex="10.5pt" style:font-weight-complex="normal"/>
    </style:style>
    <style:style style:name="T198" style:family="text">
      <style:text-properties fo:font-variant="normal" fo:text-transform="none" fo:color="#2b2b2b" fo:font-size="10.5pt" fo:letter-spacing="normal" fo:font-weight="normal" officeooo:rsid="0065fdae" style:font-style-asian="normal" style:font-size-complex="10.5pt" style:font-weight-complex="normal"/>
    </style:style>
    <style:style style:name="T199" style:family="text">
      <style:text-properties fo:font-variant="normal" fo:text-transform="none" fo:color="#2b2b2b" fo:font-size="10.5pt" fo:letter-spacing="normal" fo:font-weight="normal" officeooo:rsid="0075adef" style:font-style-asian="normal" style:font-size-complex="10.5pt" style:font-weight-complex="normal"/>
    </style:style>
    <style:style style:name="T200" style:family="text">
      <style:text-properties fo:font-variant="normal" fo:text-transform="none" fo:color="#2b2b2b" fo:font-size="10.5pt" fo:letter-spacing="normal" fo:font-weight="normal" officeooo:rsid="00776357" style:font-style-asian="normal" style:font-size-complex="10.5pt" style:font-weight-complex="normal"/>
    </style:style>
    <style:style style:name="T201" style:family="text">
      <style:text-properties fo:font-variant="normal" fo:text-transform="none" fo:color="#2b2b2b" fo:font-size="10.5pt" fo:letter-spacing="normal" fo:font-weight="normal" officeooo:rsid="0078dd98" style:font-style-asian="normal" style:font-size-complex="10.5pt" style:font-weight-complex="normal"/>
    </style:style>
    <style:style style:name="T202" style:family="text">
      <style:text-properties fo:font-variant="normal" fo:text-transform="none" fo:color="#2b2b2b" fo:font-size="10.5pt" fo:letter-spacing="normal" fo:font-weight="normal" officeooo:rsid="00790fd1" style:font-style-asian="normal" style:font-size-complex="10.5pt" style:font-weight-complex="normal"/>
    </style:style>
    <style:style style:name="T203" style:family="text">
      <style:text-properties fo:font-variant="normal" fo:text-transform="none" fo:color="#2b2b2b" fo:font-size="10.5pt" fo:letter-spacing="normal" fo:font-weight="normal" officeooo:rsid="007ac55d" style:font-style-asian="normal" style:font-size-complex="10.5pt" style:font-weight-complex="normal"/>
    </style:style>
    <style:style style:name="T204" style:family="text">
      <style:text-properties fo:font-variant="normal" fo:text-transform="none" fo:color="#2b2b2b" fo:font-size="10.5pt" fo:letter-spacing="normal" fo:font-weight="normal" officeooo:rsid="007afe55" style:font-style-asian="normal" style:font-size-complex="10.5pt" style:font-weight-complex="normal"/>
    </style:style>
    <style:style style:name="T205" style:family="text">
      <style:text-properties fo:font-variant="normal" fo:text-transform="none" fo:color="#2b2b2b" fo:font-size="10.5pt" fo:letter-spacing="normal" fo:font-weight="normal" officeooo:rsid="007c35ac" style:font-style-asian="normal" style:font-size-complex="10.5pt" style:font-weight-complex="normal"/>
    </style:style>
    <style:style style:name="T206" style:family="text">
      <style:text-properties fo:font-variant="normal" fo:text-transform="none" fo:color="#2b2b2b" fo:font-size="10.5pt" fo:letter-spacing="normal" fo:font-weight="normal" officeooo:rsid="0081c0bc" style:font-style-asian="normal" style:font-size-complex="10.5pt" style:font-weight-complex="normal"/>
    </style:style>
    <style:style style:name="T207" style:family="text">
      <style:text-properties fo:font-variant="normal" fo:text-transform="none" fo:color="#2b2b2b" fo:font-size="10.5pt" fo:letter-spacing="normal" fo:font-weight="normal" officeooo:rsid="00826f6e" style:font-style-asian="normal" style:font-size-complex="10.5pt" style:font-weight-complex="normal"/>
    </style:style>
    <style:style style:name="T208" style:family="text">
      <style:text-properties fo:font-variant="normal" fo:text-transform="none" fo:color="#2b2b2b" style:font-name="Droid Sans Fallback1" fo:font-size="10.5pt" fo:letter-spacing="normal" fo:font-weight="normal" style:font-name-asian="Droid Sans Fallback1" style:font-size-asian="10.5pt" style:font-style-asian="normal" style:font-weight-asian="normal" style:font-size-complex="10.5pt" style:font-weight-complex="normal"/>
    </style:style>
    <style:style style:name="T209" style:family="text">
      <style:text-properties fo:font-variant="normal" fo:text-transform="none" fo:color="#2b2b2b" style:font-name="Droid Sans Fallback1" fo:font-size="10.5pt" fo:letter-spacing="normal" fo:font-weight="normal" officeooo:rsid="004a34b5" style:font-name-asian="Droid Sans Fallback1" style:font-size-asian="10.5pt" style:font-style-asian="normal" style:font-weight-asian="normal" style:font-size-complex="10.5pt" style:font-weight-complex="normal"/>
    </style:style>
    <style:style style:name="T210" style:family="text">
      <style:text-properties fo:font-variant="normal" fo:text-transform="none" fo:color="#2b2b2b" style:font-name="Droid Sans Fallback1" fo:font-size="10.5pt" fo:letter-spacing="normal" fo:font-weight="normal" officeooo:rsid="004cbd06" style:font-name-asian="Droid Sans Fallback1" style:font-size-asian="10.5pt" style:font-style-asian="normal" style:font-weight-asian="normal" style:font-size-complex="10.5pt" style:font-weight-complex="normal"/>
    </style:style>
    <style:style style:name="T211" style:family="text">
      <style:text-properties fo:font-variant="normal" fo:text-transform="none" fo:color="#2b2b2b" style:font-name="Droid Sans Fallback1" fo:font-size="10.5pt" fo:letter-spacing="normal" fo:font-style="normal" fo:font-weight="normal" officeooo:rsid="004a34b5" style:font-name-asian="Droid Sans Fallback1" style:font-size-asian="10.5pt" style:font-style-asian="normal" style:font-weight-asian="normal" style:font-size-complex="10.5pt" style:font-weight-complex="normal"/>
    </style:style>
    <style:style style:name="T212" style:family="text">
      <style:text-properties fo:font-variant="normal" fo:text-transform="none" fo:color="#2b2b2b" style:font-name="Droid Sans Fallback1" fo:font-size="10.5pt" fo:letter-spacing="normal" fo:font-style="normal" fo:font-weight="normal" officeooo:rsid="004a454c" style:font-name-asian="Droid Sans Fallback1" style:font-size-asian="10.5pt" style:font-style-asian="normal" style:font-weight-asian="normal" style:font-size-complex="10.5pt" style:font-weight-complex="normal"/>
    </style:style>
    <style:style style:name="T213" style:family="text">
      <style:text-properties fo:font-variant="normal" fo:text-transform="none" fo:color="#2b2b2b" style:font-name="Droid Sans Fallback1" fo:font-size="10.5pt" fo:letter-spacing="normal" fo:font-style="normal" fo:font-weight="normal" style:font-name-asian="Droid Sans Fallback1" style:font-size-asian="10.5pt" style:font-weight-asian="normal" style:font-size-complex="10.5pt" style:font-weight-complex="normal"/>
    </style:style>
    <style:style style:name="T214" style:family="text">
      <style:text-properties fo:font-variant="normal" fo:text-transform="none" style:font-name="Times New Roman" fo:font-size="14pt" fo:letter-spacing="normal" fo:font-style="normal" fo:font-weight="normal"/>
    </style:style>
    <style:style style:name="T215" style:family="text">
      <style:text-properties fo:font-variant="normal" fo:text-transform="none" fo:color="#434343" style:font-name="Droid Sans Fallback1" fo:font-size="10.5pt" fo:letter-spacing="normal" fo:font-style="normal" fo:font-weight="normal" officeooo:rsid="0260ea3b" style:font-name-asian="Droid Sans Fallback1" style:font-size-asian="10.5pt" style:font-style-asian="normal" style:font-weight-asian="normal" style:font-size-complex="10.5pt" style:font-weight-complex="normal"/>
    </style:style>
    <style:style style:name="T216" style:family="text">
      <style:text-properties fo:font-variant="normal" fo:text-transform="none" fo:color="#434343" style:font-name="Droid Sans Fallback1" fo:font-size="10.5pt" fo:letter-spacing="normal" fo:font-style="normal" fo:font-weight="normal" officeooo:rsid="0262021d" style:font-name-asian="Droid Sans Fallback1" style:font-size-asian="10.5pt" style:font-style-asian="normal" style:font-weight-asian="normal" style:font-size-complex="10.5pt" style:font-weight-complex="normal"/>
    </style:style>
    <style:style style:name="T217" style:family="text">
      <style:text-properties fo:font-variant="normal" fo:text-transform="none" fo:color="#434343" style:font-name="Droid Sans Fallback1" fo:font-size="10.5pt" fo:letter-spacing="normal" fo:font-style="normal" fo:font-weight="normal" officeooo:rsid="03fb938b" style:font-name-asian="Droid Sans Fallback1" style:font-size-asian="10.5pt" style:font-style-asian="normal" style:font-weight-asian="normal" style:font-size-complex="10.5pt" style:font-weight-complex="normal"/>
    </style:style>
    <style:style style:name="T218" style:family="text">
      <style:text-properties fo:font-variant="normal" fo:text-transform="none" fo:color="#434343" style:font-name="Droid Sans Fallback1" fo:font-size="12pt" fo:letter-spacing="normal" fo:font-style="normal" fo:font-weight="bold" style:font-name-asian="Arial" style:font-size-asian="12pt" style:font-style-asian="normal" style:font-weight-asian="bold" style:font-size-complex="12pt" style:font-weight-complex="bold"/>
    </style:style>
    <style:style style:name="T219" style:family="text">
      <style:text-properties fo:font-variant="normal" fo:text-transform="none" fo:color="#434343" style:font-name="Droid Sans Fallback1" fo:font-size="12pt" fo:letter-spacing="normal" fo:font-style="normal" fo:font-weight="bold" officeooo:rsid="022628e1" style:font-name-asian="Arial" style:font-size-asian="12pt" style:font-style-asian="normal" style:font-weight-asian="bold" style:font-size-complex="12pt" style:font-weight-complex="bold"/>
    </style:style>
    <style:style style:name="T220" style:family="text">
      <style:text-properties fo:font-variant="normal" fo:text-transform="none" fo:color="#434343" style:font-name="Droid Sans Fallback1" fo:font-size="12pt" fo:letter-spacing="normal" fo:font-style="normal" fo:font-weight="bold" officeooo:rsid="02a8c366" style:font-name-asian="Arial" style:font-size-asian="12pt" style:font-style-asian="normal" style:font-weight-asian="bold" style:font-size-complex="12pt" style:font-weight-complex="bold"/>
    </style:style>
    <style:style style:name="T221" style:family="text">
      <style:text-properties fo:font-variant="normal" fo:text-transform="none" fo:color="#434343" style:font-name="Droid Sans Fallback1" fo:font-size="12pt" fo:letter-spacing="normal" fo:font-style="normal" fo:font-weight="bold" officeooo:rsid="02c7c713" style:font-name-asian="Arial" style:font-size-asian="12pt" style:font-style-asian="normal" style:font-weight-asian="bold" style:font-size-complex="12pt" style:font-weight-complex="bold"/>
    </style:style>
    <style:style style:name="T222" style:family="text">
      <style:text-properties fo:font-variant="normal" fo:text-transform="none" fo:color="#434343" style:font-name="Droid Sans Fallback1" fo:font-size="12pt" fo:letter-spacing="normal" fo:font-style="normal" fo:font-weight="bold" officeooo:rsid="02c97651" style:font-name-asian="Arial" style:font-size-asian="12pt" style:font-style-asian="normal" style:font-weight-asian="bold" style:font-size-complex="12pt" style:font-weight-complex="bold"/>
    </style:style>
    <style:style style:name="T223" style:family="text">
      <style:text-properties fo:font-variant="normal" fo:text-transform="none" fo:color="#434343" style:font-name="Droid Sans Fallback1" fo:font-size="12pt" fo:letter-spacing="normal" fo:font-style="normal" fo:font-weight="bold" officeooo:rsid="02d442cb" style:font-name-asian="Arial" style:font-size-asian="12pt" style:font-style-asian="normal" style:font-weight-asian="bold" style:font-size-complex="12pt" style:font-weight-complex="bold"/>
    </style:style>
    <style:style style:name="T224" style:family="text">
      <style:text-properties fo:font-variant="normal" fo:text-transform="none" fo:color="#434343" style:font-name="Droid Sans Fallback1" fo:letter-spacing="normal" fo:font-style="normal" style:font-style-asian="normal"/>
    </style:style>
    <style:style style:name="T225" style:family="text">
      <style:text-properties fo:font-variant="normal" fo:text-transform="none" fo:color="#434343" style:font-name="Droid Sans Fallback1" fo:letter-spacing="normal" fo:font-style="normal" officeooo:rsid="02d442cb" style:font-style-asian="normal"/>
    </style:style>
    <style:style style:name="T226" style:family="text">
      <style:text-properties fo:font-variant="normal" fo:text-transform="none" fo:color="#434343" style:font-name="Droid Sans Fallback1" fo:letter-spacing="normal" fo:font-style="normal" officeooo:rsid="02da446b" style:font-style-asian="normal"/>
    </style:style>
    <style:style style:name="T227" style:family="text">
      <style:text-properties fo:font-variant="normal" fo:text-transform="none" fo:color="#434343" style:font-name="Droid Sans Fallback1" fo:letter-spacing="normal" fo:font-style="normal" officeooo:rsid="02da918f" style:font-style-asian="normal"/>
    </style:style>
    <style:style style:name="T228" style:family="text">
      <style:text-properties fo:font-variant="normal" fo:text-transform="none" fo:color="#434343" style:font-name="Droid Sans Fallback1" fo:letter-spacing="normal" fo:font-style="normal" officeooo:rsid="02dad6db" style:font-style-asian="normal"/>
    </style:style>
    <style:style style:name="T229" style:family="text">
      <style:text-properties fo:font-variant="normal" fo:text-transform="none" fo:color="#434343" style:font-name="Droid Sans Fallback1" fo:letter-spacing="normal" fo:font-style="normal" officeooo:rsid="02dc5da1" style:font-style-asian="normal"/>
    </style:style>
    <style:style style:name="T230" style:family="text">
      <style:text-properties fo:font-variant="normal" fo:text-transform="none" fo:color="#434343" style:font-name="Droid Sans Fallback1" fo:letter-spacing="normal" fo:font-style="normal" officeooo:rsid="02dcb7ae" style:font-style-asian="normal"/>
    </style:style>
    <style:style style:name="T231" style:family="text">
      <style:text-properties fo:font-variant="normal" fo:text-transform="none" fo:color="#434343" style:font-name="Droid Sans Fallback1" fo:letter-spacing="normal" fo:font-style="normal" officeooo:rsid="02de3e67" style:font-style-asian="normal"/>
    </style:style>
    <style:style style:name="T232" style:family="text">
      <style:text-properties fo:font-variant="normal" fo:text-transform="none" fo:color="#434343" style:font-name="Droid Sans Fallback1" fo:letter-spacing="normal" fo:font-style="normal" officeooo:rsid="02def1ff" style:font-style-asian="normal"/>
    </style:style>
    <style:style style:name="T233" style:family="text">
      <style:text-properties fo:font-variant="normal" fo:text-transform="none" fo:color="#434343" style:font-name="Droid Sans Fallback1" fo:letter-spacing="normal" fo:font-style="normal" officeooo:rsid="02e482ab" style:font-style-asian="normal"/>
    </style:style>
    <style:style style:name="T234" style:family="text">
      <style:text-properties fo:font-variant="normal" fo:text-transform="none" fo:color="#434343" style:font-name="Droid Sans Fallback1" fo:letter-spacing="normal" fo:font-style="normal" officeooo:rsid="02e66dc6" style:font-style-asian="normal"/>
    </style:style>
    <style:style style:name="T235" style:family="text">
      <style:text-properties fo:font-variant="normal" fo:text-transform="none" fo:color="#434343" fo:letter-spacing="normal" fo:font-style="normal" style:font-style-asian="normal"/>
    </style:style>
    <style:style style:name="T236" style:family="text">
      <style:text-properties fo:font-variant="normal" fo:text-transform="none" fo:color="#434343" fo:letter-spacing="normal" fo:font-style="normal" officeooo:rsid="02c97651" style:font-style-asian="normal"/>
    </style:style>
    <style:style style:name="T237" style:family="text">
      <style:text-properties fo:font-variant="normal" fo:text-transform="none" fo:color="#434343" fo:letter-spacing="normal" fo:font-style="normal" officeooo:rsid="02cb238b" style:font-style-asian="normal"/>
    </style:style>
    <style:style style:name="T238" style:family="text">
      <style:text-properties fo:font-variant="normal" fo:text-transform="none" fo:color="#434343" fo:letter-spacing="normal" fo:font-style="normal" officeooo:rsid="02ccf46c" style:font-style-asian="normal"/>
    </style:style>
    <style:style style:name="T239" style:family="text">
      <style:text-properties fo:font-variant="normal" fo:text-transform="none" fo:color="#434343" fo:letter-spacing="normal" fo:font-style="normal" officeooo:rsid="02ce422c" style:font-style-asian="normal"/>
    </style:style>
    <style:style style:name="T240" style:family="text">
      <style:text-properties fo:font-variant="normal" fo:text-transform="none" fo:color="#434343" fo:letter-spacing="normal" fo:font-style="normal" officeooo:rsid="02d024c5" style:font-style-asian="normal"/>
    </style:style>
    <style:style style:name="T241" style:family="text">
      <style:text-properties fo:font-variant="normal" fo:text-transform="none" fo:color="#434343" fo:letter-spacing="normal" fo:font-style="normal" officeooo:rsid="02d086c5" style:font-style-asian="normal"/>
    </style:style>
    <style:style style:name="T242" style:family="text">
      <style:text-properties fo:font-variant="normal" fo:text-transform="none" fo:color="#434343" fo:letter-spacing="normal" fo:font-style="normal" officeooo:rsid="02d25bfc" style:font-style-asian="normal"/>
    </style:style>
    <style:style style:name="T243" style:family="text">
      <style:text-properties fo:font-weight="normal" officeooo:rsid="0040bf25" style:font-weight-complex="normal"/>
    </style:style>
    <style:style style:name="T244" style:family="text">
      <style:text-properties officeooo:rsid="003f0a89"/>
    </style:style>
    <style:style style:name="T245" style:family="text">
      <style:text-properties officeooo:rsid="004287c0"/>
    </style:style>
    <style:style style:name="T246" style:family="text">
      <style:text-properties officeooo:rsid="004329a3"/>
    </style:style>
    <style:style style:name="T247" style:family="text">
      <style:text-properties officeooo:rsid="00445128"/>
    </style:style>
    <style:style style:name="T248" style:family="text">
      <style:text-properties fo:font-size="10.5pt" fo:font-weight="normal" style:font-name-asian="Droid Sans Fallback1" style:font-size-asian="10.5pt" style:font-style-asian="normal" style:font-weight-asian="normal" style:font-size-complex="10.5pt" style:font-weight-complex="normal"/>
    </style:style>
    <style:style style:name="T249" style:family="text">
      <style:text-properties fo:font-size="10.5pt" fo:font-weight="normal" officeooo:rsid="00462149" style:font-name-asian="Droid Sans Fallback1" style:font-size-asian="10.5pt" style:font-style-asian="normal" style:font-weight-asian="normal" style:font-size-complex="10.5pt" style:font-weight-complex="normal"/>
    </style:style>
    <style:style style:name="T250" style:family="text">
      <style:text-properties fo:font-size="10.5pt" fo:font-weight="normal" style:font-size-complex="10.5pt" style:font-weight-complex="normal"/>
    </style:style>
    <style:style style:name="T251" style:family="text">
      <style:text-properties fo:font-size="10.5pt" fo:font-weight="normal" officeooo:rsid="02f97f48" style:font-size-complex="10.5pt" style:font-weight-complex="normal"/>
    </style:style>
    <style:style style:name="T252" style:family="text">
      <style:text-properties fo:font-size="10.5pt" fo:font-weight="normal" officeooo:rsid="02faa28c" style:font-size-complex="10.5pt" style:font-weight-complex="normal"/>
    </style:style>
    <style:style style:name="T253" style:family="text">
      <style:text-properties fo:font-size="10.5pt" fo:font-weight="normal" officeooo:rsid="02fbd94c" style:font-size-complex="10.5pt" style:font-weight-complex="normal"/>
    </style:style>
    <style:style style:name="T254" style:family="text">
      <style:text-properties fo:font-size="10.5pt" officeooo:rsid="00462149" style:font-name-asian="Droid Sans Fallback1" style:font-size-asian="10.5pt" style:font-style-asian="normal" style:font-size-complex="10.5pt"/>
    </style:style>
    <style:style style:name="T255" style:family="text">
      <style:text-properties fo:font-size="10.5pt" officeooo:rsid="00470e29" style:font-name-asian="Droid Sans Fallback1" style:font-size-asian="10.5pt" style:font-style-asian="normal" style:font-size-complex="10.5pt"/>
    </style:style>
    <style:style style:name="T256" style:family="text">
      <style:text-properties fo:font-size="10.5pt" officeooo:rsid="0048d766" style:font-name-asian="Droid Sans Fallback1" style:font-size-asian="10.5pt" style:font-style-asian="normal" style:font-size-complex="10.5pt"/>
    </style:style>
    <style:style style:name="T257" style:family="text">
      <style:text-properties style:font-name="Droid Sans Fallback1" fo:font-size="10.5pt" fo:font-style="normal" fo:font-weight="normal" style:font-name-asian="Droid Sans Fallback1" style:font-size-asian="10.5pt" style:font-weight-asian="normal" style:font-size-complex="10.5pt" style:font-weight-complex="normal"/>
    </style:style>
    <style:style style:name="T258" style:family="text">
      <style:text-properties style:font-name="Droid Sans Fallback1" fo:font-size="10.5pt" fo:font-style="normal" fo:font-weight="normal" officeooo:rsid="015d4093" style:font-name-asian="Droid Sans Fallback1" style:font-size-asian="10.5pt" style:font-weight-asian="normal" style:font-size-complex="10.5pt" style:font-weight-complex="normal"/>
    </style:style>
    <style:style style:name="T259" style:family="text">
      <style:text-properties style:font-name="Droid Sans Fallback1" fo:font-size="10.5pt" fo:font-style="normal" fo:font-weight="normal" officeooo:rsid="015d7e07" style:font-name-asian="Droid Sans Fallback1" style:font-size-asian="10.5pt" style:font-weight-asian="normal" style:font-size-complex="10.5pt" style:font-weight-complex="normal"/>
    </style:style>
    <style:style style:name="T260" style:family="text">
      <style:text-properties style:font-name="Droid Sans Fallback1" fo:font-size="10.5pt" fo:font-style="normal" fo:font-weight="normal" officeooo:rsid="015d8396" style:font-name-asian="Droid Sans Fallback1" style:font-size-asian="10.5pt" style:font-weight-asian="normal" style:font-size-complex="10.5pt" style:font-weight-complex="normal"/>
    </style:style>
    <style:style style:name="T261" style:family="text">
      <style:text-properties style:font-name="Droid Sans Fallback1" fo:font-size="10.5pt" fo:font-style="normal" fo:font-weight="normal" officeooo:rsid="015f2c8e" style:font-name-asian="Droid Sans Fallback1" style:font-size-asian="10.5pt" style:font-weight-asian="normal" style:font-size-complex="10.5pt" style:font-weight-complex="normal"/>
    </style:style>
    <style:style style:name="T262" style:family="text">
      <style:text-properties style:font-name="Droid Sans Fallback1" fo:font-size="10.5pt" fo:font-style="normal" fo:font-weight="normal" officeooo:rsid="015fdb0b" style:font-name-asian="Droid Sans Fallback1" style:font-size-asian="10.5pt" style:font-weight-asian="normal" style:font-size-complex="10.5pt" style:font-weight-complex="normal"/>
    </style:style>
    <style:style style:name="T263" style:family="text">
      <style:text-properties style:font-name="Droid Sans Fallback1" fo:font-size="10.5pt" fo:font-style="normal" fo:font-weight="normal" officeooo:rsid="01608d14" style:font-name-asian="Droid Sans Fallback1" style:font-size-asian="10.5pt" style:font-weight-asian="normal" style:font-size-complex="10.5pt" style:font-weight-complex="normal"/>
    </style:style>
    <style:style style:name="T264" style:family="text">
      <style:text-properties style:font-name="Droid Sans Fallback1" fo:font-size="10.5pt" fo:font-style="normal" fo:font-weight="normal" officeooo:rsid="01621739" style:font-name-asian="Droid Sans Fallback1" style:font-size-asian="10.5pt" style:font-weight-asian="normal" style:font-size-complex="10.5pt" style:font-weight-complex="normal"/>
    </style:style>
    <style:style style:name="T265" style:family="text">
      <style:text-properties style:font-name="Droid Sans Fallback1" fo:font-size="10.5pt" fo:font-style="normal" fo:font-weight="normal" officeooo:rsid="01638058" style:font-name-asian="Droid Sans Fallback1" style:font-size-asian="10.5pt" style:font-weight-asian="normal" style:font-size-complex="10.5pt" style:font-weight-complex="normal"/>
    </style:style>
    <style:style style:name="T266" style:family="text">
      <style:text-properties style:font-name="Droid Sans Fallback1" fo:font-size="10.5pt" fo:font-style="normal" fo:font-weight="normal" officeooo:rsid="0163ea64" style:font-name-asian="Droid Sans Fallback1" style:font-size-asian="10.5pt" style:font-weight-asian="normal" style:font-size-complex="10.5pt" style:font-weight-complex="normal"/>
    </style:style>
    <style:style style:name="T267" style:family="text">
      <style:text-properties style:font-name="Droid Sans Fallback1" fo:font-size="10.5pt" fo:font-style="normal" fo:font-weight="normal" officeooo:rsid="0165bfec" style:font-name-asian="Droid Sans Fallback1" style:font-size-asian="10.5pt" style:font-weight-asian="normal" style:font-size-complex="10.5pt" style:font-weight-complex="normal"/>
    </style:style>
    <style:style style:name="T268" style:family="text">
      <style:text-properties style:font-name="Droid Sans Fallback1" fo:font-size="10.5pt" fo:font-style="normal" fo:font-weight="normal" officeooo:rsid="01680125" style:font-name-asian="Droid Sans Fallback1" style:font-size-asian="10.5pt" style:font-weight-asian="normal" style:font-size-complex="10.5pt" style:font-weight-complex="normal"/>
    </style:style>
    <style:style style:name="T269" style:family="text">
      <style:text-properties style:font-name="Droid Sans Fallback1" fo:font-size="10.5pt" fo:font-style="normal" fo:font-weight="normal" officeooo:rsid="0168f0d5" style:font-name-asian="Droid Sans Fallback1" style:font-size-asian="10.5pt" style:font-weight-asian="normal" style:font-size-complex="10.5pt" style:font-weight-complex="normal"/>
    </style:style>
    <style:style style:name="T270" style:family="text">
      <style:text-properties style:font-name="Droid Sans Fallback1" fo:font-size="10.5pt" fo:font-style="normal" fo:font-weight="normal" officeooo:rsid="01696ff3" style:font-name-asian="Droid Sans Fallback1" style:font-size-asian="10.5pt" style:font-weight-asian="normal" style:font-size-complex="10.5pt" style:font-weight-complex="normal"/>
    </style:style>
    <style:style style:name="T271" style:family="text">
      <style:text-properties style:font-name="Droid Sans Fallback1" fo:font-size="10.5pt" fo:font-style="normal" fo:font-weight="normal" officeooo:rsid="016bd730" style:font-name-asian="Droid Sans Fallback1" style:font-size-asian="10.5pt" style:font-weight-asian="normal" style:font-size-complex="10.5pt" style:font-weight-complex="normal"/>
    </style:style>
    <style:style style:name="T272" style:family="text">
      <style:text-properties style:font-name="Droid Sans Fallback1" fo:font-size="10.5pt" fo:font-style="normal" fo:font-weight="normal" officeooo:rsid="016d27f8" style:font-name-asian="Droid Sans Fallback1" style:font-size-asian="10.5pt" style:font-weight-asian="normal" style:font-size-complex="10.5pt" style:font-weight-complex="normal"/>
    </style:style>
    <style:style style:name="T273" style:family="text">
      <style:text-properties style:font-name="Droid Sans Fallback1" fo:font-size="10.5pt" fo:font-style="normal" fo:font-weight="normal" officeooo:rsid="016d9b0e" style:font-name-asian="Droid Sans Fallback1" style:font-size-asian="10.5pt" style:font-weight-asian="normal" style:font-size-complex="10.5pt" style:font-weight-complex="normal"/>
    </style:style>
    <style:style style:name="T274" style:family="text">
      <style:text-properties style:font-name="Droid Sans Fallback1" fo:font-size="10.5pt" fo:font-style="normal" fo:font-weight="normal" officeooo:rsid="016f46e2" style:font-name-asian="Droid Sans Fallback1" style:font-size-asian="10.5pt" style:font-weight-asian="normal" style:font-size-complex="10.5pt" style:font-weight-complex="normal"/>
    </style:style>
    <style:style style:name="T275" style:family="text">
      <style:text-properties style:font-name="Droid Sans Fallback1" fo:font-size="10.5pt" fo:font-style="normal" fo:font-weight="normal" officeooo:rsid="0172f959" style:font-name-asian="Droid Sans Fallback1" style:font-size-asian="10.5pt" style:font-weight-asian="normal" style:font-size-complex="10.5pt" style:font-weight-complex="normal"/>
    </style:style>
    <style:style style:name="T276" style:family="text">
      <style:text-properties style:font-name="Droid Sans Fallback1" fo:font-size="10.5pt" fo:font-style="normal" fo:font-weight="normal" officeooo:rsid="01734c15" style:font-name-asian="Droid Sans Fallback1" style:font-size-asian="10.5pt" style:font-weight-asian="normal" style:font-size-complex="10.5pt" style:font-weight-complex="normal"/>
    </style:style>
    <style:style style:name="T277" style:family="text">
      <style:text-properties style:font-name="Droid Sans Fallback1" fo:font-size="10.5pt" fo:font-style="normal" fo:font-weight="normal" officeooo:rsid="0173b62b" style:font-name-asian="Droid Sans Fallback1" style:font-size-asian="10.5pt" style:font-weight-asian="normal" style:font-size-complex="10.5pt" style:font-weight-complex="normal"/>
    </style:style>
    <style:style style:name="T278" style:family="text">
      <style:text-properties style:font-name="Droid Sans Fallback1" fo:font-size="10.5pt" fo:font-style="normal" fo:font-weight="normal" officeooo:rsid="01747f7f" style:font-name-asian="Droid Sans Fallback1" style:font-size-asian="10.5pt" style:font-weight-asian="normal" style:font-size-complex="10.5pt" style:font-weight-complex="normal"/>
    </style:style>
    <style:style style:name="T279" style:family="text">
      <style:text-properties style:font-name="Droid Sans Fallback1" fo:font-size="10.5pt" fo:font-style="normal" fo:font-weight="normal" officeooo:rsid="017590a3" style:font-name-asian="Droid Sans Fallback1" style:font-size-asian="10.5pt" style:font-weight-asian="normal" style:font-size-complex="10.5pt" style:font-weight-complex="normal"/>
    </style:style>
    <style:style style:name="T280" style:family="text">
      <style:text-properties style:font-name="Droid Sans Fallback1" fo:font-size="10.5pt" fo:font-style="normal" fo:font-weight="normal" officeooo:rsid="01775d25" style:font-name-asian="Droid Sans Fallback1" style:font-size-asian="10.5pt" style:font-weight-asian="normal" style:font-size-complex="10.5pt" style:font-weight-complex="normal"/>
    </style:style>
    <style:style style:name="T281" style:family="text">
      <style:text-properties style:font-name="Droid Sans Fallback1" fo:font-size="10.5pt" fo:font-style="normal" fo:font-weight="normal" officeooo:rsid="0178e291" style:font-name-asian="Droid Sans Fallback1" style:font-size-asian="10.5pt" style:font-weight-asian="normal" style:font-size-complex="10.5pt" style:font-weight-complex="normal"/>
    </style:style>
    <style:style style:name="T282" style:family="text">
      <style:text-properties style:font-name="Droid Sans Fallback1" fo:font-size="10.5pt" fo:font-style="normal" fo:font-weight="normal" officeooo:rsid="017be4bb" style:font-name-asian="Droid Sans Fallback1" style:font-size-asian="10.5pt" style:font-weight-asian="normal" style:font-size-complex="10.5pt" style:font-weight-complex="normal"/>
    </style:style>
    <style:style style:name="T283" style:family="text">
      <style:text-properties style:font-name="Droid Sans Fallback1" fo:font-size="10.5pt" fo:font-style="normal" fo:font-weight="normal" officeooo:rsid="017ea979" style:font-name-asian="Droid Sans Fallback1" style:font-size-asian="10.5pt" style:font-weight-asian="normal" style:font-size-complex="10.5pt" style:font-weight-complex="normal"/>
    </style:style>
    <style:style style:name="T284" style:family="text">
      <style:text-properties style:font-name="Droid Sans Fallback1" fo:font-size="10.5pt" fo:font-style="normal" fo:font-weight="normal" officeooo:rsid="0182b9b4" style:font-name-asian="Droid Sans Fallback1" style:font-size-asian="10.5pt" style:font-weight-asian="normal" style:font-size-complex="10.5pt" style:font-weight-complex="normal"/>
    </style:style>
    <style:style style:name="T285" style:family="text">
      <style:text-properties style:font-name="Droid Sans Fallback1" fo:font-size="10.5pt" fo:font-style="normal" fo:font-weight="normal" officeooo:rsid="018492d3" style:font-name-asian="Droid Sans Fallback1" style:font-size-asian="10.5pt" style:font-weight-asian="normal" style:font-size-complex="10.5pt" style:font-weight-complex="normal"/>
    </style:style>
    <style:style style:name="T286" style:family="text">
      <style:text-properties style:font-name="Droid Sans Fallback1" fo:font-size="10.5pt" fo:font-style="normal" fo:font-weight="normal" officeooo:rsid="018565ad" style:font-name-asian="Droid Sans Fallback1" style:font-size-asian="10.5pt" style:font-weight-asian="normal" style:font-size-complex="10.5pt" style:font-weight-complex="normal"/>
    </style:style>
    <style:style style:name="T287" style:family="text">
      <style:text-properties style:font-name="Droid Sans Fallback1" fo:font-size="10.5pt" fo:font-style="normal" fo:font-weight="normal" officeooo:rsid="0185c6c3" style:font-name-asian="Droid Sans Fallback1" style:font-size-asian="10.5pt" style:font-weight-asian="normal" style:font-size-complex="10.5pt" style:font-weight-complex="normal"/>
    </style:style>
    <style:style style:name="T288" style:family="text">
      <style:text-properties style:font-name="Droid Sans Fallback1" fo:font-size="10.5pt" fo:font-style="normal" fo:font-weight="normal" officeooo:rsid="01869987" style:font-name-asian="Droid Sans Fallback1" style:font-size-asian="10.5pt" style:font-weight-asian="normal" style:font-size-complex="10.5pt" style:font-weight-complex="normal"/>
    </style:style>
    <style:style style:name="T289" style:family="text">
      <style:text-properties style:font-name="Droid Sans Fallback1" fo:font-size="10.5pt" fo:font-style="normal" fo:font-weight="normal" officeooo:rsid="0188583e" style:font-name-asian="Droid Sans Fallback1" style:font-size-asian="10.5pt" style:font-weight-asian="normal" style:font-size-complex="10.5pt" style:font-weight-complex="normal"/>
    </style:style>
    <style:style style:name="T290" style:family="text">
      <style:text-properties style:font-name="Droid Sans Fallback1" fo:font-size="10.5pt" fo:font-style="normal" fo:font-weight="normal" officeooo:rsid="018a20da" style:font-name-asian="Droid Sans Fallback1" style:font-size-asian="10.5pt" style:font-weight-asian="normal" style:font-size-complex="10.5pt" style:font-weight-complex="normal"/>
    </style:style>
    <style:style style:name="T291" style:family="text">
      <style:text-properties style:font-name="Droid Sans Fallback1" fo:font-size="10.5pt" fo:font-style="normal" fo:font-weight="normal" officeooo:rsid="018c9f4e" style:font-name-asian="Droid Sans Fallback1" style:font-size-asian="10.5pt" style:font-weight-asian="normal" style:font-size-complex="10.5pt" style:font-weight-complex="normal"/>
    </style:style>
    <style:style style:name="T292" style:family="text">
      <style:text-properties style:font-name="Droid Sans Fallback1" fo:font-size="10.5pt" fo:font-style="normal" fo:font-weight="normal" officeooo:rsid="018f592a" style:font-name-asian="Droid Sans Fallback1" style:font-size-asian="10.5pt" style:font-weight-asian="normal" style:font-size-complex="10.5pt" style:font-weight-complex="normal"/>
    </style:style>
    <style:style style:name="T293" style:family="text">
      <style:text-properties style:font-name="Droid Sans Fallback1" fo:font-size="10.5pt" fo:font-style="normal" fo:font-weight="normal" officeooo:rsid="0191451a" style:font-name-asian="Droid Sans Fallback1" style:font-size-asian="10.5pt" style:font-weight-asian="normal" style:font-size-complex="10.5pt" style:font-weight-complex="normal"/>
    </style:style>
    <style:style style:name="T294" style:family="text">
      <style:text-properties style:font-name="Droid Sans Fallback1" fo:font-size="10.5pt" fo:font-style="normal" fo:font-weight="normal" officeooo:rsid="0192c0a1" style:font-name-asian="Droid Sans Fallback1" style:font-size-asian="10.5pt" style:font-weight-asian="normal" style:font-size-complex="10.5pt" style:font-weight-complex="normal"/>
    </style:style>
    <style:style style:name="T295" style:family="text">
      <style:text-properties style:font-name="Droid Sans Fallback1" fo:font-size="10.5pt" fo:font-style="normal" fo:font-weight="normal" officeooo:rsid="01942231" style:font-name-asian="Droid Sans Fallback1" style:font-size-asian="10.5pt" style:font-weight-asian="normal" style:font-size-complex="10.5pt" style:font-weight-complex="normal"/>
    </style:style>
    <style:style style:name="T296" style:family="text">
      <style:text-properties style:font-name="Droid Sans Fallback1" fo:font-size="10.5pt" fo:font-style="normal" fo:font-weight="normal" officeooo:rsid="019644a1" style:font-name-asian="Droid Sans Fallback1" style:font-size-asian="10.5pt" style:font-weight-asian="normal" style:font-size-complex="10.5pt" style:font-weight-complex="normal"/>
    </style:style>
    <style:style style:name="T297" style:family="text">
      <style:text-properties style:font-name="Droid Sans Fallback1" fo:font-size="10.5pt" fo:font-style="normal" fo:font-weight="normal" officeooo:rsid="01965d4d" style:font-name-asian="Droid Sans Fallback1" style:font-size-asian="10.5pt" style:font-weight-asian="normal" style:font-size-complex="10.5pt" style:font-weight-complex="normal"/>
    </style:style>
    <style:style style:name="T298" style:family="text">
      <style:text-properties style:font-name="Droid Sans Fallback1" fo:font-size="10.5pt" fo:font-style="normal" fo:font-weight="normal" officeooo:rsid="019854bb" style:font-name-asian="Droid Sans Fallback1" style:font-size-asian="10.5pt" style:font-weight-asian="normal" style:font-size-complex="10.5pt" style:font-weight-complex="normal"/>
    </style:style>
    <style:style style:name="T299" style:family="text">
      <style:text-properties style:font-name="Droid Sans Fallback1" fo:font-size="10.5pt" fo:font-style="normal" fo:font-weight="normal" officeooo:rsid="019a9b39" style:font-name-asian="Droid Sans Fallback1" style:font-size-asian="10.5pt" style:font-weight-asian="normal" style:font-size-complex="10.5pt" style:font-weight-complex="normal"/>
    </style:style>
    <style:style style:name="T300" style:family="text">
      <style:text-properties style:font-name="Droid Sans Fallback1" fo:font-size="10.5pt" fo:font-style="normal" fo:font-weight="normal" officeooo:rsid="019b76e4" style:font-name-asian="Droid Sans Fallback1" style:font-size-asian="10.5pt" style:font-weight-asian="normal" style:font-size-complex="10.5pt" style:font-weight-complex="normal"/>
    </style:style>
    <style:style style:name="T301" style:family="text">
      <style:text-properties style:font-name="Droid Sans Fallback1" fo:font-size="10.5pt" fo:font-style="normal" fo:font-weight="normal" officeooo:rsid="019c9a7e" style:font-name-asian="Droid Sans Fallback1" style:font-size-asian="10.5pt" style:font-weight-asian="normal" style:font-size-complex="10.5pt" style:font-weight-complex="normal"/>
    </style:style>
    <style:style style:name="T302" style:family="text">
      <style:text-properties style:font-name="Droid Sans Fallback1" fo:font-size="10.5pt" fo:font-style="normal" fo:font-weight="normal" officeooo:rsid="019cc240" style:font-name-asian="Droid Sans Fallback1" style:font-size-asian="10.5pt" style:font-weight-asian="normal" style:font-size-complex="10.5pt" style:font-weight-complex="normal"/>
    </style:style>
    <style:style style:name="T303" style:family="text">
      <style:text-properties style:font-name="Droid Sans Fallback1" fo:font-size="10.5pt" fo:font-style="normal" fo:font-weight="normal" officeooo:rsid="019e16e8" style:font-name-asian="Droid Sans Fallback1" style:font-size-asian="10.5pt" style:font-weight-asian="normal" style:font-size-complex="10.5pt" style:font-weight-complex="normal"/>
    </style:style>
    <style:style style:name="T304" style:family="text">
      <style:text-properties style:font-name="Droid Sans Fallback1" fo:font-size="10.5pt" fo:font-style="normal" fo:font-weight="normal" officeooo:rsid="019fa4a0" style:font-name-asian="Droid Sans Fallback1" style:font-size-asian="10.5pt" style:font-weight-asian="normal" style:font-size-complex="10.5pt" style:font-weight-complex="normal"/>
    </style:style>
    <style:style style:name="T305" style:family="text">
      <style:text-properties style:font-name="Droid Sans Fallback1" fo:font-size="10.5pt" fo:font-style="normal" fo:font-weight="normal" officeooo:rsid="01a08da2" style:font-name-asian="Droid Sans Fallback1" style:font-size-asian="10.5pt" style:font-weight-asian="normal" style:font-size-complex="10.5pt" style:font-weight-complex="normal"/>
    </style:style>
    <style:style style:name="T306" style:family="text">
      <style:text-properties style:font-name="Droid Sans Fallback1" fo:font-size="10.5pt" fo:font-style="normal" fo:font-weight="normal" officeooo:rsid="0045399e" style:font-name-asian="Droid Sans Fallback1" style:font-size-asian="10.5pt" style:font-style-asian="normal" style:font-weight-asian="normal" style:font-size-complex="10.5pt" style:font-weight-complex="normal"/>
    </style:style>
    <style:style style:name="T307" style:family="text">
      <style:text-properties style:font-name="Droid Sans Fallback1" fo:font-size="10.5pt" fo:font-style="normal" fo:font-weight="normal" officeooo:rsid="00462149" style:font-name-asian="Droid Sans Fallback1" style:font-size-asian="10.5pt" style:font-style-asian="normal" style:font-weight-asian="normal" style:font-size-complex="10.5pt" style:font-weight-complex="normal"/>
    </style:style>
    <style:style style:name="T308" style:family="text">
      <style:text-properties style:font-name="Droid Sans Fallback1" fo:font-size="10.5pt" fo:font-style="normal" fo:font-weight="normal" officeooo:rsid="015b5ada" style:font-name-asian="Droid Sans Fallback1" style:font-size-asian="10.5pt" style:font-style-asian="normal" style:font-weight-asian="normal" style:font-size-complex="10.5pt" style:font-weight-complex="normal"/>
    </style:style>
    <style:style style:name="T309" style:family="text">
      <style:text-properties style:font-name="Droid Sans Fallback1" fo:font-size="10.5pt" fo:font-style="normal" fo:font-weight="normal" officeooo:rsid="015d4093" style:font-name-asian="Droid Sans Fallback1" style:font-size-asian="10.5pt" style:font-style-asian="normal" style:font-weight-asian="normal" style:font-size-complex="10.5pt" style:font-weight-complex="normal"/>
    </style:style>
    <style:style style:name="T310" style:family="text">
      <style:text-properties style:font-name="Droid Sans Fallback1" fo:font-size="10.5pt" fo:font-style="normal" fo:font-weight="normal" officeooo:rsid="01dfd917" style:font-name-asian="Droid Sans Fallback1" style:font-size-asian="10.5pt" style:font-style-asian="normal" style:font-weight-asian="normal" style:font-size-complex="10.5pt" style:font-weight-complex="normal"/>
    </style:style>
    <style:style style:name="T311" style:family="text">
      <style:text-properties style:font-name="Droid Sans Fallback1" fo:font-size="10.5pt" fo:font-style="normal" fo:font-weight="normal" officeooo:rsid="01e2c4ee" style:font-name-asian="Droid Sans Fallback1" style:font-size-asian="10.5pt" style:font-style-asian="normal" style:font-weight-asian="normal" style:font-size-complex="10.5pt" style:font-weight-complex="normal"/>
    </style:style>
    <style:style style:name="T312" style:family="text">
      <style:text-properties style:font-name="Droid Sans Fallback1" fo:font-size="10.5pt" fo:font-style="normal" fo:font-weight="normal" officeooo:rsid="02d776ac" style:font-name-asian="Droid Sans Fallback1" style:font-size-asian="10.5pt" style:font-style-asian="normal" style:font-weight-asian="normal" style:font-size-complex="10.5pt" style:font-weight-complex="normal"/>
    </style:style>
    <style:style style:name="T313" style:family="text">
      <style:text-properties style:font-name="Droid Sans Fallback1" fo:font-size="10.5pt" fo:font-style="normal" fo:font-weight="normal" style:font-name-asian="Droid Sans Fallback1" style:font-size-asian="10.5pt" style:font-size-complex="10.5pt"/>
    </style:style>
    <style:style style:name="T314" style:family="text">
      <style:text-properties style:font-name="Droid Sans Fallback1" fo:font-size="10.5pt" fo:font-style="normal" fo:font-weight="normal" officeooo:rsid="01e35cbf" style:font-name-asian="Droid Sans Fallback1" style:font-size-asian="10.5pt" style:font-size-complex="10.5pt"/>
    </style:style>
    <style:style style:name="T315" style:family="text">
      <style:text-properties style:font-name="Droid Sans Fallback1" fo:font-size="10.5pt" fo:font-style="normal" fo:font-weight="normal" officeooo:rsid="01e51c10" style:font-name-asian="Droid Sans Fallback1" style:font-size-asian="10.5pt" style:font-size-complex="10.5pt"/>
    </style:style>
    <style:style style:name="T316" style:family="text">
      <style:text-properties style:font-name="Droid Sans Fallback1" fo:font-size="10.5pt" fo:font-style="normal" fo:font-weight="normal" officeooo:rsid="01e67edd" style:font-name-asian="Droid Sans Fallback1" style:font-size-asian="10.5pt" style:font-size-complex="10.5pt"/>
    </style:style>
    <style:style style:name="T317" style:family="text">
      <style:text-properties style:font-name="Droid Sans Fallback1" fo:font-size="10.5pt" fo:font-style="normal" fo:font-weight="normal" officeooo:rsid="01e68ab4" style:font-name-asian="Droid Sans Fallback1" style:font-size-asian="10.5pt" style:font-size-complex="10.5pt"/>
    </style:style>
    <style:style style:name="T318" style:family="text">
      <style:text-properties style:font-name="Droid Sans Fallback1" fo:font-size="10.5pt" fo:font-style="normal" fo:font-weight="normal" officeooo:rsid="01e74f87" style:font-name-asian="Droid Sans Fallback1" style:font-size-asian="10.5pt" style:font-size-complex="10.5pt"/>
    </style:style>
    <style:style style:name="T319" style:family="text">
      <style:text-properties style:font-name="Droid Sans Fallback1" fo:font-size="10.5pt" fo:font-style="normal" fo:font-weight="normal" officeooo:rsid="01e772ed" style:font-name-asian="Droid Sans Fallback1" style:font-size-asian="10.5pt" style:font-size-complex="10.5pt"/>
    </style:style>
    <style:style style:name="T320" style:family="text">
      <style:text-properties style:font-name="Droid Sans Fallback1" fo:font-size="10.5pt" fo:font-style="normal" fo:font-weight="normal" officeooo:rsid="01eae3a3" style:font-name-asian="Droid Sans Fallback1" style:font-size-asian="10.5pt" style:font-size-complex="10.5pt"/>
    </style:style>
    <style:style style:name="T321" style:family="text">
      <style:text-properties style:font-name="Droid Sans Fallback1" fo:font-size="10.5pt" fo:font-style="normal" fo:font-weight="normal" officeooo:rsid="01ebec0e" style:font-name-asian="Droid Sans Fallback1" style:font-size-asian="10.5pt" style:font-size-complex="10.5pt"/>
    </style:style>
    <style:style style:name="T322" style:family="text">
      <style:text-properties style:font-name="Droid Sans Fallback1" fo:font-size="10.5pt" fo:font-style="normal" fo:font-weight="normal" officeooo:rsid="01f22ec9" style:font-name-asian="Droid Sans Fallback1" style:font-size-asian="10.5pt" style:font-size-complex="10.5pt"/>
    </style:style>
    <style:style style:name="T323" style:family="text">
      <style:text-properties style:font-name="Droid Sans Fallback1" fo:font-size="10.5pt" fo:font-style="normal" fo:font-weight="normal" officeooo:rsid="01f3f8c7" style:font-name-asian="Droid Sans Fallback1" style:font-size-asian="10.5pt" style:font-size-complex="10.5pt"/>
    </style:style>
    <style:style style:name="T324" style:family="text">
      <style:text-properties style:font-name="Droid Sans Fallback1" fo:font-size="10.5pt" fo:font-style="normal" fo:font-weight="normal" officeooo:rsid="01f56332" style:font-name-asian="Droid Sans Fallback1" style:font-size-asian="10.5pt" style:font-size-complex="10.5pt"/>
    </style:style>
    <style:style style:name="T325" style:family="text">
      <style:text-properties style:font-name="Droid Sans Fallback1" fo:font-size="10.5pt" fo:font-style="normal" fo:font-weight="normal" officeooo:rsid="01f77c5d" style:font-name-asian="Droid Sans Fallback1" style:font-size-asian="10.5pt" style:font-size-complex="10.5pt"/>
    </style:style>
    <style:style style:name="T326" style:family="text">
      <style:text-properties style:font-name="Droid Sans Fallback1" fo:font-size="10.5pt" fo:font-style="normal" fo:font-weight="normal" officeooo:rsid="01fc37d5" style:font-name-asian="Droid Sans Fallback1" style:font-size-asian="10.5pt" style:font-size-complex="10.5pt"/>
    </style:style>
    <style:style style:name="T327" style:family="text">
      <style:text-properties style:font-name="Droid Sans Fallback1" fo:font-size="10.5pt" fo:font-style="normal" fo:font-weight="normal" officeooo:rsid="01fd7ae3" style:font-name-asian="Droid Sans Fallback1" style:font-size-asian="10.5pt" style:font-size-complex="10.5pt"/>
    </style:style>
    <style:style style:name="T328" style:family="text">
      <style:text-properties style:font-name="Droid Sans Fallback1" fo:font-size="10.5pt" fo:font-style="normal" fo:font-weight="normal" officeooo:rsid="01ff77a4" style:font-name-asian="Droid Sans Fallback1" style:font-size-asian="10.5pt" style:font-size-complex="10.5pt"/>
    </style:style>
    <style:style style:name="T329" style:family="text">
      <style:text-properties style:font-name="Droid Sans Fallback1" fo:font-size="10.5pt" fo:font-style="normal" fo:font-weight="normal" officeooo:rsid="02011705" style:font-name-asian="Droid Sans Fallback1" style:font-size-asian="10.5pt" style:font-size-complex="10.5pt"/>
    </style:style>
    <style:style style:name="T330" style:family="text">
      <style:text-properties style:font-name="Droid Sans Fallback1" fo:font-size="10.5pt" fo:font-style="normal" fo:font-weight="normal" officeooo:rsid="0201e2eb" style:font-name-asian="Droid Sans Fallback1" style:font-size-asian="10.5pt" style:font-size-complex="10.5pt"/>
    </style:style>
    <style:style style:name="T331" style:family="text">
      <style:text-properties style:font-name="Droid Sans Fallback1" fo:font-size="10.5pt" fo:font-style="normal" fo:font-weight="normal" officeooo:rsid="020322ca" style:font-name-asian="Droid Sans Fallback1" style:font-size-asian="10.5pt" style:font-size-complex="10.5pt"/>
    </style:style>
    <style:style style:name="T332" style:family="text">
      <style:text-properties style:font-name="Droid Sans Fallback1" fo:font-size="10.5pt" fo:font-style="normal" fo:font-weight="normal" officeooo:rsid="0203c862" style:font-name-asian="Droid Sans Fallback1" style:font-size-asian="10.5pt" style:font-size-complex="10.5pt"/>
    </style:style>
    <style:style style:name="T333" style:family="text">
      <style:text-properties style:font-name="Droid Sans Fallback1" fo:font-size="10.5pt" fo:font-style="normal" fo:font-weight="normal" officeooo:rsid="02058f0b" style:font-name-asian="Droid Sans Fallback1" style:font-size-asian="10.5pt" style:font-size-complex="10.5pt"/>
    </style:style>
    <style:style style:name="T334" style:family="text">
      <style:text-properties style:font-name="Droid Sans Fallback1" fo:font-size="10.5pt" fo:font-style="normal" fo:font-weight="normal" officeooo:rsid="0207363b" style:font-name-asian="Droid Sans Fallback1" style:font-size-asian="10.5pt" style:font-size-complex="10.5pt"/>
    </style:style>
    <style:style style:name="T335" style:family="text">
      <style:text-properties style:font-name="Droid Sans Fallback1" fo:font-size="10.5pt" fo:font-style="normal" fo:font-weight="normal" officeooo:rsid="0208a477" style:font-name-asian="Droid Sans Fallback1" style:font-size-asian="10.5pt" style:font-size-complex="10.5pt"/>
    </style:style>
    <style:style style:name="T336" style:family="text">
      <style:text-properties style:font-name="Droid Sans Fallback1" fo:font-size="10.5pt" fo:font-style="normal" fo:font-weight="normal" style:font-size-asian="10.5pt" style:font-size-complex="10.5pt"/>
    </style:style>
    <style:style style:name="T337" style:family="text">
      <style:text-properties style:font-name="Droid Sans Fallback1" fo:font-size="10.5pt" fo:font-style="normal" fo:font-weight="normal" officeooo:rsid="01e68ab4" style:font-size-asian="10.5pt" style:font-size-complex="10.5pt"/>
    </style:style>
    <style:style style:name="T338" style:family="text">
      <style:text-properties style:font-name="Droid Sans Fallback1" fo:font-size="10.5pt" fo:font-style="normal" fo:font-weight="normal" officeooo:rsid="021cce59" style:font-size-complex="10.5pt" style:font-weight-complex="normal"/>
    </style:style>
    <style:style style:name="T339" style:family="text">
      <style:text-properties style:font-name="Droid Sans Fallback1" fo:font-size="10.5pt" fo:font-style="normal" fo:font-weight="normal" officeooo:rsid="021d7b62" style:font-size-complex="10.5pt" style:font-weight-complex="normal"/>
    </style:style>
    <style:style style:name="T340" style:family="text">
      <style:text-properties style:font-name="Droid Sans Fallback1" fo:font-size="10.5pt" fo:font-style="normal" fo:font-weight="normal" officeooo:rsid="02d776ac" style:font-size-complex="10.5pt" style:font-weight-complex="normal"/>
    </style:style>
    <style:style style:name="T341" style:family="text">
      <style:text-properties style:font-name="Droid Sans Fallback1" fo:font-size="10.5pt" fo:font-style="normal" fo:font-weight="normal" officeooo:rsid="02f90055" style:font-size-complex="10.5pt" style:font-weight-complex="normal"/>
    </style:style>
    <style:style style:name="T342" style:family="text">
      <style:text-properties style:font-name="Droid Sans Fallback1" fo:font-size="10.5pt" fo:font-style="normal" fo:font-weight="normal" officeooo:rsid="02fea477" style:font-size-complex="10.5pt" style:font-weight-complex="normal"/>
    </style:style>
    <style:style style:name="T343" style:family="text">
      <style:text-properties style:font-name="Droid Sans Fallback1" fo:font-size="10.5pt" fo:font-weight="normal" style:font-name-asian="Droid Sans Fallback1" style:font-size-asian="10.5pt" style:font-style-asian="normal" style:font-weight-asian="normal" style:font-size-complex="10.5pt" style:font-weight-complex="normal"/>
    </style:style>
    <style:style style:name="T344" style:family="text">
      <style:text-properties style:font-name="Droid Sans Fallback1" fo:font-size="10.5pt" fo:font-weight="normal" officeooo:rsid="0048d766" style:font-name-asian="Droid Sans Fallback1" style:font-size-asian="10.5pt" style:font-style-asian="normal" style:font-weight-asian="normal" style:font-size-complex="10.5pt" style:font-weight-complex="normal"/>
    </style:style>
    <style:style style:name="T345" style:family="text">
      <style:text-properties style:font-name="Droid Sans Fallback1" fo:font-size="10.5pt" fo:font-weight="normal" officeooo:rsid="03268b64" style:font-name-asian="Droid Sans Fallback1" style:font-size-asian="10.5pt" style:font-weight-asian="normal" style:font-size-complex="10.5pt" style:font-weight-complex="normal"/>
    </style:style>
    <style:style style:name="T346" style:family="text">
      <style:text-properties style:font-name="Droid Sans Fallback1" fo:font-size="10.5pt" fo:font-weight="normal" officeooo:rsid="0327b16c" style:font-name-asian="Droid Sans Fallback1" style:font-size-asian="10.5pt" style:font-weight-asian="normal" style:font-size-complex="10.5pt" style:font-weight-complex="normal"/>
    </style:style>
    <style:style style:name="T347" style:family="text">
      <style:text-properties style:font-name="Droid Sans Fallback1" fo:font-size="10.5pt" fo:font-weight="normal" officeooo:rsid="03296a40" style:font-name-asian="Droid Sans Fallback1" style:font-size-asian="10.5pt" style:font-weight-asian="normal" style:font-size-complex="10.5pt" style:font-weight-complex="normal"/>
    </style:style>
    <style:style style:name="T348" style:family="text">
      <style:text-properties style:font-name="Droid Sans Fallback1" fo:font-size="10.5pt" fo:font-weight="normal" officeooo:rsid="032a52b0" style:font-name-asian="Droid Sans Fallback1" style:font-size-asian="10.5pt" style:font-weight-asian="normal" style:font-size-complex="10.5pt" style:font-weight-complex="normal"/>
    </style:style>
    <style:style style:name="T349" style:family="text">
      <style:text-properties style:font-name="Droid Sans Fallback1" fo:font-size="10.5pt" fo:font-weight="normal" officeooo:rsid="032e67a8" style:font-name-asian="Droid Sans Fallback1" style:font-size-asian="10.5pt" style:font-weight-asian="normal" style:font-size-complex="10.5pt" style:font-weight-complex="normal"/>
    </style:style>
    <style:style style:name="T350" style:family="text">
      <style:text-properties style:font-name="Droid Sans Fallback1" fo:font-size="10.5pt" fo:font-weight="normal" officeooo:rsid="032ffa32" style:font-name-asian="Droid Sans Fallback1" style:font-size-asian="10.5pt" style:font-weight-asian="normal" style:font-size-complex="10.5pt" style:font-weight-complex="normal"/>
    </style:style>
    <style:style style:name="T351" style:family="text">
      <style:text-properties style:font-name="Droid Sans Fallback1" fo:font-size="10.5pt" fo:font-weight="normal" officeooo:rsid="0331467b" style:font-name-asian="Droid Sans Fallback1" style:font-size-asian="10.5pt" style:font-weight-asian="normal" style:font-size-complex="10.5pt" style:font-weight-complex="normal"/>
    </style:style>
    <style:style style:name="T352" style:family="text">
      <style:text-properties style:font-name="Droid Sans Fallback1" fo:font-size="10.5pt" fo:font-weight="normal" officeooo:rsid="03318dcc" style:font-name-asian="Droid Sans Fallback1" style:font-size-asian="10.5pt" style:font-weight-asian="normal" style:font-size-complex="10.5pt" style:font-weight-complex="normal"/>
    </style:style>
    <style:style style:name="T353" style:family="text">
      <style:text-properties style:font-name="Droid Sans Fallback1" fo:font-size="10.5pt" fo:font-weight="normal" officeooo:rsid="0332804a" style:font-name-asian="Droid Sans Fallback1" style:font-size-asian="10.5pt" style:font-weight-asian="normal" style:font-size-complex="10.5pt" style:font-weight-complex="normal"/>
    </style:style>
    <style:style style:name="T354" style:family="text">
      <style:text-properties style:font-name="Droid Sans Fallback1" fo:font-size="10.5pt" fo:font-weight="normal" officeooo:rsid="0332c209" style:font-name-asian="Droid Sans Fallback1" style:font-size-asian="10.5pt" style:font-weight-asian="normal" style:font-size-complex="10.5pt" style:font-weight-complex="normal"/>
    </style:style>
    <style:style style:name="T355" style:family="text">
      <style:text-properties style:font-name="Droid Sans Fallback1" fo:font-size="10.5pt" fo:font-weight="normal" officeooo:rsid="033346c7" style:font-name-asian="Droid Sans Fallback1" style:font-size-asian="10.5pt" style:font-weight-asian="normal" style:font-size-complex="10.5pt" style:font-weight-complex="normal"/>
    </style:style>
    <style:style style:name="T356" style:family="text">
      <style:text-properties style:font-name="Droid Sans Fallback1" fo:font-size="10.5pt" fo:font-weight="normal" officeooo:rsid="0333cb32" style:font-name-asian="Droid Sans Fallback1" style:font-size-asian="10.5pt" style:font-weight-asian="normal" style:font-size-complex="10.5pt" style:font-weight-complex="normal"/>
    </style:style>
    <style:style style:name="T357" style:family="text">
      <style:text-properties style:font-name="Droid Sans Fallback1" fo:font-size="10.5pt" style:font-size-asian="10.5pt" style:font-size-complex="10.5pt"/>
    </style:style>
    <style:style style:name="T358" style:family="text">
      <style:text-properties style:font-name="Droid Sans Fallback1" fo:font-size="10.5pt" officeooo:rsid="03a99290" style:font-size-asian="10.5pt" style:font-size-complex="10.5pt"/>
    </style:style>
    <style:style style:name="T359" style:family="text">
      <style:text-properties style:font-name="Droid Sans Fallback1" fo:font-size="10.5pt" officeooo:rsid="03ab4f2e" style:font-size-asian="10.5pt" style:font-size-complex="10.5pt"/>
    </style:style>
    <style:style style:name="T360" style:family="text">
      <style:text-properties style:font-name="Droid Sans Fallback1" fo:font-weight="normal" officeooo:rsid="0048d766" style:font-name-asian="Droid Sans Fallback1" style:font-style-asian="normal" style:font-weight-asian="normal" style:font-weight-complex="normal"/>
    </style:style>
    <style:style style:name="T361" style:family="text">
      <style:text-properties style:font-name="Droid Sans Fallback1" fo:font-weight="normal" officeooo:rsid="004a34b5" style:font-name-asian="Droid Sans Fallback1" style:font-style-asian="normal" style:font-weight-asian="normal" style:font-weight-complex="normal"/>
    </style:style>
    <style:style style:name="T362" style:family="text">
      <style:text-properties style:font-name="Droid Sans Fallback1" style:font-size-asian="10.5pt" style:font-weight-asian="normal" style:font-size-complex="10.5pt" style:font-weight-complex="normal"/>
    </style:style>
    <style:style style:name="T363" style:family="text">
      <style:text-properties officeooo:rsid="00696fe5"/>
    </style:style>
    <style:style style:name="T364" style:family="text">
      <style:text-properties officeooo:rsid="0069a113"/>
    </style:style>
    <style:style style:name="T365" style:family="text">
      <style:text-properties officeooo:rsid="006b270d"/>
    </style:style>
    <style:style style:name="T366" style:family="text">
      <style:text-properties officeooo:rsid="006ce8f6"/>
    </style:style>
    <style:style style:name="T367" style:family="text">
      <style:text-properties officeooo:rsid="006daf89"/>
    </style:style>
    <style:style style:name="T368" style:family="text">
      <style:text-properties officeooo:rsid="006ff384"/>
    </style:style>
    <style:style style:name="T369" style:family="text">
      <style:text-properties officeooo:rsid="00718f5a"/>
    </style:style>
    <style:style style:name="T370" style:family="text">
      <style:text-properties officeooo:rsid="00725a6a"/>
    </style:style>
    <style:style style:name="T371" style:family="text">
      <style:text-properties officeooo:rsid="007427fc"/>
    </style:style>
    <style:style style:name="T372" style:family="text">
      <style:text-properties officeooo:rsid="00a6e180"/>
    </style:style>
    <style:style style:name="T373" style:family="text">
      <style:text-properties officeooo:rsid="00ae5cd7"/>
    </style:style>
    <style:style style:name="T374" style:family="text">
      <style:text-properties officeooo:rsid="00b3d9a5"/>
    </style:style>
    <style:style style:name="T375" style:family="text">
      <style:text-properties officeooo:rsid="00b7324a"/>
    </style:style>
    <style:style style:name="T376" style:family="text">
      <style:text-properties officeooo:rsid="00c97b32"/>
    </style:style>
    <style:style style:name="T377" style:family="text">
      <style:text-properties officeooo:rsid="00cc26de"/>
    </style:style>
    <style:style style:name="T378" style:family="text">
      <style:text-properties officeooo:rsid="00d123dd"/>
    </style:style>
    <style:style style:name="T379" style:family="text">
      <style:text-properties officeooo:rsid="00d2c2d6"/>
    </style:style>
    <style:style style:name="T380" style:family="text">
      <style:text-properties officeooo:rsid="00d4b1e4"/>
    </style:style>
    <style:style style:name="T381" style:family="text">
      <style:text-properties officeooo:rsid="00daee77"/>
    </style:style>
    <style:style style:name="T382" style:family="text">
      <style:text-properties officeooo:rsid="00dc1810"/>
    </style:style>
    <style:style style:name="T383" style:family="text">
      <style:text-properties officeooo:rsid="00dc58b4"/>
    </style:style>
    <style:style style:name="T384" style:family="text">
      <style:text-properties officeooo:rsid="00dcbe7d"/>
    </style:style>
    <style:style style:name="T385" style:family="text">
      <style:text-properties officeooo:rsid="00e85d63"/>
    </style:style>
    <style:style style:name="T386" style:family="text">
      <style:text-properties officeooo:rsid="00ee6759"/>
    </style:style>
    <style:style style:name="T387" style:family="text">
      <style:text-properties officeooo:rsid="00f1d8f2"/>
    </style:style>
    <style:style style:name="T388" style:family="text">
      <style:text-properties officeooo:rsid="00f4524b"/>
    </style:style>
    <style:style style:name="T389" style:family="text">
      <style:text-properties officeooo:rsid="00f85ca4"/>
    </style:style>
    <style:style style:name="T390" style:family="text">
      <style:text-properties officeooo:rsid="00fa3287"/>
    </style:style>
    <style:style style:name="T391" style:family="text">
      <style:text-properties officeooo:rsid="00fad764"/>
    </style:style>
    <style:style style:name="T392" style:family="text">
      <style:text-properties officeooo:rsid="00fd8cba"/>
    </style:style>
    <style:style style:name="T393" style:family="text">
      <style:text-properties officeooo:rsid="00febff6"/>
    </style:style>
    <style:style style:name="T394" style:family="text">
      <style:text-properties officeooo:rsid="010088cc"/>
    </style:style>
    <style:style style:name="T395" style:family="text">
      <style:text-properties officeooo:rsid="01022e55"/>
    </style:style>
    <style:style style:name="T396" style:family="text">
      <style:text-properties officeooo:rsid="0106cbdf"/>
    </style:style>
    <style:style style:name="T397" style:family="text">
      <style:text-properties officeooo:rsid="010883c3"/>
    </style:style>
    <style:style style:name="T398" style:family="text">
      <style:text-properties officeooo:rsid="010920e7"/>
    </style:style>
    <style:style style:name="T399" style:family="text">
      <style:text-properties officeooo:rsid="010ebb24"/>
    </style:style>
    <style:style style:name="T400" style:family="text">
      <style:text-properties officeooo:rsid="01141db7"/>
    </style:style>
    <style:style style:name="T401" style:family="text">
      <style:text-properties officeooo:rsid="01154b85"/>
    </style:style>
    <style:style style:name="T402" style:family="text">
      <style:text-properties officeooo:rsid="0115759d"/>
    </style:style>
    <style:style style:name="T403" style:family="text">
      <style:text-properties officeooo:rsid="011b1eb1"/>
    </style:style>
    <style:style style:name="T404" style:family="text">
      <style:text-properties officeooo:rsid="011eafde"/>
    </style:style>
    <style:style style:name="T405" style:family="text">
      <style:text-properties officeooo:rsid="01202445"/>
    </style:style>
    <style:style style:name="T406" style:family="text">
      <style:text-properties officeooo:rsid="012767ca"/>
    </style:style>
    <style:style style:name="T407" style:family="text">
      <style:text-properties officeooo:rsid="013587c9"/>
    </style:style>
    <style:style style:name="T408" style:family="text">
      <style:text-properties officeooo:rsid="013be854"/>
    </style:style>
    <style:style style:name="T409" style:family="text">
      <style:text-properties officeooo:rsid="01468f8f"/>
    </style:style>
    <style:style style:name="T410" style:family="text">
      <style:text-properties officeooo:rsid="0146bcfc"/>
    </style:style>
    <style:style style:name="T411" style:family="text">
      <style:text-properties officeooo:rsid="0148fdb2"/>
    </style:style>
    <style:style style:name="T412" style:family="text">
      <style:text-properties officeooo:rsid="01493506"/>
    </style:style>
    <style:style style:name="T413" style:family="text">
      <style:text-properties officeooo:rsid="014de3f4"/>
    </style:style>
    <style:style style:name="T414" style:family="text">
      <style:text-properties officeooo:rsid="0150428f"/>
    </style:style>
    <style:style style:name="T415" style:family="text">
      <style:text-properties officeooo:rsid="0154218a"/>
    </style:style>
    <style:style style:name="T416" style:family="text">
      <style:text-properties officeooo:rsid="01556b87"/>
    </style:style>
    <style:style style:name="T417" style:family="text">
      <style:text-properties officeooo:rsid="015809ff"/>
    </style:style>
    <style:style style:name="T418" style:family="text">
      <style:text-properties style:font-name="Times New Roman" fo:font-size="14pt" fo:font-style="normal" fo:font-weight="normal"/>
    </style:style>
    <style:style style:name="T419" style:family="text">
      <style:text-properties style:font-name="Times New Roman" fo:font-size="14pt" fo:font-style="normal" fo:font-weight="normal" officeooo:rsid="03933a41"/>
    </style:style>
    <style:style style:name="T420" style:family="text">
      <style:text-properties fo:font-style="normal" fo:font-weight="normal"/>
    </style:style>
    <style:style style:name="T421" style:family="text">
      <style:text-properties fo:font-style="normal" fo:font-weight="normal" officeooo:rsid="035cdee9"/>
    </style:style>
    <style:style style:name="T422" style:family="text">
      <style:text-properties fo:font-style="normal" fo:font-weight="normal" officeooo:rsid="03945cb7"/>
    </style:style>
    <style:style style:name="T423" style:family="text">
      <style:text-properties fo:font-style="normal" fo:font-weight="normal" officeooo:rsid="039482a7"/>
    </style:style>
    <style:style style:name="T424" style:family="text">
      <style:text-properties fo:font-style="normal" fo:font-weight="normal" officeooo:rsid="03959695"/>
    </style:style>
    <style:style style:name="T425" style:family="text">
      <style:text-properties fo:font-style="normal" fo:font-weight="normal" officeooo:rsid="03974511"/>
    </style:style>
    <style:style style:name="T426" style:family="text">
      <style:text-properties fo:font-style="normal" fo:font-weight="normal" officeooo:rsid="039c1fd5"/>
    </style:style>
    <style:style style:name="T427" style:family="text">
      <style:text-properties fo:font-style="normal" fo:font-weight="normal" officeooo:rsid="039db4b8"/>
    </style:style>
    <style:style style:name="T428" style:family="text">
      <style:text-properties fo:font-style="normal" fo:font-weight="normal" officeooo:rsid="039f53b3"/>
    </style:style>
    <style:style style:name="T429" style:family="text">
      <style:text-properties fo:font-style="normal" fo:font-weight="normal" officeooo:rsid="03a164d7"/>
    </style:style>
    <style:style style:name="T430" style:family="text">
      <style:text-properties fo:font-style="normal" fo:font-weight="normal" officeooo:rsid="03a248bb"/>
    </style:style>
    <style:style style:name="T431" style:family="text">
      <style:text-properties fo:font-style="normal" fo:font-weight="normal" officeooo:rsid="03a34e36"/>
    </style:style>
    <style:style style:name="T432" style:family="text">
      <style:text-properties fo:font-style="normal" fo:font-weight="normal" officeooo:rsid="03a46ddc"/>
    </style:style>
    <style:style style:name="T433" style:family="text">
      <style:text-properties fo:font-style="normal" fo:font-weight="normal" officeooo:rsid="03b78660"/>
    </style:style>
    <style:style style:name="T434" style:family="text">
      <style:text-properties fo:font-style="normal" officeooo:rsid="02c418a8" style:font-style-asian="normal" style:font-style-complex="normal"/>
    </style:style>
    <style:style style:name="T435" style:family="text">
      <style:text-properties officeooo:rsid="01a176b2"/>
    </style:style>
    <style:style style:name="T436" style:family="text">
      <style:text-properties officeooo:rsid="01a340f5"/>
    </style:style>
    <style:style style:name="T437" style:family="text">
      <style:text-properties officeooo:rsid="01a6bd89"/>
    </style:style>
    <style:style style:name="T438" style:family="text">
      <style:text-properties officeooo:rsid="01a8d194"/>
    </style:style>
    <style:style style:name="T439" style:family="text">
      <style:text-properties officeooo:rsid="01aaf298"/>
    </style:style>
    <style:style style:name="T440" style:family="text">
      <style:text-properties officeooo:rsid="01af61ce"/>
    </style:style>
    <style:style style:name="T441" style:family="text">
      <style:text-properties officeooo:rsid="01b48674"/>
    </style:style>
    <style:style style:name="T442" style:family="text">
      <style:text-properties officeooo:rsid="01b68632"/>
    </style:style>
    <style:style style:name="T443" style:family="text">
      <style:text-properties officeooo:rsid="01b867bd"/>
    </style:style>
    <style:style style:name="T444" style:family="text">
      <style:text-properties officeooo:rsid="01b9aa16"/>
    </style:style>
    <style:style style:name="T445" style:family="text">
      <style:text-properties officeooo:rsid="01bfb430"/>
    </style:style>
    <style:style style:name="T446" style:family="text">
      <style:text-properties officeooo:rsid="01c50945"/>
    </style:style>
    <style:style style:name="T447" style:family="text">
      <style:text-properties officeooo:rsid="01c8a375"/>
    </style:style>
    <style:style style:name="T448" style:family="text">
      <style:text-properties officeooo:rsid="01ca7056"/>
    </style:style>
    <style:style style:name="T449" style:family="text">
      <style:text-properties officeooo:rsid="01d00167"/>
    </style:style>
    <style:style style:name="T450" style:family="text">
      <style:text-properties officeooo:rsid="01d4ff08" style:font-name-asian="Droid Sans Fallback1" style:font-size-asian="10.5pt" style:font-style-asian="normal" style:font-weight-asian="normal" style:font-size-complex="10.5pt" style:font-weight-complex="normal"/>
    </style:style>
    <style:style style:name="T451" style:family="text">
      <style:text-properties officeooo:rsid="04120c63" style:font-name-asian="Droid Sans Fallback1" style:font-size-asian="10.5pt" style:font-style-asian="normal" style:font-weight-asian="normal" style:font-size-complex="10.5pt" style:font-weight-complex="normal"/>
    </style:style>
    <style:style style:name="T452" style:family="text">
      <style:text-properties officeooo:rsid="041949d4" style:font-name-asian="Droid Sans Fallback1" style:font-size-asian="10.5pt" style:font-style-asian="normal" style:font-weight-asian="normal" style:font-size-complex="10.5pt" style:font-weight-complex="normal"/>
    </style:style>
    <style:style style:name="T453" style:family="text">
      <style:text-properties style:font-size-asian="10.5pt" style:font-weight-asian="normal" style:font-size-complex="10.5pt" style:font-weight-complex="normal"/>
    </style:style>
    <style:style style:name="T454" style:family="text">
      <style:text-properties officeooo:rsid="01d68d8f" style:font-size-asian="10.5pt" style:font-weight-asian="normal" style:font-size-complex="10.5pt" style:font-weight-complex="normal"/>
    </style:style>
    <style:style style:name="T455" style:family="text">
      <style:text-properties officeooo:rsid="01d925f8" style:font-size-asian="10.5pt" style:font-weight-asian="normal" style:font-size-complex="10.5pt" style:font-weight-complex="normal"/>
    </style:style>
    <style:style style:name="T456" style:family="text">
      <style:text-properties officeooo:rsid="01dcce76"/>
    </style:style>
    <style:style style:name="T457" style:family="text">
      <style:text-properties officeooo:rsid="01dfd917"/>
    </style:style>
    <style:style style:name="T458" style:family="text">
      <style:text-properties officeooo:rsid="02113674"/>
    </style:style>
    <style:style style:name="T459" style:family="text">
      <style:text-properties officeooo:rsid="02158a3f"/>
    </style:style>
    <style:style style:name="T460" style:family="text">
      <style:text-properties fo:color="#434343"/>
    </style:style>
    <style:style style:name="T461" style:family="text">
      <style:text-properties fo:color="#434343" style:font-name-asian="Arial"/>
    </style:style>
    <style:style style:name="T462" style:family="text">
      <style:text-properties fo:color="#434343" style:font-name-asian="Arial" style:font-weight-asian="bold"/>
    </style:style>
    <style:style style:name="T463" style:family="text">
      <style:text-properties fo:color="#434343" officeooo:rsid="021d88cf" style:font-name-asian="Arial" style:font-weight-asian="bold"/>
    </style:style>
    <style:style style:name="T464" style:family="text">
      <style:text-properties fo:color="#434343" officeooo:rsid="021f14c4" style:font-name-asian="Arial"/>
    </style:style>
    <style:style style:name="T465" style:family="text">
      <style:text-properties fo:color="#434343" officeooo:rsid="0220f317" style:font-name-asian="Arial"/>
    </style:style>
    <style:style style:name="T466" style:family="text">
      <style:text-properties fo:color="#434343" officeooo:rsid="0222416c" style:font-name-asian="Arial"/>
    </style:style>
    <style:style style:name="T467" style:family="text">
      <style:text-properties fo:color="#434343" officeooo:rsid="02242e88" style:font-name-asian="Arial"/>
    </style:style>
    <style:style style:name="T468" style:family="text">
      <style:text-properties fo:color="#434343" officeooo:rsid="022628e1" style:font-name-asian="Arial"/>
    </style:style>
    <style:style style:name="T469" style:family="text">
      <style:text-properties fo:color="#434343" officeooo:rsid="0226c139" style:font-name-asian="Arial"/>
    </style:style>
    <style:style style:name="T470" style:family="text">
      <style:text-properties fo:color="#434343" officeooo:rsid="02280d51" style:font-name-asian="Arial"/>
    </style:style>
    <style:style style:name="T471" style:family="text">
      <style:text-properties fo:color="#434343" officeooo:rsid="022cf9d2" style:font-name-asian="Arial"/>
    </style:style>
    <style:style style:name="T472" style:family="text">
      <style:text-properties fo:color="#434343" officeooo:rsid="02362d52" style:font-name-asian="Arial"/>
    </style:style>
    <style:style style:name="T473" style:family="text">
      <style:text-properties fo:color="#434343" officeooo:rsid="02376941" style:font-name-asian="Arial"/>
    </style:style>
    <style:style style:name="T474" style:family="text">
      <style:text-properties fo:color="#434343" officeooo:rsid="02390f9d" style:font-name-asian="Arial"/>
    </style:style>
    <style:style style:name="T475" style:family="text">
      <style:text-properties fo:color="#434343" officeooo:rsid="023ad23c" style:font-name-asian="Arial"/>
    </style:style>
    <style:style style:name="T476" style:family="text">
      <style:text-properties fo:color="#434343" officeooo:rsid="023cbfc2" style:font-name-asian="Arial"/>
    </style:style>
    <style:style style:name="T477" style:family="text">
      <style:text-properties fo:color="#434343" officeooo:rsid="023d9036" style:font-name-asian="Arial"/>
    </style:style>
    <style:style style:name="T478" style:family="text">
      <style:text-properties fo:color="#434343" officeooo:rsid="023e822e" style:font-name-asian="Arial"/>
    </style:style>
    <style:style style:name="T479" style:family="text">
      <style:text-properties fo:color="#434343" officeooo:rsid="0242f0da" style:font-name-asian="Arial"/>
    </style:style>
    <style:style style:name="T480" style:family="text">
      <style:text-properties fo:color="#434343" officeooo:rsid="0242f3a8" style:font-name-asian="Arial"/>
    </style:style>
    <style:style style:name="T481" style:family="text">
      <style:text-properties fo:color="#434343" officeooo:rsid="02446b7e" style:font-name-asian="Arial"/>
    </style:style>
    <style:style style:name="T482" style:family="text">
      <style:text-properties fo:color="#434343" officeooo:rsid="0246b0d3" style:font-name-asian="Arial"/>
    </style:style>
    <style:style style:name="T483" style:family="text">
      <style:text-properties fo:color="#434343" officeooo:rsid="02493b0c" style:font-name-asian="Arial"/>
    </style:style>
    <style:style style:name="T484" style:family="text">
      <style:text-properties fo:color="#434343" officeooo:rsid="024a6220" style:font-name-asian="Arial"/>
    </style:style>
    <style:style style:name="T485" style:family="text">
      <style:text-properties fo:color="#434343" officeooo:rsid="024bd7c3" style:font-name-asian="Arial"/>
    </style:style>
    <style:style style:name="T486" style:family="text">
      <style:text-properties fo:color="#434343" officeooo:rsid="024d5f79" style:font-name-asian="Arial"/>
    </style:style>
    <style:style style:name="T487" style:family="text">
      <style:text-properties fo:color="#434343" officeooo:rsid="024f7382" style:font-name-asian="Arial"/>
    </style:style>
    <style:style style:name="T488" style:family="text">
      <style:text-properties fo:color="#434343" officeooo:rsid="02a78b59" style:font-name-asian="Arial"/>
    </style:style>
    <style:style style:name="T489" style:family="text">
      <style:text-properties fo:color="#434343" officeooo:rsid="02a8c366" style:font-name-asian="Arial"/>
    </style:style>
    <style:style style:name="T490" style:family="text">
      <style:text-properties fo:color="#434343" officeooo:rsid="02ab3ed4" style:font-name-asian="Arial"/>
    </style:style>
    <style:style style:name="T491" style:family="text">
      <style:text-properties fo:color="#434343" officeooo:rsid="02ab600d" style:font-name-asian="Arial"/>
    </style:style>
    <style:style style:name="T492" style:family="text">
      <style:text-properties fo:color="#434343" officeooo:rsid="02ad454b" style:font-name-asian="Arial"/>
    </style:style>
    <style:style style:name="T493" style:family="text">
      <style:text-properties fo:color="#434343" officeooo:rsid="02aea1fb" style:font-name-asian="Arial"/>
    </style:style>
    <style:style style:name="T494" style:family="text">
      <style:text-properties fo:color="#434343" officeooo:rsid="02b09864" style:font-name-asian="Arial"/>
    </style:style>
    <style:style style:name="T495" style:family="text">
      <style:text-properties fo:color="#434343" officeooo:rsid="02b3690d" style:font-name-asian="Arial"/>
    </style:style>
    <style:style style:name="T496" style:family="text">
      <style:text-properties fo:color="#434343" officeooo:rsid="02b4eca2" style:font-name-asian="Arial"/>
    </style:style>
    <style:style style:name="T497" style:family="text">
      <style:text-properties fo:color="#434343" officeooo:rsid="02b576a6" style:font-name-asian="Arial"/>
    </style:style>
    <style:style style:name="T498" style:family="text">
      <style:text-properties fo:color="#434343" officeooo:rsid="02b9bfaa" style:font-name-asian="Arial"/>
    </style:style>
    <style:style style:name="T499" style:family="text">
      <style:text-properties fo:color="#434343" officeooo:rsid="02ba059f" style:font-name-asian="Arial"/>
    </style:style>
    <style:style style:name="T500" style:family="text">
      <style:text-properties fo:color="#434343" officeooo:rsid="02bab37c" style:font-name-asian="Arial"/>
    </style:style>
    <style:style style:name="T501" style:family="text">
      <style:text-properties fo:color="#434343" officeooo:rsid="02bc7b83" style:font-name-asian="Arial"/>
    </style:style>
    <style:style style:name="T502" style:family="text">
      <style:text-properties fo:color="#434343" officeooo:rsid="02be3f11" style:font-name-asian="Arial"/>
    </style:style>
    <style:style style:name="T503" style:family="text">
      <style:text-properties fo:color="#434343" officeooo:rsid="02be9141" style:font-name-asian="Arial"/>
    </style:style>
    <style:style style:name="T504" style:family="text">
      <style:text-properties fo:color="#434343" officeooo:rsid="02bed55e" style:font-name-asian="Arial"/>
    </style:style>
    <style:style style:name="T505" style:family="text">
      <style:text-properties fo:color="#434343" officeooo:rsid="02c1d3f3" style:font-name-asian="Arial"/>
    </style:style>
    <style:style style:name="T506" style:family="text">
      <style:text-properties fo:color="#434343" fo:font-weight="normal" style:font-name-asian="Arial" style:font-weight-complex="normal"/>
    </style:style>
    <style:style style:name="T507" style:family="text">
      <style:text-properties fo:color="#434343" officeooo:rsid="02280d51"/>
    </style:style>
    <style:style style:name="T508" style:family="text">
      <style:text-properties fo:color="#434343" officeooo:rsid="022d2d62"/>
    </style:style>
    <style:style style:name="T509" style:family="text">
      <style:text-properties fo:color="#434343" officeooo:rsid="022ef87b"/>
    </style:style>
    <style:style style:name="T510" style:family="text">
      <style:text-properties fo:color="#434343" officeooo:rsid="02308149"/>
    </style:style>
    <style:style style:name="T511" style:family="text">
      <style:text-properties fo:color="#434343" officeooo:rsid="02325fcb"/>
    </style:style>
    <style:style style:name="T512" style:family="text">
      <style:text-properties fo:color="#434343" officeooo:rsid="02343573"/>
    </style:style>
    <style:style style:name="T513" style:family="text">
      <style:text-properties fo:color="#434343" officeooo:rsid="02362d52"/>
    </style:style>
    <style:style style:name="T514" style:family="text">
      <style:text-properties fo:color="#434343" officeooo:rsid="024eb7b3"/>
    </style:style>
    <style:style style:name="T515" style:family="text">
      <style:text-properties fo:color="#434343" officeooo:rsid="024eb7b3" style:font-name-asian="Droid Sans Fallback1" style:font-size-asian="10.5pt" style:font-style-asian="normal" style:font-weight-asian="normal" style:font-size-complex="10.5pt" style:font-weight-complex="normal"/>
    </style:style>
    <style:style style:name="T516" style:family="text">
      <style:text-properties fo:color="#434343" fo:font-size="10.5pt" fo:font-weight="normal" style:font-name-asian="Arial" style:font-size-asian="10.5pt" style:font-weight-asian="normal" style:font-size-complex="10.5pt" style:font-weight-complex="normal"/>
    </style:style>
    <style:style style:name="T517" style:family="text">
      <style:text-properties fo:color="#434343" fo:font-size="10.5pt" fo:font-weight="normal" officeooo:rsid="0250a50d" style:font-name-asian="Arial" style:font-size-asian="10.5pt" style:font-weight-asian="normal" style:font-size-complex="10.5pt" style:font-weight-complex="normal"/>
    </style:style>
    <style:style style:name="T518" style:family="text">
      <style:text-properties fo:color="#434343" fo:font-size="10.5pt" fo:font-weight="normal" officeooo:rsid="02522672" style:font-name-asian="Arial" style:font-size-asian="10.5pt" style:font-weight-asian="normal" style:font-size-complex="10.5pt" style:font-weight-complex="normal"/>
    </style:style>
    <style:style style:name="T519" style:family="text">
      <style:text-properties fo:color="#434343" fo:font-size="10.5pt" fo:font-weight="normal" officeooo:rsid="0253df9a" style:font-name-asian="Arial" style:font-size-asian="10.5pt" style:font-weight-asian="normal" style:font-size-complex="10.5pt" style:font-weight-complex="normal"/>
    </style:style>
    <style:style style:name="T520" style:family="text">
      <style:text-properties fo:color="#434343" officeooo:rsid="0255a8ac"/>
    </style:style>
    <style:style style:name="T521" style:family="text">
      <style:text-properties fo:color="#434343" officeooo:rsid="025702d4"/>
    </style:style>
    <style:style style:name="T522" style:family="text">
      <style:text-properties fo:color="#434343" officeooo:rsid="0258ce1b"/>
    </style:style>
    <style:style style:name="T523" style:family="text">
      <style:text-properties fo:color="#434343" officeooo:rsid="02596d86"/>
    </style:style>
    <style:style style:name="T524" style:family="text">
      <style:text-properties fo:color="#434343" officeooo:rsid="02599449"/>
    </style:style>
    <style:style style:name="T525" style:family="text">
      <style:text-properties fo:color="#434343" officeooo:rsid="025c5ba0"/>
    </style:style>
    <style:style style:name="T526" style:family="text">
      <style:text-properties fo:color="#434343" officeooo:rsid="025de709"/>
    </style:style>
    <style:style style:name="T527" style:family="text">
      <style:text-properties officeooo:rsid="02879031"/>
    </style:style>
    <style:style style:name="T528" style:family="text">
      <style:text-properties officeooo:rsid="0289b085"/>
    </style:style>
    <style:style style:name="T529" style:family="text">
      <style:text-properties officeooo:rsid="028cdf31"/>
    </style:style>
    <style:style style:name="T530" style:family="text">
      <style:text-properties officeooo:rsid="028f357c"/>
    </style:style>
    <style:style style:name="T531" style:family="text">
      <style:text-properties officeooo:rsid="028f9ed5"/>
    </style:style>
    <style:style style:name="T532" style:family="text">
      <style:text-properties officeooo:rsid="0291bf26"/>
    </style:style>
    <style:style style:name="T533" style:family="text">
      <style:text-properties officeooo:rsid="02930927"/>
    </style:style>
    <style:style style:name="T534" style:family="text">
      <style:text-properties officeooo:rsid="02950be2"/>
    </style:style>
    <style:style style:name="T535" style:family="text">
      <style:text-properties officeooo:rsid="0296a1be"/>
    </style:style>
    <style:style style:name="T536" style:family="text">
      <style:text-properties officeooo:rsid="029f3a6b"/>
    </style:style>
    <style:style style:name="T537" style:family="text">
      <style:text-properties officeooo:rsid="029f5955"/>
    </style:style>
    <style:style style:name="T538" style:family="text">
      <style:text-properties officeooo:rsid="02a55707"/>
    </style:style>
    <style:style style:name="T539" style:family="text">
      <style:text-properties officeooo:rsid="02c418a8"/>
    </style:style>
    <style:style style:name="T540" style:family="text">
      <style:text-properties officeooo:rsid="02c5f82c"/>
    </style:style>
    <style:style style:name="T541" style:family="text">
      <style:text-properties officeooo:rsid="02c693d6"/>
    </style:style>
    <style:style style:name="T542" style:family="text">
      <style:text-properties officeooo:rsid="02ee6350"/>
    </style:style>
    <style:style style:name="T543" style:family="text">
      <style:text-properties officeooo:rsid="02ef7152"/>
    </style:style>
    <style:style style:name="T544" style:family="text">
      <style:text-properties officeooo:rsid="02f0f7d9"/>
    </style:style>
    <style:style style:name="T545" style:family="text">
      <style:text-properties officeooo:rsid="02f33a84"/>
    </style:style>
    <style:style style:name="T546" style:family="text">
      <style:text-properties officeooo:rsid="02fbdd5e"/>
    </style:style>
    <style:style style:name="T547" style:family="text">
      <style:text-properties officeooo:rsid="02fd5878"/>
    </style:style>
    <style:style style:name="T548" style:family="text">
      <style:text-properties officeooo:rsid="02ffdb8d"/>
    </style:style>
    <style:style style:name="T549" style:family="text">
      <style:text-properties officeooo:rsid="0301b763"/>
    </style:style>
    <style:style style:name="T550" style:family="text">
      <style:text-properties officeooo:rsid="0302f22e"/>
    </style:style>
    <style:style style:name="T551" style:family="text">
      <style:text-properties officeooo:rsid="0303e39b"/>
    </style:style>
    <style:style style:name="T552" style:family="text">
      <style:text-properties officeooo:rsid="0305c558"/>
    </style:style>
    <style:style style:name="T553" style:family="text">
      <style:text-properties officeooo:rsid="030bd473"/>
    </style:style>
    <style:style style:name="T554" style:family="text">
      <style:text-properties officeooo:rsid="030c5ce6"/>
    </style:style>
    <style:style style:name="T555" style:family="text">
      <style:text-properties officeooo:rsid="030ebc1b"/>
    </style:style>
    <style:style style:name="T556" style:family="text">
      <style:text-properties officeooo:rsid="0313c7c8"/>
    </style:style>
    <style:style style:name="T557" style:family="text">
      <style:text-properties officeooo:rsid="03149d0a"/>
    </style:style>
    <style:style style:name="T558" style:family="text">
      <style:text-properties officeooo:rsid="031f2ea3"/>
    </style:style>
    <style:style style:name="T559" style:family="text">
      <style:text-properties officeooo:rsid="03268b64"/>
    </style:style>
    <style:style style:name="T560" style:family="text">
      <style:text-properties fo:font-weight="bold" officeooo:rsid="03895497" style:font-weight-asian="bold" style:font-weight-complex="bold"/>
    </style:style>
    <style:style style:name="T561" style:family="text">
      <style:text-properties officeooo:rsid="03372b81"/>
    </style:style>
    <style:style style:name="T562" style:family="text">
      <style:text-properties officeooo:rsid="033778fa"/>
    </style:style>
    <style:style style:name="T563" style:family="text">
      <style:text-properties officeooo:rsid="0338d836"/>
    </style:style>
    <style:style style:name="T564" style:family="text">
      <style:text-properties officeooo:rsid="033a00c0"/>
    </style:style>
    <style:style style:name="T565" style:family="text">
      <style:text-properties officeooo:rsid="033cb42a"/>
    </style:style>
    <style:style style:name="T566" style:family="text">
      <style:text-properties officeooo:rsid="033fa2ad"/>
    </style:style>
    <style:style style:name="T567" style:family="text">
      <style:text-properties officeooo:rsid="033ff046"/>
    </style:style>
    <style:style style:name="T568" style:family="text">
      <style:text-properties officeooo:rsid="0341ee0e"/>
    </style:style>
    <style:style style:name="T569" style:family="text">
      <style:text-properties officeooo:rsid="034216ef"/>
    </style:style>
    <style:style style:name="T570" style:family="text">
      <style:text-properties officeooo:rsid="0342f0f9"/>
    </style:style>
    <style:style style:name="T571" style:family="text">
      <style:text-properties officeooo:rsid="0343e301"/>
    </style:style>
    <style:style style:name="T572" style:family="text">
      <style:text-properties officeooo:rsid="0345ca19"/>
    </style:style>
    <style:style style:name="T573" style:family="text">
      <style:text-properties officeooo:rsid="03469885"/>
    </style:style>
    <style:style style:name="T574" style:family="text">
      <style:text-properties officeooo:rsid="034916cd"/>
    </style:style>
    <style:style style:name="T575" style:family="text">
      <style:text-properties officeooo:rsid="0351a3f7"/>
    </style:style>
    <style:style style:name="T576" style:family="text">
      <style:text-properties officeooo:rsid="0355fca6"/>
    </style:style>
    <style:style style:name="T577" style:family="text">
      <style:text-properties officeooo:rsid="03582e9a"/>
    </style:style>
    <style:style style:name="T578" style:family="text">
      <style:text-properties fo:color="#000000"/>
    </style:style>
    <style:style style:name="T579" style:family="text">
      <style:text-properties fo:color="#000000" style:font-name="Droid Sans Fallback1" fo:font-size="10.5pt" style:font-size-asian="10.5pt" style:font-size-complex="10.5pt"/>
    </style:style>
    <style:style style:name="T580" style:family="text">
      <style:text-properties fo:color="#000000" style:font-name="Droid Sans Fallback1" fo:font-size="10.5pt" fo:font-style="normal" fo:font-weight="normal" style:font-size-asian="10.5pt" style:font-size-complex="10.5pt"/>
    </style:style>
    <style:style style:name="T581" style:family="text">
      <style:text-properties fo:color="#000000" style:font-name="Droid Sans Fallback1" fo:font-size="10.5pt" fo:font-style="normal" fo:font-weight="normal" style:font-name-asian="Droid Sans Fallback1" style:font-size-asian="10.5pt" style:font-style-asian="normal" style:font-weight-asian="normal" style:font-size-complex="10.5pt" style:font-weight-complex="normal"/>
    </style:style>
    <style:style style:name="T582" style:family="text">
      <style:text-properties fo:color="#000000" style:font-name="Droid Sans Fallback1" fo:font-size="10.5pt" fo:font-style="normal" fo:font-weight="normal" officeooo:rsid="0432838d" style:font-name-asian="Droid Sans Fallback1" style:font-size-asian="10.5pt" style:font-style-asian="normal" style:font-weight-asian="normal" style:font-size-complex="10.5pt" style:font-weight-complex="normal"/>
    </style:style>
    <style:style style:name="T583" style:family="text">
      <style:text-properties fo:color="#000000" style:font-name="Droid Sans Fallback1" fo:font-size="10.5pt" fo:font-style="normal" fo:font-weight="normal" officeooo:rsid="0433851c" style:font-name-asian="Droid Sans Fallback1" style:font-size-asian="10.5pt" style:font-style-asian="normal" style:font-weight-asian="normal" style:font-size-complex="10.5pt" style:font-weight-complex="normal"/>
    </style:style>
    <style:style style:name="T584" style:family="text">
      <style:text-properties fo:color="#000000" style:font-name="Droid Sans Fallback1" fo:font-size="10.5pt" fo:font-style="normal" fo:font-weight="normal" officeooo:rsid="04363a41" style:font-name-asian="Droid Sans Fallback1" style:font-size-asian="10.5pt" style:font-style-asian="normal" style:font-weight-asian="normal" style:font-size-complex="10.5pt" style:font-weight-complex="normal"/>
    </style:style>
    <style:style style:name="T585" style:family="text">
      <style:text-properties fo:color="#000000" style:font-name="Droid Sans Fallback1" fo:font-size="10.5pt" fo:font-style="normal" fo:font-weight="normal" officeooo:rsid="043797ab" style:font-name-asian="Droid Sans Fallback1" style:font-size-asian="10.5pt" style:font-style-asian="normal" style:font-weight-asian="normal" style:font-size-complex="10.5pt" style:font-weight-complex="normal"/>
    </style:style>
    <style:style style:name="T586" style:family="text">
      <style:text-properties fo:color="#000000" style:font-name="Droid Sans Fallback1" fo:font-size="10.5pt" fo:font-style="normal" fo:font-weight="normal" officeooo:rsid="0437ba07" style:font-name-asian="Droid Sans Fallback1" style:font-size-asian="10.5pt" style:font-style-asian="normal" style:font-weight-asian="normal" style:font-size-complex="10.5pt" style:font-weight-complex="normal"/>
    </style:style>
    <style:style style:name="T587" style:family="text">
      <style:text-properties fo:color="#000000" style:font-name="Droid Sans Fallback1" fo:font-size="10.5pt" fo:font-style="normal" fo:font-weight="normal" officeooo:rsid="04396cf4" style:font-name-asian="Droid Sans Fallback1" style:font-size-asian="10.5pt" style:font-style-asian="normal" style:font-weight-asian="normal" style:font-size-complex="10.5pt" style:font-weight-complex="normal"/>
    </style:style>
    <style:style style:name="T588" style:family="text">
      <style:text-properties fo:color="#000000" style:font-name="Droid Sans Fallback1" fo:font-size="10.5pt" fo:font-style="normal" fo:font-weight="normal" officeooo:rsid="0439f975" style:font-name-asian="Droid Sans Fallback1" style:font-size-asian="10.5pt" style:font-style-asian="normal" style:font-weight-asian="normal" style:font-size-complex="10.5pt" style:font-weight-complex="normal"/>
    </style:style>
    <style:style style:name="T589" style:family="text">
      <style:text-properties fo:color="#000000" style:font-name="Droid Sans Fallback1" fo:font-size="10.5pt" officeooo:rsid="043ce465" style:font-name-asian="Arial" style:font-size-asian="10.5pt" style:font-style-asian="normal" style:font-weight-asian="normal" style:font-size-complex="10.5pt" style:font-weight-complex="normal"/>
    </style:style>
    <style:style style:name="T590" style:family="text">
      <style:text-properties fo:color="#000000" style:font-size-asian="10.5pt" style:font-size-complex="10.5pt"/>
    </style:style>
    <style:style style:name="T591" style:family="text">
      <style:text-properties fo:color="#000000" officeooo:rsid="041b408e" style:font-size-asian="10.5pt" style:font-size-complex="10.5pt"/>
    </style:style>
    <style:style style:name="T592" style:family="text">
      <style:text-properties fo:color="#000000" officeooo:rsid="041bac4e" style:font-size-asian="10.5pt" style:font-size-complex="10.5pt"/>
    </style:style>
    <style:style style:name="T593" style:family="text">
      <style:text-properties fo:color="#000000" officeooo:rsid="041d4c26" style:font-size-asian="10.5pt" style:font-size-complex="10.5pt"/>
    </style:style>
    <style:style style:name="T594" style:family="text">
      <style:text-properties fo:color="#000000" officeooo:rsid="041e724b" style:font-size-asian="10.5pt" style:font-size-complex="10.5pt"/>
    </style:style>
    <style:style style:name="T595" style:family="text">
      <style:text-properties fo:color="#000000" officeooo:rsid="0420b26e" style:font-size-asian="10.5pt" style:font-size-complex="10.5pt"/>
    </style:style>
    <style:style style:name="T596" style:family="text">
      <style:text-properties fo:color="#000000" officeooo:rsid="04222730" style:font-size-asian="10.5pt" style:font-size-complex="10.5pt"/>
    </style:style>
    <style:style style:name="T597" style:family="text">
      <style:text-properties fo:color="#000000" officeooo:rsid="0422c3ee" style:font-size-asian="10.5pt" style:font-size-complex="10.5pt"/>
    </style:style>
    <style:style style:name="T598" style:family="text">
      <style:text-properties fo:color="#000000" officeooo:rsid="0429bda2" style:font-size-asian="10.5pt" style:font-size-complex="10.5pt"/>
    </style:style>
    <style:style style:name="T599" style:family="text">
      <style:text-properties fo:color="#000000" officeooo:rsid="042a4cc7" style:font-size-asian="10.5pt" style:font-size-complex="10.5pt"/>
    </style:style>
    <style:style style:name="T600" style:family="text">
      <style:text-properties fo:color="#000000" fo:font-style="italic" style:font-size-asian="10.5pt" style:font-size-complex="10.5pt"/>
    </style:style>
    <style:style style:name="T601" style:family="text">
      <style:text-properties fo:color="#000000" officeooo:rsid="04239f63"/>
    </style:style>
    <style:style style:name="T602" style:family="text">
      <style:text-properties fo:color="#000000" officeooo:rsid="042a4cc7"/>
    </style:style>
    <style:style style:name="T603" style:family="text">
      <style:text-properties fo:color="#000000" officeooo:rsid="042b8fc8"/>
    </style:style>
    <style:style style:name="T604" style:family="text">
      <style:text-properties fo:color="#000000" officeooo:rsid="042bdc7b"/>
    </style:style>
    <style:style style:name="T605" style:family="text">
      <style:text-properties fo:color="#000000" officeooo:rsid="042daaac"/>
    </style:style>
    <style:style style:name="T606" style:family="text">
      <style:text-properties fo:color="#000000" officeooo:rsid="042f40e0"/>
    </style:style>
    <style:style style:name="T607" style:family="text">
      <style:text-properties fo:color="#000000" officeooo:rsid="042fbb37"/>
    </style:style>
    <style:style style:name="T608" style:family="text">
      <style:text-properties fo:color="#000000" officeooo:rsid="04304a20"/>
    </style:style>
    <style:style style:name="T609" style:family="text">
      <style:text-properties fo:color="#000000" officeooo:rsid="04310f78"/>
    </style:style>
    <style:style style:name="T610" style:family="text">
      <style:text-properties fo:color="#000000" officeooo:rsid="04310f78" style:font-name-asian="Droid Sans Fallback1" style:font-size-asian="10.5pt" style:font-style-asian="normal" style:font-weight-asian="normal" style:font-size-complex="10.5pt" style:font-weight-complex="normal"/>
    </style:style>
    <style:style style:name="T611" style:family="text">
      <style:text-properties fo:color="#000000" officeooo:rsid="0432838d" style:font-name-asian="Droid Sans Fallback1" style:font-size-asian="10.5pt" style:font-style-asian="normal" style:font-weight-asian="normal" style:font-size-complex="10.5pt" style:font-weight-complex="normal"/>
    </style:style>
    <style:style style:name="T612" style:family="text">
      <style:text-properties officeooo:rsid="03612aef"/>
    </style:style>
    <style:style style:name="T613" style:family="text">
      <style:text-properties officeooo:rsid="036a05b5"/>
    </style:style>
    <style:style style:name="T614" style:family="text">
      <style:text-properties officeooo:rsid="036f77e1"/>
    </style:style>
    <style:style style:name="T615" style:family="text">
      <style:text-properties officeooo:rsid="0374ba23"/>
    </style:style>
    <style:style style:name="T616" style:family="text">
      <style:text-properties officeooo:rsid="03769c8f"/>
    </style:style>
    <style:style style:name="T617" style:family="text">
      <style:text-properties officeooo:rsid="03774cdc"/>
    </style:style>
    <style:style style:name="T618" style:family="text">
      <style:text-properties officeooo:rsid="037aa54c"/>
    </style:style>
    <style:style style:name="T619" style:family="text">
      <style:text-properties officeooo:rsid="037b5094"/>
    </style:style>
    <style:style style:name="T620" style:family="text">
      <style:text-properties style:font-style-complex="normal"/>
    </style:style>
    <style:style style:name="T621" style:family="text">
      <style:text-properties officeooo:rsid="037dfe78"/>
    </style:style>
    <style:style style:name="T622" style:family="text">
      <style:text-properties officeooo:rsid="03836104"/>
    </style:style>
    <style:style style:name="T623" style:family="text">
      <style:text-properties officeooo:rsid="03895497"/>
    </style:style>
    <style:style style:name="T624" style:family="text">
      <style:text-properties officeooo:rsid="038c8deb"/>
    </style:style>
    <style:style style:name="T625" style:family="text">
      <style:text-properties officeooo:rsid="038e548c"/>
    </style:style>
    <style:style style:name="T626" style:family="text">
      <style:text-properties officeooo:rsid="039179ec"/>
    </style:style>
    <style:style style:name="T627" style:family="text">
      <style:text-properties officeooo:rsid="03a6d606"/>
    </style:style>
    <style:style style:name="T628" style:family="text">
      <style:text-properties officeooo:rsid="03abe064"/>
    </style:style>
    <style:style style:name="T629" style:family="text">
      <style:text-properties officeooo:rsid="03b5683e"/>
    </style:style>
    <style:style style:name="T630" style:family="text">
      <style:text-properties officeooo:rsid="03b8e475"/>
    </style:style>
    <style:style style:name="T631" style:family="text">
      <style:text-properties officeooo:rsid="03b94017"/>
    </style:style>
    <style:style style:name="T632" style:family="text">
      <style:text-properties officeooo:rsid="03b990bf"/>
    </style:style>
    <style:style style:name="T633" style:family="text">
      <style:text-properties officeooo:rsid="03bdd30c"/>
    </style:style>
    <style:style style:name="T634" style:family="text">
      <style:text-properties officeooo:rsid="03bf01f5"/>
    </style:style>
    <style:style style:name="T635" style:family="text">
      <style:text-properties officeooo:rsid="03bfe64d"/>
    </style:style>
    <style:style style:name="T636" style:family="text">
      <style:text-properties officeooo:rsid="03c2b409"/>
    </style:style>
    <style:style style:name="T637" style:family="text">
      <style:text-properties officeooo:rsid="03c37d4d"/>
    </style:style>
    <style:style style:name="T638" style:family="text">
      <style:text-properties officeooo:rsid="03c7ff6b"/>
    </style:style>
    <style:style style:name="T639" style:family="text">
      <style:text-properties officeooo:rsid="03cb9689"/>
    </style:style>
    <style:style style:name="T640" style:family="text">
      <style:text-properties officeooo:rsid="03d5a21d"/>
    </style:style>
    <style:style style:name="T641" style:family="text">
      <style:text-properties officeooo:rsid="03da54b0"/>
    </style:style>
    <style:style style:name="T642" style:family="text">
      <style:text-properties officeooo:rsid="03dac316"/>
    </style:style>
    <style:style style:name="T643" style:family="text">
      <style:text-properties officeooo:rsid="03e3ae4c"/>
    </style:style>
    <style:style style:name="T644" style:family="text">
      <style:text-properties officeooo:rsid="03e44373"/>
    </style:style>
    <style:style style:name="T645" style:family="text">
      <style:text-properties officeooo:rsid="03e8f5a6"/>
    </style:style>
    <style:style style:name="T646" style:family="text">
      <style:text-properties officeooo:rsid="03ea39b0"/>
    </style:style>
    <style:style style:name="T647" style:family="text">
      <style:text-properties officeooo:rsid="03ef1dd4"/>
    </style:style>
    <style:style style:name="T648" style:family="text">
      <style:text-properties officeooo:rsid="03f0bb3c"/>
    </style:style>
    <style:style style:name="T649" style:family="text">
      <style:text-properties officeooo:rsid="03f215ab"/>
    </style:style>
    <style:style style:name="T650" style:family="text">
      <style:text-properties officeooo:rsid="03f72b17"/>
    </style:style>
    <style:style style:name="T651" style:family="text">
      <style:text-properties officeooo:rsid="03f81d7e"/>
    </style:style>
    <style:style style:name="T652" style:family="text">
      <style:text-properties officeooo:rsid="03fa381d"/>
    </style:style>
    <style:style style:name="T653" style:family="text">
      <style:text-properties officeooo:rsid="03fafcff"/>
    </style:style>
    <style:style style:name="T654" style:family="text">
      <style:text-properties officeooo:rsid="040e8ae9"/>
    </style:style>
    <style:style style:name="T655" style:family="text">
      <style:text-properties officeooo:rsid="040f679d"/>
    </style:style>
    <style:style style:name="T656" style:family="text">
      <style:text-properties officeooo:rsid="04120c63"/>
    </style:style>
    <style:style style:name="T657" style:family="text">
      <style:text-properties officeooo:rsid="0417e5cb"/>
    </style:style>
    <style:style style:name="T658" style:family="text">
      <style:text-properties officeooo:rsid="0420b26e"/>
    </style:style>
    <style:style style:name="T659" style:family="text">
      <style:text-properties officeooo:rsid="0425d2a3"/>
    </style:style>
    <style:style style:name="T660" style:family="text">
      <style:text-properties officeooo:rsid="045941ae"/>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9" text:outline-level="2"><text:tab/><text:tab/><text:tab/><text:tab/>译者:<text:span text:style-name="T392">1325727287@qq.com</text:span></text:h>
      <text:h text:style-name="P199" text:outline-level="2"><text:bookmark text:name="acknowledgements"/>Acknowledgements</text:h>
      <text:p text:style-name="Standard">这篇文档<text:span text:style-name="T1">是由非正式的行业联盟:(按字母排序)CodeSourcery,Compaq,EDG,HP,IBM,Intel,Red Hat,以及 SGI开发的,额外的贡献是由其他人提供的。</text:span></text:p>
      <text:p text:style-name="Standard"/>
      <text:p text:style-name="Standard"/>
      <text:h text:style-name="Heading_20_5" text:outline-level="5">第一章：介绍</text:h>
      <text:p text:style-name="P1">在此文档里，我们指定了c++程序的二进制接口，也就是用户c++代码和提供实现的系统以及库之间的对象代码接口。内容包括c++数据c++数据对象内存布局，包含预定义的,用户定义的数据类型，以及编译器内部生成的对象比如虚表。文档也包括函数调用接口，异常处理接口，全局名字管理，以及各种各样的对象代码约定。</text:p>
      <text:p text:style-name="P1"/>
      <text:p text:style-name="P2"><text:span text:style-name="T2">一般而言，这篇文档被写为一个被使用与各种机器架构的通用的规格说明。但是就像文档说明的那样它也包含安腾 IA64处理器特定的ABI内容。当描述数据结构的时候，我们通常假设安腾处理器特定的ABI大小(psABI 是processor specific application binary interface 的缩写)。一个32-bit的ABI实现通常只需要仅仅适当的改变member的大小(比如，指针,long ints 在32位系统下通常是32bit(4字节)).</text:span><text:bookmark text:name="intro"/><text:span text:style-name="T3">but sometimes an order change would be required for compactness, and we note more substantive changes.</text:span></text:p>
      <text:p text:style-name="P2"/>
      <text:h text:style-name="P412" text:outline-level="3">1.1定义</text:h>
      <text:p text:style-name="P17">下问的的描述会使用到下面的定义:</text:p>
      <text:p text:style-name="P3"><text:span text:style-name="T11">*</text:span><text:span text:style-name="T4">类型T对齐(对象X对齐)</text:span></text:p>
      <text:p text:style-name="P18"><text:tab/>任何T类型的对象X的地址满足约束 &amp;X modulo A == 0，则我们说T类型A字节对齐。</text:p>
      <text:p text:style-name="P4"><text:span text:style-name="T4">*类</text:span><text:span text:style-name="T3">T的基类</text:span></text:p>
      <text:p text:style-name="P19"><text:tab/>当本文档提到类T的基类，除非明确的说明，这个概念除了包含T直接或间接继承的，虚的(虚拟继承还是虚类?)或非虚的那些类，还包括类T自己。我们使用名词proper base class(纯基类)来表示抛除T本身的基类集合。</text:p>
      <text:p text:style-name="P4"><text:span text:style-name="T3">*类T的基本对象析构器</text:span><text:span text:style-name="T5">(是一个函数)</text:span></text:p>
      <text:p text:style-name="P19"><text:tab/>执行类T的非静态数据成员的那个函数;</text:p>
      <text:p text:style-name="P4"><text:span text:style-name="T3"><text:tab/>类T的非虚直接父类</text:span><text:span text:style-name="T17">。</text:span></text:p>
      <text:p text:style-name="P4"><text:span text:style-name="T3">*类T的完整对象析构器</text:span><text:span text:style-name="T6">(是一个函数)</text:span></text:p>
      <text:p text:style-name="P19"><text:tab/>除了执行类T的基本对象析构器中的工作，还执行T的虚基类的析构。</text:p>
      <text:p text:style-name="P5"><text:span text:style-name="T3">*类T的删除析构器</text:span><text:span text:style-name="T7">(是一个函数)</text:span></text:p>
      <text:p text:style-name="P5"><text:soft-page-break/><text:span text:style-name="T7"><text:tab/>除了执行</text:span><text:span text:style-name="T8">类T的完整对象析构器中的工作，还为T调用合适的内存释放函数(比如，operator delte)</text:span><text:span text:style-name="T9">。</text:span></text:p>
      <text:p text:style-name="P20">*直接基类顺序</text:p>
      <text:p text:style-name="P20"><text:tab/>当一个类的直接基类被看作是一个有序集的时候，假设的顺序是按照声明，从做到右排序的。</text:p>
      <text:p text:style-name="P20">*菱形继承</text:p>
      <text:p text:style-name="P5"><text:span text:style-name="T9"><text:tab/>一个</text:span><text:span text:style-name="T10">类有菱形集成是说，如果它有一个虚基类，且我们可以通过超过一个直接父类(也就是多个派生路径)到达这个虚基类</text:span><text:span text:style-name="T15">。</text:span></text:p>
      <text:p text:style-name="P21">*多态类</text:p>
      <text:p text:style-name="P5"><text:span text:style-name="T10"><text:tab/>一个</text:span><text:span text:style-name="T12">需要一个虚表指针</text:span><text:span text:style-name="T13">的类</text:span><text:span text:style-name="T12">(vptr)(因为它或者他的基类有一个或多个虚成员函数或虚基类)</text:span><text:span text:style-name="T16">。</text:span></text:p>
      <text:p text:style-name="P22">*空类</text:p>
      <text:p text:style-name="P5"><text:span text:style-name="T12"><text:tab/>一个没有</text:span><text:span text:style-name="T14">非静态数据成员(除了零宽度的位域)</text:span><text:span text:style-name="T15">，没有虚函数，没有虚基类，没有非空非虚的纯基类的类。</text:span></text:p>
      <text:p text:style-name="P6"><text:span text:style-name="T10">*继承</text:span><text:span text:style-name="T3">图</text:span></text:p>
      <text:p text:style-name="P23"><text:tab/>一个用节点表示一个类，以及它的所有子类，使用线段把每个节点和其父节点连到一起的图</text:p>
      <text:p text:style-name="P23">*继承图访问顺序</text:p>
      <text:p text:style-name="P7"><text:span text:style-name="T3"><text:tab/>按照</text:span><text:span text:style-name="T18">深度优先访问策略访问</text:span><text:span text:style-name="T3">一个类以及</text:span><text:span text:style-name="T18">它的所有子类的继承图的顺序是从最外层的派生类到基类对象的，次策略遵循:</text:span></text:p>
      <text:p text:style-name="P24"><text:tab/>所有节点只被访问一次。(所以，一个虚基类，以及它所有的基类子对象之会被访问一次。)</text:p>
      <text:p text:style-name="P7"><text:span text:style-name="T18"><text:tab/>一个节点的子对象是按站它们被声明的次序来访问的。(所以，给出类头定义子句 class A : public B, public C,A首先被访问，然后是B和</text:span><text:span text:style-name="T19">它</text:span><text:span text:style-name="T18">的子对象，然后是C和它的子对象。)</text:span></text:p>
      <text:p text:style-name="P8"><text:bookmark text:name="definitions"/><text:span text:style-name="T18">*</text:span><text:span text:style-name="T20">morally virtual</text:span></text:p>
      <text:p text:style-name="P25"><text:tab/>一个子类对象X是Y的morally virtual base 当X是Y的虚基类，或者X是Y的直接或间接虚基类。</text:p>
      <text:p text:style-name="P26">*nearly empty class</text:p>
      <text:p text:style-name="P26"><text:tab/>一个类包含一个虚指针，但是不包含任何其他数据除了(可能)需基类，尤其是,它:</text:p>
      <text:p text:style-name="P26"><text:tab/><text:tab/>没有非静态数据成员，除了零宽度的位域，</text:p>
      <text:p text:style-name="P26"><text:tab/><text:tab/>没有非空的，非nearly empty的，非虚的直接基类，</text:p>
      <text:p text:style-name="P26"><text:tab/><text:tab/>有起码一个非虚的，nearly empt的直接基类，</text:p>
      <text:p text:style-name="P9"><text:soft-page-break/><text:span text:style-name="T3"><text:tab/><text:tab/>没有空的，非</text:span><text:span text:style-name="T20">morally virtual</text:span><text:span text:style-name="T3">的在非零偏移位置的纯基类。</text:span></text:p>
      <text:p text:style-name="P26"><text:tab/>这样的类可能是primary base class，即使是虚的，与派生类共享一个vptr。</text:p>
      <text:p text:style-name="P26">*POD内存布局</text:p>
      <text:p text:style-name="P9"><text:span text:style-name="T3"><text:tab/><text:tab/>通常</text:span><text:span text:style-name="T21">，一个类型是POD类型的，当它被认为是满足POD内存布局的(参见</text:span><text:span text:style-name="T22">c++标准[basic.types]</text:span><text:span text:style-name="T21">)</text:span><text:span text:style-name="T22">，然而，如果一个POD-struct或者POD-union(</text:span><text:span text:style-name="T23">参加c++标准[class]</text:span><text:span text:style-name="T22">)</text:span><text:span text:style-name="T23">有一个位域成员，且该位域的大小超过了该POD-struct或者POD-union，这样的POD-struct或POD-union不满足POD内存布局，类似的，一个数组类型不是POD的如果此数组元素不是POD的。下面是关于c++标准中关于POD的第一版修正的说明。</text:span></text:p>
      <text:p text:style-name="P9"><text:span text:style-name="T23"><text:tab/>在c++98中对POD类型有不同的dinghies，尤其是，一个含有有指向类成员类型的非静态数据成员的成员指针的类不是POD类型，但是在TC1(修正版本1)中这样的类却是被认为是POD的</text:span><text:span text:style-name="T24">。因为C++标准不运行覆盖POD类型结尾处的pedding，如果我们在这份ABI标准中使用c++98标准的话，将无法实现TC1版本的标准</text:span></text:p>
      <text:p text:style-name="P7"><text:span text:style-name="T18">*</text:span><text:span text:style-name="T24">primary base class</text:span></text:p>
      <text:p text:style-name="P7"><text:span text:style-name="T24"><text:tab/>对于一个动态类，唯一的基类与它享有在偏移位置0的vptr</text:span><text:span text:style-name="T25">。</text:span></text:p>
      <text:p text:style-name="P27">*secondary virtual table</text:p>
      <text:p text:style-name="P27"><text:tab/>基类的虚表是位于派生类的虚表中的</text:p>
      <text:p text:style-name="P27">*thunk</text:p>
      <text:p text:style-name="P27"><text:tab/>与目标函数相关的一段代码，在调用目标函数的时候，这段代码被调用，而不是直接调用目标代码，之所以需要这样的一段代码是因为我们可能需要修改参数(比如,this指针)或者为了执行目标函数而需要布置的其他环境，这段代码也有可能在目标函数返回后被调用，修改返回目标函数的返回值，一个thunk块儿可能被实现为一些插在目标函数紧前面或紧后面的一些代码，也可能被实现为一个有自己函数栈的独立函数，这个函数再去掉用真正的目标函数。</text:p>
      <text:p text:style-name="P27">*vague linkage(模糊链接)</text:p>
      <text:p text:style-name="P27"><text:tab/>对于一些，比如内联函数，模板，虚表这些有外部链接属性的东西可以被定义在多个translation 单元，ODR要求程序要看起来像他们只有一个定义一样。</text:p>
      <text:p text:style-name="P10"><text:span text:style-name="T3">*virtual table(or vatable)</text:span><text:span text:style-name="T26">(虚表)</text:span></text:p>
      <text:p text:style-name="P10"><text:span text:style-name="T26"><text:tab/>一个多态</text:span><text:span text:style-name="T27">类有一个相关的表(通常一个多态类有多个，而不是一个多态类只有一个)</text:span><text:span text:style-name="T28">，这个表包含了这个类关于多态的属性，比如需函数指针，虚基类偏移，等。</text:span></text:p>
      <text:p text:style-name="P28">*virtual table group(虚表组)</text:p>
      <text:p text:style-name="P10"><text:span text:style-name="T28"><text:tab/></text:span><text:span text:style-name="T29">主虚表以及所以相关的二级虚表</text:span></text:p>
      <text:h text:style-name="Heading_20_3" text:outline-level="3"><text:soft-page-break/><text:span text:style-name="T29">1.</text:span><text:span text:style-name="T3">2限制</text:span></text:h>
      <text:h text:style-name="P412" text:outline-level="3">1.3名字空间和头文件</text:h>
      <text:p text:style-name="Text_20_body"><text:span text:style-name="T3"><text:tab/></text:span><text:span text:style-name="T30">此ABI规范指定了一些API函数和类型作为C++标准的补充，一个叫做cxxabi.h的头文件应该被实现厂商提供来包含这些</text:span><text:span text:style-name="T31">API</text:span><text:span text:style-name="T30">函数和类型，</text:span><text:bookmark text:name="namespace"/><text:span text:style-name="T3">The reference header file included with this ABI definition shall be the authoritative definition of the APIs.</text:span></text:p>
      <text:p text:style-name="P11">这些API被放在名字空间__cxxabiv1。这个头文件还应该彪悍一个_cxxabiv1的别名abi(比如在libstdc++/libsupc++/cxxabi.h中有namespace abi = __cxxabiv1;)<text:span text:style-name="T244">，用户以及此ABI的其他部分应该使用这个别名，而不是直接使用__cxxabiv1。</text:span></text:p>
      <text:p text:style-name="P11">通常<text:span text:style-name="T244">，在次ABI定义中的API对象默认为extern “C++”的，然而，有一些是extern “C”的，如果他们:</text:span></text:p>
      <text:p text:style-name="P11"><text:tab/><text:span text:style-name="T244">被用户从C代码调用，比如longjmp_unwind;或者</text:span></text:p>
      <text:p text:style-name="P11"><text:tab/>是被用C实现的，已经编译的模块调用。</text:p>
      <text:h text:style-name="Heading_20_3" text:outline-level="3">1.4 此ABI文档的范围</text:h>
      <text:p text:style-name="P12">1.4.1 运行时库</text:p>
      <text:p text:style-name="P13">一个完整的ABI规范通过指定应用程序二进制接口，应该允许任意的混合遵循此规范的实现生产的对象文件。但是我们没有完全实现这个目标。</text:p>
      <text:p text:style-name="P13">主要有2个原因：</text:p>
      <text:p text:style-name="P13"><text:tab/>1.我们<text:span text:style-name="T245">的出发点是C语言接口下面的安腾处理器特定的ABI，然后处理器特定的ABI并不指定支持的C语言接口。</text:span></text:p>
      <text:p text:style-name="P14"><text:tab/><text:span text:style-name="T245">2.更根本的原因是C++标准库的定义。由于标准库的接口大量的使用了模板，很多的用户代码对象文件将会充斥着模板实例化的代码，编译厂商在他们自己实现目标的时候理所当然的应该被允许使用辅助函数和数据，这就导致了用户当用户代码编译是，代码对象文件会包含各种对这些和实现相关辅助对象的引用。我们并不尝试在这个级别加以限制，因为起码现在我们不认为这样做是合理的。</text:span></text:p>
      <text:p text:style-name="P15">虽然<text:span text:style-name="T246">有这些问题，但是因为我们的ABI规范完全的指定了数据模型以及用于对象文件交互(比如，构造，析够，和异常)的以及一些库接口，我们所说的不同编译器生成的对象文件的相互操作可能发生在下面的情况：</text:span></text:p>
      <text:p text:style-name="P15"><text:tab/>一个程序<text:span text:style-name="T246">只使用对有问题的模板特性无关的标准库接口。</text:span></text:p>
      <text:p text:style-name="P16"><text:span text:style-name="T243"><text:tab/></text:span><text:span text:style-name="T187">由于实现的标准库头可能与该实现的标准库的接口相匹配，因此，使用目标系统的头编译的程序，即使使用了编译器的混合，也应该在该系统上正常工作</text:span><text:span text:style-name="T186">。</text:span></text:p>
      <text:p text:style-name="P121">如果编译器使用实现定义的库接口来实现运行时功能，而不使用显式的用户引用，例如软件划分函数，即使这些情况也会失败。我们可以区分<text:span text:style-name="T247">：</text:span></text:p>
      <text:p text:style-name="P134"><text:span text:style-name="T248"><text:tab/></text:span><text:span text:style-name="T343">标准支持库，它提供了</text:span><text:span text:style-name="T257">c++</text:span><text:span text:style-name="T343">标准库规范所要求的接口，以及它所需的供应商头文件，以及该</text:span><text:span text:style-name="T257">ABI</text:span><text:span text:style-name="T343">所需要的接口</text:span><text:span text:style-name="T257">;</text:span></text:p>
      <text:p text:style-name="P134"><text:soft-page-break/><text:span text:style-name="T257"><text:tab/></text:span><text:span text:style-name="T248">隐式编译器支持库，它提供由编译器隐式假定的其他接口，用于实现标准特性或扩展</text:span><text:span text:style-name="T306">。</text:span></text:p>
      <text:p text:style-name="P135"><text:span text:style-name="T307">在安腾系统上，</text:span><text:span text:style-name="T306">一个实现应该将其</text:span><text:span text:style-name="T307">标准支持库放在一个名为libcxa.so的动态库或是一个辅助的自动加载的动态库中。实现应该把隐含的编译器支持库和标准支持库分开存放，</text:span><text:span text:style-name="T248">选择任何外部名称以避免供应商之间的冲突</text:span><text:span text:style-name="T249">(比如，把厂商identifier作为名字的一部分)。这样做允许一个链接了由任意实现提供的标准支持库和实现支持库的程序可以正常的运行。</text:span></text:p>
      <text:p text:style-name="P136"><text:span text:style-name="T254">1.4.</text:span><text:span text:style-name="T255">2</text:span><text:span text:style-name="T254"> </text:span><text:span text:style-name="T256"><text:s/>Export Templates</text:span></text:p>
      <text:p text:style-name="P136"><text:span text:style-name="T254"><text:tab/></text:span><text:span text:style-name="T344">此ABI规范没有指定任何Export Templates的方法，因为到目前为止，我们还没有看到一个好的实现来作为模型。我们希望在将来有实现经验的时候来弥补这个缺陷。</text:span></text:p>
      <text:h text:style-name="P413" text:outline-level="3"><text:span text:style-name="T360">1.4 </text:span><text:span text:style-name="T361">基本文档</text:span></text:h>
      <text:p text:style-name="P137">下面这些稳定为本ABI规范提供了基础</text:p>
      <text:p text:style-name="P140"><text:span text:style-name="T209"><text:tab/>*[gABI] The System V Application Binary Interface,就是我们所熟知的Generic ABI。这篇稳定描述了处理器独立的对象文件格式以及Unix C的二进制接口。一个有点儿老的这篇稳定可以从SCO的网站获得，网址是:</text:span><text:bookmark text:name="docs"/><text:span text:style-name="T32"> </text:span><text:a xlink:type="simple" xlink:href="http://www.caldera.com/developers/devspecs,此文档的更新的版本会在此ABI规范的下个版本中被引用" text:style-name="Internet_20_link" text:visited-style-name="Visited_20_Internet_20_Link"><text:span text:style-name="T214">http://www.caldera.com/developers/devspecs</text:span></text:a><text:a xlink:type="simple" xlink:href="http://www.caldera.com/developers/devspecs,此文档的更新的版本会在此ABI规范的下个版本中被引用" text:style-name="Internet_20_link" text:visited-style-name="Visited_20_Internet_20_Link">,此文档的更新的版本会在此ABI规范的下个版本中被引用</text:a><text:span text:style-name="T211">。</text:span></text:p>
      <text:p text:style-name="P140"><text:span text:style-name="T211"><text:tab/>*</text:span><text:span text:style-name="T212">[psABI] </text:span><text:span text:style-name="T74">The Intel Unix System V Application Binary Interface, Itanium Processor Supplement.</text:span><text:span text:style-name="T75">这篇文档描述了安腾处理器特定的二进制以及对象文件接口，主要是针对Unix C的，该稳定可以从Intel Itanium 软件开发者网站获得，网址是:</text:span><text:span text:style-name="T32"> </text:span><text:a xlink:type="simple" xlink:href="http://developer.intel.com/design/ia-64/devinfo.htm" text:style-name="Internet_20_link" text:visited-style-name="Visited_20_Internet_20_Link"><text:span text:style-name="T214">http://developer.intel.com/design/ia-64/devinfo.htm</text:span></text:a><text:span text:style-name="T75">。</text:span></text:p>
      <text:p text:style-name="P140"><text:span text:style-name="T75"><text:tab/>*</text:span><text:span text:style-name="T76">[SWCONV] </text:span><text:span text:style-name="T74">The Intel Itanium Software Conventions and Runtime Architecture Guide.</text:span><text:span text:style-name="T76">这篇文档描述了安腾处理器特定的二进制接口，主要包括寄存器使用，子程序调用约定，堆栈管理，可以从Intel </text:span><text:span text:style-name="T77">Itanium软件开发者网站获得，网址是:</text:span><text:span text:style-name="T32"> </text:span><text:a xlink:type="simple" xlink:href="http://developer.intel.com/design/ia-64/devinfo.htm" text:style-name="Internet_20_link" text:visited-style-name="Visited_20_Internet_20_Link"><text:span text:style-name="T214">http://developer.intel.com/design/ia-64/devinfo.htm</text:span></text:a><text:span text:style-name="T77">.</text:span></text:p>
      <text:p text:style-name="P140"><text:span text:style-name="T77"><text:tab/>*[ABI-EH] </text:span><text:span text:style-name="T78">安腾平台下的C++</text:span><text:span text:style-name="T79">异常</text:span><text:span text:style-name="T78">处理，</text:span><text:span text:style-name="T208">它的级别</text:span><text:span text:style-name="T213">II</text:span><text:span text:style-name="T208">被认为是本文档的组成部分</text:span><text:span text:style-name="T213">(</text:span><text:span text:style-name="T208">第</text:span><text:span text:style-name="T213">4</text:span><text:span text:style-name="T208">章</text:span><text:span text:style-name="T213">)</text:span><text:span text:style-name="T208">，它还包含了对</text:span><text:span text:style-name="T213">[psABI]</text:span><text:span text:style-name="T208">的</text:span><text:span text:style-name="T213">unwind</text:span><text:span text:style-name="T208">支持的基本规范。</text:span></text:p>
      <text:p text:style-name="P140"><text:span text:style-name="T208"><text:tab/></text:span><text:span text:style-name="T210">*[C++FDIS] The </text:span><text:span text:style-name="T74">Final Draft International Standard, Programming Language C++, ISO/IEC FDIS 14882:1998(E)</text:span><text:span text:style-name="T78">，也就是我们在本文档中提到的C++ 标准，或者简称为标准。</text:span></text:p>
      <text:p text:style-name="P140"/>
      <text:h text:style-name="P411" text:outline-level="1"><text:span text:style-name="T148">第</text:span><text:span text:style-name="T149">二</text:span><text:span text:style-name="T148">章：数据内存布局</text:span></text:h>
      <text:p text:style-name="P141"><text:span text:style-name="T151">2.</text:span><text:span text:style-name="T150">1 General</text:span></text:p>
      <text:p text:style-name="P29">在下面的文档中，我们定义了C++数据对象的内存布局，特别的，针对每种类型，我们定义了下面这些关于这种类型的一个对象O的相关信息:</text:p>
      <text:p text:style-name="P29"><text:tab/>*对象的大小，sizeof(O);</text:p>
      <text:p text:style-name="P138"><text:span text:style-name="T147"><text:tab/>*对象</text:span><text:span text:style-name="T152">的对齐，align(O);以及</text:span></text:p>
      <text:p text:style-name="P30"><text:tab/>*对象O内部某个field C的偏移，offset(C)。</text:p>
      <text:p text:style-name="P139"><text:soft-page-break/><text:span text:style-name="T152">出于</text:span><text:span text:style-name="T147">在本规范内部使用的目的，我们也定义了:</text:span></text:p>
      <text:p text:style-name="P31"><text:tab/>*dsize(O)：一个对象的不包含tail padding的大小。</text:p>
      <text:p text:style-name="P31"><text:tab/>*nvsize(O)：一个对象的不包含虚基类部分的大小。</text:p>
      <text:p text:style-name="P31"><text:tab/>*nvalign(O)：一个对象的不包含虚基类部分的对齐。</text:p>
      <text:p text:style-name="P87">2.2 POD 数据类型</text:p>
      <text:p text:style-name="P138"><text:span text:style-name="T147">POD类型数据</text:span><text:span text:style-name="T153">的size和alignment是由base(C) ABI指定的，类型bool的size和alignment是1。所有的POD类型的noon-virtual size 等于他们的size</text:span><text:span text:style-name="T154">(我们忽略了POD类型数据的tail padding，因为标准不允许我们操作这些tail padding)。</text:span></text:p>
      <text:p text:style-name="P171"><text:span text:style-name="T34">2.</text:span><text:span text:style-name="T35">3 </text:span><text:span text:style-name="T34">成员指针</text:span></text:p>
      <text:p text:style-name="P143"><text:span text:style-name="T34">一个指向数据成员</text:span><text:span text:style-name="T33">的指针是从这个对象的起始内存地址到某个成员的偏移，它使用ptrdiff_t数据类型表示，它的对齐属性是ptrdiff_t，一个NULL指针被表示为-1。</text:span></text:p>
      <text:p text:style-name="P34">一个指向成员函数的指针是如下的一组:</text:p>
      <text:p text:style-name="P34">指针:</text:p>
      <text:p text:style-name="P178"><text:span text:style-name="T124"><text:tab/>对于一个非虚函数，它就是一个简单的函数指针。(在当前的ABI约定下，它是一个指向GP/function地址的对)。对于虚函数，它是函数的虚表偏移加1,也使用ptrdiff_t来表示。值0表示一个NULL指针，</text:span><text:span text:style-name="T188">独立于下面的调整字段值</text:span><text:span text:style-name="T189">。</text:span></text:p>
      <text:p text:style-name="P122">调整字段值:</text:p>
      <text:p text:style-name="P122"><text:tab/>this指针需要的调整值，用ptrdiff_t来表示。</text:p>
      <text:p text:style-name="P122">对于一个有这两个成员的成员指针有大小(16字节)，指向数据的大小(16字节)，对齐值(8字节)。</text:p>
      <text:p text:style-name="P172"><text:span text:style-name="T176">2.</text:span><text:span text:style-name="T178">4</text:span><text:span text:style-name="T177"> </text:span><text:span text:style-name="T178">非POD 类类型</text:span></text:p>
      <text:p text:style-name="P38">对于一个非POD的类类型C，假设它所有的组成类型(比如，纯基类和非静态数据成员类型)已经布局好了，定义的大小，数据大小，non-virtual size,alignment,non-virtual aligment(参加General小节的名词定义)。进一步的假设的呼吁数据衬衣nvsize == size，nvalign == align，布局(类型 C)是按照如下的步骤来处理的。</text:p>
      <text:p text:style-name="P142"><text:span text:style-name="T38">I。</text:span><text:span text:style-name="T37">初始化</text:span></text:p>
      <text:p text:style-name="P38"><text:tab/><text:tab/>1.初始化sizeof(C) 为0，align(C)为1,dsize(C)为0.</text:p>
      <text:p text:style-name="P38"><text:tab/><text:tab/>2.如果C是一个多态类类型:</text:p>
      <text:p text:style-name="P179"><text:span text:style-name="T125"><text:tab/><text:tab/><text:tab/>a.</text:span><text:span text:style-name="T188">识别所有的虚拟基类，直接或间接的，它们是一些其他直接或间接基类的主要基类。<text:tab/><text:tab/><text:tab/>调用这些间接主基类。</text:span></text:p>
      <text:p text:style-name="P186"><text:span text:style-name="T188"><text:tab/><text:tab/><text:tab/></text:span><text:span text:style-name="T190">b.如果C有一个多态基类，尝试选择一个</text:span><text:span text:style-name="T199">primary base class B,如果存在的话，它是第<text:tab/><text:tab/><text:tab/><text:tab/>一个(按照直接基类的顺序)非虚多态基类。否则，如果按照继承图顺序第一个基类(先<text:tab/><text:tab/><text:tab/><text:tab/>序)不是<text:tab/>间接primary base class或则只有第一个</text:span><text:span text:style-name="T200">，如果他们都是间接primaries</text:span><text:span text:style-name="T199">，那么它<text:tab/><text:tab/><text:tab/>是一个nearly empty virtual base<text:tab/> class</text:span><text:span text:style-name="T200">。</text:span></text:p>
      <text:p text:style-name="P123"><text:soft-page-break/><text:tab/><text:tab/><text:tab/>c.如果C没有primary base class，为C在偏移0分配vptr，并且为指针设置<text:tab/><text:tab/><text:tab/><text:tab/><text:tab/>sizeof(C),align(C),和dsize(C)为合适的值(在Itanium 64-bit平台上都是8字节)。</text:p>
      <text:p text:style-name="P187"><text:span text:style-name="T200"><text:tab/>上面</text:span><text:span text:style-name="T201">的case(2b)现在被认为是一个错误的设计，第</text:span><text:span text:style-name="T202">一个间接primary base class的被用为派生类的primary base class 没有节省对象的任何空间，并且导致了在基类虚表表里重复的虚函数指针拷贝。</text:span></text:p>
      <text:p text:style-name="P124">使用派生类的vtpr作为基类的虚表的好处是会减少负载，而且调用虚函数的时候不用调整this指针。</text:p>
      <text:p text:style-name="P187"><text:span text:style-name="T202">有人认为2b会允许在某些情况下编译器避免调整this指针，但是，事实上这是错误的，由于虚函数调用算法要求被查找的函数</text:span><text:span text:style-name="T203">是通过一个指向定义了这个函数的类的指针来查找的，而不是通过继承来查找的，移除这个限制条件显然不是一个好主意，因为那样的话就无法为要调用的的虚函数生成thunks代码了。比如，考虑下面的例子：</text:span></text:p>
      <text:p text:style-name="P125"><text:tab/>struct A{virtual void f();};</text:p>
      <text:p text:style-name="P187"><text:span text:style-name="T203"><text:tab/>struct B: virtual public A{int </text:span><text:span text:style-name="T204">I;</text:span><text:span text:style-name="T203">};</text:span></text:p>
      <text:p text:style-name="P187"><text:span text:style-name="T203"><text:tab/></text:span><text:span text:style-name="T205">struct C : virtual public A{int j;};</text:span></text:p>
      <text:p text:style-name="P126"><text:tab/>struct D : public B , public C{};</text:p>
      <text:p text:style-name="P408">当B和C被声明的时候，A是它俩的primay base，所以虽然vcall offsets(虚函数调用偏移)在A-in-B 和 A-in-C的虚表中，因为没必要调整this指针，所以没必要生成thunk代码。然后，在D对象内部，A不再是C的primary base，所以如果我们调用C::f()，来使用C中的A子对象虚表，我们将必须把this指针由指向C*调整为指向B::A*，这将需要一个第三方的thunk代码，由于我们需要首先调用C::f()来转换到A*，C-in-D中的A的vtable拷贝将永远不会被使用，所以它是没必要存在的。</text:p>
      <text:p text:style-name="P180">II.分配成员而不是虚基类</text:p>
      <text:p text:style-name="P180">对于每一个组成部分<text:span text:style-name="T363">D(首先是C的primary base，如果存在的话，然后是non-primary,non-virtual的按照声明顺序的直接基类，然后是非静态数据成员和按照生命顺序的匿名的位域)按照如下的方式分配内存：</text:span></text:p>
      <text:p text:style-name="P180"><text:tab/><text:span text:style-name="T364">1.如果D是一个(可能匿名)类型为T，且宽度是n bits的位域：</text:span></text:p>
      <text:p text:style-name="P180"><text:tab/><text:span text:style-name="T364">有2中依赖于sizeof(T)和n的情况：</text:span></text:p>
      <text:p text:style-name="P180"><text:tab/><text:tab/><text:span text:style-name="T364">a.如果sizeof(T) * 8 &gt;= n(也就是位域的宽度小于类型大小)，那么这个位于就按照下层的c<text:tab/><text:tab/><text:tab/>的psABI来分配，也就是满足一个位域从来不应该被放在C的base class 的tail padding处。</text:span></text:p>
      <text:p text:style-name="P180"><text:tab/><text:tab/>如果<text:span text:style-name="T364">dsize(C) &gt; 0,且位于dsize(C) – 1偏移处的字节部分的被位域占据，并且这个位于也是<text:tab/><text:tab/><text:tab/>C的一个数据成员(但是不是C的纯基类的成员),那么下一个可用的bits是位于dsize(C) – 1<text:tab/><text:tab/><text:tab/>偏移处的未被填充的bits。</text:span></text:p>
      <text:p text:style-name="P180"><text:tab/><text:tab/>更新<text:span text:style-name="T365">align(C) = max(align(*C),align(T))。</text:span></text:p>
      <text:p text:style-name="P180"><text:tab/><text:tab/><text:span text:style-name="T365">b.如果sizeof(T) * 8 &lt; n(也就是位域的宽度大于类型的大小)，那么找一个比T大的类型<text:tab/><text:tab/><text:tab/>T'满足sizeof(T') * 8 &lt;= n。位域被放在下一个使得T对齐的地址处，占据长度为n的空间。</text:span></text:p>
      <text:p text:style-name="P180"><text:tab/><text:tab/><text:span text:style-name="T366">前sizeof(T) * 8比特被用于保存位域的值，后面的n – sizeof(T) * 8比特是padding。</text:span></text:p>
      <text:p text:style-name="P180"><text:tab/><text:tab/>更新<text:span text:style-name="T366">align(C) = max(align(C),align(T))。</text:span></text:p>
      <text:p text:style-name="P184"><text:soft-page-break/><text:tab/>在以上2种情况中，都需要更新dsize(C)来包含位域最后部分的几个字节，以及更新sizeof(C) = <text:tab/>max(sizeof(C),dsize(C))<text:span text:style-name="T367">。</text:span></text:p>
      <text:p text:style-name="P184"><text:tab/><text:span text:style-name="T368">2.如果D不是一个空基类，或者D是一个数据成员:</text:span></text:p>
      <text:p text:style-name="P184"><text:tab/>那么<text:span text:style-name="T369">D的地址位于dszie(C)，或者再往后偏移如果有必要对齐到nvalign(D)(针对基类的情况)或者<text:tab/>对齐到align(D)(针对数据成员的情况)。放置D在这样的地方，除非这样做会导致2个相同类型的组<text:tab/>成部分(直接的或间接的)占据相同的偏移地址。如果这样的组成部分发生了类型冲突，那么再往后便<text:tab/>宜nvalign(D)(针对基类的情况)或align(D)(针对数据成员的情况)个字节，再接着尝试，如果或还不<text:tab/>成功，重复此步骤，直到成功(必须保证在sizeof(C) rounded up 到需要的对齐之前)。</text:span></text:p>
      <text:p text:style-name="P184"><text:tab/>如果<text:span text:style-name="T370">D是一个基类，这一步之分配他的非虚部分，比如抛除所有的直接或间接虚基类。</text:span></text:p>
      <text:p text:style-name="P184"><text:tab/>如果<text:span text:style-name="T370">D是一个基类，更新 sizeof(C) = max(sizeof(C),offset(D) + nvsize(D))。否则，如果D是一<text:tab/>个数据成员，更新sizeof(C) = max(sizeof(C),offset(D) + sizeof(D))。</text:span></text:p>
      <text:p text:style-name="P184"><text:tab/>如果<text:span text:style-name="T370">D是一个基类(在这种情况下，必须是非空的)，更新dsize(C) = offset(D) + nvsize(D)，并且</text:span></text:p>
      <text:p text:style-name="P184"><text:tab/><text:span text:style-name="T370">align(C) = max(align(C),nvalign(D))。如果D是一个数据成员，更新dsize(C) = offset(D) + <text:tab/>sizeof(D);align(C) = max(align(C),align(D))。</text:span></text:p>
      <text:p text:style-name="P184"><text:tab/><text:span text:style-name="T371">3。如果D是一个空纯基类</text:span></text:p>
      <text:p text:style-name="P184"><text:tab/><text:span text:style-name="T371">它的内存分配类似于上面的case(2)，除了额外的候选偏移在dsize(C)之前被考虑。首先，尝试将D<text:tab/>放置在偏移0。如果失败(由于组成部分类型冲突)，就像处理非空基类那样把它放在dsize(C)偏移处。<text:tab/>对于如果放置在dsize(C)处还有冲突(由于必要的对其要求导致的)，再往后便宜nvalign(D)，再次尝<text:tab/>试，直到成功。</text:span></text:p>
      <text:p text:style-name="P184"><text:tab/>一旦<text:span text:style-name="T371">offset(D)被选择了，更新sizeof(C) = max(sizeof(C),offset(D) + sizeof(D))。记住<text:tab/>nvalign(D)为1,所以，如果需要的话，不要更新align(C)。类似的，因为D是一个空基类，如果需<text:tab/>要的话，不要更新dsize(C)。</text:span></text:p>
      <text:p text:style-name="P185">在所有的这些组成部分被分配好了内存后，更新nvalign(C) = align(C);nvsize(C) = sizeof(C)。在虚基类分配的时候，nvalign(C)和nvsize(C)的值将不会改变。注意，nvsize(C)不必是nvalign(C)的整数倍。</text:p>
      <text:p text:style-name="P127">III.虚基类分配内存</text:p>
      <text:p text:style-name="P180"><text:span text:style-name="T190">最后分配任何直接</text:span><text:span text:style-name="T191">或间接虚基类(除了primary base class或者间接的primary base classes)就像我们</text:span><text:span text:style-name="T192">在stem II-2(如果非空)或II-3(如果空)</text:span><text:span text:style-name="T193">中为</text:span><text:span text:style-name="T192">非虚基类按照继承图顺序</text:span><text:span text:style-name="T193">做的那样。更新sizeof(C) = max(sizeof(C),offset(D) + nvsize(D))。如果非空，还要像在II-2中做的那样，更新align(C)和dsize(C)。</text:span></text:p>
      <text:p text:style-name="P180"/>
      <text:p text:style-name="P181"><text:span text:style-name="T188">primary base class</text:span><text:span text:style-name="T193">已经</text:span><text:span text:style-name="T188">在I-2b中被分配内存了</text:span><text:span text:style-name="T195">。</text:span><text:span text:style-name="T188">任何</text:span><text:span text:style-name="T194">C的间接primary base class E，比如，它已经被选做C的其他基类的primary base class(直接或间接，虚或非虚)</text:span><text:span text:style-name="T196">，将会被作为其他基类的一部分来分配，而不是在这里分配。如果E是超过一个其他基类的primary base class，那么他的分配时机将和按照集成图顺序的第一个包含了primary base class的base class分配的时机一样。</text:span></text:p>
      <text:p text:style-name="P181"><text:span text:style-name="T196">考虑下面</text:span><text:span text:style-name="T197">的情况:</text:span></text:p>
      <text:p text:style-name="P128"><text:soft-page-break/><text:tab/>struct R{virtual void r();};</text:p>
      <text:p text:style-name="P128"><text:tab/>struct S{virtual void s();};</text:p>
      <text:p text:style-name="P129"><text:tab/>struct T : virtual public S{virtual void t();};</text:p>
      <text:p text:style-name="P129"><text:tab/>struct U : public R,virtual public T{virtual void u();};</text:p>
      <text:p text:style-name="P130">R是U的primary base class，因为他是U的第一个直接非虚多态基类。然后，因为U的继承顺序是{U,R,T,S}，基类T接着被分配内存了。由于S是T的一个primary base，所以不需要单独的分配它了，然而，给出:</text:p>
      <text:p text:style-name="P130"><text:tab/>struct V : public R , virtual public S , virutal public T{</text:p>
      <text:p text:style-name="P130"><text:tab/><text:tab/>virtual void v();</text:p>
      <text:p text:style-name="P130"><text:tab/>};</text:p>
      <text:p text:style-name="P182"><text:span text:style-name="T188">V的继承访问顺序{V,R,S,T}。无论如何，虽然S作为虚基类首先被分配内存，但是它没有被单独的分配内存，因为它是T的一个primary base</text:span><text:span text:style-name="T198">，另外一个base</text:span><text:span text:style-name="T188">。因此</text:span><text:span text:style-name="T198">，sizeof(V) == sizeof(U)，V的内存布局等价于</text:span></text:p>
      <text:p text:style-name="P131"><text:tab/>struct X{</text:p>
      <text:p text:style-name="P131"><text:tab/><text:tab/>R r;</text:p>
      <text:p text:style-name="P131"><text:tab/><text:tab/>T t;</text:p>
      <text:p text:style-name="P131"><text:tab/>};</text:p>
      <text:p text:style-name="P183"><text:span text:style-name="T198">I</text:span><text:span text:style-name="T188">V. Finalization</text:span></text:p>
      <text:p text:style-name="P132">Roudnd sizeof(C) up 到一个非0的align(c)的倍数。如果C是POD的，而不是内存POD的，那么set nvsize(C) = sizeof(C)。</text:p>
      <text:p text:style-name="P183"/>
      <text:p text:style-name="P173"><text:span text:style-name="T176">2.</text:span><text:span text:style-name="T179">5</text:span><text:span text:style-name="T177"> </text:span><text:span text:style-name="T179">Virtual Table Layout(虚表布局)</text:span></text:p>
      <text:p text:style-name="P174"><text:span text:style-name="T179">2.</text:span><text:span text:style-name="T175">5.1 General</text:span></text:p>
      <text:p text:style-name="P144"><text:span text:style-name="T36">虚表是一个被用于分发虚函数调用，访问虚基类子对象，存储运行时类型识别(RTTI)的表。每个有虚成员函数或者虚基类的类有一组虚表。对于一个被</text:span><text:span text:style-name="T39">用</text:span><text:span text:style-name="T36">作为其他类的基类的指定类，可能有多个虚表，一个</text:span><text:span text:style-name="T39">类的 所有实例对象的vptr都指向同一组虚表(也就是这些虚表是单例存在的)。</text:span></text:p>
      <text:p text:style-name="P188"><text:span text:style-name="T126">虚表</text:span><text:span text:style-name="T127">由一系列的偏移数据指针，函数指针,</text:span><text:span text:style-name="T188">以及由这些项组成的结构组成</text:span><text:span text:style-name="T206">，我们在下面描述这些项，他们在虚表里的偏移是由内存分配次序，以及就像一个数据结构的size和alignment那样的ABI属性决定的。</text:span></text:p>
      <text:p text:style-name="P133">除非另有说明，偏移是用类型ptrdiff_t来表示的。</text:p>
      <text:p text:style-name="P133">指向数据的指针和普通的指针拥有相同的大小和对齐属性。</text:p>
      <text:p text:style-name="P133">函数指针保持定义，一个可能情况是，他们可能是指针对齐的&lt;function address,GP addresss&gt;对。</text:p>
      <text:p text:style-name="P189"><text:span text:style-name="T188">通常</text:span><text:span text:style-name="T207">，我们所认为的虚表地址(比如，一个对象的vptr指向的地址)并不是虚表的起始地址。我们称vptr指向的地址为虚表的address point。因此，虚表会包含以address point为基准0点的正负索引。</text:span></text:p>
      <text:p text:style-name="P175"><text:soft-page-break/><text:span text:style-name="T179">2.</text:span><text:span text:style-name="T180">5.</text:span><text:span text:style-name="T184">2</text:span><text:span text:style-name="T180"> 虚表组成部分和顺序</text:span></text:p>
      <text:p text:style-name="P145"><text:span text:style-name="T36">本小节讲述了虚表中各个组成部分的使用以及顺序，更加详细的关于会出现在各种各样的虚表中的组成部分的讨论会再下一小节进行，除非明确说明，虚表中的组成部分的顺序和按照下文中的说明顺序是一致</text:span><text:span text:style-name="T40">的</text:span><text:span text:style-name="T36">。</text:span></text:p>
      <text:p text:style-name="P149"><text:span text:style-name="T53">*</text:span><text:span text:style-name="T54">(vcall offsets)Virtual call offset，虚函数调用偏移</text:span><text:span text:style-name="T55">，</text:span><text:span text:style-name="T54">被用于调整调用在虚基类或者它的派生类中声明，在派生类中被重载的虚函数所需的参数。这些偏移位于</text:span><text:span text:style-name="T58">在虚基类中声明，在派生类中被重载的虚函数所在的虚表中。</text:span><text:span text:style-name="T70"> 他们</text:span><text:span text:style-name="T71">被用于查找从虚基类到包含重载函数的派生类的转换所需的必须参数。</text:span><text:span text:style-name="T56">当通过虚基类调用一个已经在派生类中被重载的虚函数的时候，被重载的函数首先加一个固定的偏移来调整指向虚基类的this指针，然后</text:span><text:span text:style-name="T57">给this 指针</text:span><text:span text:style-name="T56">加上虚基类</text:span><text:span text:style-name="T57">中虚表的vcall 偏移来获得派生类对象的指针。这些偏移值可能是正的也可能是负的，如果存在的话，他们位于虚表中的第一个位置，顺序按照下面的section 2.5.3中的categories3 和4排序。</text:span></text:p>
      <text:p text:style-name="P150"><text:span text:style-name="T65">*</text:span><text:span text:style-name="T59">(vbase offsets)virtual base offsets,虚基类偏移，被用于访问虚基类对象，这样</text:span><text:span text:style-name="T69">的</text:span><text:span text:style-name="T60">偏移被加到虚表中来得到派生类的虚基类子对象。偏移值可以为正可以为负。</text:span></text:p>
      <text:p text:style-name="P410"><text:span text:style-name="T60">!然而，</text:span><text:span text:style-name="T61">在一个和primary base class 共享一个vtable的类中，派生类增加的vcall 和vbase 偏移都是来自于基类需要的vcall和vbase偏移，所以后者可能按照基类的要求而布局而不管派生类的附加偏移。</text:span></text:p>
      <text:p text:style-name="P410"><text:span text:style-name="T59"><text:line-break/>*</text:span><text:span text:style-name="T62">(offset to top) </text:span><text:span text:style-name="T63">Offset to top 保存了从vptr到对象起始位置的偏移。这个偏移提供了一个使用vptr从基类子对象找到对象起始位置的方法。尤其是在dynamic_cast&lt;void*&gt;这样的表达式中会被用到。</text:span></text:p>
      <text:p text:style-name="P151"><text:span text:style-name="T63"><text:tab/></text:span><text:span text:style-name="T64">在一个完整的对象虚表，and therefore 在它的所有primary base virtual tables中，这个偏移值将是0。对于其他非虚基类的secondary virtual tables，以及其他的虚表，这个值应该是一个负数。</text:span><text:bookmark text:name="q1"/><text:span text:style-name="T174">Only in some construction virtual tables will some virtual base virtual tables have positive offsets, due to a different ordering of the virtual bases in the full object than in the subobject's standalone layout.</text:span></text:p>
      <text:p text:style-name="P152"><text:span text:style-name="T174">*</text:span><text:span text:style-name="T155">(RTTI) </text:span><text:span text:style-name="T156">typeinfo 指针指向</text:span><text:span text:style-name="T157">被用于RTTI的typeinfo 对象。对于一个给定的类，虚表中的所有typeinfo-ptr必须指向同一个typeinfo 对象。一个正确的实现应该保证判断2个typeinfo 是否相等，只需要判断指针是否相等就可以了，除了那些指向不完整类型的直接或间接指针。在多态类中，typeinfo 指针是一个指向typeinfo 对象的有效指针，在非多态类中，它是一个NULL指针。</text:span></text:p>
      <text:p text:style-name="P152"><text:span text:style-name="T157">*</text:span><text:span text:style-name="T158">(虚表address point) 位于这里，这里就是一个多态类中vptr所指向的地址了，此地址必须是按照指针的对齐要求对齐的。</text:span></text:p>
      <text:p text:style-name="P153"><text:span text:style-name="T158">*</text:span><text:span text:style-name="T159">(虚函数指针) 被用于虚函数调用分发。每个这样的指针保存了一个多态类的虚函数地址或是保存了用于在调用虚函数之前需要执行的调整的代码块的地址(thunk块？)</text:span><text:span text:style-name="T160">。</text:span></text:p>
      <text:p text:style-name="P154"><text:span text:style-name="T160">在</text:span><text:span text:style-name="T155">psC++ABI中指定了虚函数指针的格式。在64-bit 安腾平台的动态库中，一个需函数指针包含了一对组成部分(每部分64bits)：目标GP和真实函数地址的值。也就是说，虚函数里的虚函数指针指向的是这样的组成对描述符，而不是一个普通的函数指针。</text:span></text:p>
      <text:p text:style-name="P154"><text:span text:style-name="T155">虚表</text:span><text:span text:style-name="T161">中的虚函数指针的顺序是按照对应</text:span><text:span text:style-name="T72">于</text:span><text:span text:style-name="T161">成员函数在类中的声明顺序的。无论是一个新的虚函数还是是重载的基类中的虚函数，在虚表中都有对应的指针，除非它是一个重载了primary base中的不需要调整返回值类型</text:span><text:span text:style-name="T162">(调整this的thunk？)</text:span><text:span text:style-name="T161">的虚函数</text:span><text:span text:style-name="T164">(</text:span><text:span text:style-name="T165">在这样例外的情况下，primary base 和他的派生类共享一个需表，因为它们的this指针和需要对返回值进行的调整是一样的，所以他们可以共享一个虚函数指针</text:span><text:span text:style-name="T164">)</text:span><text:span text:style-name="T163">。如果一个</text:span><text:span text:style-name="T166">类有隐含</text:span><text:soft-page-break/><text:span text:style-name="T166">定义的(编译器默认的)虚析构函数</text:span><text:span text:style-name="T167">，那么它的函数指针在虚表中的位置位于所有虚函数指针的后面。</text:span></text:p>
      <text:p text:style-name="P155"><text:span text:style-name="T167">当一个派生类</text:span><text:span text:style-name="T155">和它的primary base 共享一个需表，由派生类引入的虚函数指针位于primary base的虚函数指针的后面，以便primary base的嵌入虚表</text:span><text:span text:style-name="T168">的布局和派生类的虚表是一样的。尤其是，如果派生类重载了基类中的一个虚函数，但是有不同的(covariant)返回值类型，那么派生类的虚函数指针按照声明顺序位于primary base的嵌入虚表中的后面，这样</text:span><text:span text:style-name="T169">的函数指针被用于从派生类中执行不需要thunk调整的函数调整。primary 嵌入虚表中的函数指针指向一个例程(thunk?)来执行虚函数返回后需要的结果指针的调整。</text:span></text:p>
      <text:p text:style-name="P156">在虚表中的虚析构函数指针其实是成对的，第一个描述符叫做完整的对象析构器，它执行对象的析构，但是不调用delete()函数。第二个描述叫做删除析够<text:span text:style-name="T372">器，它在调用了对象析构器后调用delete()函数。他两都销毁任何的虚基类对象;一个独立的，非虚的函数调用基类对象的析构，执行此对象的析构，而不是他的虚基类子对象，而且它不会调用delete()函数。</text:span></text:p>
      <text:p text:style-name="P156"/>
      <text:p text:style-name="P156">紧跟着一个派生<text:span text:style-name="T373">类的primary virtual table的是每个纯基类的secondary virtual tables，但是这里面要除了primary base的虚表，因为它共享primary virtual table。在相应的基类中有虚表的拷贝(在相同的内存布局下会有拷贝，虽然它们可能有不同的值)。我们称primary virtual table 和所有的secondary virtual tables组成的集合叫做一个虚表组(virtual table group)。这些虚表的顺序和基类子对象在派生类中分配内存的顺序是一样的：</text:span></text:p>
      <text:p text:style-name="P157"><text:tab/>*首先是按照声明顺序<text:span text:style-name="T374">的direct non-primary，non-virtual 纯基类的虚表，包括他们的非虚子类的secondary virtual tables，secondary virtual tables中的顺序是和他们出现在他们基类的单独的虚表组的顺序相同的(这就导致了这些虚表是按照继承图的顺寻，当然，除了primary base和虚基类)。</text:span></text:p>
      <text:p text:style-name="P157"><text:tab/>*然后<text:span text:style-name="T375">是虚基类的需表，也是按照继承图的顺序，也不包含primary bases(他们和primary 类共享虚表)。</text:span></text:p>
      <text:p text:style-name="P157"/>
      <text:p text:style-name="P176"><text:span text:style-name="T179">2.</text:span><text:span text:style-name="T180">5.</text:span><text:span text:style-name="T185">3</text:span><text:span text:style-name="T180"> </text:span><text:span text:style-name="T181">虚表构造</text:span></text:p>
      <text:p text:style-name="P146"><text:span text:style-name="T41">在</text:span><text:span text:style-name="T36">本小节，我们描述如何来为一个类以及它的所有纯基类构造虚表。为了方便</text:span><text:span text:style-name="T42">，我们按照他们的基类结构把类划分成几种</text:span><text:span text:style-name="T43">。</text:span></text:p>
      <text:p text:style-name="P39">种类0:Trivial(平凡的)</text:p>
      <text:p text:style-name="P39">结构:</text:p>
      <text:p text:style-name="P146"><text:span text:style-name="T43"><text:tab/></text:span><text:span text:style-name="T44">*没有虚基类</text:span></text:p>
      <text:p text:style-name="P40"><text:tab/>*没有虚函数。</text:p>
      <text:p text:style-name="P40">这样的类没有虚表，所以这样的类没有虚表指针vptr。</text:p>
      <text:p text:style-name="P146"><text:span text:style-name="T44">种类</text:span><text:span text:style-name="T45">1: Leaf</text:span></text:p>
      <text:p text:style-name="P41">结构:</text:p>
      <text:p text:style-name="P146"><text:span text:style-name="T45"><text:tab/>*没有继承</text:span><text:span text:style-name="T46">的虚函数。</text:span></text:p>
      <text:p text:style-name="P42"><text:soft-page-break/><text:tab/>*没有虚基类。</text:p>
      <text:p text:style-name="P146"><text:span text:style-name="T46"><text:tab/>*声明</text:span><text:span text:style-name="T47">了虚函数。</text:span></text:p>
      <text:p text:style-name="P146"><text:span text:style-name="T47">需表包含了</text:span><text:span text:style-name="T48">到对象起始位置的偏移以及RTTI指针，然后是虚函数指针，对于每一个在类里声明的虚函数，在虚表中都有和他们在类中声明顺序一致的虚函数序列。最后是隐含定义的虚析够描述对。</text:span></text:p>
      <text:p text:style-name="P146"><text:span text:style-name="T48">种类</text:span><text:span text:style-name="T49"> 2：只有非虚基类</text:span></text:p>
      <text:p text:style-name="P146"><text:span text:style-name="T49">结构</text:span><text:span text:style-name="T50">:</text:span></text:p>
      <text:p text:style-name="P146"><text:span text:style-name="T50"><text:tab/>*</text:span><text:span text:style-name="T51">只有非虚的纯基类。</text:span></text:p>
      <text:p text:style-name="P146"><text:span text:style-name="T51"><text:tab/>*</text:span><text:span text:style-name="T52">有继承的虚函数。</text:span></text:p>
      <text:p text:style-name="P158"><text:span text:style-name="T66">一个</text:span><text:span text:style-name="T67">类有一个针对每个有虚表的纯虚基类</text:span><text:span text:style-name="T68">的虚表。</text:span><text:bookmark text:name="q11"/><text:span text:style-name="T170">The secondary virtual table for a base class B has the same contents as the primary virtual table for B</text:span><text:span text:style-name="T171">，除了:</text:span></text:p>
      <text:p text:style-name="P158"><text:span text:style-name="T171"><text:tab/>* </text:span><text:span text:style-name="T172">offset-to-top和RTTI保存的是这个类的信息，而不是基类的。</text:span></text:p>
      <text:p text:style-name="P158"><text:span text:style-name="T172"><text:tab/>*</text:span><text:span text:style-name="T173">派生类中重载了基类的那些虚函数会替换基类中虚函数的地址(或者是调整响应的secondary virtual table的内容)。</text:span></text:p>
      <text:p text:style-name="P158">对于一个纯基类<text:span text:style-name="T376">Base，和一个我们正在构造虚表的派生类Derived，我们称Base的虚表问Base-in-Derived。一个派生类的基类子对象的vptr将会指向这个虚表组中相应的基类虚表。</text:span></text:p>
      <text:p text:style-name="P159">派生类的primary virtual table(主虚表)中包含了primary base class所有虚函数<text:span text:style-name="T377">，使用派生类的重载函数指针替换相应被重载的函数指针。</text:span></text:p>
      <text:p text:style-name="P160">紧跟着这些函数指针的后面是按照声明顺序排列的在派生类中声明的虚函数。这些虚函数满足下面<text:span text:style-name="T378">的2个条件:</text:span></text:p>
      <text:p text:style-name="P160"><text:tab/>这些虚函数没有重载任何已经<text:span text:style-name="T378">在虚函数表里的函数。</text:span></text:p>
      <text:p text:style-name="P160"><text:tab/>这些虚函数重载<text:span text:style-name="T379">了一个已经在虚函数表里的函数，但是重载函数的返回值类型和已经在派生类中的被重载的函数是不一样的。如果返回值类型不一样，那么他们都是指向类的指针类型或者都是类的引用类型。令B和D表示这些类，D是由B派生的。如果B是D的一个morally virtual base或者B不在D的偏移为0的位置，那么这2个类型是完全不同的。</text:span></text:p>
      <text:p text:style-name="P161">！primary virtual table 可以被视为2个从一个共享的vptr访问的虚表。</text:p>
      <text:p text:style-name="P161">! 虚表<text:span text:style-name="T380">中存在重复的项(例如，那些既出现在primary birtual table又出现在secondary virtual table中的项)的好处是他们减少了虚函数调用(virtual calls)时候需要调整this指针的次数。如果没有这些重复的话，在很多情况下，在虚函数调用的期间访问secondary virtual table需要调整this指针。这些额外的情况尤其会发生在调用那些在派生类中重载了基类的虚函数的时候，在这种情况下就需要一个额外的隐藏thunk块来恢复this指针。这些重复节省了2次调整this的时间。</text:span></text:p>
      <text:p text:style-name="P161">种类 <text:span text:style-name="T381">3：只有虚基类</text:span></text:p>
      <text:p text:style-name="P161">结构<text:span text:style-name="T382">：</text:span></text:p>
      <text:p text:style-name="P161"><text:tab/>*只有虚基类</text:p>
      <text:p text:style-name="P161"><text:soft-page-break/><text:tab/>*虚基类非空也非 <text:span text:style-name="T383">nearly empty。</text:span></text:p>
      <text:p text:style-name="P161">这样<text:span text:style-name="T384">的类有一个针对每个有虚表的虚基类都有一个虚表。这些都是secondary virtual tables，因为没有空的或nearly empty的基类会变成primary 基类，而且他们是用基类整个对象的虚表的拷贝构建(按照上文种类2中的规则)的，除了虚基类A的包含了vcall 偏移(针对于出现在来自于A的非虚基类的primary virtual table 和secondary virtual)。</text:span></text:p>
      <text:p text:style-name="P162">Secondary vitual table表中的vcall 偏移是按照如下的描述排序的。我们按照<text:span text:style-name="T385">以address point 为锚点，由进到元的顺序描述vcall <text:s/>offsets的顺序。由于vcall offsets是在address point点之前的，这就意味着真实的内存布局和下面的描述正好是相反的。</text:span></text:p>
      <text:p text:style-name="P162"><text:tab/>*如果虚基类<text:span text:style-name="T385">A有一个primary base class P共享他的虚表，P的vcall offset首先出现，按照如果P本身是虚基类的顺序出现。</text:span></text:p>
      <text:p text:style-name="P162"><text:tab/>*接下来出现的<text:span text:style-name="T385">是按照声明顺序的A中声明的每一个虚函数的vcall offsets。注意，对于一个有covariant 返回类型的虚函数，只有一个对应的vcall offset，因为他可以被2个虚表项(虚函数)共享。</text:span></text:p>
      <text:p text:style-name="P163"><text:tab/>*排在最后<text:span text:style-name="T386">的是声明在A的非虚基类中的(而非P)虚函数所对应的vcall offset。这些基类这些基类会被按照继承图的先序顺序处理，他们每个类内部的虚函数所对应的虚函数的vcall offset是按照声明顺序排序的。</text:span></text:p>
      <text:p text:style-name="P164">如果上面列出<text:span text:style-name="T387">的vcall offsets集合有超过一个针对特定的虚函数的vcall offset，那么只有第一个(距离address point最近的那个)会被使用。也就是说来自于primary base P(以及它的非虚基类)的offset会消除任何来自于A或者它的其他基类的offset，一个来自于A的offset会消除任何来自于non-primary bases的offset，来自于A的non-primay 基类B的offset会消除任何来自于B的基类的offset。</text:span></text:p>
      <text:p text:style-name="P164">注意<text:span text:style-name="T388">，在类A的虚基类V中声明了，但是在A或他的非虚基类中没有重载的虚函数是没有对应的offset的，调用这样的函数，将会使用V的虚表中的vcall offset。</text:span></text:p>
      <text:p text:style-name="P165">一个类也有一个不是从虚基类的虚表拷贝的虚表。这个虚表这个虚表是这个类的primary vitual table，也就是类对象中的vptr指向的那个虚表<text:span text:style-name="T389">，它不是共享的因为没有nearly empty的虚基类会成为primary。它保存了下面的函数指针项，位于primary base virtual table的紧后面，按照虚函数声明的顺序：</text:span></text:p>
      <text:p text:style-name="P165"><text:tab/>*<text:span text:style-name="T390">此类引入的虚函数指针，比如那些没有被在它的任何基类中声明的虚函数。</text:span></text:p>
      <text:p text:style-name="P165"><text:tab/>*重载基类<text:span text:style-name="T391">的虚函数，也叫做冗余项，因为他们已经在这个类的secondary virtual table里了。</text:span></text:p>
      <text:p text:style-name="P166"><text:span text:style-name="T393">p</text:span>rimary virtual table中也有虚基类偏移，以便可以找到虚基类子对象。每个虚基类对象都有自己<text:span text:style-name="T394">的虚基类偏移，无论是直接虚基类还是间接虚基类。这些虚基类偏移的顺序正好和集成图中的顺序是相反的。也就是说，最左边的虚基类是离虚表的address point最近的。</text:span></text:p>
      <text:p text:style-name="P166"/>
      <text:p text:style-name="P166">种类<text:span text:style-name="T395">4:(complex)复合</text:span></text:p>
      <text:p text:style-name="P166">结构<text:span text:style-name="T396">：</text:span></text:p>
      <text:p text:style-name="P166"><text:tab/>*<text:span text:style-name="T397">非上面的任何种类，比如直接或间接继承虚的或者非虚的纯基类，或者起码一个nearly empty 虚基类。</text:span></text:p>
      <text:p text:style-name="P166">构建一个<text:span text:style-name="T398">类的虚表的规则是种类2和3的组合；通常可以被归纳的决定。不同主要在于虚基类现在可以有</text:span><text:soft-page-break/><text:span text:style-name="T398">(nearly empty)primary bases了：</text:span></text:p>
      <text:p text:style-name="P166"><text:tab/>*如果虚基类<text:span text:style-name="T399">A有一个primary virtual base 类P共享他的虚表，P的vbase 和vcall 偏移首先出现在primary virtual table中，如果P本身是虚基类顺序也是这样的，那些来自于A的vbase和vcall位于他们之前。</text:span></text:p>
      <text:p text:style-name="P166"><text:tab/>*就像非虚基类<text:span text:style-name="T400">的情况那样，派生类引入的虚函数指针只出现在那些primary base class引入的虚函数指针的后面，虚表中会有primary base class 引入的虚函数指针当且仅当返回值类型是不同的(covariant)。针对这样的情况，2种类型被认为是不同的，如果他两中的一个是non-primary或者其他类的虚基类。</text:span></text:p>
      <text:p text:style-name="P166">对于一个<text:span text:style-name="T401">S-as-T虚表，来自于T的 primary virtual table中的vbase offset 会被合适的偏移替换以给出完整的继承关系。</text:span></text:p>
      <text:p text:style-name="P166">考虑下面<text:span text:style-name="T402">的继承关系：</text:span></text:p>
      <text:p text:style-name="P167">struct S { virtua void f() };</text:p>
      <text:p text:style-name="P168">struct T : virtual public S {};</text:p>
      <text:p text:style-name="P169">struct U: virtual public T{};</text:p>
      <text:p text:style-name="P169">struct V : public T , virtual public U {};</text:p>
      <text:p text:style-name="P169">T的虚表包含了一个S的vbase offset。<text:span text:style-name="T403">U的虚表保存了S和T的vbase offset。V的虚表保存了S,U,和T的vbase offset(和继承顺序相反)，T的vbase offset是为了U的vbase offset，而不是为了V的非虚的直接基类。</text:span></text:p>
      <text:p text:style-name="P166">进一步考虑<text:span text:style-name="T404">：</text:span></text:p>
      <text:p text:style-name="P166"><text:tab/><text:span text:style-name="T404">stuct W : public T {};</text:span></text:p>
      <text:p text:style-name="P170">T是W的一个primary base class。因此，他的针对S的vbase offset是位于他的软如的T-in-W虚表中，这也是它唯一出现的地方。</text:p>
      <text:p text:style-name="P170">!上面描述<text:span text:style-name="T405">的虚表组布局会允许所有的在同组的non-virtual secondary base class virtual tables可以被由只想他们其中一个的vptr访问到，因为他们之间的间距是固定的(因为primary virtual table)。</text:span></text:p>
      <text:p text:style-name="P170"/>
      <text:p text:style-name="P170"/>
      <text:p text:style-name="P170"/>
      <text:p text:style-name="P170"/>
      <text:p text:style-name="P177"><text:span text:style-name="T179">2.</text:span><text:span text:style-name="T182">6对象构造期间</text:span><text:span text:style-name="T183">的虚表</text:span></text:p>
      <text:p text:style-name="P69">2.6.1 General</text:p>
      <text:p text:style-name="P43">在某些情况下，一个特殊的叫做construction virtual table的虚表会在纯基类的构造和析够函数执行的时候被使用。这些虚表主要是用于虚拟继承的特殊情况的。</text:p>
      <text:p text:style-name="P43">在构造一个类对象的时候，这个对象假设它的所有积累子对象已经构造了，在基类的构造函数中执行RTTI查<text:soft-page-break/>询会返回基类类型，虚函数的调用会解析为基类对象的成员函数，而不是完整类对象的成员函数。<text:span text:style-name="T406">对正在构造的对象执行</text:span>dynamic casts和虚函数调用<text:span text:style-name="T406">会被statically converted (static_cast ?)为正在构造的基类，将会动态的解析为正在构造的基类类型。通常，这样的效果是通过在基类的构造函数中使得对象的虚表指针指向基类的虚表。</text:span></text:p>
      <text:p text:style-name="P64">然而，如果基类有直接或间接的虚基类，vptr应该被设置为指向正在构造的虚表。这样做是因为普通的纯基类的虚表可能不包含用来访问正在构造的对象的虚基类的正确的虚基类索引值，以及此虚表中可能包含错误的用来当由虚基类对象指针来转换为这个对象中的其他部分子对象时候需要调整的this指针的参数。问题就在于一个完整的纯基类对象和一个完整的派生类对象没有在相同offsets处的virtual bases。</text:p>
      <text:p text:style-name="P44">一个正在构造<text:span text:style-name="T407">的虚表(construction virtual table)保存了与基类相关的虚函数的地址，offset-to-top，和RTTI信息，virtual base offset以及完整对象的参数调整值。</text:span></text:p>
      <text:p text:style-name="P45">为了保证纯基类构造期间<text:span text:style-name="T408">vptr指向合适的需表，一个表项为虚表指针的叫做VTT的保存了正在构造的以及不是正在构造的虚表的表被为完整类而生成。完整类的构造器会传递VTT中的一个虚表指针给没一个纯基类的构造函数，以便纯基类的构造函数可以找它的虚表组。construction virtual tables在纯基类的析构器中会被按照类似的方法使用。</text:span></text:p>
      <text:p text:style-name="P46">当一个完整对象的构造器正在构造一个虚基类，它必须谨慎的使用虚表中的vbase offset，因为共享的需表指针可能指向一个不相干积累的construction virtual table。比如在下面的例子里：</text:p>
      <text:p text:style-name="P46">struct S {};</text:p>
      <text:p text:style-name="P46">struct T : virutal S {};</text:p>
      <text:p text:style-name="P46">struct U {};</text:p>
      <text:p text:style-name="P47">struct V : virtual T , virtual U {};</text:p>
      <text:p text:style-name="P48">T和V的vptr指向同一个虚表。<text:span text:style-name="T409">当V的构造器将要构造U的时候，vptr只想T的需表，因此不可以用来定位U。</text:span></text:p>
      <text:p text:style-name="P70">2.6.<text:span text:style-name="T441">2</text:span> VTT <text:span text:style-name="T410">Order (VTT顺序)</text:span></text:p>
      <text:p text:style-name="P49">一<text:span text:style-name="T411">个虚表地址的数组叫做VTT，VTT会被在每一个有直接或间接纯基类的对象中创建(否则，每个纯基类对象可能使用它的完整对象的虚表组来构造)。</text:span></text:p>
      <text:p text:style-name="P51">对于一个class D，它的VTT表中的元素按照如下的排序：</text:p>
      <text:p text:style-name="P51"><text:tab/>1.primary virtual point : 完整对象<text:span text:style-name="T412">D的primary virtual table 的地址</text:span></text:p>
      <text:p text:style-name="P52"><text:tab/><text:span text:style-name="T412">2.secondary VTTS : 对于D的每个需要VTT的直接非虚纯基类B，按照声明顺序，B-in-D的一个sub-VTT会被构造就象B的主VTT那样，也就是首先是primary virtual pointer ，然后是secondary VTTs，然后是secondary virtual pointers，但是没有virtual VTTS。</text:span></text:p>
      <text:p text:style-name="P52"><text:tab/>!注意这样<text:span text:style-name="T413">的构造是被递归应用的。</text:span></text:p>
      <text:p text:style-name="P53"><text:tab/>3.<text:span text:style-name="T414">secondary virtual pointers：对于每一个有虚基类的基类X或者它通过D的虚路径是可达的，且它不是一个非虚的primary base，X-in-D的虚表地址或者一个合适的construction virtual table。</text:span></text:p>
      <text:p text:style-name="P54"><text:soft-page-break/>X通过D的虚路径是可达的，当：存在这样的按照继承图的路径X,B1,B2,...,BN,D<text:span text:style-name="T415">，以便X,B1,B2,...,BN起码有一个是一个虚基类。</text:span></text:p>
      <text:p text:style-name="P54">VTT<text:span text:style-name="T416">中的虚表指针的顺序是继承图的先序排序。</text:span></text:p>
      <text:p text:style-name="P55">！注意，直接或间接的基类有相应的vptr指向他们，虽然primary non-virtual base没有secondary virtual pointers，他们也不影响排序。</text:p>
      <text:p text:style-name="P56">Primary virtual bases 需要VTT中有一个secondary virtual pointer<text:span text:style-name="T417">，因为派生类通过它来共享一个vptr。</text:span></text:p>
      <text:p text:style-name="P57">不需要secondary VTTs的基类可能需要secondary virtual pointers。一个本身没有虚基类的需积累不需要VTT，但是需要在VTT中有一个vptr。</text:p>
      <text:p text:style-name="P90"><text:span text:style-name="T308">4.virtual VTTS：对于没一个按照继承图先序</text:span><text:span text:style-name="T309">中的</text:span><text:span text:style-name="T257">proper virtual base classe,</text:span><text:span text:style-name="T258">就像上面(2)那样构造一个sub-VTT。</text:span></text:p>
      <text:p text:style-name="P90"><text:span text:style-name="T258">!注意</text:span><text:span text:style-name="T259">，virtual VTT被放在最后，因为他们只在完整对象的虚基类构造器中才被传递。</text:span></text:p>
      <text:p text:style-name="P90"><text:span text:style-name="T259">VTT</text:span><text:span text:style-name="T260">中的每个虚表地址会被相应的vptr指针指向，比如虚表中的地一个虚函数指针，而不是地一个vcall offset。</text:span></text:p>
      <text:p text:style-name="P91"><text:span text:style-name="T260">！一个完整类</text:span><text:span text:style-name="T261">D的VTT在结构上应该和作为另一个派生自D的类E中的子类D的sub-VTT是一致的。以便D的构造函数可以依赖于这个结构。因此，VTT的各个组成部分是按照给出的规则出现的，即使他们指向D的完整对象。虚表或者</text:span><text:span text:style-name="T262">它的secondary virtual tables。也就是secondary VTTs是为所有的有虚基类</text:span><text:span text:style-name="T263">(包括虚基类自身，它们在virtual VTT seciont中有他们自己的secondary VTTs)</text:span><text:span text:style-name="T262">的基类而存在的</text:span><text:span text:style-name="T264">，secondary virtual pointers 是为所有或者虚基类或者虚函数被重载了的基类而存在的。只有一个例外情况就是一个primary non-virtual base calss 不需要一个secondary virtual pointer。</text:span></text:p>
      <text:p text:style-name="P91"><text:span text:style-name="T264">一个</text:span><text:span text:style-name="T265">primary VTT的parts(1)和(3)，也就是primary 和secondary virtual pointers，是</text:span><text:span text:style-name="T266">被</text:span><text:span text:style-name="T265">一个对象的</text:span><text:span text:style-name="T267">在full-object initialization 之前的</text:span><text:span text:style-name="T265">final initialization </text:span><text:span text:style-name="T267">以及稍后</text:span><text:span text:style-name="T265">使用</text:span><text:span text:style-name="T267">的</text:span><text:span text:style-name="T268">，所以必须指向类的主虚表组(main virtual table group)。那些</text:span><text:span text:style-name="T269">在VTT中没有secondary virtual pointers的基类会在他们的构造器中将vptr被明确的初始化为指向</text:span><text:span text:style-name="T274">主虚表组</text:span><text:span text:style-name="T272">(</text:span><text:span text:style-name="T269">main virtual table </text:span><text:span text:style-name="T270">group</text:span><text:span text:style-name="T273">)</text:span><text:span text:style-name="T271">。</text:span></text:p>
      <text:p text:style-name="P92"><text:span text:style-name="T257">Secondary VTTS和virtual VTTs中的vptr是被用来构造子对象的，应该指向下面描述其布局的特殊的construction virtual tables</text:span><text:span text:style-name="T275">。然而有时候</text:span><text:span text:style-name="T276">它可能使用子类</text:span><text:span text:style-name="T277">的</text:span><text:span text:style-name="T276">full-object virtual table，或者正在构造的full class</text:span><text:span text:style-name="T278">的</text:span><text:span text:style-name="T276">secondary virtual table</text:span><text:span text:style-name="T279">。此ABI既没有指定要选择哪个，也没有指定construction virtual table的名字。所以构造器必须使用VTT是不是假设一个特殊的construction virtual table存在。</text:span></text:p>
      <text:p text:style-name="P92"><text:span text:style-name="T279">比如</text:span><text:span text:style-name="T280">，我们有下面的继承关系：</text:span></text:p>
      <text:p text:style-name="P93"><text:span text:style-name="T280">c</text:span><text:span text:style-name="T257">lass A1 { int </text:span><text:span text:style-name="T282">i</text:span><text:span text:style-name="T281"> ; </text:span><text:span text:style-name="T257">};</text:span></text:p>
      <text:p text:style-name="P94"><text:span text:style-name="T257">class A2 { </text:span><text:span text:style-name="T283">int i ;</text:span><text:span text:style-name="T285"> </text:span><text:span text:style-name="T257">};</text:span></text:p>
      <text:p text:style-name="P35">class V1 : public A1 , public A2 { int i ; };</text:p>
      <text:p text:style-name="P36"><text:tab/>// A2 是 V1的一个primary base，A1是非多态的</text:p>
      <text:p text:style-name="P95"><text:span text:style-name="T257">class B1 {</text:span><text:span text:style-name="T286"> </text:span><text:span text:style-name="T257">int i ;</text:span><text:span text:style-name="T284"> </text:span><text:span text:style-name="T257">}</text:span><text:span text:style-name="T286">;</text:span></text:p>
      <text:p text:style-name="P96"><text:span text:style-name="T257">class B2 {</text:span><text:span text:style-name="T288"> int i ;</text:span><text:span text:style-name="T289"> </text:span><text:span text:style-name="T257">}</text:span><text:span text:style-name="T287">;</text:span></text:p>
      <text:p text:style-name="P97"><text:soft-page-break/><text:span text:style-name="T287">c</text:span><text:span text:style-name="T257">lass V2 : public B1 , public B2 , public virtual V1 { int i ; }</text:span><text:span text:style-name="T290">;</text:span></text:p>
      <text:p text:style-name="P98"><text:span text:style-name="T290"><text:tab/></text:span><text:span text:style-name="T257">//V2 没有primary base，V1是secondary base</text:span></text:p>
      <text:p text:style-name="P99"><text:span text:style-name="T257">class V3 {virtual void g() ; }</text:span><text:span text:style-name="T291">;</text:span></text:p>
      <text:p text:style-name="P100"><text:span text:style-name="T291">c</text:span><text:span text:style-name="T257">lass C1 : public virtual V1 {int i ;}</text:span><text:span text:style-name="T292">;</text:span></text:p>
      <text:p text:style-name="P101"><text:span text:style-name="T292"><text:tab/></text:span><text:span text:style-name="T257">// C1 没有primary base，V1是secondary base</text:span></text:p>
      <text:p text:style-name="P101"><text:span text:style-name="T257">class C2 : public virtual V3 , virtual V2 {</text:span><text:span text:style-name="T293"> int i ;</text:span><text:span text:style-name="T257">}; </text:span></text:p>
      <text:p text:style-name="P103"><text:span text:style-name="T294"><text:tab/>//</text:span><text:span text:style-name="T420">C2 has V3 primary (nearly-empty virtual) base, V2 is secondary base</text:span></text:p>
      <text:p text:style-name="P102"><text:span text:style-name="T257">class X1 { int i ;}</text:span><text:span text:style-name="T295">;</text:span></text:p>
      <text:p text:style-name="P104"><text:span text:style-name="T295">c</text:span><text:span text:style-name="T257">lass C3 : public X1 {</text:span><text:span text:style-name="T297"> </text:span><text:span text:style-name="T296">int i ;</text:span><text:span text:style-name="T257">};</text:span></text:p>
      <text:p text:style-name="P105"><text:span text:style-name="T257">class D : public C1 , public C2 , public C3 {int i ;}</text:span><text:span text:style-name="T298">;</text:span></text:p>
      <text:p text:style-name="P106"><text:span text:style-name="T298"><text:tab/></text:span><text:span text:style-name="T257">//C1 是primary base,C2是secondary base,C3是非多态类</text:span></text:p>
      <text:p text:style-name="P107"><text:span text:style-name="T257">D的VTT会按照如下的顺序出现，</text:span><text:span text:style-name="T299">缩进表示sbu-VTT结构，</text:span><text:span text:style-name="T300">星号(*)表示construction virtual table是不是完整对象虚表</text:span><text:span text:style-name="T301">(complete object virtual tables)</text:span><text:span text:style-name="T300">被需要</text:span><text:span text:style-name="T302">。</text:span></text:p>
      <text:p text:style-name="P37">// 1. primary virtual pointer :</text:p>
      <text:p text:style-name="P108"><text:span text:style-name="T257">[0]</text:span><text:span text:style-name="T303"> D </text:span><text:span text:style-name="T304">has virtual bases</text:span><text:span text:style-name="T305"> </text:span><text:span text:style-name="T303">(complete object vptr)</text:span></text:p>
      <text:p text:style-name="P72">// 2. Secondary VTTs :</text:p>
      <text:p text:style-name="P72">[1] C1 * (hash virtua<text:span text:style-name="T435">l bases</text:span>)</text:p>
      <text:p text:style-name="P73">[2]<text:tab/>V1-in-C1 in D(secondary vptr)</text:p>
      <text:p text:style-name="P74">[3] C2 * (has virtual bases)</text:p>
      <text:p text:style-name="P75">[4]<text:tab/>V3-in-C2 in D (primary vptr)</text:p>
      <text:p text:style-name="P75">[5]<text:tab/>V2-in<text:span text:style-name="T436">-C2 in D (secondary vptr)</text:span></text:p>
      <text:p text:style-name="P76">[6]<text:tab/>V1-in-C2 in D (secondary vptr)</text:p>
      <text:p text:style-name="P77">// 3. secondary virtual pointers:</text:p>
      <text:p text:style-name="P77"><text:tab/>// (no C1-in-D -- primary base)</text:p>
      <text:p text:style-name="P78">[7]<text:span text:style-name="T437"><text:tab/><text:tab/>V1-in-D (V1 is virtual)</text:span></text:p>
      <text:p text:style-name="P79">[8]<text:tab/>C2-in-D (preorder ; has virtual bases)</text:p>
      <text:p text:style-name="P80"><text:span text:style-name="T438">[9]<text:tab/><text:tab/>V3-in-D (V3 is virtual)</text:span><text:tab/></text:p>
      <text:p text:style-name="P81">[10]<text:tab/><text:tab/><text:tab/>V2-in-D (V2 is virtual)</text:p>
      <text:p text:style-name="P82"><text:tab/>// (对于完整的对象 D VTT,这些可能都指向D 虚表中的secondary vtables<text:span text:style-name="T439">，V3-in-D 将和C2-in-D 一样，</text:span><text:soft-page-break/><text:span text:style-name="T439">因为它是完整对象D中的活动的V3虚基类。在一个派生自D中的针对子对象D的sub-VTT中，有些项可能是construction virtual tables。</text:span>)</text:p>
      <text:p text:style-name="P83">// 4. virtual VTTs:</text:p>
      <text:p text:style-name="P83"><text:tab/>// (V1 has no virtual bases)</text:p>
      <text:p text:style-name="P84">[11] V2 * (V2 has virtual bases)</text:p>
      <text:p text:style-name="P85">[12]<text:tab/>V1-in-V2 in D * (secondary vptr, V1 is virtual)</text:p>
      <text:p text:style-name="P86"><text:tab/><text:tab/>(A2 is primary base of V1)</text:p>
      <text:p text:style-name="P86"><text:tab/>// (V3 has no virtual bases)</text:p>
      <text:p text:style-name="P86">如果<text:span text:style-name="T440"> A2 是V1的一个虚基类，VTT会包含更多的元素(练习留给我们聪明的读者吧)。</text:span></text:p>
      <text:p text:style-name="P71">2.6.<text:span text:style-name="T442">3</text:span> <text:span text:style-name="T443">Construction Virtual Table Layout(构造虚表布局)</text:span></text:p>
      <text:p text:style-name="P50">一个完整对象<text:span text:style-name="T444">的construction virtual table 会被生成在虚表所在的子对象中。所以类C的一个完整对象的虚表结构包括，排名不分先后：</text:span></text:p>
      <text:p text:style-name="P58"><text:tab/>*<text:span text:style-name="T445">C的主虚表组(main virtual table group)，比如，指向primary virtual pointer(在offset 0) 指向地址的虚表，以及它的纯基类虚表。以及虚基类的虚表。</text:span></text:p>
      <text:p text:style-name="P59"><text:tab/>*任何被非虚和虚基类需要的construction virtual tables;以及</text:p>
      <text:p text:style-name="P59"><text:tab/>*C的VTT数组，提供上面的location 信息。</text:p>
      <text:p text:style-name="P59">VTT数组<text:span text:style-name="T446">是通过它自己的mangled external name来被应用的，construction virtual tables是通过VTT数组来访问的，所以后者没有external names。</text:span></text:p>
      <text:p text:style-name="P88">2.6.<text:span text:style-name="T447">4</text:span> <text:span text:style-name="T443">Construction Virtual Table entries(构造虚表项)</text:span></text:p>
      <text:p text:style-name="P60">就像上面虚表布局描述的那样，纯基类子对象<text:span text:style-name="T448">B(派生类D的)的construction virtual table group和一个完整的B类型对象的main virtual table group 没有同序且内容相同的项。有的这些基类子对象可能并不需要construction virtual tables，因此他们并没有出现在construction virtual table group中，即使子对象的虚表出现在了完整对象的main virtual table group中。</text:span></text:p>
      <text:p text:style-name="P60">一些<text:span text:style-name="T449">construction virtual table 项的值将会不同于相应的既在B的main virtual table group又在B-in-D的虚表组中的，主要是因为和一个单独的B对象比起来，B的虚基类会在一个D对象中会在不同的相对偏移，就像下面这样:</text:span></text:p>
      <text:p text:style-name="P61"><text:tab/>1。虚基类的偏移影响了一个full D 对象中的虚基类的位置。</text:p>
      <text:p text:style-name="P62"><text:tab/>2。类似的，vcall offsets会影响一个完整对象D内部被重载的或者重载类的相对位置。</text:p>
      <text:p text:style-name="P67"><text:span text:style-name="T450"><text:tab/>3。T</text:span><text:span text:style-name="T453">he offset-to-top fields refer to B (and B's in particular will therefore be zero)</text:span><text:span text:style-name="T454">。</text:span></text:p>
      <text:p text:style-name="P32"><text:tab/>4。RTTI指针指向B的RTTI。</text:p>
      <text:p text:style-name="P68"><text:span text:style-name="T453"><text:tab/>5。</text:span><text:span text:style-name="T455">只有在B和它的基类中的函数会被虚函数解析所考虑。</text:span></text:p>
      <text:p text:style-name="P33"><text:soft-page-break/></text:p>
      <text:p text:style-name="P89">2.7 Array Operator new Cookies</text:p>
      <text:p text:style-name="P63">当 operator new<text:span text:style-name="T456">被用于创建一个新的数组的时候，一个cookie常常会被同时创建来保存分配的长度(也就是数组元素的数目)一边它可以被正确的释放。</text:span></text:p>
      <text:p text:style-name="P63">特例<text:span text:style-name="T457">是：</text:span></text:p>
      <text:p text:style-name="P109"><text:span text:style-name="T310"><text:tab/>*如果数组元素类型</text:span><text:span text:style-name="T311">T有一个trivial(平凡的) destructor(12.4[class.dtor]) 并且</text:span><text:span text:style-name="T313">usual (array) deallocation function (3.7.3.2 [basic.stc.dynamic.deallocation]) function不带有</text:span><text:span text:style-name="T314">2个参数</text:span><text:span text:style-name="T315">，那么不会有cookie创建</text:span><text:span text:style-name="T314">。</text:span></text:p>
      <text:p text:style-name="P110"><text:span text:style-name="T314"><text:tab/></text:span><text:span text:style-name="T316">(注意: 如果</text:span><text:span text:style-name="T336">usual array deallocation function带有</text:span><text:span text:style-name="T337">2个参数，那么它是一个成员函数，它的第二个参数是size_t类型的</text:span><text:span text:style-name="T316">)</text:span><text:span text:style-name="T317">。标准保证(</text:span><text:bookmark text:name="array-cookies"/><text:span text:style-name="T418">(</text:span><text:span text:style-name="T336">12.5 [class.free]</text:span><text:span text:style-name="T317">)</text:span><text:span text:style-name="T318">这个函数会被传递给之前的new表达式分配了多少字节</text:span><text:span text:style-name="T319">)。</text:span></text:p>
      <text:p text:style-name="P111"><text:span text:style-name="T319"><text:tab/></text:span><text:span text:style-name="T313">*</text:span><text:span text:style-name="T320">如果new operator 是被这样使用的 ::operator new[] (size_t , void*)，那么不会有cookie被创建</text:span><text:span text:style-name="T321">。</text:span></text:p>
      <text:p text:style-name="P112"><text:span text:style-name="T321"><text:tab/></text:span><text:span text:style-name="T313">*否则，此ABI需要按照如下的步骤创建一个cookie：</text:span></text:p>
      <text:p text:style-name="P112"><text:span text:style-name="T313"><text:tab/><text:tab/></text:span><text:span text:style-name="T323">*</text:span><text:span text:style-name="T313">此cookie的大小将会是sizeof(size_t)</text:span><text:span text:style-name="T322">。</text:span></text:p>
      <text:p text:style-name="P113"><text:span text:style-name="T322"><text:tab/></text:span><text:span text:style-name="T313"><text:tab/></text:span><text:span text:style-name="T324">*使得align是size_t 和数组中被分配元素的最大对齐值。</text:span></text:p>
      <text:p text:style-name="P114"><text:span text:style-name="T324"><text:tab/></text:span><text:span text:style-name="T313"><text:tab/>*使得</text:span><text:span text:style-name="T325">padding 是sizeof(size_t)和上面align的最大值</text:span></text:p>
      <text:p text:style-name="P115"><text:span text:style-name="T325"><text:tab/></text:span><text:span text:style-name="T313"><text:tab/>*</text:span><text:span text:style-name="T326">给数组分配的空间应该是数组本身需要的空间+padding占据</text:span><text:span text:style-name="T327">的空间。</text:span></text:p>
      <text:p text:style-name="P116"><text:span text:style-name="T327"><text:tab/></text:span><text:span text:style-name="T313"><text:tab/>*</text:span><text:span text:style-name="T328">为数组分配的空间的按照上面</text:span><text:span text:style-name="T329">的</text:span><text:span text:style-name="T328">align字节对齐。</text:span></text:p>
      <text:p text:style-name="P117"><text:span text:style-name="T328"><text:tab/></text:span><text:span text:style-name="T313"><text:tab/>*数组</text:span><text:span text:style-name="T330">数据将会起始于数组分配地址的地一个align对齐</text:span><text:span text:style-name="T331">的地址。</text:span></text:p>
      <text:p text:style-name="P118"><text:span text:style-name="T331"><text:tab/></text:span><text:span text:style-name="T313"><text:tab/>*</text:span><text:span text:style-name="T332">cookie数据会被存储于数组数据紧前面的sizeof(size_t)的字节空间中</text:span><text:span text:style-name="T333">。</text:span></text:p>
      <text:p text:style-name="P65"><text:tab/>这些规则会导致：</text:p>
      <text:p text:style-name="P119"><text:span text:style-name="T313"><text:tab/><text:tab/>*数组元素</text:span><text:span text:style-name="T334">和cookie是自然对齐的。</text:span></text:p>
      <text:p text:style-name="P66"><text:tab/><text:tab/>*如果sizeof(size_t)小于数组元素对其值，那么就需要padding了，一旦padding 出现，将会位于cookie的紧前面。</text:p>
      <text:p text:style-name="P120"><text:span text:style-name="T313">按照上面</text:span><text:span text:style-name="T335">的描述，下面是处理new (args) T[n]的伪代码：</text:span></text:p>
      <text:p text:style-name="P288"><text:bookmark text:name="array-cookies1"/>if T has a trivial destructor (C++ standard, 12.4/3)</text:p>
      <text:p text:style-name="P290"><text:s text:c="4"/><text:span text:style-name="T420">padding = 0</text:span></text:p>
      <text:p text:style-name="P290"><text:s text:c="2"/><text:span text:style-name="T420">else if we're using ::operator new[](size_t, void*)</text:span></text:p>
      <text:p text:style-name="P290"><text:s text:c="4"/><text:span text:style-name="T420">padding = 0</text:span></text:p>
      <text:p text:style-name="P290"><text:s text:c="2"/><text:span text:style-name="T420">else</text:span></text:p>
      <text:p text:style-name="P290"><text:s text:c="4"/><text:span text:style-name="T420">padding = max(sizeof(size_t), alignof(T))</text:span></text:p>
      <text:p text:style-name="P293"/>
      <text:p text:style-name="P290"><text:s text:c="2"/><text:span text:style-name="T420">p = operator new[](n * sizeof(T) + padding, ARGS)</text:span></text:p>
      <text:p text:style-name="P290"><text:s text:c="2"/><text:span text:style-name="T420">p1 = (T*) ( (char *)p + padding )</text:span></text:p>
      <text:p text:style-name="P293"/>
      <text:p text:style-name="P290"><text:soft-page-break/><text:s text:c="2"/><text:span text:style-name="T420">if padding &gt; 0</text:span></text:p>
      <text:p text:style-name="P290"><text:s text:c="4"/><text:span text:style-name="T420">*( (size_t *)p1 - 1) = n</text:span></text:p>
      <text:p text:style-name="P293"/>
      <text:p text:style-name="P290"><text:s text:c="2"/><text:span text:style-name="T420">for i = [0, n)</text:span></text:p>
      <text:p text:style-name="P290"><text:s text:c="4"/><text:span text:style-name="T420">create a T, using the default constructor, at p1[i]</text:span></text:p>
      <text:p text:style-name="P293"/>
      <text:p text:style-name="P283"><text:span text:style-name="T32"><text:s text:c="2"/></text:span><text:span text:style-name="T73">return p1</text:span></text:p>
      <text:p text:style-name="P207">2.8 Initialization Guard Variables(初始化保护变量)</text:p>
      <text:p text:style-name="P210">与每个函数范围相关的静态变量需要运行时构造<text:span text:style-name="T458">是一个guard variable(保护变量)，这个guard variable变量被用于保证这里的构造只发生一次，它的名字的mangle是基于guarded object (被)保护对象名字的mangling的，以便区分使用了相同guard的函数实例(比如由于内联)。</text:span></text:p>
      <text:p text:style-name="P211">gurad 变量的大小是64bit，当初始化相关变量的时候第一个字节为0,当初始化完成后第一个字节为1。其他字节的使用取决与具体实现是怎么定义的。</text:p>
      <text:p text:style-name="P211">应用<text:span text:style-name="T459">guard 变量的api可以参见 3.3.2小节。</text:span></text:p>
      <text:p text:style-name="P208">2.9 Run-Time Type Information(RTTI)</text:p>
      <text:p text:style-name="P200">2.9.1 General</text:p>
      <text:p text:style-name="P224"><text:span text:style-name="T338">C++编程语言主要出于</text:span><text:span text:style-name="T339">3个目的</text:span><text:span text:style-name="T338">定义</text:span><text:span text:style-name="T339">了</text:span><text:span text:style-name="T462">运行时信息</text:span><text:span text:style-name="T463">:</text:span></text:p>
      <text:p text:style-name="P225"><text:span text:style-name="T462"><text:tab/></text:span><text:span text:style-name="T506">a.支持typeid operator。</text:span></text:p>
      <text:p text:style-name="P228"><text:tab/>b.将一个抛出的对象和一个异常处理器进行匹配，以及</text:p>
      <text:p text:style-name="P228"><text:tab/>c.实现dynamic_cast operator。</text:p>
      <text:p text:style-name="P229">(c)只需要关于多态类类型的类型信息，但是(a)和(b)还可以应用到其他类型;比如，当一个指向int的指针被抛出，他可以被一个捕获"int const*"的处理器所捕获。</text:p>
      <text:p text:style-name="P226"><text:span text:style-name="T461">两个</text:span><text:span text:style-name="T464">type_info 指针指向相等的类型描述符，当前仅当他们的指针相等。所有的实现必须满足此条件，比如，通过使用符号预占位(symbol preemption)，COMDAT secionts，或者其他的机制。</text:span></text:p>
      <text:p text:style-name="P227"><text:span text:style-name="T464">!注意</text:span><text:span text:style-name="T461"> 被一个RTTI描述符描述的完整的结构(full structure)可能包含不完整的类型(标准不要求完整)，虽然不在可能导致模糊(ambiguity)的上下文</text:span><text:span text:style-name="T465">。因此，任何RTTI</text:span><text:span text:style-name="T466">中的</text:span><text:span text:style-name="T465">creoss-references (交叉引用)</text:span><text:span text:style-name="T466">到不知道是否完整的类型必须是弱符号引用(weak symbol reference</text:span><text:span text:style-name="T467">s</text:span><text:span text:style-name="T466">)</text:span><text:span text:style-name="T468">。</text:span></text:p>
      <text:p text:style-name="P202"><text:span text:style-name="T468">2.9.</text:span><text:span text:style-name="T484">2</text:span><text:span text:style-name="T468"> Pl</text:span><text:span text:style-name="T469">ace Of Emission</text:span><text:span text:style-name="T470">(</text:span><text:span text:style-name="T471">生产RTTI的时机</text:span><text:span text:style-name="T470">)</text:span></text:p>
      <text:p text:style-name="P212"><text:soft-page-break/><text:span text:style-name="T507">总是应该减少</text:span><text:span text:style-name="T508">RTTI出现的地方。对于多态类类型，相似的问题在生成虚函数表的时候也出现过，因此RTTI描述符应该和此类型的primary virtual table 一起生成。对于其他类型，他们必需在隐含使用的地方被生成，比如：包含了typeid,throw或catch的对象文件</text:span><text:span text:style-name="T509">中。</text:span></text:p>
      <text:p text:style-name="P212"><text:span text:style-name="T509">基本类型</text:span><text:span text:style-name="T510">的RTTI信息会被放在运行时支持库中(对于gcc</text:span><text:span text:style-name="T511">/g++</text:span><text:span text:style-name="T510">是libstdc++/libsupc++/typeinfo文件)</text:span><text:span text:style-name="T512">，特别的运行时库应该包含这些基本类型(比如基本类型X)的X , X* 以及 X const* 版本，X可以取值为:void , bool , wchar_t , char , unsigned char, signed char , short , unsigned short , int , unsigned int , long , unsigned long , long l ong , unsigned long long , float , double , long double。(注意，各种其他类类型的type_info 对象可能也在运行时支持库中，比如std::bad_alloc)</text:span></text:p>
      <text:p text:style-name="P201"><text:span text:style-name="T468">2.9.</text:span><text:span text:style-name="T483">3</text:span><text:span text:style-name="T468"> </text:span><text:span text:style-name="T472">The typeid Operator</text:span></text:p>
      <text:p text:style-name="P246">typeid operator 生成一个有下面接口的std::type_info 结构的引用:</text:p>
      <text:p text:style-name="P271"><text:bookmark text:name="typeid"/><text:span text:style-name="Source_20_Text">namespace std {</text:span></text:p>
      <text:p text:style-name="P291"><text:span text:style-name="Source_20_Text"><text:span text:style-name="T32"><text:s text:c="4"/></text:span></text:span><text:span text:style-name="Source_20_Text"><text:span text:style-name="T73">class type_info {</text:span></text:span></text:p>
      <text:p text:style-name="P291"><text:span text:style-name="Source_20_Text"><text:span text:style-name="T32"><text:s text:c="6"/></text:span></text:span><text:span text:style-name="Source_20_Text"><text:span text:style-name="T73">public:</text:span></text:span></text:p>
      <text:p text:style-name="P291"><text:span text:style-name="Source_20_Text"><text:span text:style-name="T32"><text:s text:c="8"/></text:span></text:span><text:span text:style-name="Source_20_Text"><text:span text:style-name="T73">virtual ~type_info();</text:span></text:span></text:p>
      <text:p text:style-name="P291"><text:span text:style-name="Source_20_Text"><text:span text:style-name="T32"><text:s text:c="8"/></text:span></text:span><text:span text:style-name="Source_20_Text"><text:span text:style-name="T73">bool operator==(const type_info &amp;) const;</text:span></text:span></text:p>
      <text:p text:style-name="P291"><text:span text:style-name="Source_20_Text"><text:span text:style-name="T32"><text:s text:c="8"/></text:span></text:span><text:span text:style-name="Source_20_Text"><text:span text:style-name="T73">bool operator!=(const type_info &amp;) const;</text:span></text:span></text:p>
      <text:p text:style-name="P291"><text:span text:style-name="Source_20_Text"><text:span text:style-name="T32"><text:s text:c="8"/></text:span></text:span><text:span text:style-name="Source_20_Text"><text:span text:style-name="T73">bool before(const type_info &amp;) const;</text:span></text:span></text:p>
      <text:p text:style-name="P291"><text:span text:style-name="Source_20_Text"><text:span text:style-name="T32"><text:s text:c="8"/></text:span></text:span><text:span text:style-name="Source_20_Text"><text:span text:style-name="T73">const char* name() const;</text:span></text:span></text:p>
      <text:p text:style-name="P291"><text:span text:style-name="Source_20_Text"><text:span text:style-name="T32"><text:s text:c="6"/></text:span></text:span><text:span text:style-name="Source_20_Text"><text:span text:style-name="T73">private:</text:span></text:span></text:p>
      <text:p text:style-name="P291"><text:span text:style-name="Source_20_Text"><text:span text:style-name="T32"><text:s text:c="8"/></text:span></text:span><text:span text:style-name="Source_20_Text"><text:span text:style-name="T73">type_info (const type_info&amp; rhs);</text:span></text:span></text:p>
      <text:p text:style-name="P291"><text:span text:style-name="Source_20_Text"><text:span text:style-name="T32"><text:s text:c="8"/></text:span></text:span><text:span text:style-name="Source_20_Text"><text:span text:style-name="T73">type_info&amp; operator= (const type_info&amp; rhs);</text:span></text:span></text:p>
      <text:p text:style-name="P291"><text:span text:style-name="Source_20_Text"><text:span text:style-name="T32"><text:s text:c="4"/></text:span></text:span><text:span text:style-name="Source_20_Text"><text:span text:style-name="T73">};</text:span></text:span></text:p>
      <text:p text:style-name="P281"><text:span text:style-name="Source_20_Text"><text:span text:style-name="T32"><text:s text:c="2"/></text:span></text:span><text:span text:style-name="Source_20_Text"><text:span text:style-name="T73">}</text:span></text:span></text:p>
      <text:p text:style-name="P213"><text:span text:style-name="T461">在链接和加载后，只有一个</text:span><text:span text:style-name="T474">std::type_info结构可以通过，</text:span><text:span text:style-name="T473">此ABI定义的</text:span><text:span text:style-name="T461">任何特定完整的类型符号(参见Vague Linkage)</text:span><text:span text:style-name="T473">的external name </text:span><text:span text:style-name="T474">来访问。因此</text:span><text:span text:style-name="T475">，除了指向不完整类型的直接或间接的指针，</text:span><text:span text:style-name="T476">当</text:span><text:span text:style-name="T475">相等或不等操作符(operator == and operator != )比较这些</text:span><text:span text:style-name="T476">type_info 对象的时候可以通过比较地址来进行:2个type_info 结构描述同一个类型，当且仅当他们是同一个结构(在相同地址)。然而</text:span><text:span text:style-name="T477">，在指针类型的情况下，指向不完整类型的直接或间接指针需要更加复杂的比较，</text:span><text:span text:style-name="T478">在描述</text:span><text:span text:style-name="T477">指针类型的RTTI布局</text:span><text:span text:style-name="T478">的时候会讲述这样复杂的比较算法</text:span><text:span text:style-name="T477">。</text:span></text:p>
      <text:p text:style-name="P214"><text:span text:style-name="T477">n</text:span><text:span text:style-name="T461">ame() 成员函数返回</text:span><text:span text:style-name="T479">此类型的</text:span><text:span text:style-name="T461">一个类型唯一的包含了mangled name的NTBS的地址</text:span><text:span text:style-name="T480">。他有一个此ABI定义的，允许一致性引用</text:span><text:span text:style-name="T481">的mangled name，Vague Linkage section指定了怎样生成一个唯一的拷贝。</text:span></text:p>
      <text:p text:style-name="P215"><text:span text:style-name="T481">在一个平坦</text:span><text:span text:style-name="T461">的地址空间(比如Itanium 架构),operator == ,operator != ,和before()成员函数可以简单的通过比较NTBS名字来实现。</text:span></text:p>
      <text:p text:style-name="P215"><text:span text:style-name="T461">这就意味着类型信息必须保存一个类型</text:span><text:span text:style-name="T482">的public的清晰的继承关系，也就是说const 和volatile修饰符应该被作用与类型。</text:span></text:p>
      <text:p text:style-name="P203"><text:span text:style-name="T468">2.9.</text:span><text:span text:style-name="T485">4</text:span><text:span text:style-name="T468"> </text:span><text:span text:style-name="T472">The </text:span><text:span text:style-name="T486">dynamic_cast</text:span><text:span text:style-name="T472"> Operator</text:span></text:p>
      <text:p text:style-name="P216"><text:soft-page-break/><text:span text:style-name="T513">虽然</text:span><text:span text:style-name="T460">dynamic_cast可以被用在指针和引用上面，但是从表示的角度来看，我们只需要关注多态类类型就可以了。也就是说，一些编译时处理的dynamic_cast操作符并不需要RTTI。其实只有3中真正的dynamic cast 操作符：</text:span></text:p>
      <text:p text:style-name="P216"><text:span text:style-name="T460"><text:tab/>*dynamic_cast&lt;void cv*&gt;</text:span><text:span text:style-name="T514">，它返回一个完整左值的指针。</text:span></text:p>
      <text:p text:style-name="P247"><text:tab/>*dynamic_cast 被作用于一个由纯基类到派生类的指针，以及：</text:p>
      <text:p text:style-name="P222"><text:span text:style-name="T515"><text:tab/>*</text:span><text:span text:style-name="T362">dynamic_cast across the hierarchy which can be seen as a cast to the complete lvalue and back to a sibling base.</text:span></text:p>
      <text:p text:style-name="P223">大部分的dynamic_cast 是被用在一个单一的继承关系中由基类向派生类的转换操作。</text:p>
      <text:p text:style-name="P204"><text:span text:style-name="T468">2.9.</text:span><text:span text:style-name="T487">5</text:span><text:span text:style-name="T468"> </text:span><text:span text:style-name="T472">RTTI</text:span><text:span text:style-name="T487"> Layout</text:span></text:p>
      <text:p text:style-name="P209"><text:span text:style-name="T461"><text:tab/></text:span><text:span text:style-name="T516">1. 下名</text:span><text:span text:style-name="T517">的类定义会被解释为按照ABI定义的类布局规则的默认布局。他们只指定了数据成员的布局，而没有指定下面给出的std::type_info类的标准定义的成员函数，也没有对这些类的成员函数暗含任何意思。</text:span></text:p>
      <text:p text:style-name="P209"><text:span text:style-name="T517">这些</text:span><text:span text:style-name="T518">类的虚成员函数应该只能在目标系统相应的运行时库中才能被使用。类的成员变量必需严格按照规范所要求的方式布局内存</text:span><text:span text:style-name="T519">。</text:span></text:p>
      <text:p text:style-name="P217"><text:span text:style-name="T460"><text:tab/>2.每个虚表</text:span><text:span text:style-name="T520">中应该包含一个描述了从指向该虚表的vptr到包含了此虚表的类对象起始地址的偏移(或者是说：从该对象的起始地址到指向该对象的primary virtual table的vptr的偏移)。这个虚表项</text:span><text:span text:style-name="T521">被用于实现dynamic_cast&lt;void cv*&gt;</text:span><text:span text:style-name="T522">，也会用于其他的truly dynamic casts(就是在2.9.4小节描述的那3</text:span><text:span text:style-name="T523">种</text:span><text:span text:style-name="T522">)</text:span><text:span text:style-name="T523">。此项位于</text:span><text:span text:style-name="T524">address point的前2个位置(也就是位置"-2")，此项会出现在所有虚表中，即使是那些有需积累但是没有虚函数的类的虚表。</text:span></text:p>
      <text:p text:style-name="P218"><text:span text:style-name="T524"><text:tab/></text:span><text:span text:style-name="T460">3.每个虚表应该包含一个指向std::type_info派生类对象的指针。此项位于address point的前1个位置(也就是位置"-1")。此项会出现在所有虚表中;对于那些有虚基类但是没有虚函数的类的虚表，此项为0</text:span><text:span text:style-name="T525">。</text:span></text:p>
      <text:p text:style-name="P218"><text:span text:style-name="T525">我们</text:span><text:span text:style-name="T526">为std::type_info 类增加了一个表示类型名的指针：</text:span></text:p>
      <text:p text:style-name="P248">class type_info {</text:p>
      <text:p text:style-name="P248"><text:tab/>... // 参见 2.9.3小节</text:p>
      <text:p text:style-name="P249"><text:tab/>private:</text:p>
      <text:p text:style-name="P249"><text:tab/><text:tab/>const char* __type_name;</text:p>
      <text:p text:style-name="P248">};</text:p>
      <text:p text:style-name="P251"><text:soft-page-break/><text:span text:style-name="T216">*</text:span><text:span text:style-name="T215">由于</text:span><text:bookmark text:name="typeid1"/><text:span text:style-name="Source_20_Text"><text:span text:style-name="T80">virtual ~type_info();</text:span></text:span><text:span text:style-name="Source_20_Text"><text:span text:style-name="T81">是虚函数，此类会在explicit members(其实就是成员函数和成员变量)包含一个vptr</text:span></text:span><text:span text:style-name="Source_20_Text"><text:span text:style-name="T82">。</text:span></text:span></text:p>
      <text:p text:style-name="P252"><text:span text:style-name="Source_20_Text"><text:span text:style-name="T83">*__type_name 是一个指向NTBS的指针，表示type的mangled 名字。</text:span></text:span></text:p>
      <text:p text:style-name="P252"><text:span text:style-name="Source_20_Text"><text:span text:style-name="T83">可能</text:span></text:span><text:span text:style-name="Source_20_Text"><text:span text:style-name="T84">的派生类有：</text:span></text:span></text:p>
      <text:p text:style-name="P253"><text:span text:style-name="Source_20_Text"><text:span text:style-name="T84"><text:tab/>* abi::__fundamental_type_info</text:span></text:span></text:p>
      <text:p text:style-name="P253"><text:span text:style-name="Source_20_Text"><text:span text:style-name="T84"><text:tab/>*abi::__array_type_info</text:span></text:span></text:p>
      <text:p text:style-name="P254"><text:span text:style-name="Source_20_Text"><text:span text:style-name="T85"><text:tab/>*abi::__function_type_info</text:span></text:span></text:p>
      <text:p text:style-name="P254"><text:span text:style-name="Source_20_Text"><text:span text:style-name="T85"><text:tab/>*abi::__enum_type_info</text:span></text:span></text:p>
      <text:p text:style-name="P254"><text:span text:style-name="Source_20_Text"><text:span text:style-name="T85"><text:tab/>*abi::__class_type_info</text:span></text:span></text:p>
      <text:p text:style-name="P254"><text:span text:style-name="Source_20_Text"><text:span text:style-name="T85"><text:tab/>*abi::__si_class_type_info</text:span></text:span></text:p>
      <text:p text:style-name="P254"><text:span text:style-name="Source_20_Text"><text:span text:style-name="T85"><text:tab/>*abi::__vmi_class_type_info</text:span></text:span></text:p>
      <text:p text:style-name="P254"><text:span text:style-name="Source_20_Text"><text:span text:style-name="T85"><text:tab/>*abi::__pbase_type_info</text:span></text:span></text:p>
      <text:p text:style-name="P255"><text:span text:style-name="Source_20_Text"><text:span text:style-name="T86"><text:tab/>*abi::__pointer_type_info</text:span></text:span></text:p>
      <text:p text:style-name="P255"><text:span text:style-name="Source_20_Text"><text:span text:style-name="T86"><text:tab/>*abi::__pointer_to_member_type_info</text:span></text:span></text:p>
      <text:p text:style-name="P256"><text:span text:style-name="Source_20_Text"><text:span text:style-name="T87">4.abi::_fundamental_type_info没有在std::type_info的基础上增加成员变量</text:span></text:span><text:span text:style-name="Source_20_Text"><text:span text:style-name="T88">。</text:span></text:span></text:p>
      <text:p text:style-name="P257"><text:span text:style-name="Source_20_Text"><text:span text:style-name="T88">5.abi::__array_type_info 和 abi::__function_type_info没有在std::type_info的基础上增加成员变量(这些类型只会被typeid operator所处理;在其他上下文中他们会decay)。abi::__enum_type_info 也不增加成员变量。</text:span></text:span></text:p>
      <text:p text:style-name="P258"><text:span text:style-name="Source_20_Text"><text:span text:style-name="T89">6.有3个不同的类型被用于表示用户自定义类型的类型信息：</text:span></text:span></text:p>
      <text:p text:style-name="P258"><text:span text:style-name="Source_20_Text"><text:span text:style-name="T89"><text:tab/>a.abi::__class_type_info 被用于没有基类的类类型，它同时也是另外2个类类型表示的基类。</text:span></text:span></text:p>
      <text:p text:style-name="P258"><text:span text:style-name="Source_20_Text"><text:span text:style-name="T89"><text:tab/><text:tab/>class<text:tab/>__class_type_info : public std::type_info {}</text:span></text:span></text:p>
      <text:p text:style-name="P259"><text:span text:style-name="Source_20_Text"><text:span text:style-name="T90"><text:tab/>当被指针引用时，RTTI 类也可能被用于不完整的类类型</text:span></text:span><text:span text:style-name="Source_20_Text"><text:span text:style-name="T91">，在这种情况下，必须避免抢占完整类类型的RTTI。比如通过</text:span></text:span><text:span text:style-name="Source_20_Text"><text:span text:style-name="T92">将它视为一个静态对象(没有外部链接属性)来生成其RTTI</text:span></text:span><text:span text:style-name="Source_20_Text"><text:span text:style-name="T93">。</text:span></text:span></text:p>
      <text:p text:style-name="P260"><text:span text:style-name="Source_20_Text"><text:span text:style-name="T94"><text:tab/>两个abi::__class_type_info对象通常可以通过比较它们</text:span></text:span><text:span text:style-name="Source_20_Text"><text:span text:style-name="T96">的NTSB名字地址</text:span></text:span><text:span text:style-name="Source_20_Text"><text:span text:style-name="T94">被比较，比如描述的类型的相等或者排序</text:span></text:span><text:span text:style-name="Source_20_Text"><text:span text:style-name="T95">。除此之外</text:span></text:span><text:span text:style-name="Source_20_Text"><text:span text:style-name="T97">，完整类的RTTI对象还可以通过比较他们的type_info地址来判断是否相等。</text:span></text:span></text:p>
      <text:p text:style-name="P261"><text:soft-page-break/><text:span text:style-name="Source_20_Text"><text:span text:style-name="T98"><text:tab/>b.对于只包含一个public ，非虚继承，且在偏移0父类的类(也就是说，如果基类是多态类，那么派生类肯定也是多态类)</text:span></text:span><text:span text:style-name="Source_20_Text"><text:span text:style-name="T99">，使用abi::_si_class_type_info来表示他的typeinf。</text:span></text:span><text:span text:style-name="Source_20_Text"><text:span text:style-name="T100">它在__class_type_info的基础上增加了一个</text:span></text:span><text:span text:style-name="Source_20_Text"><text:span text:style-name="T101">被声明为"__class_type_info const * __base_type"的</text:span></text:span><text:span text:style-name="Source_20_Text"><text:span text:style-name="T100">指向父类type_info结构</text:span></text:span><text:span text:style-name="Source_20_Text"><text:span text:style-name="T101">的指针:</text:span></text:span></text:p>
      <text:p text:style-name="P262"><text:span text:style-name="Source_20_Text"><text:span text:style-name="T102"><text:tab/><text:tab/>class __si_class_type_info : public __class_type_info {</text:span></text:span></text:p>
      <text:p text:style-name="P262"><text:span text:style-name="Source_20_Text"><text:span text:style-name="T102"><text:tab/><text:tab/><text:tab/>public:</text:span></text:span></text:p>
      <text:p text:style-name="P262"><text:span text:style-name="Source_20_Text"><text:span text:style-name="T102"><text:tab/><text:tab/><text:tab/><text:tab/>const __class_type_info *__base_type;</text:span></text:span></text:p>
      <text:p text:style-name="P262"><text:span text:style-name="Source_20_Text"><text:span text:style-name="T102"><text:tab/><text:tab/>};</text:span></text:span></text:p>
      <text:p text:style-name="P263"><text:span text:style-name="Source_20_Text"><text:span text:style-name="T103"><text:tab/>c.对于不满足__si_class_type_info约定，有基类的类，abi::__vmi_class_type_info被使用来表示RTTI信息。它是继承自abi::__class_type_info的：</text:span></text:span></text:p>
      <text:p text:style-name="P263"><text:span text:style-name="Source_20_Text"><text:span text:style-name="T103"><text:tab/><text:tab/>class __vmi_class_type_info : public __class_type_info {</text:span></text:span></text:p>
      <text:p text:style-name="P263"><text:span text:style-name="Source_20_Text"><text:span text:style-name="T103"><text:tab/><text:tab/><text:tab/>public:</text:span></text:span></text:p>
      <text:p text:style-name="P263"><text:span text:style-name="Source_20_Text"><text:span text:style-name="T103"><text:tab/><text:tab/><text:tab/><text:tab/>unsigned int __flags;</text:span></text:span></text:p>
      <text:p text:style-name="P263"><text:span text:style-name="Source_20_Text"><text:span text:style-name="T103"><text:tab/><text:tab/><text:tab/><text:tab/>unsigned int __base_count;</text:span></text:span></text:p>
      <text:p text:style-name="P263"><text:span text:style-name="Source_20_Text"><text:span text:style-name="T103"><text:tab/><text:tab/><text:tab/><text:tab/>__base_class_type_info __base_info[1];</text:span></text:span></text:p>
      <text:p text:style-name="P263"><text:span text:style-name="Source_20_Text"><text:span text:style-name="T103"><text:tab/><text:tab/><text:tab/><text:tab/>enum __flags_masks {</text:span></text:span></text:p>
      <text:p text:style-name="P263"><text:span text:style-name="Source_20_Text"><text:span text:style-name="T103"><text:tab/><text:tab/><text:tab/><text:tab/><text:tab/>__non_diamond_repeat_mask = 0x01,</text:span></text:span></text:p>
      <text:p text:style-name="P263"><text:span text:style-name="Source_20_Text"><text:span text:style-name="T103"><text:tab/><text:tab/><text:tab/><text:tab/><text:tab/>__diamond_shaped_mask = 0x2</text:span></text:span></text:p>
      <text:p text:style-name="P263"><text:span text:style-name="Source_20_Text"><text:span text:style-name="T103"><text:tab/><text:tab/><text:tab/><text:tab/>};</text:span></text:span></text:p>
      <text:p text:style-name="P263"><text:span text:style-name="Source_20_Text"><text:span text:style-name="T103"><text:tab/><text:tab/>};</text:span></text:span></text:p>
      <text:p text:style-name="P264"><text:span text:style-name="Source_20_Text"><text:span text:style-name="T104"><text:tab/><text:tab/>*</text:span></text:span><text:span text:style-name="Source_20_Text"><text:span text:style-name="T105">__flags 详细描述此类结构</text:span></text:span><text:span text:style-name="Source_20_Text"><text:span text:style-name="T106">，可以使用__flags_masks枚举来引用。</text:span></text:span></text:p>
      <text:p text:style-name="P265"><text:span text:style-name="Source_20_Text"><text:span text:style-name="T107"><text:tab/><text:tab/><text:tab/>* 0x01 : 类没有菱形继承关系</text:span></text:span></text:p>
      <text:p text:style-name="P265"><text:span text:style-name="Source_20_Text"><text:span text:style-name="T107"><text:tab/><text:tab/><text:tab/>* 0x02 : 类是菱形继承关系的</text:span></text:span></text:p>
      <text:p text:style-name="P266"><text:span text:style-name="Source_20_Text"><text:span text:style-name="T108"><text:tab/><text:tab/>这些flags描述了直接和间接基类。psABI定义了__flags域的类型</text:span></text:span><text:span text:style-name="Source_20_Text"><text:span text:style-name="T109">，但是必须起码16bits，对于64-bit的 Itanium ABI，它应该是unsigned int(32 bits)类型的。</text:span></text:span></text:p>
      <text:p text:style-name="P267"><text:soft-page-break/><text:span text:style-name="Source_20_Text"><text:span text:style-name="T110"><text:tab/><text:tab/>* __base_count 指定了直接纯基类描述符的数目。psABI定义了__base_count的类型，对于64-bit的 Itanium ABI，它应该是 unsigned int(32 bits)类型的。</text:span></text:span></text:p>
      <text:p text:style-name="P268"><text:span text:style-name="Source_20_Text"><text:span text:style-name="T111"><text:tab/><text:tab/>*__base_info[] 是一个基类描述符的数组，每一个描述符对因一个直接纯基类。每个描述符是如下类型的:</text:span></text:span></text:p>
      <text:p text:style-name="P268"><text:span text:style-name="Source_20_Text"><text:span text:style-name="T111"><text:tab/>struct abi::__base_class_type_info {</text:span></text:span></text:p>
      <text:p text:style-name="P268"><text:span text:style-name="Source_20_Text"><text:span text:style-name="T111"><text:tab/><text:tab/>public:</text:span></text:span></text:p>
      <text:p text:style-name="P268"><text:span text:style-name="Source_20_Text"><text:span text:style-name="T111"><text:tab/><text:tab/><text:tab/>const __class_type_info * __base_type;</text:span></text:span></text:p>
      <text:p text:style-name="P269"><text:span text:style-name="Source_20_Text"><text:span text:style-name="T112"><text:tab/><text:tab/><text:tab/>long __offset_flags;</text:span></text:span></text:p>
      <text:p text:style-name="P270"><text:span text:style-name="Source_20_Text"><text:span text:style-name="T112"><text:tab/><text:tab/><text:tab/>enum __offset_flags_masks {</text:span></text:span></text:p>
      <text:p text:style-name="P270"><text:span text:style-name="Source_20_Text"><text:span text:style-name="T113"><text:tab/><text:tab/><text:tab/><text:tab/>__virtual_mask = 0x1,</text:span></text:span></text:p>
      <text:p text:style-name="P270"><text:span text:style-name="Source_20_Text"><text:span text:style-name="T113"><text:tab/><text:tab/><text:tab/><text:tab/>__public_mask = 0x2,</text:span></text:span></text:p>
      <text:p text:style-name="P270"><text:span text:style-name="Source_20_Text"><text:span text:style-name="T113"><text:tab/><text:tab/><text:tab/><text:tab/>__offset_shift = 8</text:span></text:span></text:p>
      <text:p text:style-name="P270"><text:span text:style-name="Source_20_Text"><text:span text:style-name="T112"><text:tab/><text:tab/></text:span></text:span><text:span text:style-name="Source_20_Text"><text:span text:style-name="T113"><text:tab/></text:span></text:span><text:span text:style-name="Source_20_Text"><text:span text:style-name="T112">};</text:span></text:span></text:p>
      <text:p text:style-name="P268"><text:span text:style-name="Source_20_Text"><text:span text:style-name="T111"><text:tab/>};</text:span></text:span></text:p>
      <text:p text:style-name="P230"><text:tab/>__base_type 指向基类类型的RTTI。</text:p>
      <text:p text:style-name="P231"><text:tab/>除了__offset_flags的低8位，所有的都是有符号的偏移(signed offset)。对于一个非虚基类，此偏移是基类子对象在此对象中的偏移。对于一个虚基类，此偏移是在被引用的虚基类的虚表偏移的虚表中<text:span text:style-name="T527">的偏移(负的)</text:span>。</text:p>
      <text:p text:style-name="P232">__offset_flags的低字节保存了<text:span text:style-name="T528">在__offset_flags_mask中给出的</text:span>flags。</text:p>
      <text:p text:style-name="P233"><text:tab/>* 0x1 : Base class is virtual</text:p>
      <text:p text:style-name="P233"><text:tab/>* 0x2 : Base class is public</text:p>
      <text:p text:style-name="P234">！注意最终结构体是变长的，因为最终的大小依赖于附加的基类描述符的数目。</text:p>
      <text:p text:style-name="P235">7. abi::__pbase_type_info 是是指针以及指向成员的指针类型的基类。它添加了2个成员变量：</text:p>
      <text:p text:style-name="P235"><text:tab/>class __pbase_type_info : public std::type_info {</text:p>
      <text:p text:style-name="P235"><text:soft-page-break/><text:tab/><text:tab/>public:</text:p>
      <text:p text:style-name="P235"><text:tab/><text:tab/><text:tab/>unsigned int __flags;</text:p>
      <text:p text:style-name="P235"><text:tab/><text:tab/><text:tab/>const std::type_info * __pointee;</text:p>
      <text:p text:style-name="P235"><text:tab/><text:tab/><text:tab/>enum __masks{</text:p>
      <text:p text:style-name="P236"><text:tab/><text:tab/><text:tab/><text:tab/>__const_mask = 0x1,</text:p>
      <text:p text:style-name="P236"><text:tab/><text:tab/><text:tab/><text:tab/>__volatile_mask = 0x2,</text:p>
      <text:p text:style-name="P236"><text:tab/><text:tab/><text:tab/><text:tab/>__restrict_mask = 0x4,</text:p>
      <text:p text:style-name="P236"><text:tab/><text:tab/><text:tab/><text:tab/>__incomplete_mask = 0x8,</text:p>
      <text:p text:style-name="P236"><text:tab/><text:tab/><text:tab/><text:tab/>__incomplete_class_mask = 0x10</text:p>
      <text:p text:style-name="P235"><text:span text:style-name="T529"><text:tab/><text:tab/><text:tab/></text:span>};</text:p>
      <text:p text:style-name="P235"><text:tab/>};</text:p>
      <text:p text:style-name="P237"><text:tab/>* __flags 是一个描述了类型指向<text:span text:style-name="T530">的</text:span>cv修饰符(const volatile)<text:span text:style-name="T531">和其他属性的标识(比如 语句int volatile*会使得__flags的volatile 位被设置);以及</text:span></text:p>
      <text:p text:style-name="P238"><text:tab/>* __pointee 是一个指向那些用于被指向没有修饰符的std::type_info派生类的指针，</text:p>
      <text:p text:style-name="P238">注意<text:span text:style-name="T532"> __flags不应该be folded into为指针，以便将来扩充额外的flags。它包含了下面的bits，可以使用 enum __masks中定义的flags来引用:</text:span></text:p>
      <text:p text:style-name="P239"><text:tab/>*0x1 : __pointee 类型有const 修饰符</text:p>
      <text:p text:style-name="P239"><text:tab/>*0x2 : __pointee 类型<text:span text:style-name="T533">有</text:span>volatile 修饰符</text:p>
      <text:p text:style-name="P240"><text:tab/>*0x4 : __pointee 类型有restrict 修饰符</text:p>
      <text:p text:style-name="P240"><text:tab/>*0x8 : __pointee类型是不完整的</text:p>
      <text:p text:style-name="P240"><text:tab/>*0x10 <text:span text:style-name="T534">: 类包含的__pointee 是不完整的(in pointer to member)</text:span></text:p>
      <text:p text:style-name="P241">当 abi::_pbase_type_info 属于一个指向不完整类类型的直接或间接指针的时候，不完整目标类型flag会被设置。当它属于 属于一个指向不完整类类型成员的直接或间接指针的时候<text:span text:style-name="T535">，不完整类类型flag会被设置。此外，它和所有的处在直到向下到abi::__class_type_info中间的不完整类类型的abi::__pinter_type_info结</text:span><text:soft-page-break/><text:span text:style-name="T535">构必须被组织解析为相应完整类类型的type_info 结构，可以通过把它们都变成局部静态对象来实现这一点。最后，一个dummy class RTTI 会被为不完整类型生产，此dummy class RTTI不会被解析为最终完整类RTTI (因为后者不需要存在)，可以通过把它变成局部静态对象来实现这一点。</text:span></text:p>
      <text:p text:style-name="P242">2个abi::__pbase_type_info对象通常可以用他们的NTBS名字地址来进行相等或者排序的比较。此外，除非他俩都或者只有一个的不完整flag被设置了，这种情况下，相等测试可以通过type_info 地址来进行。</text:p>
      <text:p text:style-name="P243">8.abi::__pointer_type_info 由abi::__pbaes_type_info继承而来，没有添加任何成员变量。</text:p>
      <text:p text:style-name="P243">9.abi::__pointer_to_member_type_info 类型在abi::_pbase_type_info的基础上增加了一个域：</text:p>
      <text:p text:style-name="P243"><text:tab/>class __pointer_to_member_type_info : public _pbase_type_info {</text:p>
      <text:p text:style-name="P243"><text:tab/><text:tab/>public:</text:p>
      <text:p text:style-name="P243"><text:tab/><text:tab/><text:tab/>const abi::__class_type_info * __context;</text:p>
      <text:p text:style-name="P243"><text:tab/>};</text:p>
      <text:p text:style-name="P244"><text:tab/>*__context 是一个指向成员指针所在<text:span text:style-name="T536">类的</text:span>abi::__class_type_info的指针<text:span text:style-name="T537">。(比如，"int A::*"中的A的abi::__class_type_info)。</text:span></text:p>
      <text:p text:style-name="P245">！注意此ABI要求，如果一个多态类存在非内联的虚成员函数，那么他的虚表不能和第一个非内联的虚成员函数放在一起，如果不存在非内联的虚成员函数，那么虚表放在哪儿都行。因此<text:span text:style-name="T538">，一个实现应该包含起码一个非内联的虚成员函数，并且把它定义在库里，以避免用户代码无意的占用需表。由于标准要求要有一个虚析够函数，但是它其实很少会被用到，我们可以用它来替代(他也是个虚函数哦)。</text:span></text:p>
      <text:p text:style-name="P205"><text:span text:style-name="T468">2.9.</text:span><text:span text:style-name="T488">6 std::type_info::name()</text:span></text:p>
      <text:p text:style-name="P250">返回次类型的null-terminated 的mangled 名字。</text:p>
      <text:p text:style-name="P206"><text:span text:style-name="T468">2.9.</text:span><text:span text:style-name="T489">7 The dynamic_cast Algorithm</text:span></text:p>
      <text:p text:style-name="P219"><text:span text:style-name="T489">"</text:span><text:span text:style-name="T461">void cv*"的 dynamic casts是在编译时内联插入的，空指针和 非多态类(that are really static)的dynamic casts也一样。</text:span></text:p>
      <text:p text:style-name="P219"><text:span text:style-name="T461">对于形如</text:span><text:span text:style-name="T490">"dynamic_cast&lt;T&gt;(v)</text:span><text:span text:style-name="T493">(参见 [expr.dynamic_cast]</text:span><text:span text:style-name="T494"> 5.2.7/8</text:span><text:span text:style-name="T493">)</text:span><text:span text:style-name="T490">"的</text:span><text:span text:style-name="T461">真正</text:span><text:span text:style-name="T490">的dynamic casts需要</text:span><text:span text:style-name="T491">在run-time库中实现下面的test</text:span><text:span text:style-name="T492">:</text:span></text:p>
      <text:p text:style-name="P220"><text:span text:style-name="T492"><text:tab/></text:span><text:span text:style-name="T461">*如果，在v指向(或引用)的most derived </text:span><text:span text:style-name="T495">object 对象中</text:span><text:span text:style-name="T461">，</text:span><text:span text:style-name="T496">v指向(或引用)T对象的一个public base class 子对象[注意：这是可以在编译时检测的]，</text:span><text:span text:style-name="T497">且如果只有一个类型 </text:span><text:span text:style-name="T499">T</text:span><text:span text:style-name="T498">的对象</text:span><text:span text:style-name="T497">是派生自v指向(或引用)的子对象</text:span><text:span text:style-name="T500">，那么转换结果就是指向那个对象的一个指针(一个左值引用)</text:span><text:span text:style-name="T501">。</text:span></text:p>
      <text:p text:style-name="P221"><text:soft-page-break/><text:span text:style-name="T501"><text:tab/></text:span><text:span text:style-name="T461">*否则，如果v指向(或引用)most derived object的一个public base class subobject，并且类型most derived object 有一个T的清晰的public base class，那么转换结果就是指向</text:span><text:span text:style-name="T502">most derived object 对象的</text:span><text:span text:style-name="T461">T子对象的指针(一个左值引用)</text:span><text:span text:style-name="T504">。</text:span></text:p>
      <text:p text:style-name="P220"><text:span text:style-name="T461"><text:tab/>*否则</text:span><text:span text:style-name="T503">，运行时检测失败。</text:span></text:p>
      <text:p text:style-name="P220"><text:span text:style-name="T503">第一个</text:span><text:span text:style-name="T505">检测对应与一个"base-to-derived cast" 基类到派生类的转换，第二个检测对应于 一个"cross cast"。这些检测由abi::__dynamic_cast来实现:</text:span></text:p>
      <text:p text:style-name="P272"><text:span text:style-name="Source_20_Text">extern "C" </text:span></text:p>
      <text:p text:style-name="P291"><text:span text:style-name="Source_20_Text"><text:span text:style-name="T32"><text:s text:c="3"/></text:span></text:span><text:span text:style-name="Source_20_Text"><text:span text:style-name="T73">void* __dynamic_cast ( const void *sub,</text:span></text:span></text:p>
      <text:p text:style-name="P291"><text:span text:style-name="Source_20_Text"><text:span text:style-name="T32"><text:s text:c="26"/></text:span></text:span><text:span text:style-name="Source_20_Text"><text:span text:style-name="T73">const abi::__class_type_info *src,</text:span></text:span></text:p>
      <text:p text:style-name="P291"><text:span text:style-name="Source_20_Text"><text:span text:style-name="T32"><text:s text:c="26"/></text:span></text:span><text:span text:style-name="Source_20_Text"><text:span text:style-name="T73">const abi::__class_type_info *dst,</text:span></text:span></text:p>
      <text:p text:style-name="P291"><text:span text:style-name="Source_20_Text"><text:span text:style-name="T32"><text:s text:c="26"/></text:span></text:span><text:span text:style-name="Source_20_Text"><text:span text:style-name="T73">std::ptrdiff_t src2dst_offset);</text:span></text:span></text:p>
      <text:p text:style-name="P291"><text:span text:style-name="Source_20_Text"><text:span text:style-name="T32"><text:s text:c="3"/></text:span></text:span><text:span text:style-name="Source_20_Text"><text:span text:style-name="T73">/* sub: source address to be adjusted; nonnull, and since the</text:span></text:span></text:p>
      <text:p text:style-name="P291"><text:span text:style-name="Source_20_Text"><text:span text:style-name="T32"><text:s text:c="4"/></text:span></text:span><text:span text:style-name="Source_20_Text"><text:span text:style-name="T73">* <text:s text:c="5"/>source object is polymorphic, *(void**)sub is a virtual</text:span></text:span></text:p>
      <text:p text:style-name="P291"><text:span text:style-name="Source_20_Text"><text:span text:style-name="T32"><text:s text:c="4"/></text:span></text:span><text:span text:style-name="Source_20_Text"><text:span text:style-name="T73">pointer.</text:span></text:span></text:p>
      <text:p text:style-name="P291"><text:span text:style-name="Source_20_Text"><text:span text:style-name="T32"><text:s text:c="4"/></text:span></text:span><text:span text:style-name="Source_20_Text"><text:span text:style-name="T73">* src: static type of the source object.</text:span></text:span></text:p>
      <text:p text:style-name="P291"><text:span text:style-name="Source_20_Text"><text:span text:style-name="T32"><text:s text:c="4"/></text:span></text:span><text:span text:style-name="Source_20_Text"><text:span text:style-name="T73">* dst: destination type (the "T" in "dynamic_cast&lt;T&gt;(v)").</text:span></text:span></text:p>
      <text:p text:style-name="P291"><text:span text:style-name="Source_20_Text"><text:span text:style-name="T32"><text:s text:c="4"/></text:span></text:span><text:span text:style-name="Source_20_Text"><text:span text:style-name="T73">* src2dst_offset: a static hint about the location of the</text:span></text:span></text:p>
      <text:p text:style-name="P291"><text:span text:style-name="Source_20_Text"><text:span text:style-name="T32"><text:s text:c="4"/></text:span></text:span><text:span text:style-name="Source_20_Text"><text:span text:style-name="T73">* <text:s text:c="3"/>source subobject with respect to the complete object;</text:span></text:span></text:p>
      <text:p text:style-name="P291"><text:span text:style-name="Source_20_Text"><text:span text:style-name="T32"><text:s text:c="4"/></text:span></text:span><text:span text:style-name="Source_20_Text"><text:span text:style-name="T73">* <text:s text:c="3"/>special negative values are:</text:span></text:span></text:p>
      <text:p text:style-name="P291"><text:span text:style-name="Source_20_Text"><text:span text:style-name="T32"><text:s text:c="4"/></text:span></text:span><text:span text:style-name="Source_20_Text"><text:span text:style-name="T73">* <text:s text:c="6"/>-1: no hint</text:span></text:span></text:p>
      <text:p text:style-name="P291"><text:span text:style-name="Source_20_Text"><text:span text:style-name="T32"><text:s text:c="4"/></text:span></text:span><text:span text:style-name="Source_20_Text"><text:span text:style-name="T73">* <text:s text:c="6"/>-2: src is not a public base of dst</text:span></text:span></text:p>
      <text:p text:style-name="P291"><text:span text:style-name="Source_20_Text"><text:span text:style-name="T32"><text:s text:c="4"/></text:span></text:span><text:span text:style-name="Source_20_Text"><text:span text:style-name="T73">* <text:s text:c="6"/>-3: src is a multiple public base type but never a</text:span></text:span></text:p>
      <text:p text:style-name="P291"><text:span text:style-name="Source_20_Text"><text:span text:style-name="T32"><text:s text:c="4"/></text:span></text:span><text:span text:style-name="Source_20_Text"><text:span text:style-name="T73">* <text:s text:c="10"/>virtual base type</text:span></text:span></text:p>
      <text:p text:style-name="P291"><text:span text:style-name="Source_20_Text"><text:span text:style-name="T32"><text:s text:c="4"/></text:span></text:span><text:span text:style-name="Source_20_Text"><text:span text:style-name="T73">* <text:s text:c="3"/>otherwise, the src type is a unique public nonvirtual</text:span></text:span></text:p>
      <text:p text:style-name="P291"><text:span text:style-name="Source_20_Text"><text:span text:style-name="T32"><text:s text:c="4"/></text:span></text:span><text:span text:style-name="Source_20_Text"><text:span text:style-name="T73">* <text:s text:c="3"/>base type of dst at offset src2dst_offset from the</text:span></text:span></text:p>
      <text:p text:style-name="P291"><text:span text:style-name="Source_20_Text"><text:span text:style-name="T32"><text:s text:c="4"/></text:span></text:span><text:span text:style-name="Source_20_Text"><text:span text:style-name="T73">* <text:s text:c="3"/>origin of dst.</text:span></text:span></text:p>
      <text:p text:style-name="P281"><text:span text:style-name="Source_20_Text"><text:span text:style-name="T32"><text:s text:c="4"/></text:span></text:span><text:span text:style-name="Source_20_Text"><text:span text:style-name="T73">*/</text:span></text:span></text:p>
      <text:p text:style-name="P190">!Rationale:</text:p>
      <text:p text:style-name="P191"><text:span text:style-name="T539"><text:tab/></text:span><text:span text:style-name="T434">*</text:span><text:span text:style-name="T120">A simple dynamic_cast algorithm that is efficient in the common case of base-to-most-derived </text:span><text:span text:style-name="T121"><text:tab/></text:span><text:span text:style-name="T120">cast case is preferable to more sophisticated ideas that handle deep-base-to-in-between-derived </text:span><text:span text:style-name="T121"><text:tab/></text:span><text:span text:style-name="T120">casts more efficiently at a slight cost to the common case. Hence, an earlier scheme of providing </text:span><text:span text:style-name="T121"><text:tab/></text:span><text:span text:style-name="T120">a hash-table into the list of base classes (as is done e.g. in the HP aC++ compiler) was dropped.</text:span></text:p>
      <text:list xml:id="list5180571197041393016" text:style-name="L1">
        <text:list-header>
          <text:p text:style-name="P409"><text:span text:style-name="T540">*</text:span>For similar reasons, we only keep direct base information about a class type. Indirect base information can be found by chasing type_info pointers (and care should be taken to determine ambiguous base class types).</text:p>
          <text:p text:style-name="P409"><text:span text:style-name="T541">*</text:span>The GNU egcs development team has implemented an idea of this ABI group to accelerate dynamic_cast operations by a-posteriori checking a "likely outcome". This is the purpose of the src2dst_offset hint. An implementation is free to always pass -1 (no hint), or to always ignore the hint in __dynamic_cast.</text:p>
        </text:list-header>
      </text:list>
      <text:p text:style-name="P295"><text:line-break/><text:span text:style-name="T219">2.9.</text:span><text:span text:style-name="T221">8</text:span><text:span text:style-name="T220"> </text:span><text:span text:style-name="T222">The Exception Handler Matching Algorithm(异常处理匹配算法)</text:span></text:p>
      <text:p text:style-name="P298"><text:soft-page-break/><text:span text:style-name="T236">由于RTTI相关</text:span><text:span text:style-name="T237">的异常处理是是因人而异的，所以没必要在此文档中指定什么(不像是RTTI data那样)。</text:span></text:p>
      <text:h text:style-name="Heading_20_3" text:outline-level="3"><text:span text:style-name="T237">第</text:span><text:span text:style-name="T238">三</text:span><text:span text:style-name="T237">章：函数调用约定</text:span><text:span text:style-name="T239">和APIs</text:span></text:h>
      <text:p text:style-name="P192"><text:span text:style-name="T239">通常</text:span><text:span text:style-name="T235">，当C中有类似的构造的时候，此ABI中C++的调用约定和下层psABI为C定义的调用约定是一样的</text:span><text:span text:style-name="T240">。本章说明</text:span><text:span text:style-name="T241">了按照C++寓意而特有的，或者C中没有类似的，函数调用约定。也指定了各种位于ABI一致的的辅助库中工具函数API。此外</text:span><text:span text:style-name="T242">，本文档应用的描述异常处理的文档定义了大量的运行时工具API函数。</text:span></text:p>
      <text:p text:style-name="P296"><text:span text:style-name="T218">3</text:span><text:span text:style-name="T219">.</text:span><text:span text:style-name="T218">1非虚函数调用约定</text:span></text:p>
      <text:p text:style-name="P297"><text:span text:style-name="T218">3.1.1</text:span><text:span text:style-name="T223">值参数(按值传递的参数)</text:span></text:p>
      <text:p text:style-name="P299"><text:span text:style-name="T225">通常</text:span><text:span text:style-name="T224">，包括传递全部或部分在寄存器中的类类型参数</text:span><text:span text:style-name="T226">，</text:span><text:span text:style-name="T224">C++按值传递的参数和C中的处理是一样的</text:span><text:span text:style-name="T227">。然而</text:span><text:span text:style-name="T228">，在一些特殊的情况下，比如参数类型有一个非平凡的拷贝构造或析够函数，调用者必须为临时拷贝分配空间，然后传递这个临时拷贝的引用。特别的：</text:span></text:p>
      <text:p text:style-name="P305"><text:tab/>*临时拷贝的空间是由调用者拷贝的，如果没有非平凡的拷贝构造或析够函数，那么就在普通的参数传递空间中分配，比如，在参数寄存器或者栈上面，有必要的话，构造函数会被调用。否则临时拷贝对象会被在栈或堆上分配。</text:p>
      <text:p text:style-name="P300"><text:span text:style-name="T224"><text:tab/>*如果没有非平凡的拷贝构造或析构函数，调用者使用参数空间(参数寄存器或栈)中的一个简单拷贝，在分配的空间中构造参数</text:span><text:span text:style-name="T229">。</text:span></text:p>
      <text:p text:style-name="P301"><text:span text:style-name="T224"><text:tab/>*</text:span><text:span text:style-name="T230">函数被调用，传递参数的值(如果没有非平凡的拷贝构造或析构函数)，或者参数地址(如果有的话)。</text:span></text:p>
      <text:p text:style-name="P302"><text:span text:style-name="T230"><text:tab/></text:span><text:span text:style-name="T224">*</text:span><text:span text:style-name="T231">在被调函数返回后，调用者调用参数的非平凡析构函数(在包含表达式的结尾)</text:span><text:span text:style-name="T232">。</text:span></text:p>
      <text:p text:style-name="P303"><text:span text:style-name="T232"><text:tab/></text:span><text:span text:style-name="T224">*如果有必要的话(比如，如果参数是在堆上被分配的)，调用者在被调者返回和析够后应该释放内存空间。</text:span></text:p>
      <text:p text:style-name="P324">3.1.2 引用参数(按地址传递的参数)</text:p>
      <text:p text:style-name="P304"><text:span text:style-name="T224">引用参数</text:span><text:span text:style-name="T233">的处理是传递参数的指针</text:span><text:span text:style-name="T234">。</text:span></text:p>
      <text:p text:style-name="P325">3.1.3 空参数</text:p>
      <text:p text:style-name="P306">空类的传递和普通类没什么不同，如果是通过寄存器传递的，在包含这个类所有组成部分的所有寄存器中NaT bit是一定不能被设置的。</text:p>
      <text:p text:style-name="P345">The contents of the single byte parameter slot are unspecified, and the callee may not depend on any particular value. On Itanium, the associated NaT bit must not be set if the parameter slot is associated with a register.</text:p>
      <text:p text:style-name="P325">3.1.4 返回值</text:p>
      <text:p text:style-name="P314">通常情况下，C++返回值的处理和C中是类似的。这包括通过寄存器返回的类类型结果。然而，如果返回值有不平凡的拷贝构造或者析构函数，调用者为临时对象分配空间，并且把此临时对象的指针作为第一个隐含参数(位于this和用户参数之前)。调用者在此临时对象中构造返回值。</text:p>
      <text:p text:style-name="P314">一个空类作返回值，那么他就像是一个只包含单个char的结构体，比如，struct S {char c; };<text:span text:style-name="T542">。返回寄存器的</text:span><text:soft-page-break/><text:span text:style-name="T542">真实内容是未定义的。在Itanium平台，相关的Nat bit一定不能够被设置。</text:span></text:p>
      <text:p text:style-name="P326">3.1.5 构造函数返回值</text:p>
      <text:p text:style-name="P326">构造函数返回 <text:span text:style-name="T543">void结果。</text:span></text:p>
      <text:p text:style-name="P327">3.2 虚函数调用约定</text:p>
      <text:p text:style-name="P328">3.2.1 Foundation</text:p>
      <text:p text:style-name="P307">本小节基于上面的虚表布局<text:span text:style-name="T544">，</text:span>简要描述了虚函数的调用约定<text:span text:style-name="T544">。参见ABI 示例文档来了解用于的例子和可能的实现。</text:span></text:p>
      <text:p text:style-name="P307">我们在一个很高的层次来解释什么信息必须出现在一个声明了一个虚函数<text:span text:style-name="T545">f的</text:span>类<text:span text:style-name="T545">A的虚表中，以便给出一个类A的指针A*，调用者可以调用虚函数f。本小节即没有明确的指定这个信息位于哪个位置(参考上文)，也没有指定怎么把一个只想A的派生类的指针转换为指向A的指针A*。</text:span></text:p>
      <text:p text:style-name="P338"><text:span text:style-name="T340">在本小节中</text:span><text:span text:style-name="T341">，我们假设A是那个我们正在为之创建虚表的类，B是继承图中的</text:span><text:span text:style-name="T250">最底层的派生类</text:span><text:span text:style-name="T251">(most derived class)</text:span><text:span text:style-name="T252">，C是包含C::f的类，C::f是A::f的finalr overrider。本小节指定了A-in-B的虚表中的f项的内容(如果A 是一个primary base，那么A-in-B的虚表就会它的派生类共享—但是虚表中的A部分的内容将依旧是这里这里指定的这样的)。</text:span></text:p>
      <text:p text:style-name="P339"><text:span text:style-name="T252">在所有的情况中</text:span><text:span text:style-name="T250">，non-adjusting entry 指向这这样的虚函数:期望this指针指向虚函数定义所在类的的虚函数</text:span><text:span text:style-name="T253">。换句话说，指向C::f的non-adjusting entry point 期望它的this指针指向一个C 对象。</text:span></text:p>
      <text:p text:style-name="P329">3.2.<text:span text:style-name="T553">2</text:span> <text:span text:style-name="T546">Virtual Table Components(虚函数组成部分)</text:span></text:p>
      <text:p text:style-name="P308">对于每一个在类<text:span text:style-name="T547">C中声明的虚函数，如果它的虚表中没有它的指针，那么就为它增加一个(比如，如果它不是一个重载了它的primary base虚函数的虚函数)。特别的，一个重载了一个它的secondary base中的函数的虚函数，那么这个重载版本的函数会被加到它的primary virtual table。我们之所以这一做是为了避免当我们通过一个most derived class的指针来调用一个虚函数时候所需要的没必要的调整。</text:span></text:p>
      <text:p text:style-name="P340"><text:span text:style-name="T340">对于类</text:span><text:span text:style-name="T342">A，</text:span><text:span text:style-name="T340">此项的内容是一个函数指针</text:span><text:span text:style-name="T342">，</text:span>由下列情形之一决定。回想以下<text:span text:style-name="T548">，我们正在处理的继承关系是B是most derived，A是B的一个直接(或间接)基类，定义了f，且C包含了A::f的唯一final overrider。</text:span></text:p>
      <text:p text:style-name="P342"><text:tab/>1. A = C</text:p>
      <text:p text:style-name="P341"><text:tab/><text:span text:style-name="T549">(此种情况下，我们正在创建A的primary virtual table或者A-in-B的secondary virtual table)</text:span></text:p>
      <text:p text:style-name="P341"><text:tab/>虚表包含了一个指向<text:span text:style-name="T550">A::f的non-adjusting entry的函数指针。</text:span></text:p>
      <text:p text:style-name="P343"><text:tab/>2. A != C</text:p>
      <text:p text:style-name="P341"><text:tab/>此种情况下<text:span text:style-name="T551">，我们正在创建A-in-B的secondary virtual table。</text:span></text:p>
      <text:p text:style-name="P341"><text:tab/>虚表包含了一个指向执行从<text:span text:style-name="T552">A*转换到C*的项的指针，然后把控制交给C::f的non-adjusting entry point。</text:span></text:p>
      <text:p text:style-name="P341">当一个类被用作虚其类的时候<text:span text:style-name="T552">，我们在它的虚表(无论是primary 还是secondary虚表)的开头位置为它的每个虚函数增加一个vcall offset，重载了这些函数的派生类可能使用这些vcall offset来进行必要的调整。</text:span></text:p>
      <text:p text:style-name="P330"><text:soft-page-break/>3.2.<text:span text:style-name="T561">3</text:span> <text:span text:style-name="T554">Callee(被调用者)</text:span></text:p>
      <text:p text:style-name="P313">对于每一个不是C的morally virtual base的直接或间接基类A，编译器必须为C::f在C::f所在的对象文件中生成一个<text:span text:style-name="T556">A-</text:span>adjusting entry point。此<text:span text:style-name="T555">entry point 期望它的this指针指向一个A*，在将控制权交给C::f的non-adjusting entry point之前会把他转换成C*(此操作仅需要读取一个常量偏移)。</text:span></text:p>
      <text:p text:style-name="P313">对于每一个<text:span text:style-name="T557">C的直接或间接虚基类V，V声明了f，编译器必须为C::f在C::f所在的对象文件中生成一个V-adjusting entry point。此entry point期望它的this指针指向C的唯一虚子对象V(C可能有多个V子对象，但是它们只能有一个是虚的)。此entry point必须包含f对应的位于V的虚表中，通过它的this指针来获得的vcall offset，提取位于虚函数中的f对应的vcall offset，然后给它的this指针加上此偏移(就像在数据布局文档中指定的那样，当V被用作一个虚基类的时候，它的虚表中包含了V和它的任何基类中声明每个虚函数所对应的vcall offsets)。然后，此entry point必须将控制权传递给non-adjusting entry point。</text:span></text:p>
      <text:p text:style-name="P313">对于<text:span text:style-name="T558">C的每一个morally virtual base M，M不是一个虚基类(因此肯定是虚基类V的一个子对象)，M声明了f，编译器必须在C::f所在的对象文件中声明一个C::f的M-adjusting entry point。此entry point 期望它的this指针指向M*，然后会把它转换为一个V*(一个固定偏移)，V是沿着C到M继承路径的M的虚基类，然后它将会通过存储在V的虚表中的vcall offset转换V*为C*。</text:span></text:p>
      <text:p text:style-name="P331">3.2.<text:span text:style-name="T562">4</text:span> <text:span text:style-name="T554">Caller(调用者)</text:span></text:p>
      <text:p text:style-name="P147">当通过一个指向<text:span text:style-name="T559">static type B*的指针</text:span>调用一个虚函数<text:span text:style-name="T559">f的时候，调用者</text:span></text:p>
      <text:p text:style-name="P193"><text:span text:style-name="T345"><text:tab/>*选择一个</text:span><text:span text:style-name="T346">(可能不合适)B的子对象A，A声明了f(</text:span><text:span text:style-name="T347">A可能和B一样(同一类型)</text:span><text:span text:style-name="T346">)</text:span><text:span text:style-name="T348">(注意，A不一定要定义f;它肯呢个包含一个f的定义，或者只是什么f为一个纯虚函数)</text:span><text:span text:style-name="T346">。</text:span></text:p>
      <text:p text:style-name="P194"><text:span text:style-name="T346"><text:tab/>*</text:span><text:span text:style-name="T349">转换B指向它的子对象(调用结果指针`a')。</text:span></text:p>
      <text:p text:style-name="P195"><text:span text:style-name="T349"><text:tab/>*使用</text:span><text:span text:style-name="T350">A的子对象中的vptr来定位函数指针，通过函数指针来执行一个调用</text:span><text:span text:style-name="T351">。</text:span></text:p>
      <text:p text:style-name="P196"><text:span text:style-name="T351"><text:tab/>*调用此函数指针指向的函数</text:span><text:span text:style-name="T352">，传递`a'作为this指针。</text:span></text:p>
      <text:p text:style-name="P197"><text:span text:style-name="T353">(注意，通常情况下，最好选择一个包含了final overrider的类</text:span><text:span text:style-name="T354">(比如</text:span><text:span text:style-name="T355">，</text:span><text:span text:style-name="T354">C)</text:span><text:span text:style-name="T353">来作为B*应该被转换为的那个类)</text:span><text:span text:style-name="T356">。这样的类通常是一个令人满意的选择，因为它肯定不含一个f的定义。除此之外，如果对象的多态类型是B，那么C::f将会是最终被此调用选中的结果，这就意味着，C的虚表应该包含一个指向non-adjusting entry point的指针，即：this指针不需要任何调整。</text:span></text:p>
      <text:p text:style-name="P148">然而，有些情况下，选择一个不同的基类子对象可能更好。比如，如果有一个可选的基类D也声明了f，一个指向子对象D的指针已经可用了，那么使用D子对象可能要好过于转换B*为一个C*,因为这样可以避免转换所造成的开销)。</text:p>
      <text:p text:style-name="P332">3.2.<text:span text:style-name="T563">5</text:span> <text:span text:style-name="T564">Implementation(实现)</text:span></text:p>
      <text:p text:style-name="P315">注意，此ABI规范仅仅指定了一个虚函数和它相关的thunks的多个entry points；这些entry point怎么提供并没有指出。一个已经存在的使用thunk不同于调整虚表指针(vptr)含义的编译器可以简单的通过增加<text:span text:style-name="T565">vcall offset来和此ABI兼容—thunks不需要使用它们。一个更有效的实现应该在non-adjusting enry point之前马上生成所有的thunks。还可以为每个entry point生成一个新的函数拷贝;这是一个良好实现的问题了。关于实现的进一步的讨论参见ABI examples文档。</text:span></text:p>
      <text:p text:style-name="P333"><text:soft-page-break/>3.2.<text:span text:style-name="T566">6</text:span> 純虚函数<text:span text:style-name="T567">API</text:span></text:p>
      <text:p text:style-name="P309">实现应该提供一个标准<text:span text:style-name="T568">entry point，编译器通过引用虚表中的这样的entry point来表示一个純虚函数，它的接口定义是:</text:span></text:p>
      <text:p text:style-name="P309"><text:tab/><text:span text:style-name="T568">extern “C” void __cxa_pure_virtual ();</text:span></text:p>
      <text:p text:style-name="P309">此函数智慧在用户调用了一个没有被重载的虚函数的时候被调用<text:span text:style-name="T569">，这种情况下的具体表现在C++标准中并未定义，因此，此ABI也没有指定它的具体表现，但是期望的是它应该提供一个错误消息，然后终止程序。</text:span></text:p>
      <text:p text:style-name="P334">3.<text:span text:style-name="T570">3</text:span> <text:span text:style-name="T571">Construction and Destruction APIs(构造和析构APIs)</text:span></text:p>
      <text:p text:style-name="P323">本小节描述了被用于构造和析构对象的API。包括:</text:p>
      <text:p text:style-name="P323"><text:tab/>*<text:span text:style-name="T572">3.3.1 子对象的构造和析构</text:span></text:p>
      <text:p text:style-name="P323"><text:tab/>*<text:span text:style-name="T572">3.3.2一次性构造API</text:span></text:p>
      <text:p text:style-name="P323"><text:tab/>*<text:span text:style-name="T572">3.3.3 数组构造和析构API</text:span></text:p>
      <text:p text:style-name="P323"><text:tab/>*<text:span text:style-name="T572">3.3.4控制对象构造顺序</text:span></text:p>
      <text:p text:style-name="P323"><text:tab/>*<text:span text:style-name="T573">3.3.5 DSO <text:s/>Object(动态库对象)析构API</text:span></text:p>
      <text:p text:style-name="P335">3.3.1 Subobject Construction and Destruction(子对象的构造和析构)</text:p>
      <text:p text:style-name="P311">完整对象的构造和析构查找VTT(在2.6小节描述)，在对象构造期间，通过它的<text:span text:style-name="T574">mangled name</text:span>查找虚表<text:span text:style-name="T574">。当调用基类对象的构造和析构函数的时候，他们传递子对象的位于VTT中的sub-VTT entry的地址作为第二个参数。基类的构造和析构函数在一个virtual step中(需要调整vcall offsets)使用此地址来初始化primary virtual pointer以及指向 有虚基类或者重载了虚函数的类的 <text:s/>virtual pointers(虚指针)。</text:span></text:p>
      <text:p text:style-name="P311">如果一个构造函数调用了基类子对象的不需要<text:span text:style-name="T575">construction virtual table的构造函数，construction virtual table 参数不会被传递给基类子对象构造函数，基类子对象构造函数使用它们完整类对象虚表来初始化。</text:span></text:p>
      <text:p text:style-name="P311">如果一个类有一个虚析构函数<text:span text:style-name="T576">，并且一个deleting destructor为此类生成，deleting destructor 必须正确处理this指针为空的情况。</text:span></text:p>
      <text:p text:style-name="P311">假设我们有一个子对象类<text:span text:style-name="T577">D，它需要一个construction virtual table，它由基类B派生而来，B需要一个construction virtual table作为D的一部分，D也有可能是由其他不需要construction virtual tables的基类派生而来。那么D的sub-VTT和构造器的代码将会看起来像下面这样:</text:span></text:p>
      <text:p text:style-name="P344"><text:span text:style-name="T312"><text:tab/></text:span><text:span text:style-name="T579"> </text:span><text:span text:style-name="T580">// Sub-VTT for D (embedded in VTT for its derived class X):</text:span></text:p>
      <text:p text:style-name="P290"><text:s text:c="5"/><text:span text:style-name="T420">static vtable *__VTT__1D [1+n+m] =</text:span></text:p>
      <text:p text:style-name="P290"><text:s text:c="8"/><text:span text:style-name="T420">{ D primary vtable,</text:span></text:p>
      <text:p text:style-name="P290"><text:s text:c="10"/><text:span text:style-name="T420">// The sub-VTT for B-in-D in X may have further structure:</text:span></text:p>
      <text:p text:style-name="P290"><text:s text:c="10"/><text:span text:style-name="T420">B-in-D sub-VTT (n elements),</text:span></text:p>
      <text:p text:style-name="P290"><text:s text:c="10"/><text:span text:style-name="T420">// The secondary virtual pointers for D's bases have elements</text:span></text:p>
      <text:p text:style-name="P290"><text:s text:c="10"/><text:span text:style-name="T420">// corresponding to those in the B-in-D sub-VTT,</text:span></text:p>
      <text:p text:style-name="P290"><text:s text:c="10"/><text:span text:style-name="T420">// and possibly others for virtual bases of D:</text:span></text:p>
      <text:p text:style-name="P290"><text:s text:c="10"/><text:span text:style-name="T420">D secondary virtual pointer for B and bases (m elements) }; </text:span></text:p>
      <text:p text:style-name="P293"><text:soft-page-break/></text:p>
      <text:p text:style-name="P290"><text:s text:c="5"/><text:span text:style-name="T420">D ( D *this, vtable **ctorvtbls )</text:span></text:p>
      <text:p text:style-name="P290"><text:s text:c="5"/><text:span text:style-name="T420">{</text:span></text:p>
      <text:p text:style-name="P290"><text:s text:c="8"/><text:span text:style-name="T420">// (The following will be unwound, not a real loop):</text:span></text:p>
      <text:p text:style-name="P290"><text:s text:c="8"/><text:span text:style-name="T420">for ( each base A of D ) {</text:span></text:p>
      <text:p text:style-name="P293"/>
      <text:p text:style-name="P290"><text:s text:c="11"/><text:span text:style-name="T420">// A "boring" base is one that does not need a ctorvtbl:</text:span></text:p>
      <text:p text:style-name="P290"><text:s text:c="11"/><text:span text:style-name="T420">if ( ! boring(A) ) {</text:span></text:p>
      <text:p text:style-name="P290"><text:s text:c="13"/><text:span text:style-name="T420">// Call subobject constructors with sub-VTT index</text:span></text:p>
      <text:p text:style-name="P290"><text:s text:c="13"/><text:span text:style-name="T420">// if the base needs it -- only B in our example:</text:span></text:p>
      <text:p text:style-name="P290"><text:s text:c="14"/><text:span text:style-name="T420">A ( (A*)this, ctorvtbls + sub-VTT-index(A) ); </text:span></text:p>
      <text:p text:style-name="P293"/>
      <text:p text:style-name="P290"><text:s text:c="11"/><text:span text:style-name="T420">} else {</text:span></text:p>
      <text:p text:style-name="P290"><text:s text:c="13"/><text:span text:style-name="T420">// Otherwise, just invoke the complete-object constructor:</text:span></text:p>
      <text:p text:style-name="P290"><text:s text:c="14"/><text:span text:style-name="T420">A ( (A*)this );</text:span></text:p>
      <text:p text:style-name="P290"><text:s text:c="11"/><text:span text:style-name="T420">}</text:span></text:p>
      <text:p text:style-name="P290"><text:s text:c="8"/><text:span text:style-name="T420">}</text:span></text:p>
      <text:p text:style-name="P293"/>
      <text:p text:style-name="P290"><text:s text:c="8"/><text:span text:style-name="T420">// Initialize virtual pointer with primary ctorvtbls address</text:span></text:p>
      <text:p text:style-name="P290"><text:s text:c="8"/><text:span text:style-name="T420">// (first element):</text:span></text:p>
      <text:p text:style-name="P290"><text:s text:c="8"/><text:span text:style-name="T420">this-&gt;vptr = ctorvtbls+0; <text:s text:c="6"/>// primary virtual pointer</text:span></text:p>
      <text:p text:style-name="P293"/>
      <text:p text:style-name="P290"><text:s text:c="8"/><text:span text:style-name="T420">// (The following will be unwound, not a real loop):</text:span></text:p>
      <text:p text:style-name="P290"><text:s text:c="8"/><text:span text:style-name="T420">for ( each subobject A of D ) {</text:span></text:p>
      <text:p text:style-name="P290"><text:s text:c="8"/></text:p>
      <text:p text:style-name="P290"><text:s text:c="11"/><text:span text:style-name="T420">// Initialize virtual pointers of subobjects with ctorvtbls</text:span></text:p>
      <text:p text:style-name="P290"><text:s text:c="11"/><text:span text:style-name="T420">// addresses for the bases </text:span></text:p>
      <text:p text:style-name="P290"><text:s text:c="11"/><text:span text:style-name="T420">if ( ! boring(A) ) {</text:span></text:p>
      <text:p text:style-name="P290"><text:s text:c="14"/><text:span text:style-name="T420">((A*)this)-&gt;vptr = ctorvtbls + 1+n + secondary-vptr-index(A);</text:span></text:p>
      <text:p text:style-name="P290"><text:s text:c="19"/><text:span text:style-name="T420">// where n is the number of elements in the sub-VTTs</text:span></text:p>
      <text:p text:style-name="P290"><text:s text:c="12"/></text:p>
      <text:p text:style-name="P290"><text:s text:c="11"/><text:span text:style-name="T420">} else {</text:span></text:p>
      <text:p text:style-name="P290"><text:s text:c="13"/><text:span text:style-name="T420">// Otherwise, just use the complete-object vtable:</text:span></text:p>
      <text:p text:style-name="P290"><text:s text:c="14"/><text:span text:style-name="T420">((A *)this)-&gt;vptr = &amp;(A-in-D vtable);</text:span></text:p>
      <text:p text:style-name="P290"><text:s text:c="11"/><text:span text:style-name="T420">}</text:span></text:p>
      <text:p text:style-name="P290"><text:s text:c="8"/><text:span text:style-name="T420">}</text:span></text:p>
      <text:p text:style-name="P293"/>
      <text:p text:style-name="P290"><text:s text:c="8"/><text:span text:style-name="T420">// Code for D constructor.</text:span></text:p>
      <text:p text:style-name="P290"><text:s text:c="8"/><text:span text:style-name="T420">...</text:span></text:p>
      <text:p text:style-name="P277"><text:s text:c="6"/><text:span text:style-name="T420">}</text:span></text:p>
      <text:p text:style-name="P280"><text:span text:style-name="T420">一个关于此的测试程序可以在API Examples文档中找到</text:span><text:span text:style-name="T421">。</text:span></text:p>
      <text:p text:style-name="P336">3.3.<text:span text:style-name="T624">2 One-time Construction API(一次性构造API)</text:span></text:p>
      <text:p text:style-name="P310">就像<text:span text:style-name="T612">2.8小节描述的那样，函数范围的静态对象有相关的guard 变量会被使用来保证他们只会在第一次进入他们声明范围的时候被初始化一次。一个不打算支持多线程的实现(当然只是针对当前的一次性初始化来说的)可以简单的检测guard 变量的第一个字节(比如，最低地址字节)，只有此值为0的时候才进行初始化，初</text:span><text:soft-page-break/><text:span text:style-name="T612">始化后将此值设置为一个非零值。</text:span></text:p>
      <text:p text:style-name="P310">然而<text:span text:style-name="T613">，如果一个实现打算支持自动的线程安全的一次性初始化(反面是需要用户明确的控制线程安全)，那么应该使用(定义)下面的API:</text:span></text:p>
      <text:p text:style-name="P316">extern “C” int __cxa_guard_acquire (__int64_t *gurad_object);</text:p>
      <text:p text:style-name="P317"><text:tab/>如果初始化还没有完成<text:span text:style-name="T614">，返回1；否则的话，此函数在初始化之前被调用。如果此函数返回1，那么 __cxa_guard_release或__cxa_gurad_abort必须被使用相同的参数来调用。guard_object的首字节不会被此函数修改。一个线程安全的实现应该在访问guard_object对象的首字节的时候使用一个mutex来保证。如果此函数返回1，mutex应该已经被调用线程获得了。</text:span></text:p>
      <text:p text:style-name="P318">extern “C” void __cxa_guard_release (__int64_t *gurad_object);</text:p>
      <text:p text:style-name="P318"><text:tab/>设置<text:span text:style-name="T615">guard对象的首字节为一个非零值，此函数在初始化完成后被调用。</text:span></text:p>
      <text:p text:style-name="P319"><text:tab/>一个线程安全的实现应该在设置完<text:span text:style-name="T617">guard 对象的首字节后</text:span>释放通过__<text:span text:style-name="T616">cxa_guard_acquire获得的mutex。</text:span></text:p>
      <text:p text:style-name="P320"><text:span text:style-name="T618">e</text:span>xtern “C” void __cxa_guard_abort (__int64_t *guard_object);</text:p>
      <text:p text:style-name="P321"><text:tab/>如果初始化由于一个异常抛出而终止，此函数会被调用。</text:p>
      <text:p text:style-name="P321"><text:tab/>一个线程安全的实现应该释放通过__cxa_guard_acquire获得的mutex。</text:p>
      <text:p text:style-name="P321">下面的伪代码展示了怎么使用这些函数<text:span text:style-name="T619">:</text:span></text:p>
      <text:p text:style-name="P403"><text:s/><text:span text:style-name="T620">if (obj_guard.first_byte == 0) {</text:span></text:p>
      <text:p text:style-name="P289"><text:s text:c="4"/>if ( __cxa_guard_acquire (&amp;obj_guard) ) {</text:p>
      <text:p text:style-name="P289"><text:s text:c="6"/>try {</text:p>
      <text:p text:style-name="P289"><text:s text:c="8"/>... initialize the object ...;</text:p>
      <text:p text:style-name="P289"><text:s text:c="6"/>} catch (...) {</text:p>
      <text:p text:style-name="P289"><text:s text:c="8"/>__cxa_guard_abort (&amp;obj_guard);</text:p>
      <text:p text:style-name="P289"><text:s text:c="8"/>throw;</text:p>
      <text:p text:style-name="P289"><text:s text:c="6"/>}</text:p>
      <text:p text:style-name="P289"><text:s text:c="6"/>... queue object destructor with __cxa_atexit() ...;</text:p>
      <text:p text:style-name="P289"><text:s text:c="6"/>__cxa_guard_release (&amp;obj_guard);</text:p>
      <text:p text:style-name="P289"><text:s text:c="4"/>}</text:p>
      <text:p text:style-name="P273"><text:s text:c="2"/>}</text:p>
      <text:p text:style-name="P321">在上面的代码序列中<text:span text:style-name="T621">，实现没必要包含gurad 变量的初始化标志的简单内联测试。如果它包含了，当最小版本的这些函数被运行于一个单线程的时候，需要花费相当于2个函数调用的代价，在第一次进入这个范围的时候，这两个函数都会访问guard变量。</text:span></text:p>
      <text:p text:style-name="P321">一个支持多处理器系统下的线程安全的实现必须保证在加载初始化标志之前<text:span text:style-name="T622">，不能有指向被初始化对象的引用。在Itanium平台下，可以通过使用ld1.acp操作加载标志来实现这一点。</text:span></text:p>
      <text:p text:style-name="P322"><text:span text:style-name="T623">除了描述其内容的一个字节 </text:span><text:span text:style-name="T560">，</text:span>将<text:span text:style-name="T623">guard变量定义为8字节是为了，在ABI实现中给出更大的灵活性。在有很好的small lock支持的系统上，第二个字可以被用于诗歌mutex lock。此外，它也可以用来表识更加复杂的锁结构(通过指针，或索引)。</text:span></text:p>
      <text:p text:style-name="P337"><text:soft-page-break/>3.3.<text:span text:style-name="T625">3 Array Construction and Destruction API(数组构造和析构API)</text:span></text:p>
      <text:p text:style-name="P312">一个<text:span text:style-name="T626">ABI兼容的系统应该提供一些被用于数组构造和析构的系统运行时函数。他们可以被编译器使用，但是不一定非得用它们。需要的API有:</text:span></text:p>
      <text:p text:style-name="P405">extern "C" void * __cxa_vec_new (</text:p>
      <text:p text:style-name="P292"><text:s text:c="12"/>size_t element_count,</text:p>
      <text:p text:style-name="P292"><text:s text:c="12"/>size_t element_size,</text:p>
      <text:p text:style-name="P292"><text:s text:c="12"/>size_t padding_size,</text:p>
      <text:p text:style-name="P292"><text:s text:c="12"/>void (*constructor) ( void *this ),</text:p>
      <text:p text:style-name="P282"><text:s text:c="12"/>void (*destructor) ( void *this ) );</text:p>
      <text:p text:style-name="P406">等价于</text:p>
      <text:p text:style-name="P407"><text:span text:style-name="T419"><text:tab/></text:span><text:span text:style-name="T357"> </text:span><text:span text:style-name="T336">__cxa_vec_new2(element_count, element_size, padding_size, constructor,</text:span></text:p>
      <text:p text:style-name="P277"><text:s text:c="17"/><text:span text:style-name="T420">destructor, &amp;::operator new[], &amp;::operator delete[])</text:span></text:p>
      <text:p text:style-name="P404">extern "C" void * __cxa_vec_new2 (</text:p>
      <text:p text:style-name="P290"><text:s text:c="12"/><text:span text:style-name="T420">size_t element_count,</text:span></text:p>
      <text:p text:style-name="P290"><text:s text:c="12"/><text:span text:style-name="T420">size_t element_size,</text:span></text:p>
      <text:p text:style-name="P290"><text:s text:c="12"/><text:span text:style-name="T420">size_t padding_size,</text:span></text:p>
      <text:p text:style-name="P290"><text:s text:c="12"/><text:span text:style-name="T420">void (*constructor) ( void *this ),</text:span></text:p>
      <text:p text:style-name="P290"><text:s text:c="12"/><text:span text:style-name="T420">void (*destructor) ( void *this ),</text:span></text:p>
      <text:p text:style-name="P290"><text:s text:c="12"/><text:span text:style-name="T420">void* (*alloc) ( size_t size ),</text:span></text:p>
      <text:p text:style-name="P277"><text:s text:c="12"/><text:span text:style-name="T420">void (*dealloc) ( void *obj ) );</text:span></text:p>
      <text:p text:style-name="P277"><text:span text:style-name="T420">给出数组元素的大小和数目</text:span><text:span text:style-name="T422">，以及cookie的prefix padding的大小(当然非负)</text:span><text:span text:style-name="T423">，为此数组分配内存空间(使用alloc)</text:span><text:span text:style-name="T424">,在此数组的紧前面放置指定的padding，如果padding非零，初始化cookie，然后调用每个元素的给出的构造函数</text:span><text:span text:style-name="T425">。返回位于padding后的数组的合适的位置。</text:span></text:p>
      <text:p text:style-name="P278"><text:span text:style-name="T425">如果</text:span><text:span text:style-name="T420">alloc抛出了一个异常，此函数会重新抛出该异常。如果alloc返回NULL，此函数返回NULL。如果构造函数抛出一个异常，调用所有已经构造好了的数组元素的析构函数</text:span><text:span text:style-name="T426">，然后重新抛出该异常，如果析构函数抛出了一个异常，直接调用std::terminate来终止程序。</text:span></text:p>
      <text:p text:style-name="P278"><text:span text:style-name="T426">构造函数指针可以为</text:span><text:span text:style-name="T427">NULL，这种情况下它不可以被调用。如果padding_size 是0，析构函数指针应该是NULL；在这种情况下，析构函数不能被调用。</text:span></text:p>
      <text:p text:style-name="P279"><text:span text:style-name="T427">a</text:span><text:span text:style-name="T420">lloc和dealloc不能是NULL。</text:span></text:p>
      <text:p text:style-name="P274">extern "C" void * __cxa_vec_new3 (</text:p>
      <text:p text:style-name="P290"><text:s text:c="12"/><text:span text:style-name="T420">size_t element_count,</text:span></text:p>
      <text:p text:style-name="P290"><text:s text:c="12"/><text:span text:style-name="T420">size_t element_size,</text:span></text:p>
      <text:p text:style-name="P290"><text:s text:c="12"/><text:span text:style-name="T420">size_t padding_size,</text:span></text:p>
      <text:p text:style-name="P290"><text:s text:c="12"/><text:span text:style-name="T420">void (*constructor) ( void *this ),</text:span></text:p>
      <text:p text:style-name="P290"><text:s text:c="12"/><text:span text:style-name="T420">void (*destructor) ( void *this ),</text:span></text:p>
      <text:p text:style-name="P290"><text:s text:c="12"/><text:span text:style-name="T420">void* (*alloc) ( size_t size ),</text:span></text:p>
      <text:p text:style-name="P277"><text:s text:c="12"/><text:span text:style-name="T420">void (*dealloc) ( void *obj, size_t size ) );</text:span></text:p>
      <text:p text:style-name="P279"><text:span text:style-name="T420">和</text:span><text:span text:style-name="T428">__cxa_vec_new2一样，除了dealloc函数不止需要对象的地址，还需要它的大小。</text:span></text:p>
      <text:p text:style-name="P275"><text:soft-page-break/>extern "C" void __cxa_vec_ctor (</text:p>
      <text:p text:style-name="P290"><text:s text:c="12"/><text:span text:style-name="T420">void *array_address,</text:span></text:p>
      <text:p text:style-name="P290"><text:s text:c="12"/><text:span text:style-name="T420">size_t element_count,</text:span></text:p>
      <text:p text:style-name="P290"><text:s text:c="12"/><text:span text:style-name="T420">size_t element_size,</text:span></text:p>
      <text:p text:style-name="P290"><text:s text:c="12"/><text:span text:style-name="T420">void (*constructor) ( void *this ),</text:span></text:p>
      <text:p text:style-name="P277"><text:s text:c="12"/><text:span text:style-name="T420">void (*destructor) ( void *this ) );</text:span></text:p>
      <text:p text:style-name="P279"><text:span text:style-name="T428">对于给定数组的地址</text:span><text:span text:style-name="T429">(不包括cookie padding部分)</text:span><text:span text:style-name="T430">，以及数组元素的大小和数目，为数组中的每个元素调用</text:span><text:span text:style-name="T431">constructor函数指针指向的构造函数。如果构造函数抛出了一个异常，对每个已经构造好的元素调用destructor函数指针指向的析构函数</text:span><text:span text:style-name="T432">，然后重新抛出异常。如果析构函数抛出了一个异常，调用terminate()。构造函数和(或)析构函数可以为NULL，如果它们为空，当它们被调用的时候什么都不会发生。</text:span></text:p>
      <text:p text:style-name="P279">extern "C" void __cxa_vec_dtor (</text:p>
      <text:p text:style-name="P292"><text:s text:c="12"/>void *array_address,</text:p>
      <text:p text:style-name="P292"><text:s text:c="12"/>size_t element_count,</text:p>
      <text:p text:style-name="P292"><text:s text:c="12"/>size_t element_size,</text:p>
      <text:p text:style-name="P282"><text:s text:c="12"/>void (*destructor) ( void *this ) );</text:p>
      <text:p text:style-name="P198">对于给定数组地址<text:span text:style-name="T627">，以及数组元素的个数，元素大小的数组，对每个元素调用destructor函数指针指向的析构函数。如果析构函数抛出了一个异常，在尽可能的销毁生于数组元素后重新抛出此异常。如果destructor抛出了第二个异常，调用terminate()。destructor 函数指针可以为NULL，此种情况下，此函数(__cxa_vec_dtor)什么都不做。</text:span></text:p>
      <text:p text:style-name="P294">extern "C" void __cxa_vec_cleanup (</text:p>
      <text:p text:style-name="P292"><text:s text:c="12"/>void *array_address,</text:p>
      <text:p text:style-name="P292"><text:s text:c="12"/>size_t element_count,</text:p>
      <text:p text:style-name="P292"><text:s text:c="12"/>size_t element_size,</text:p>
      <text:p text:style-name="P286"><text:s text:c="12"/>void (*destructor) ( void *this ) );</text:p>
      <text:p text:style-name="P287"><text:span text:style-name="T358">对于给定数组地址</text:span><text:span text:style-name="T359">，以及数组元素的个数，元素大小的数组，对每个元素调用destructor函数指针所指向的析构函数，如果析构函数抛出了一个异常，调用terminate()，destructor函数指针可以为NULL，此种情况下，此函数(__cxa_vec_cleanup)什么都不做。</text:span></text:p>
      <text:p text:style-name="P284">extern "C" void __cxa_vec_delete (</text:p>
      <text:p text:style-name="P292"><text:s text:c="12"/>void *array_address,</text:p>
      <text:p text:style-name="P292"><text:s text:c="12"/>size_t element_size,</text:p>
      <text:p text:style-name="P292"><text:s text:c="12"/>size_t padding_size,</text:p>
      <text:p text:style-name="P282"><text:s text:c="12"/>void (*destructor) ( void *this ) );</text:p>
      <text:p text:style-name="P282">如果<text:span text:style-name="T628">array_address是NULL，立马返回。否则的话，对于给定数组地址，cookie的prefix padding的非负大小，元素大小的数组，为数组中的每个元素调用destructor函数指针指向的析构函数，使用cookie来决定元素的数目，然后用::operator delete[](void *)来删除地址空间。如果destructor函数指针所指向的析构函数抛出了一个异常，在(a)销毁剩余的元素后，(b)释放内存空间。如果析构函数抛出了第二个异常，调用terminate()。如果padding_size为0，destructor指针必须为NULL。如果析构函数指针为NULL，析构函数不会被调用。</text:span></text:p>
      <text:p text:style-name="P285"><text:soft-page-break/><text:tab/>!此函数是在源码中遇到<text:span text:style-name="T629">delete[] p这样的表达式，需要体构默认的析构函数时被调用的。因此此函数的语义和标准所要求的是一致的。即使析构函数抛出异常，deallcation函数应该被调用是在C++标准DR 353中要求的，他在2003年8月被采用。</text:span></text:p>
      <text:p text:style-name="P276">extern "C" void __cxa_vec_delete2 (</text:p>
      <text:p text:style-name="P290"><text:s text:c="12"/><text:span text:style-name="T420">void *array_address,</text:span></text:p>
      <text:p text:style-name="P290"><text:s text:c="12"/><text:span text:style-name="T420">size_t element_size,</text:span></text:p>
      <text:p text:style-name="P290"><text:s text:c="12"/><text:span text:style-name="T420">size_t padding_size,</text:span></text:p>
      <text:p text:style-name="P290"><text:s text:c="12"/><text:span text:style-name="T420">void (*destructor) ( void *this ),</text:span></text:p>
      <text:p text:style-name="P277"><text:s text:c="12"/><text:span text:style-name="T420">void (*dealloc) ( void *obj ) );</text:span></text:p>
      <text:p text:style-name="P277"><text:span text:style-name="T420">和</text:span><text:span text:style-name="T433">__cxa_vec_delete一样，除了给出的函数被用于deallocation，而不是默认的delete函数。如果dealloc抛出了一个异常，结果未定义。dealloc指针不可以为NULL。</text:span></text:p>
      <text:p text:style-name="P277">extern "C" void __cxa_vec_delete3 (</text:p>
      <text:p text:style-name="P292"><text:s text:c="12"/>void *array_address,</text:p>
      <text:p text:style-name="P292"><text:s text:c="12"/>size_t element_size,</text:p>
      <text:p text:style-name="P292"><text:s text:c="12"/>size_t padding_size,</text:p>
      <text:p text:style-name="P292"><text:s text:c="12"/>void (*destructor) ( void *this ),</text:p>
      <text:p text:style-name="P282"><text:s text:c="12"/>void (*dealloc) ( void *obj, size_t size ) );</text:p>
      <text:p text:style-name="P282">和<text:span text:style-name="T630">__cxa_vex_delete一样，除了给出的函数被用于deallocation而不是默认的delete函数。dealloc函数有对象的地址和大小2个参数。如果deallco抛出了一个异常，结果未定义。dealloc指针不可以为NULL。</text:span></text:p>
      <text:p text:style-name="P282">extern "C" void __cxa_vec_cctor (</text:p>
      <text:p text:style-name="P292"><text:s text:c="12"/>void *dest_array,</text:p>
      <text:p text:style-name="P292"><text:s text:c="12"/>void *src_array,</text:p>
      <text:p text:style-name="P292"><text:s text:c="12"/>size_t element_count,</text:p>
      <text:p text:style-name="P292"><text:s text:c="12"/>size_t element_size,</text:p>
      <text:p text:style-name="P292"><text:s text:c="12"/>void (*constructor) (void *destination, void *source),</text:p>
      <text:p text:style-name="P282"><text:s text:c="12"/>void (*destructor) (void *));</text:p>
      <text:p text:style-name="P282">给出目的和源数组地址<text:span text:style-name="T631">，元素数目和元素大小，对源数组中的每个元素调用拷贝构造函数来将元素拷贝到目的数组中。拷贝构造函数的参数是对应目的数组和源数组的地址。如果一个异常被抛出，为每个已经拷贝了的元素调用给定的析构函数(如果non-NULL)，重新抛出异常。如果析构函数抛出了一个异常，调用terminate()。构造函数和析构函数指针可以为NULL，如果2者之一为空，当它们被调用时什么都不会发生。</text:span></text:p>
      <text:p text:style-name="P346">3.3.<text:span text:style-name="T632">4 Controlling Object Construction Order(控制对象的构造顺序)</text:span></text:p>
      <text:p text:style-name="P347">3.3.4.1<text:span text:style-name="T633"> Motivation(动机)</text:span></text:p>
      <text:p text:style-name="P359">C++标准只要求一个文件范围内的对象的构造顺寻按照它们的声明顺序就可以了。然而<text:span text:style-name="T634">，在构建大程序的时候有时候需要非常小心的处理不同对象文件中的对象的构造顺序，许多的尝试体同了额外的语言机制来做到这一点。此ABI不要求一个实现必须支持此功能，但是它为那些想要支持此功能的实现提供了指导。</text:span></text:p>
      <text:p text:style-name="P359"><text:soft-page-break/>此指导只控制一个<text:span text:style-name="T635">single linked object(可执行文件或DSO(动态库))中的对象构造顺序。linked object之间的构造顺序由base ABI中指定的初始化顺序决定。</text:span></text:p>
      <text:p text:style-name="P348">3.3.4.1<text:span text:style-name="T633"> Souce Code API(源码级别的API)</text:span></text:p>
      <text:p text:style-name="P360">用户可以通过<text:span text:style-name="T636">pragma来指定构造优先级:</text:span></text:p>
      <text:p text:style-name="P361"><text:tab/>#pragma priority ( &lt;priority&gt; )</text:p>
      <text:p text:style-name="P362">&lt;priority&gt;参数指定了一个32 bit的有符号真书来指定初始优先级，数值越低优先级越高，越早被初始化。在范围[MIN_INT..MIN_INT+1023]中的优先级由实现保留。此pragma指令对它所在的文件中的所有文件范围变量(相对于类或函数的局部变量来说的)起作用<text:span text:style-name="T637">，它的作用范围从它出现的地方直到下一个#pragma priority(&lt;priority&gt;)或文件结尾为止。在此pragma 指令之前定义的对象有默认的优先级0，有其他方法指定初始化操作，比如DT_INIT_ARRAY 项。为了与C++标准所要求的初始化顺序一致，表现是未定义的除非这些优先级定义是在一个文件里，包括默认为0的优先级(既不是非递减也不是非递增顺序)。</text:span></text:p>
      <text:p text:style-name="P362">初始化位于不同文件中的<text:span text:style-name="T638">(或者是源自于其他的来源的，比如link 命令选项)</text:span>有相同优先级的对象的执行顺序是未定义的<text:span text:style-name="T638">。</text:span></text:p>
      <text:p text:style-name="P349">3.3.4.<text:span text:style-name="T639">3 Object File Representation(对象文件的表示)</text:span></text:p>
      <text:p text:style-name="P363">对象文件中的初始化优先级是通过作为目标系统特定的<text:span text:style-name="T640">section类型SHT_IA_64_PRIORITY_INIT(在Itanium平台的section ID是0x79000000,section name是.priority_init，属性是允许写不允许执行)的元素来实现的。元素的结构定义:</text:span></text:p>
      <text:p text:style-name="P365"><text:tab/>typedef struct {</text:p>
      <text:p text:style-name="P365"><text:tab/><text:tab/>ElfXX_Word<text:tab/>pi_pri;</text:p>
      <text:p text:style-name="P365"><text:tab/><text:tab/>ElfXX_Addr <text:tab/>pi_addr;</text:p>
      <text:p text:style-name="P365">} ElfXX_Priority_Init;</text:p>
      <text:p text:style-name="P366">pi_addr是一个base ABI中定义的函数指针<text:span text:style-name="T641">(在Itanium平台上，它是一个指向函数描述符的指针)</text:span>。此函数只有一个表示优先级的<text:span text:style-name="T642">unsigned int参数，它执行一些pi_pri给定优先级的初始化。优先级值通过将源码中pragma指令指定的值减去MIN_INT来获得，所以，默认的优先级是-MIN_INT。在ELF-32中此section 的section header 域sh_entsize的大小为8，ELF-64中此section的section header域sh_entsize的大小为16。</text:span></text:p>
      <text:p text:style-name="P367">！一个实现可能初始化尽可能多(或尽可能少)的有相同优先级的对象，当它在一个这样的初始化函数中选择的时候<text:span text:style-name="T643">，只要对于一个给定文件，这样的初始化顺序保留了源代码中的初始化顺序就行。</text:span></text:p>
      <text:p text:style-name="P350"><text:soft-page-break/>3.3.4.<text:span text:style-name="T644">4 Runtime Library Support(运行时库支持)</text:span></text:p>
      <text:p text:style-name="P368">每一个支持优先级初始化的实现应该提供一个原型如下的运行时库函数:</text:p>
      <text:p text:style-name="P369"><text:tab/>void __cxa_priority_init ( ElfXX_Priority_Init *pi<text:span text:style-name="T645"> </text:span>,<text:span text:style-name="T645"> </text:span>int cnt )<text:span text:style-name="T646">;</text:span></text:p>
      <text:p text:style-name="P402"><text:bookmark text:name="ctor-order"/><text:span text:style-name="T74">It will be called with the address of a </text:span><text:span text:style-name="Source_20_Text"><text:span text:style-name="T74">cnt</text:span></text:span><text:span text:style-name="T74">-element (sub-)vector of the priority initialization entries, and must call each of them in order. It will be called with the GP of the initialization entries.</text:span></text:p>
      <text:p text:style-name="P351">3.3.4.<text:span text:style-name="T647">5 Linker Processing(链接器处理)</text:span></text:p>
      <text:p text:style-name="P364">对于未知<text:span text:style-name="T648">的section 类型，静态链接器的默认表现是：仅仅吧SHT_IA_64_PRIORITY section按照相同的section IDs，section names，section attributes按照链接顺序链接起来就好了。</text:span></text:p>
      <text:p text:style-name="P370">!给出了一个静态链接器的最小处理，一个支持优先级初始化的实现应该在链接命令中包含标记<text:span text:style-name="T649">了SHT_IA_64_PRIORITY_INIT section的的结束，以及提供initial 和 final的DT_INIT_ARRAY entries的</text:span>bracket files<text:span text:style-name="T649">(位于括号中的文件)</text:span>。<text:span text:style-name="T650">initial DT_INIT_ARRAY entry 需要对SHT_IA_64_PRIORITY_INIT section 排序，以及调用__cxa_priority_init来执行负优先级(in the source)的构造，final DT_INIT_ARRAY entry需要调用__cxa_priority_init 来执行非负优先级的构造。其他的DT_INIT_ARRAY entries 应该在优先级序列的合适的地方执行。</text:span></text:p>
      <text:p text:style-name="P370">一个<text:span text:style-name="T651">更好的链接器实现应该可以对SHT_IA_64_PRIORITY_INIT seciont 在链接时排序，装配代码来在beginning 和end的时候调用__cxa_priority_Init。更极端的，它甚至应该可以在SHT_IA_64_PRIORITY序列中的合适位置包含其他的DT_INIT_ARRAY entries，只产生一个__cxa_priority_init调用，在DT_INIT_ARRAY section 中没有其他的entries。</text:span></text:p>
      <text:p text:style-name="P352">3.3.<text:span text:style-name="T652">5 DSO Object Destruction API(动态库对象析构API)</text:span></text:p>
      <text:p text:style-name="P353">3.3.<text:span text:style-name="T653">5.1 Motivation(动机)</text:span></text:p>
      <text:p text:style-name="P392"><text:span text:style-name="T217">C++标准要求在程序退出时全局对象的析构函数应该按照与构造函数相反的顺序被调用。大部分的实现是通过调用C库的atexit函数注册析构函数来实现这一点的。但这是有问题的，因为C99标准只要求实现支持32个函数的注册就可以了，虽然大部分实现可以支持更多。更重要的是，</text:span><text:bookmark text:name="dso-dtor"/><text:span text:style-name="T80">it does not deal at all with the ability in most implementations to remove DSOs from a running program image by calling </text:span><text:span text:style-name="Source_20_Text"><text:span text:style-name="T80">dlclose</text:span></text:span><text:span text:style-name="T80"> prior to program termination.</text:span></text:p>
      <text:p text:style-name="P392"><text:span text:style-name="T80">下面描述</text:span><text:span text:style-name="T114">的API</text:span><text:span text:style-name="T115">为</text:span><text:span text:style-name="T114">程序退出的时候提供</text:span><text:span text:style-name="T116">了</text:span><text:span text:style-name="T114">一个符合标准的处理方式</text:span><text:span text:style-name="T117">，它包括了如何按照正确顺序执行通过atexit注册</text:span><text:span text:style-name="T118">的析构函数，以及动态库卸载(例如，dlclose)</text:span><text:span text:style-name="T119">时要进行的合适的处理。</text:span></text:p>
      <text:p text:style-name="P354">3.3.<text:span text:style-name="T653">5.2 Runtime Data Structure(运行时数据结构)</text:span></text:p>
      <text:p text:style-name="P371">运行时库应该维护一个包含<text:span text:style-name="T654">了下面</text:span>关于终止函数信息的列表<text:span text:style-name="T655">:</text:span></text:p>
      <text:p text:style-name="P372"><text:soft-page-break/><text:tab/>*一个函数指针(在Itanium 平台上是一个只想函数描述符的指针)<text:span text:style-name="T656">。</text:span></text:p>
      <text:p text:style-name="P373"><text:tab/>*一个void* 操作数被传递给此函数。</text:p>
      <text:p text:style-name="P377"><text:span text:style-name="T451"><text:tab/>*</text:span><text:bookmark text:name="dso-dtor1"/><text:span text:style-name="T590">A void* handle for the </text:span><text:span text:style-name="T600">home DSO</text:span><text:span text:style-name="T590"> of the entry (below).</text:span></text:p>
      <text:p text:style-name="P385">此结构的表示是由实现定义的。关于结构的使用参见下面描述的API。</text:p>
      <text:p text:style-name="P355">3.3.<text:span text:style-name="T653">5.3 Runtime API(运行时API)</text:span></text:p>
      <text:p text:style-name="P356">A.<text:span text:style-name="T658"> </text:span>Object construction(对象构造)</text:p>
      <text:p text:style-name="P374">在构造完一个全局(或局部)对象后，这些对象需要<text:span text:style-name="T657">在程序退出的时候被析构，一个终止函数是这样被注册的:</text:span></text:p>
      <text:p text:style-name="P378"><text:span text:style-name="T452"><text:tab/></text:span><text:bookmark text:name="dso-dtor3"/><text:span text:style-name="T590">extern "C" int __cxa_atexit ( void (*f)(void *), void *p, void *d );</text:span></text:p>
      <text:p text:style-name="P378"><text:span text:style-name="T590">比如</text:span><text:span text:style-name="T591">__cxa_atexit(f,p,d)这样的注册，当DSO d被卸载的时候，f(p)会被在所有在</text:span><text:span text:style-name="T592">此</text:span><text:span text:style-name="T591">注册前面被注册的函数之前被调用</text:span><text:span text:style-name="T593">(逆序)</text:span><text:span text:style-name="T594">。如果注册成功返回0,失败返回非0.</text:span></text:p>
      <text:p text:style-name="P379"><text:span text:style-name="T594">此注册函数</text:span><text:span text:style-name="T590">(__cxa_atexit)不可以在虚函数中被调用。</text:span></text:p>
      <text:p text:style-name="P357"><text:span text:style-name="T595">B</text:span><text:span text:style-name="T590">.</text:span><text:span text:style-name="T596">User atexit calls</text:span><text:span text:style-name="T597">:</text:span></text:p>
      <text:p text:style-name="P386">当用于用atexit注册退出函数的时候，退出函数所对应的参数和DSO句柄应该是NULL，例如，</text:p>
      <text:p text:style-name="P375"><text:span text:style-name="T578"><text:tab/>__cxa_exit(f , NULL , NULL)</text:span><text:span text:style-name="T601">;</text:span></text:p>
      <text:p text:style-name="P373">既支持<text:span text:style-name="T659">C也支持C++的实现最好将此功能加到libc库中的atexit实现中，以便与C++程序交互的纯C的动态库按照符合C++标准的方式行事。没有用于接口级别的__cxa_atexit被支持，所以用户无法注册一个带有参数或home DSO的atexit函数。</text:span></text:p>
      <text:p text:style-name="P358"><text:span text:style-name="T598">C</text:span><text:span text:style-name="T590">.</text:span><text:span text:style-name="T599">Termination(终止):</text:span></text:p>
      <text:p text:style-name="P376"><text:span text:style-name="T602">当链接任何包含</text:span><text:span text:style-name="T578">了__cxa_atexit的动态库的时候</text:span><text:span text:style-name="T603">，链接器应该定义一个隐含的符号__dso__handle，它的值是对象</text:span><text:span text:style-name="T605">的</text:span><text:span text:style-name="T603">段</text:span><text:span text:style-name="T604">(object's segments)</text:span><text:span text:style-name="T603">中的一个地址</text:span><text:span text:style-name="T604">(什么段不重要</text:span><text:span text:style-name="T606">，只要他们在不同的DSO中不一样就行</text:span><text:span text:style-name="T604">)</text:span><text:span text:style-name="T607">.</text:span><text:span text:style-name="T608">它还应该包含一个在FINI list中的下面这样的函数(首先会被执行)</text:span><text:span text:style-name="T609">:</text:span></text:p>
      <text:p text:style-name="P380"><text:span text:style-name="T610"><text:tab/></text:span><text:bookmark text:name="dso-dtor5"/><text:span text:style-name="T590">extern "C" void __cxa_finalize ( void *d );</text:span></text:p>
      <text:p text:style-name="P380"><text:span text:style-name="T610">被传递</text:span><text:span text:style-name="T611">的参数应该是&amp;__dso_handle。</text:span></text:p>
      <text:p text:style-name="P381"><text:span text:style-name="T582">可以通过明确</text:span><text:span text:style-name="T583">的符号然后调用链接器，</text:span><text:span text:style-name="T580">or by implicitly including a relocatable object in the link with the necessary definitions, using a .fini_array section for the FINI call.</text:span><text:span text:style-name="T583">来完成。</text:span><text:span text:style-name="T584">对于一个不调用__cxa_atexit的对</text:span><text:soft-page-break/><text:span text:style-name="T584">象可以省略这些东西</text:span><text:span text:style-name="T585">，但是他们在所有的对象文件中也是安全无害的。</text:span></text:p>
      <text:p text:style-name="P382"><text:span text:style-name="T585">当</text:span><text:span text:style-name="T581">__cxa_finalize(d)被调用，他应该遍历termination 函数表，如果</text:span><text:span text:style-name="T586">d 匹配termination function entry 的__dso_handle的话，调用次termination函数</text:span><text:span text:style-name="T587">。如果d == NULL,应该调用所有的termination 函数。多次调用__cxa_finalize 函数不应该调用这些termination函数多次;实现应该移除这些termination function entry或者标记他们为已处理。</text:span></text:p>
      <text:p text:style-name="P383"><text:span text:style-name="T587">当程序调用</text:span><text:span text:style-name="T581">了exit，他必须调用所有剩余的__cxa_atexit注册的函数，或者调用__cxa_finalize(NULL)，或者自行遍历所有的注册种植函数。</text:span></text:p>
      <text:p text:style-name="P383"><text:span text:style-name="T581">注意</text:span><text:span text:style-name="T588">，析构函数必须按照__cxa_atexit被调用的顺序来被在__cxa_finalize()调用。</text:span></text:p>
      <text:p text:style-name="P390">3.4 Demangler API</text:p>
      <text:p text:style-name="P391">Synopsis:</text:p>
      <text:p text:style-name="P387">namespace abi {</text:p>
      <text:p text:style-name="P384"><text:span text:style-name="T589"><text:tab/></text:span><text:bookmark text:name="demangler"/><text:span text:style-name="T579">extern "C" char* __cxa_demangle (const char* mangled_name,</text:span></text:p>
      <text:p text:style-name="P290"><text:s text:c="35"/><text:span text:style-name="T420">char* buf,</text:span></text:p>
      <text:p text:style-name="P290"><text:s text:c="35"/><text:span text:style-name="T420">size_t* n,</text:span></text:p>
      <text:p text:style-name="P277"><text:s text:c="35"/><text:span text:style-name="T420">int* status);</text:span></text:p>
      <text:p text:style-name="P387">}</text:p>
      <text:p text:style-name="P393"><text:span text:style-name="T129"><text:tab/></text:span><text:span text:style-name="T128">*</text:span><text:span text:style-name="T131"> </text:span><text:span text:style-name="T128">mangled-name是一个以'\0'终止的字符数组，它可以是一个external name，例如，以一个"_Z"前缀开头，或者是一个内部的NTBS mangling，例如type_info类型。</text:span><text:span text:style-name="T130"><text:tab/></text:span></text:p>
      <text:p text:style-name="P394"><text:span text:style-name="T128"><text:tab/>*</text:span><text:span text:style-name="T131"> </text:span><text:span text:style-name="T128">buf可以为NULL,如果他是非空(NON_NULL)</text:span><text:span text:style-name="T132">，那么n必须也是非空(NON_NULL)的</text:span><text:span text:style-name="T133">，buf是一个指向起码有*n个字符的</text:span><text:span text:style-name="T134">，使用malloc分配的(位于堆上)</text:span><text:span text:style-name="T133">数组的指针</text:span><text:span text:style-name="T135">。</text:span></text:p>
      <text:p text:style-name="P395"><text:span text:style-name="T135"><text:tab/></text:span><text:span text:style-name="T128">* status 指向一个int，被用作错误标志。它可以为NULL，当它为NULL的时候，用户无法得到任何详细的错误信息。</text:span></text:p>
      <text:p text:style-name="P396"><text:span text:style-name="T144">表现</text:span><text:span text:style-name="T136">：返回</text:span><text:span text:style-name="T137">值是一个以'\0'终止的字符数组，即demangled name。</text:span><text:span text:style-name="T138">extern "C" 对象名和类型mangling可能会造成歧义(</text:span><text:bookmark text:name="demangler1"/><text:span text:style-name="T80">Ambiguities</text:span><text:span text:style-name="T138">)，例如，"i"可能是一个名字为"i"的对象也可能是内建类型"int"</text:span><text:span text:style-name="T139">。处理这样的歧义的方式是假设它们是类型manglings。如果用户有很多external name要demangle，他们应该</text:span><text:span text:style-name="T141">在将这样的名字传递给__cxa_demangle之前检查</text:span><text:span text:style-name="T139">这些名字确实是被mangled</text:span><text:span text:style-name="T142">过</text:span><text:span text:style-name="T139">的(也就是以"_Z"开头)</text:span><text:span text:style-name="T140">。</text:span></text:p>
      <text:p text:style-name="P388">如果在demangling的时候发生了错误，返回值是一个null pointer，用于可以检测*status来查找到底发生了什么错误。错误码的含义如下:</text:p>
      <text:p text:style-name="P389"><text:soft-page-break/><text:tab/>* 0 : 成功</text:p>
      <text:p text:style-name="P389"><text:tab/>* -1 : 分配内存失败</text:p>
      <text:p text:style-name="P389"><text:tab/>* -2 : 错误的mangled名</text:p>
      <text:p text:style-name="P397"><text:span text:style-name="T128"><text:tab/>* -3 错误的参数(例如，buf非空，</text:span><text:span text:style-name="T143">n是一个空指针</text:span><text:span text:style-name="T128">)</text:span></text:p>
      <text:p text:style-name="P398"><text:span text:style-name="T145">内存管理</text:span><text:span text:style-name="T146">：</text:span></text:p>
      <text:p text:style-name="P399"><text:span text:style-name="T145"><text:tab/></text:span><text:span text:style-name="T122">*如果buf是一个空指针，__cxa_demangle使用malloc来分配一个新的buffer。如果n非空，然后在*n中保存buffer的大小。</text:span></text:p>
      <text:p text:style-name="P399"><text:span text:style-name="T122"><text:tab/>*如果buf不是一个空指针，它必须是由malloc分配的。如果buf不是足够大来存储结果demangled 名字，__cxa_demangle必须或者a)调用free来释放buf</text:span><text:span text:style-name="T123">，然后使用malloc来分配一个新的buffer，或者b)使用realloc来增加buffer的大小。无论在那种情况下，新buffer的大小会被保存在*n中。</text:span></text:p>
      <text:h text:style-name="P414" text:outline-level="5">第四章：异常处理</text:h>
      <text:p text:style-name="P400">参见<text:span text:style-name="T660"> 异常处理文档，当前只有base psABI-level 级别的 HP(惠普?)异常处理(8 December 1999)可用。</text:span></text:p>
      <text:h text:style-name="P415" text:outline-level="5">第五章: Linkage and Object Files(链接和对象文件处理)</text:h>
      <text:p text:style-name="P40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ans-serif"/>
    <style:font-face style:name="Times New Roman" svg:font-family="'Times New Roman'"/>
    <style:font-face style:name="arial" svg:font-family="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roid Sans Fallback1" svg:font-family="'Droid Sans Fallback'"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color="#808080" style:font-name="Liberation Serif" fo:font-family="'Liberation Serif'" style:font-family-generic="roman" style:font-pitch="variable" fo:font-size="12pt" fo:font-weight="bold" style:font-name-asian="AR PL SungtiL GB" style:font-family-asian="'AR PL SungtiL GB'"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1T10:49:12.439348194</meta:creation-date>
    <dc:date>2017-09-18T16:04:33.909128943</dc:date>
    <meta:editing-duration>P1DT23H35M57S</meta:editing-duration>
    <meta:editing-cycles>1086</meta:editing-cycles>
    <meta:generator>LibreOffice/4.3.3.2$Linux_X86_64 LibreOffice_project/430m0$Build-2</meta:generator>
    <meta:document-statistic meta:table-count="0" meta:image-count="0" meta:object-count="0" meta:page-count="42" meta:paragraph-count="834" meta:word-count="27346" meta:character-count="52461" meta:non-whitespace-character-count="47724"/>
  </office:meta>
</office:document-meta>
</file>